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8"/>
    <style:style style:name="ce3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4" style:family="table-cell" style:parent-style-name="Default" style:data-style-name="N2"/>
    <style:style style:name="ce5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5.646cm" svg:height="13.945cm" svg:x="11.395cm" svg:y="0.561cm">
            <draw:object draw:notify-on-update-of-ranges="Лист1.A4:Лист1.A53 Лист1.B3:Лист1.B3 Лист1.B4:Лист1.B53 Лист1.C3:Лист1.C3 Лист1.C4:Лист1.C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ce2" office:value-type="float" office:value="0.973" calcext:value-type="float">
            <text:p>0,97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-2" office:value-type="float" office:value="98" calcext:value-type="float">
            <text:p>98</text:p>
          </table:table-cell>
          <table:table-cell table:style-name="ce3" table:formula="of:=[.C3]*[.$C$1]" office:value-type="float" office:value="97.3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-2" office:value-type="float" office:value="96" calcext:value-type="float">
            <text:p>96</text:p>
          </table:table-cell>
          <table:table-cell table:style-name="ce3" table:formula="of:=[.C4]*[.$C$1]" office:value-type="float" office:value="94.6729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-2" office:value-type="float" office:value="94" calcext:value-type="float">
            <text:p>94</text:p>
          </table:table-cell>
          <table:table-cell table:style-name="ce3" table:formula="of:=[.C5]*[.$C$1]" office:value-type="float" office:value="92.1167317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-2" office:value-type="float" office:value="92" calcext:value-type="float">
            <text:p>92</text:p>
          </table:table-cell>
          <table:table-cell table:style-name="ce3" table:formula="of:=[.C6]*[.$C$1]" office:value-type="float" office:value="89.6295799441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-2" office:value-type="float" office:value="90" calcext:value-type="float">
            <text:p>90</text:p>
          </table:table-cell>
          <table:table-cell table:style-name="ce3" table:formula="of:=[.C7]*[.$C$1]" office:value-type="float" office:value="87.2095812856093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-2" office:value-type="float" office:value="88" calcext:value-type="float">
            <text:p>88</text:p>
          </table:table-cell>
          <table:table-cell table:style-name="ce3" table:formula="of:=[.C8]*[.$C$1]" office:value-type="float" office:value="84.8549225908979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-2" office:value-type="float" office:value="86" calcext:value-type="float">
            <text:p>86</text:p>
          </table:table-cell>
          <table:table-cell table:style-name="ce3" table:formula="of:=[.C9]*[.$C$1]" office:value-type="float" office:value="82.5638396809436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-2" office:value-type="float" office:value="84" calcext:value-type="float">
            <text:p>84</text:p>
          </table:table-cell>
          <table:table-cell table:style-name="ce3" table:formula="of:=[.C10]*[.$C$1]" office:value-type="float" office:value="80.3346160095581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-2" office:value-type="float" office:value="82" calcext:value-type="float">
            <text:p>82</text:p>
          </table:table-cell>
          <table:table-cell table:style-name="ce3" table:formula="of:=[.C11]*[.$C$1]" office:value-type="float" office:value="78.1655813773001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-2" office:value-type="float" office:value="80" calcext:value-type="float">
            <text:p>80</text:p>
          </table:table-cell>
          <table:table-cell table:style-name="ce3" table:formula="of:=[.C12]*[.$C$1]" office:value-type="float" office:value="76.055110680113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-2" office:value-type="float" office:value="78" calcext:value-type="float">
            <text:p>78</text:p>
          </table:table-cell>
          <table:table-cell table:style-name="ce3" table:formula="of:=[.C13]*[.$C$1]" office:value-type="float" office:value="74.0016226917499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-2" office:value-type="float" office:value="76" calcext:value-type="float">
            <text:p>76</text:p>
          </table:table-cell>
          <table:table-cell table:style-name="ce3" table:formula="of:=[.C14]*[.$C$1]" office:value-type="float" office:value="72.0035788790727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-2" office:value-type="float" office:value="74" calcext:value-type="float">
            <text:p>74</text:p>
          </table:table-cell>
          <table:table-cell table:style-name="ce3" table:formula="of:=[.C15]*[.$C$1]" office:value-type="float" office:value="70.0594822493377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-2" office:value-type="float" office:value="72" calcext:value-type="float">
            <text:p>72</text:p>
          </table:table-cell>
          <table:table-cell table:style-name="ce3" table:formula="of:=[.C16]*[.$C$1]" office:value-type="float" office:value="68.1678762286056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-2" office:value-type="float" office:value="70" calcext:value-type="float">
            <text:p>70</text:p>
          </table:table-cell>
          <table:table-cell table:style-name="ce3" table:formula="of:=[.C17]*[.$C$1]" office:value-type="float" office:value="66.3273435704332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-2" office:value-type="float" office:value="68" calcext:value-type="float">
            <text:p>68</text:p>
          </table:table-cell>
          <table:table-cell table:style-name="ce3" table:formula="of:=[.C18]*[.$C$1]" office:value-type="float" office:value="64.536505294031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-2" office:value-type="float" office:value="66" calcext:value-type="float">
            <text:p>66</text:p>
          </table:table-cell>
          <table:table-cell table:style-name="ce3" table:formula="of:=[.C19]*[.$C$1]" office:value-type="float" office:value="62.7940196510927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-2" office:value-type="float" office:value="64" calcext:value-type="float">
            <text:p>64</text:p>
          </table:table-cell>
          <table:table-cell table:style-name="ce3" table:formula="of:=[.C20]*[.$C$1]" office:value-type="float" office:value="61.0985811205132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-2" office:value-type="float" office:value="62" calcext:value-type="float">
            <text:p>62</text:p>
          </table:table-cell>
          <table:table-cell table:style-name="ce3" table:formula="of:=[.C21]*[.$C$1]" office:value-type="float" office:value="59.4489194302593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-2" office:value-type="float" office:value="60" calcext:value-type="float">
            <text:p>60</text:p>
          </table:table-cell>
          <table:table-cell table:style-name="ce3" table:formula="of:=[.C22]*[.$C$1]" office:value-type="float" office:value="57.8437986056423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3]-2" office:value-type="float" office:value="58" calcext:value-type="float">
            <text:p>58</text:p>
          </table:table-cell>
          <table:table-cell table:style-name="ce3" table:formula="of:=[.C23]*[.$C$1]" office:value-type="float" office:value="56.28201604329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4]-2" office:value-type="float" office:value="56" calcext:value-type="float">
            <text:p>56</text:p>
          </table:table-cell>
          <table:table-cell table:style-name="ce3" table:formula="of:=[.C24]*[.$C$1]" office:value-type="float" office:value="54.7624016101211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5]-2" office:value-type="float" office:value="54" calcext:value-type="float">
            <text:p>54</text:p>
          </table:table-cell>
          <table:table-cell table:style-name="ce3" table:formula="of:=[.C25]*[.$C$1]" office:value-type="float" office:value="53.2838167666479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6]-2" office:value-type="float" office:value="52" calcext:value-type="float">
            <text:p>52</text:p>
          </table:table-cell>
          <table:table-cell table:style-name="ce3" table:formula="of:=[.C26]*[.$C$1]" office:value-type="float" office:value="51.8451537139484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7]-2" office:value-type="float" office:value="50" calcext:value-type="float">
            <text:p>50</text:p>
          </table:table-cell>
          <table:table-cell table:style-name="ce3" table:formula="of:=[.C27]*[.$C$1]" office:value-type="float" office:value="50.4453345636718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8]-2" office:value-type="float" office:value="48" calcext:value-type="float">
            <text:p>48</text:p>
          </table:table-cell>
          <table:table-cell table:style-name="ce3" table:formula="of:=[.C28]*[.$C$1]" office:value-type="float" office:value="49.0833105304526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9]-2" office:value-type="float" office:value="46" calcext:value-type="float">
            <text:p>46</text:p>
          </table:table-cell>
          <table:table-cell table:style-name="ce3" table:formula="of:=[.C29]*[.$C$1]" office:value-type="float" office:value="47.7580611461304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30]-2" office:value-type="float" office:value="44" calcext:value-type="float">
            <text:p>44</text:p>
          </table:table-cell>
          <table:table-cell table:style-name="ce3" table:formula="of:=[.C30]*[.$C$1]" office:value-type="float" office:value="46.4685934951849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1]-2" office:value-type="float" office:value="42" calcext:value-type="float">
            <text:p>42</text:p>
          </table:table-cell>
          <table:table-cell table:style-name="ce3" table:formula="of:=[.C31]*[.$C$1]" office:value-type="float" office:value="45.2139414708149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2]-2" office:value-type="float" office:value="40" calcext:value-type="float">
            <text:p>40</text:p>
          </table:table-cell>
          <table:table-cell table:style-name="ce3" table:formula="of:=[.C32]*[.$C$1]" office:value-type="float" office:value="43.9931650511029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3]-2" office:value-type="float" office:value="38" calcext:value-type="float">
            <text:p>38</text:p>
          </table:table-cell>
          <table:table-cell table:style-name="ce3" table:formula="of:=[.C33]*[.$C$1]" office:value-type="float" office:value="42.8053495947231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4]-2" office:value-type="float" office:value="36" calcext:value-type="float">
            <text:p>36</text:p>
          </table:table-cell>
          <table:table-cell table:style-name="ce3" table:formula="of:=[.C34]*[.$C$1]" office:value-type="float" office:value="41.6496051556656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5]-2" office:value-type="float" office:value="34" calcext:value-type="float">
            <text:p>34</text:p>
          </table:table-cell>
          <table:table-cell table:style-name="ce3" table:formula="of:=[.C35]*[.$C$1]" office:value-type="float" office:value="40.5250658164626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6]-2" office:value-type="float" office:value="32" calcext:value-type="float">
            <text:p>32</text:p>
          </table:table-cell>
          <table:table-cell table:style-name="ce3" table:formula="of:=[.C36]*[.$C$1]" office:value-type="float" office:value="39.4308890394181" calcext:value-type="float">
            <text:p>39</text:p>
          </table:table-cell>
          <table:table-cell table:number-columns-repeated="2"/>
          <table:table-cell office:value-type="string" calcext:value-type="string">
            <text:p>Три процента в месяц от суммы в кошельке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7]-2" office:value-type="float" office:value="30" calcext:value-type="float">
            <text:p>30</text:p>
          </table:table-cell>
          <table:table-cell table:style-name="ce3" table:formula="of:=[.C37]*[.$C$1]" office:value-type="float" office:value="38.3662550353538" calcext:value-type="float">
            <text:p>38</text:p>
          </table:table-cell>
          <table:table-cell table:number-columns-repeated="2"/>
          <table:table-cell office:value-type="string" calcext:value-type="string">
            <text:p>На 25-й месяц даёт такой же эффект как уменьшение на 2 единицы от первоначальных 100 единиц каждый месяц — уменьшение расчётных единиц на 50%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8]-2" office:value-type="float" office:value="28" calcext:value-type="float">
            <text:p>28</text:p>
          </table:table-cell>
          <table:table-cell table:style-name="ce3" table:formula="of:=[.C38]*[.$C$1]" office:value-type="float" office:value="37.3303661493993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И примерно такой же эффект на 24-й месяц — уменьшение кол-ва расчётных единиц на 50%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9]-2" office:value-type="float" office:value="26" calcext:value-type="float">
            <text:p>26</text:p>
          </table:table-cell>
          <table:table-cell table:style-name="ce3" table:formula="of:=[.C39]*[.$C$1]" office:value-type="float" office:value="36.3224462633655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40]-2" office:value-type="float" office:value="24" calcext:value-type="float">
            <text:p>24</text:p>
          </table:table-cell>
          <table:table-cell table:style-name="ce3" table:formula="of:=[.C40]*[.$C$1]" office:value-type="float" office:value="35.3417402142546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1]-2" office:value-type="float" office:value="22" calcext:value-type="float">
            <text:p>22</text:p>
          </table:table-cell>
          <table:table-cell table:style-name="ce3" table:formula="of:=[.C41]*[.$C$1]" office:value-type="float" office:value="34.3875132284697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2]-2" office:value-type="float" office:value="20" calcext:value-type="float">
            <text:p>20</text:p>
          </table:table-cell>
          <table:table-cell table:style-name="ce3" table:formula="of:=[.C42]*[.$C$1]" office:value-type="float" office:value="33.4590503713011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3]-2" office:value-type="float" office:value="18" calcext:value-type="float">
            <text:p>18</text:p>
          </table:table-cell>
          <table:table-cell table:style-name="ce3" table:formula="of:=[.C43]*[.$C$1]" office:value-type="float" office:value="32.5556560112759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4]-2" office:value-type="float" office:value="16" calcext:value-type="float">
            <text:p>16</text:p>
          </table:table-cell>
          <table:table-cell table:style-name="ce3" table:formula="of:=[.C44]*[.$C$1]" office:value-type="float" office:value="31.6766532989715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5]-2" office:value-type="float" office:value="14" calcext:value-type="float">
            <text:p>14</text:p>
          </table:table-cell>
          <table:table-cell table:style-name="ce3" table:formula="of:=[.C45]*[.$C$1]" office:value-type="float" office:value="30.8213836598993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6]-2" office:value-type="float" office:value="12" calcext:value-type="float">
            <text:p>12</text:p>
          </table:table-cell>
          <table:table-cell table:style-name="ce3" table:formula="of:=[.C46]*[.$C$1]" office:value-type="float" office:value="29.98920630108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7]-2" office:value-type="float" office:value="10" calcext:value-type="float">
            <text:p>10</text:p>
          </table:table-cell>
          <table:table-cell table:style-name="ce3" table:formula="of:=[.C47]*[.$C$1]" office:value-type="float" office:value="29.1794977309528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8]-2" office:value-type="float" office:value="8" calcext:value-type="float">
            <text:p>8</text:p>
          </table:table-cell>
          <table:table-cell table:style-name="ce3" table:formula="of:=[.C48]*[.$C$1]" office:value-type="float" office:value="28.391651292217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9]-2" office:value-type="float" office:value="6" calcext:value-type="float">
            <text:p>6</text:p>
          </table:table-cell>
          <table:table-cell table:style-name="ce3" table:formula="of:=[.C49]*[.$C$1]" office:value-type="float" office:value="27.6250767073272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50]-2" office:value-type="float" office:value="4" calcext:value-type="float">
            <text:p>4</text:p>
          </table:table-cell>
          <table:table-cell table:style-name="ce3" table:formula="of:=[.C50]*[.$C$1]" office:value-type="float" office:value="26.8791996362293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51]-2" office:value-type="float" office:value="2" calcext:value-type="float">
            <text:p>2</text:p>
          </table:table-cell>
          <table:table-cell table:style-name="ce3" table:formula="of:=[.C51]*[.$C$1]" office:value-type="float" office:value="26.1534612460511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52]-2" office:value-type="float" office:value="0" calcext:value-type="float">
            <text:p>0</text:p>
          </table:table-cell>
          <table:table-cell table:style-name="ce3" table:formula="of:=[.C52]*[.$C$1]" office:value-type="float" office:value="25.4473177924078" calcext:value-type="float">
            <text:p>25</text:p>
          </table:table-cell>
          <table:table-cell table:number-columns-repeated="3"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Лист2" table:style-name="ta1">
        <table:shapes>
          <draw:frame draw:z-index="0" draw:style-name="gr1" draw:text-style-name="P1" svg:width="15.997cm" svg:height="8.98cm" svg:x="21.47cm" svg:y="3.907cm">
            <draw:object draw:notify-on-update-of-ranges="Лист2.K3:Лист2.K8 Лист2.L3:Лист2.L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default-cell-style-name="ce5"/>
        <table:table-row table:style-name="ro1">
          <table:table-cell table:number-columns-repeated="2"/>
          <table:table-cell office:value-type="string" calcext:value-type="string">
            <text:p>Демередж (%/день)</text:p>
          </table:table-cell>
          <table:table-cell office:value-type="float" office:value="0.075" calcext:value-type="float">
            <text:p>0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День</text:p>
          </table:table-cell>
          <table:table-cell table:number-columns-repeated="2"/>
          <table:table-cell office:value-type="string" calcext:value-type="string">
            <text:p>Год</text:p>
          </table:table-cell>
          <table:table-cell office:value-type="string" calcext:value-type="string">
            <text:p>День</text:p>
          </table:table-cell>
          <table:table-cell table:number-columns-repeated="3"/>
          <table:table-cell office:value-type="string" calcext:value-type="string">
            <text:p>Год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,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]" office:value-type="float" office:value="100" calcext:value-type="float">
            <text:p>100,0</text:p>
          </table:table-cell>
          <table:table-cell office:value-type="float" office:value="100" calcext:value-type="float">
            <text:p>100,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" office:value-type="float" office:value="100" calcext:value-type="float">
            <text:p>100,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3]*(1-[.$D$1]/100)" office:value-type="float" office:value="99.925" calcext:value-type="float">
            <text:p>99,9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30]" office:value-type="float" office:value="97.9946209049449" calcext:value-type="float">
            <text:p>98,0</text:p>
          </table:table-cell>
          <table:table-cell table:formula="of:=[.I3]-2" office:value-type="float" office:value="98" calcext:value-type="float">
            <text:p>98,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6]" office:value-type="float" office:value="76.1586025285618" calcext:value-type="float">
            <text:p>76,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4]*(1-[.$D$1]/100)" office:value-type="float" office:value="99.85005625" calcext:value-type="float">
            <text:p>99,85</text:p>
          </table:table-cell>
          <table:table-cell table:number-columns-repeated="2"/>
          <table:table-cell table:formula="of:=[.G4]+28" office:value-type="float" office:value="56" calcext:value-type="float">
            <text:p>56</text:p>
          </table:table-cell>
          <table:table-cell table:formula="of:=[.D58]" office:value-type="float" office:value="95.9574351700914" calcext:value-type="float">
            <text:p>96,0</text:p>
          </table:table-cell>
          <table:table-cell table:formula="of:=[.I4]-2" office:value-type="float" office:value="96" calcext:value-type="float">
            <text:p>96,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29]" office:value-type="float" office:value="57.9578263954913" calcext:value-type="float">
            <text:p>58,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5]*(1-[.$D$1]/100)" office:value-type="float" office:value="99.7751687078125" calcext:value-type="float">
            <text:p>99,78</text:p>
          </table:table-cell>
          <table:table-cell table:number-columns-repeated="2"/>
          <table:table-cell table:formula="of:=[.G5]+28" office:value-type="float" office:value="84" calcext:value-type="float">
            <text:p>84</text:p>
          </table:table-cell>
          <table:table-cell table:formula="of:=[.D86]" office:value-type="float" office:value="93.9625999814205" calcext:value-type="float">
            <text:p>94,0</text:p>
          </table:table-cell>
          <table:table-cell table:formula="of:=[.I5]-2" office:value-type="float" office:value="94" calcext:value-type="float">
            <text:p>94,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2]" office:value-type="float" office:value="44.106765735757" calcext:value-type="float">
            <text:p>44,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6]*(1-[.$D$1]/100)" office:value-type="float" office:value="99.7003373312816" calcext:value-type="float">
            <text:p>99,70</text:p>
          </table:table-cell>
          <table:table-cell table:number-columns-repeated="2"/>
          <table:table-cell table:formula="of:=[.G6]+28" office:value-type="float" office:value="112" calcext:value-type="float">
            <text:p>112</text:p>
          </table:table-cell>
          <table:table-cell table:formula="of:=[.D114]" office:value-type="float" office:value="92.0092349239896" calcext:value-type="float">
            <text:p>92,0</text:p>
          </table:table-cell>
          <table:table-cell table:formula="of:=[.I6]-2" office:value-type="float" office:value="92" calcext:value-type="float">
            <text:p>92,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55]" office:value-type="float" office:value="33.5659030825954" calcext:value-type="float">
            <text:p>33,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7]*(1-[.$D$1]/100)" office:value-type="float" office:value="99.6255620782832" calcext:value-type="float">
            <text:p>99,63</text:p>
          </table:table-cell>
          <table:table-cell table:number-columns-repeated="2"/>
          <table:table-cell table:formula="of:=[.G7]+28" office:value-type="float" office:value="140" calcext:value-type="float">
            <text:p>140</text:p>
          </table:table-cell>
          <table:table-cell table:formula="of:=[.D142]" office:value-type="float" office:value="90.0964778855828" calcext:value-type="float">
            <text:p>90,1</text:p>
          </table:table-cell>
          <table:table-cell table:formula="of:=[.I7]-2" office:value-type="float" office:value="90" calcext:value-type="float">
            <text:p>90,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68]" office:value-type="float" office:value="25.5441502217608" calcext:value-type="float">
            <text:p>25,5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8]*(1-[.$D$1]/100)" office:value-type="float" office:value="99.5508429067245" calcext:value-type="float">
            <text:p>99,55</text:p>
          </table:table-cell>
          <table:table-cell table:number-columns-repeated="2"/>
          <table:table-cell table:formula="of:=[.G8]+28" office:value-type="float" office:value="168" calcext:value-type="float">
            <text:p>168</text:p>
          </table:table-cell>
          <table:table-cell table:formula="of:=[.D170]" office:value-type="float" office:value="88.2234846762199" calcext:value-type="float">
            <text:p>88,2</text:p>
          </table:table-cell>
          <table:table-cell table:formula="of:=[.I8]-2" office:value-type="float" office:value="88" calcext:value-type="float">
            <text:p>8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9]*(1-[.$D$1]/100)" office:value-type="float" office:value="99.4761797745444" calcext:value-type="float">
            <text:p>99,48</text:p>
          </table:table-cell>
          <table:table-cell table:number-columns-repeated="2"/>
          <table:table-cell table:formula="of:=[.G9]+28" office:value-type="float" office:value="196" calcext:value-type="float">
            <text:p>196</text:p>
          </table:table-cell>
          <table:table-cell table:formula="of:=[.D198]" office:value-type="float" office:value="86.3894286555756" calcext:value-type="float">
            <text:p>86,4</text:p>
          </table:table-cell>
          <table:table-cell table:formula="of:=[.I9]-2" office:value-type="float" office:value="86" calcext:value-type="float">
            <text:p>8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10]*(1-[.$D$1]/100)" office:value-type="float" office:value="99.4015726397135" calcext:value-type="float">
            <text:p>99,40</text:p>
          </table:table-cell>
          <table:table-cell table:number-columns-repeated="2"/>
          <table:table-cell table:formula="of:=[.G10]+28" office:value-type="float" office:value="224" calcext:value-type="float">
            <text:p>224</text:p>
          </table:table-cell>
          <table:table-cell table:formula="of:=[.D226]" office:value-type="float" office:value="84.5935003681445" calcext:value-type="float">
            <text:p>84,6</text:p>
          </table:table-cell>
          <table:table-cell table:formula="of:=[.I10]-2" office:value-type="float" office:value="84" calcext:value-type="float">
            <text:p>8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11]*(1-[.$D$1]/100)" office:value-type="float" office:value="99.3270214602337" calcext:value-type="float">
            <text:p>99,33</text:p>
          </table:table-cell>
          <table:table-cell table:number-columns-repeated="2"/>
          <table:table-cell table:formula="of:=[.G11]+28" office:value-type="float" office:value="252" calcext:value-type="float">
            <text:p>252</text:p>
          </table:table-cell>
          <table:table-cell table:formula="of:=[.D254]" office:value-type="float" office:value="82.8349071859893" calcext:value-type="float">
            <text:p>82,8</text:p>
          </table:table-cell>
          <table:table-cell table:formula="of:=[.I11]-2" office:value-type="float" office:value="82" calcext:value-type="float">
            <text:p>8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2]*(1-[.$D$1]/100)" office:value-type="float" office:value="99.2525261941385" calcext:value-type="float">
            <text:p>99,25</text:p>
          </table:table-cell>
          <table:table-cell table:number-columns-repeated="2"/>
          <table:table-cell table:formula="of:=[.G12]+28" office:value-type="float" office:value="280" calcext:value-type="float">
            <text:p>280</text:p>
          </table:table-cell>
          <table:table-cell table:formula="of:=[.D282]" office:value-type="float" office:value="81.1128729589178" calcext:value-type="float">
            <text:p>81,1</text:p>
          </table:table-cell>
          <table:table-cell table:formula="of:=[.I12]-2" office:value-type="float" office:value="80" calcext:value-type="float">
            <text:p>8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3]*(1-[.$D$1]/100)" office:value-type="float" office:value="99.1780867994929" calcext:value-type="float">
            <text:p>99,18</text:p>
          </table:table-cell>
          <table:table-cell table:number-columns-repeated="2"/>
          <table:table-cell table:formula="of:=[.G13]+28" office:value-type="float" office:value="308" calcext:value-type="float">
            <text:p>308</text:p>
          </table:table-cell>
          <table:table-cell table:formula="of:=[.D310]" office:value-type="float" office:value="79.4266376719301" calcext:value-type="float">
            <text:p>79,4</text:p>
          </table:table-cell>
          <table:table-cell table:formula="of:=[.I13]-2" office:value-type="float" office:value="78" calcext:value-type="float">
            <text:p>7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14]*(1-[.$D$1]/100)" office:value-type="float" office:value="99.1037032343933" calcext:value-type="float">
            <text:p>99,10</text:p>
          </table:table-cell>
          <table:table-cell table:number-columns-repeated="2"/>
          <table:table-cell table:formula="of:=[.G14]+28" office:value-type="float" office:value="336" calcext:value-type="float">
            <text:p>336</text:p>
          </table:table-cell>
          <table:table-cell table:formula="of:=[.D338]" office:value-type="float" office:value="77.7754571097889" calcext:value-type="float">
            <text:p>77,8</text:p>
          </table:table-cell>
          <table:table-cell table:formula="of:=[.I14]-2" office:value-type="float" office:value="76" calcext:value-type="float">
            <text:p>7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15]*(1-[.$D$1]/100)" office:value-type="float" office:value="99.0293754569675" calcext:value-type="float">
            <text:p>99,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5]+28" office:value-type="float" office:value="364" calcext:value-type="float">
            <text:p>364</text:p>
          </table:table-cell>
          <table:table-cell table:formula="of:=[.D366]" office:value-type="float" office:value="76.1586025285618" calcext:value-type="float">
            <text:p>76,2</text:p>
          </table:table-cell>
          <table:table-cell table:formula="of:=[.I15]-2" office:value-type="float" office:value="74" calcext:value-type="float">
            <text:p>7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6]*(1-[.$D$1]/100)" office:value-type="float" office:value="98.9551034253748" calcext:value-type="float">
            <text:p>98,96</text:p>
          </table:table-cell>
          <table:table-cell table:number-columns-repeated="2"/>
          <table:table-cell table:formula="of:=[.G16]+28" office:value-type="float" office:value="392" calcext:value-type="float">
            <text:p>392</text:p>
          </table:table-cell>
          <table:table-cell table:formula="of:=[.D394]" office:value-type="float" office:value="74.5753603339922" calcext:value-type="float">
            <text:p>74,6</text:p>
          </table:table-cell>
          <table:table-cell table:formula="of:=[.I16]-2" office:value-type="float" office:value="72" calcext:value-type="float">
            <text:p>7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17]*(1-[.$D$1]/100)" office:value-type="float" office:value="98.8808870978057" calcext:value-type="float">
            <text:p>98,88</text:p>
          </table:table-cell>
          <table:table-cell table:number-columns-repeated="2"/>
          <table:table-cell table:formula="of:=[.G17]+28" office:value-type="float" office:value="420" calcext:value-type="float">
            <text:p>420</text:p>
          </table:table-cell>
          <table:table-cell table:formula="of:=[.D422]" office:value-type="float" office:value="73.0250317665564" calcext:value-type="float">
            <text:p>73,0</text:p>
          </table:table-cell>
          <table:table-cell table:formula="of:=[.I17]-2" office:value-type="float" office:value="70" calcext:value-type="float">
            <text:p>7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8]*(1-[.$D$1]/100)" office:value-type="float" office:value="98.8067264324824" calcext:value-type="float">
            <text:p>98,81</text:p>
          </table:table-cell>
          <table:table-cell table:number-columns-repeated="2"/>
          <table:table-cell table:formula="of:=[.G18]+28" office:value-type="float" office:value="448" calcext:value-type="float">
            <text:p>448</text:p>
          </table:table-cell>
          <table:table-cell table:formula="of:=[.D450]" office:value-type="float" office:value="71.5069325930685" calcext:value-type="float">
            <text:p>71,5</text:p>
          </table:table-cell>
          <table:table-cell table:formula="of:=[.I18]-2" office:value-type="float" office:value="68" calcext:value-type="float">
            <text:p>6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19]*(1-[.$D$1]/100)" office:value-type="float" office:value="98.732621387658" calcext:value-type="float">
            <text:p>98,73</text:p>
          </table:table-cell>
          <table:table-cell table:number-columns-repeated="2"/>
          <table:table-cell table:formula="of:=[.G19]+28" office:value-type="float" office:value="476" calcext:value-type="float">
            <text:p>476</text:p>
          </table:table-cell>
          <table:table-cell table:formula="of:=[.D478]" office:value-type="float" office:value="70.0203928046955" calcext:value-type="float">
            <text:p>70,0</text:p>
          </table:table-cell>
          <table:table-cell table:formula="of:=[.I19]-2" office:value-type="float" office:value="66" calcext:value-type="float">
            <text:p>6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20]*(1-[.$D$1]/100)" office:value-type="float" office:value="98.6585719216173" calcext:value-type="float">
            <text:p>98,66</text:p>
          </table:table-cell>
          <table:table-cell table:number-columns-repeated="2"/>
          <table:table-cell table:formula="of:=[.G20]+28" office:value-type="float" office:value="504" calcext:value-type="float">
            <text:p>504</text:p>
          </table:table-cell>
          <table:table-cell table:formula="of:=[.D506]" office:value-type="float" office:value="68.5647563212508" calcext:value-type="float">
            <text:p>68,6</text:p>
          </table:table-cell>
          <table:table-cell table:formula="of:=[.I20]-2" office:value-type="float" office:value="64" calcext:value-type="float">
            <text:p>6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21]*(1-[.$D$1]/100)" office:value-type="float" office:value="98.584577992676" calcext:value-type="float">
            <text:p>98,58</text:p>
          </table:table-cell>
          <table:table-cell table:number-columns-repeated="2"/>
          <table:table-cell table:formula="of:=[.G21]+28" office:value-type="float" office:value="532" calcext:value-type="float">
            <text:p>532</text:p>
          </table:table-cell>
          <table:table-cell table:formula="of:=[.D534]" office:value-type="float" office:value="67.1393807016354" calcext:value-type="float">
            <text:p>67,1</text:p>
          </table:table-cell>
          <table:table-cell table:formula="of:=[.I21]-2" office:value-type="float" office:value="62" calcext:value-type="float">
            <text:p>6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22]*(1-[.$D$1]/100)" office:value-type="float" office:value="98.5106395591815" calcext:value-type="float">
            <text:p>98,51</text:p>
          </table:table-cell>
          <table:table-cell table:number-columns-repeated="2"/>
          <table:table-cell table:formula="of:=[.G22]+28" office:value-type="float" office:value="560" calcext:value-type="float">
            <text:p>560</text:p>
          </table:table-cell>
          <table:table-cell table:formula="of:=[.D562]" office:value-type="float" office:value="65.7436368602979" calcext:value-type="float">
            <text:p>65,7</text:p>
          </table:table-cell>
          <table:table-cell table:formula="of:=[.I22]-2" office:value-type="float" office:value="60" calcext:value-type="float">
            <text:p>6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23]*(1-[.$D$1]/100)" office:value-type="float" office:value="98.4367565795121" calcext:value-type="float">
            <text:p>98,44</text:p>
          </table:table-cell>
          <table:table-cell table:number-columns-repeated="2"/>
          <table:table-cell table:formula="of:=[.G23]+28" office:value-type="float" office:value="588" calcext:value-type="float">
            <text:p>588</text:p>
          </table:table-cell>
          <table:table-cell table:formula="of:=[.D590]" office:value-type="float" office:value="64.3769087895898" calcext:value-type="float">
            <text:p>64,4</text:p>
          </table:table-cell>
          <table:table-cell table:formula="of:=[.I23]-2" office:value-type="float" office:value="58" calcext:value-type="float">
            <text:p>5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24]*(1-[.$D$1]/100)" office:value-type="float" office:value="98.3629290120775" calcext:value-type="float">
            <text:p>98,36</text:p>
          </table:table-cell>
          <table:table-cell table:number-columns-repeated="2"/>
          <table:table-cell table:formula="of:=[.G24]+28" office:value-type="float" office:value="616" calcext:value-type="float">
            <text:p>616</text:p>
          </table:table-cell>
          <table:table-cell table:formula="of:=[.D618]" office:value-type="float" office:value="63.0385932878917" calcext:value-type="float">
            <text:p>63,0</text:p>
          </table:table-cell>
          <table:table-cell table:formula="of:=[.I24]-2" office:value-type="float" office:value="56" calcext:value-type="float">
            <text:p>5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25]*(1-[.$D$1]/100)" office:value-type="float" office:value="98.2891568153184" calcext:value-type="float">
            <text:p>98,29</text:p>
          </table:table-cell>
          <table:table-cell table:number-columns-repeated="2"/>
          <table:table-cell table:formula="of:=[.G25]+28" office:value-type="float" office:value="644" calcext:value-type="float">
            <text:p>644</text:p>
          </table:table-cell>
          <table:table-cell table:formula="of:=[.D646]" office:value-type="float" office:value="61.7280996933923" calcext:value-type="float">
            <text:p>61,7</text:p>
          </table:table-cell>
          <table:table-cell table:formula="of:=[.I25]-2" office:value-type="float" office:value="54" calcext:value-type="float">
            <text:p>5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26]*(1-[.$D$1]/100)" office:value-type="float" office:value="98.215439947707" calcext:value-type="float">
            <text:p>98,22</text:p>
          </table:table-cell>
          <table:table-cell table:number-columns-repeated="2"/>
          <table:table-cell table:formula="of:=[.G26]+28" office:value-type="float" office:value="672" calcext:value-type="float">
            <text:p>672</text:p>
          </table:table-cell>
          <table:table-cell table:formula="of:=[.D674]" office:value-type="float" office:value="60.4448496234014" calcext:value-type="float">
            <text:p>60,4</text:p>
          </table:table-cell>
          <table:table-cell table:formula="of:=[.I26]-2" office:value-type="float" office:value="52" calcext:value-type="float">
            <text:p>5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27]*(1-[.$D$1]/100)" office:value-type="float" office:value="98.1417783677462" calcext:value-type="float">
            <text:p>98,14</text:p>
          </table:table-cell>
          <table:table-cell table:number-columns-repeated="2"/>
          <table:table-cell table:formula="of:=[.G27]+28" office:value-type="float" office:value="700" calcext:value-type="float">
            <text:p>700</text:p>
          </table:table-cell>
          <table:table-cell table:formula="of:=[.D702]" office:value-type="float" office:value="59.1882767190825" calcext:value-type="float">
            <text:p>59,2</text:p>
          </table:table-cell>
          <table:table-cell table:formula="of:=[.I27]-2" office:value-type="float" office:value="50" calcext:value-type="float">
            <text:p>5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28]*(1-[.$D$1]/100)" office:value-type="float" office:value="98.0681720339704" calcext:value-type="float">
            <text:p>98,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8]+28" office:value-type="float" office:value="728" calcext:value-type="float">
            <text:p>728</text:p>
          </table:table-cell>
          <table:table-cell table:formula="of:=[.D730]" office:value-type="float" office:value="57.9578263954913" calcext:value-type="float">
            <text:p>58,0</text:p>
          </table:table-cell>
          <table:table-cell table:formula="of:=[.I28]-2" office:value-type="float" office:value="48" calcext:value-type="float">
            <text:p>4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29]*(1-[.$D$1]/100)" office:value-type="float" office:value="97.9946209049449" calcext:value-type="float">
            <text:p>97,99</text:p>
          </table:table-cell>
          <table:table-cell table:number-columns-repeated="2"/>
          <table:table-cell table:formula="of:=[.G29]+28" office:value-type="float" office:value="756" calcext:value-type="float">
            <text:p>756</text:p>
          </table:table-cell>
          <table:table-cell/>
          <table:table-cell table:formula="of:=[.I29]-2" office:value-type="float" office:value="46" calcext:value-type="float">
            <text:p>4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30]*(1-[.$D$1]/100)" office:value-type="float" office:value="97.9211249392662" calcext:value-type="float">
            <text:p>97,92</text:p>
          </table:table-cell>
          <table:table-cell table:number-columns-repeated="2"/>
          <table:table-cell table:formula="of:=[.G30]+28" office:value-type="float" office:value="784" calcext:value-type="float">
            <text:p>784</text:p>
          </table:table-cell>
          <table:table-cell/>
          <table:table-cell table:formula="of:=[.I30]-2" office:value-type="float" office:value="44" calcext:value-type="float">
            <text:p>4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31]*(1-[.$D$1]/100)" office:value-type="float" office:value="97.8476840955617" calcext:value-type="float">
            <text:p>97,85</text:p>
          </table:table-cell>
          <table:table-cell table:number-columns-repeated="2"/>
          <table:table-cell table:formula="of:=[.G31]+28" office:value-type="float" office:value="812" calcext:value-type="float">
            <text:p>812</text:p>
          </table:table-cell>
          <table:table-cell/>
          <table:table-cell table:formula="of:=[.I31]-2" office:value-type="float" office:value="42" calcext:value-type="float">
            <text:p>4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32]*(1-[.$D$1]/100)" office:value-type="float" office:value="97.7742983324901" calcext:value-type="float">
            <text:p>97,77</text:p>
          </table:table-cell>
          <table:table-cell table:number-columns-repeated="2"/>
          <table:table-cell table:formula="of:=[.G32]+28" office:value-type="float" office:value="840" calcext:value-type="float">
            <text:p>840</text:p>
          </table:table-cell>
          <table:table-cell/>
          <table:table-cell table:formula="of:=[.I32]-2" office:value-type="float" office:value="40" calcext:value-type="float">
            <text:p>4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33]*(1-[.$D$1]/100)" office:value-type="float" office:value="97.7009676087407" calcext:value-type="float">
            <text:p>97,70</text:p>
          </table:table-cell>
          <table:table-cell table:number-columns-repeated="2"/>
          <table:table-cell table:formula="of:=[.G33]+28" office:value-type="float" office:value="868" calcext:value-type="float">
            <text:p>868</text:p>
          </table:table-cell>
          <table:table-cell/>
          <table:table-cell table:formula="of:=[.I33]-2" office:value-type="float" office:value="38" calcext:value-type="float">
            <text:p>3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D34]*(1-[.$D$1]/100)" office:value-type="float" office:value="97.6276918830341" calcext:value-type="float">
            <text:p>97,63</text:p>
          </table:table-cell>
          <table:table-cell table:number-columns-repeated="2"/>
          <table:table-cell table:formula="of:=[.G34]+28" office:value-type="float" office:value="896" calcext:value-type="float">
            <text:p>896</text:p>
          </table:table-cell>
          <table:table-cell/>
          <table:table-cell table:formula="of:=[.I34]-2" office:value-type="float" office:value="36" calcext:value-type="float">
            <text:p>3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D35]*(1-[.$D$1]/100)" office:value-type="float" office:value="97.5544711141218" calcext:value-type="float">
            <text:p>97,55</text:p>
          </table:table-cell>
          <table:table-cell table:number-columns-repeated="2"/>
          <table:table-cell table:formula="of:=[.G35]+28" office:value-type="float" office:value="924" calcext:value-type="float">
            <text:p>924</text:p>
          </table:table-cell>
          <table:table-cell/>
          <table:table-cell table:formula="of:=[.I35]-2" office:value-type="float" office:value="34" calcext:value-type="float">
            <text:p>3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D36]*(1-[.$D$1]/100)" office:value-type="float" office:value="97.4813052607863" calcext:value-type="float">
            <text:p>97,48</text:p>
          </table:table-cell>
          <table:table-cell table:number-columns-repeated="2"/>
          <table:table-cell table:formula="of:=[.G36]+28" office:value-type="float" office:value="952" calcext:value-type="float">
            <text:p>952</text:p>
          </table:table-cell>
          <table:table-cell/>
          <table:table-cell table:formula="of:=[.I36]-2" office:value-type="float" office:value="32" calcext:value-type="float">
            <text:p>3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D37]*(1-[.$D$1]/100)" office:value-type="float" office:value="97.4081942818407" calcext:value-type="float">
            <text:p>97,41</text:p>
          </table:table-cell>
          <table:table-cell table:number-columns-repeated="2"/>
          <table:table-cell table:formula="of:=[.G37]+28" office:value-type="float" office:value="980" calcext:value-type="float">
            <text:p>980</text:p>
          </table:table-cell>
          <table:table-cell/>
          <table:table-cell table:formula="of:=[.I37]-2" office:value-type="float" office:value="30" calcext:value-type="float">
            <text:p>3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D38]*(1-[.$D$1]/100)" office:value-type="float" office:value="97.3351381361293" calcext:value-type="float">
            <text:p>97,34</text:p>
          </table:table-cell>
          <table:table-cell table:number-columns-repeated="2"/>
          <table:table-cell table:formula="of:=[.G38]+28" office:value-type="float" office:value="1008" calcext:value-type="float">
            <text:p>1008</text:p>
          </table:table-cell>
          <table:table-cell/>
          <table:table-cell table:formula="of:=[.I38]-2" office:value-type="float" office:value="28" calcext:value-type="float">
            <text:p>2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D39]*(1-[.$D$1]/100)" office:value-type="float" office:value="97.2621367825272" calcext:value-type="float">
            <text:p>97,26</text:p>
          </table:table-cell>
          <table:table-cell table:number-columns-repeated="2"/>
          <table:table-cell table:formula="of:=[.G39]+28" office:value-type="float" office:value="1036" calcext:value-type="float">
            <text:p>1036</text:p>
          </table:table-cell>
          <table:table-cell/>
          <table:table-cell table:formula="of:=[.I39]-2" office:value-type="float" office:value="26" calcext:value-type="float">
            <text:p>2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D40]*(1-[.$D$1]/100)" office:value-type="float" office:value="97.1891901799403" calcext:value-type="float">
            <text:p>97,19</text:p>
          </table:table-cell>
          <table:table-cell table:number-columns-repeated="2"/>
          <table:table-cell table:formula="of:=[.G40]+28" office:value-type="float" office:value="1064" calcext:value-type="float">
            <text:p>1064</text:p>
          </table:table-cell>
          <table:table-cell/>
          <table:table-cell table:formula="of:=[.I40]-2" office:value-type="float" office:value="24" calcext:value-type="float">
            <text:p>2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D41]*(1-[.$D$1]/100)" office:value-type="float" office:value="97.1162982873053" calcext:value-type="float">
            <text:p>97,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1]+28" office:value-type="float" office:value="1092" calcext:value-type="float">
            <text:p>1092</text:p>
          </table:table-cell>
          <table:table-cell table:formula="of:=[.D1094]" office:value-type="float" office:value="44.106765735757" calcext:value-type="float">
            <text:p>44,1</text:p>
          </table:table-cell>
          <table:table-cell table:formula="of:=[.I41]-2" office:value-type="float" office:value="22" calcext:value-type="float">
            <text:p>2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D42]*(1-[.$D$1]/100)" office:value-type="float" office:value="97.0434610635899" calcext:value-type="float">
            <text:p>97,04</text:p>
          </table:table-cell>
          <table:table-cell table:number-columns-repeated="2"/>
          <table:table-cell table:formula="of:=[.G42]+28" office:value-type="float" office:value="1120" calcext:value-type="float">
            <text:p>1120</text:p>
          </table:table-cell>
          <table:table-cell/>
          <table:table-cell table:formula="of:=[.I42]-2" office:value-type="float" office:value="20" calcext:value-type="float">
            <text:p>2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D43]*(1-[.$D$1]/100)" office:value-type="float" office:value="96.9706784677922" calcext:value-type="float">
            <text:p>96,97</text:p>
          </table:table-cell>
          <table:table-cell table:number-columns-repeated="2"/>
          <table:table-cell table:formula="of:=[.G43]+28" office:value-type="float" office:value="1148" calcext:value-type="float">
            <text:p>1148</text:p>
          </table:table-cell>
          <table:table-cell/>
          <table:table-cell table:formula="of:=[.I43]-2" office:value-type="float" office:value="18" calcext:value-type="float">
            <text:p>1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D44]*(1-[.$D$1]/100)" office:value-type="float" office:value="96.8979504589413" calcext:value-type="float">
            <text:p>96,90</text:p>
          </table:table-cell>
          <table:table-cell table:number-columns-repeated="2"/>
          <table:table-cell table:formula="of:=[.G44]+28" office:value-type="float" office:value="1176" calcext:value-type="float">
            <text:p>1176</text:p>
          </table:table-cell>
          <table:table-cell/>
          <table:table-cell table:formula="of:=[.I44]-2" office:value-type="float" office:value="16" calcext:value-type="float">
            <text:p>1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D45]*(1-[.$D$1]/100)" office:value-type="float" office:value="96.8252769960971" calcext:value-type="float">
            <text:p>96,83</text:p>
          </table:table-cell>
          <table:table-cell table:number-columns-repeated="2"/>
          <table:table-cell table:formula="of:=[.G45]+28" office:value-type="float" office:value="1204" calcext:value-type="float">
            <text:p>1204</text:p>
          </table:table-cell>
          <table:table-cell/>
          <table:table-cell table:formula="of:=[.I45]-2" office:value-type="float" office:value="14" calcext:value-type="float">
            <text:p>1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D46]*(1-[.$D$1]/100)" office:value-type="float" office:value="96.75265803835" calcext:value-type="float">
            <text:p>96,75</text:p>
          </table:table-cell>
          <table:table-cell table:number-columns-repeated="2"/>
          <table:table-cell table:formula="of:=[.G46]+28" office:value-type="float" office:value="1232" calcext:value-type="float">
            <text:p>1232</text:p>
          </table:table-cell>
          <table:table-cell/>
          <table:table-cell table:formula="of:=[.I46]-2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D47]*(1-[.$D$1]/100)" office:value-type="float" office:value="96.6800935448213" calcext:value-type="float">
            <text:p>96,68</text:p>
          </table:table-cell>
          <table:table-cell table:number-columns-repeated="2"/>
          <table:table-cell table:formula="of:=[.G47]+28" office:value-type="float" office:value="1260" calcext:value-type="float">
            <text:p>1260</text:p>
          </table:table-cell>
          <table:table-cell/>
          <table:table-cell table:formula="of:=[.I47]-2" office:value-type="float" office:value="10" calcext:value-type="float">
            <text:p>1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D48]*(1-[.$D$1]/100)" office:value-type="float" office:value="96.6075834746627" calcext:value-type="float">
            <text:p>96,61</text:p>
          </table:table-cell>
          <table:table-cell table:number-columns-repeated="2"/>
          <table:table-cell table:formula="of:=[.G48]+28" office:value-type="float" office:value="1288" calcext:value-type="float">
            <text:p>1288</text:p>
          </table:table-cell>
          <table:table-cell/>
          <table:table-cell table:formula="of:=[.I48]-2" office:value-type="float" office:value="8" calcext:value-type="float">
            <text:p>8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D49]*(1-[.$D$1]/100)" office:value-type="float" office:value="96.5351277870567" calcext:value-type="float">
            <text:p>96,54</text:p>
          </table:table-cell>
          <table:table-cell table:number-columns-repeated="2"/>
          <table:table-cell table:formula="of:=[.G49]+28" office:value-type="float" office:value="1316" calcext:value-type="float">
            <text:p>1316</text:p>
          </table:table-cell>
          <table:table-cell/>
          <table:table-cell table:formula="of:=[.I49]-2" office:value-type="float" office:value="6" calcext:value-type="float">
            <text:p>6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D50]*(1-[.$D$1]/100)" office:value-type="float" office:value="96.4627264412164" calcext:value-type="float">
            <text:p>96,46</text:p>
          </table:table-cell>
          <table:table-cell table:number-columns-repeated="2"/>
          <table:table-cell table:formula="of:=[.G50]+28" office:value-type="float" office:value="1344" calcext:value-type="float">
            <text:p>1344</text:p>
          </table:table-cell>
          <table:table-cell/>
          <table:table-cell table:formula="of:=[.I50]-2" office:value-type="float" office:value="4" calcext:value-type="float">
            <text:p>4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D51]*(1-[.$D$1]/100)" office:value-type="float" office:value="96.3903793963855" calcext:value-type="float">
            <text:p>96,39</text:p>
          </table:table-cell>
          <table:table-cell table:number-columns-repeated="2"/>
          <table:table-cell table:formula="of:=[.G51]+28" office:value-type="float" office:value="1372" calcext:value-type="float">
            <text:p>1372</text:p>
          </table:table-cell>
          <table:table-cell/>
          <table:table-cell table:formula="of:=[.I51]-2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D52]*(1-[.$D$1]/100)" office:value-type="float" office:value="96.3180866118382" calcext:value-type="float">
            <text:p>96,32</text:p>
          </table:table-cell>
          <table:table-cell table:number-columns-repeated="2"/>
          <table:table-cell table:formula="of:=[.G52]+28" office:value-type="float" office:value="1400" calcext:value-type="float">
            <text:p>1400</text:p>
          </table:table-cell>
          <table:table-cell/>
          <table:table-cell table:formula="of:=[.I52]-2" office:value-type="float" office:value="0" calcext:value-type="float">
            <text:p>0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D53]*(1-[.$D$1]/100)" office:value-type="float" office:value="96.2458480468793" calcext:value-type="float">
            <text:p>96,25</text:p>
          </table:table-cell>
          <table:table-cell table:number-columns-repeated="2"/>
          <table:table-cell table:formula="of:=[.G53]+28" office:value-type="float" office:value="1428" calcext:value-type="float">
            <text:p>14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D54]*(1-[.$D$1]/100)" office:value-type="float" office:value="96.1736636608441" calcext:value-type="float">
            <text:p>96,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54]+28" office:value-type="float" office:value="1456" calcext:value-type="float">
            <text:p>1456</text:p>
          </table:table-cell>
          <table:table-cell table:formula="of:=[.D1458]" office:value-type="float" office:value="33.5659030825954" calcext:value-type="float">
            <text:p>33,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D55]*(1-[.$D$1]/100)" office:value-type="float" office:value="96.1015334130985" calcext:value-type="float">
            <text:p>96,10</text:p>
          </table:table-cell>
          <table:table-cell table:number-columns-repeated="2"/>
          <table:table-cell table:formula="of:=[.G55]+28" office:value-type="float" office:value="1484" calcext:value-type="float">
            <text:p>1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D56]*(1-[.$D$1]/100)" office:value-type="float" office:value="96.0294572630387" calcext:value-type="float">
            <text:p>96,03</text:p>
          </table:table-cell>
          <table:table-cell table:number-columns-repeated="2"/>
          <table:table-cell table:formula="of:=[.G56]+28" office:value-type="float" office:value="1512" calcext:value-type="float">
            <text:p>15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57]*(1-[.$D$1]/100)" office:value-type="float" office:value="95.9574351700914" calcext:value-type="float">
            <text:p>95,96</text:p>
          </table:table-cell>
          <table:table-cell table:number-columns-repeated="2"/>
          <table:table-cell table:formula="of:=[.G57]+28" office:value-type="float" office:value="1540" calcext:value-type="float">
            <text:p>154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D58]*(1-[.$D$1]/100)" office:value-type="float" office:value="95.8854670937138" calcext:value-type="float">
            <text:p>95,89</text:p>
          </table:table-cell>
          <table:table-cell table:number-columns-repeated="2"/>
          <table:table-cell table:formula="of:=[.G58]+28" office:value-type="float" office:value="1568" calcext:value-type="float">
            <text:p>15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D59]*(1-[.$D$1]/100)" office:value-type="float" office:value="95.8135529933935" calcext:value-type="float">
            <text:p>95,81</text:p>
          </table:table-cell>
          <table:table-cell table:number-columns-repeated="2"/>
          <table:table-cell table:formula="of:=[.G59]+28" office:value-type="float" office:value="1596" calcext:value-type="float">
            <text:p>159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D60]*(1-[.$D$1]/100)" office:value-type="float" office:value="95.7416928286485" calcext:value-type="float">
            <text:p>95,74</text:p>
          </table:table-cell>
          <table:table-cell table:number-columns-repeated="2"/>
          <table:table-cell table:formula="of:=[.G60]+28" office:value-type="float" office:value="1624" calcext:value-type="float">
            <text:p>1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D61]*(1-[.$D$1]/100)" office:value-type="float" office:value="95.669886559027" calcext:value-type="float">
            <text:p>95,67</text:p>
          </table:table-cell>
          <table:table-cell table:number-columns-repeated="2"/>
          <table:table-cell table:formula="of:=[.G61]+28" office:value-type="float" office:value="1652" calcext:value-type="float">
            <text:p>16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D62]*(1-[.$D$1]/100)" office:value-type="float" office:value="95.5981341441077" calcext:value-type="float">
            <text:p>95,60</text:p>
          </table:table-cell>
          <table:table-cell table:number-columns-repeated="2"/>
          <table:table-cell table:formula="of:=[.G62]+28" office:value-type="float" office:value="1680" calcext:value-type="float">
            <text:p>16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D63]*(1-[.$D$1]/100)" office:value-type="float" office:value="95.5264355434996" calcext:value-type="float">
            <text:p>95,53</text:p>
          </table:table-cell>
          <table:table-cell table:number-columns-repeated="2"/>
          <table:table-cell table:formula="of:=[.G63]+28" office:value-type="float" office:value="1708" calcext:value-type="float">
            <text:p>17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D64]*(1-[.$D$1]/100)" office:value-type="float" office:value="95.454790716842" calcext:value-type="float">
            <text:p>95,45</text:p>
          </table:table-cell>
          <table:table-cell table:number-columns-repeated="2"/>
          <table:table-cell table:formula="of:=[.G64]+28" office:value-type="float" office:value="1736" calcext:value-type="float">
            <text:p>17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D65]*(1-[.$D$1]/100)" office:value-type="float" office:value="95.3831996238044" calcext:value-type="float">
            <text:p>95,38</text:p>
          </table:table-cell>
          <table:table-cell table:number-columns-repeated="2"/>
          <table:table-cell table:formula="of:=[.G65]+28" office:value-type="float" office:value="1764" calcext:value-type="float">
            <text:p>17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D66]*(1-[.$D$1]/100)" office:value-type="float" office:value="95.3116622240865" calcext:value-type="float">
            <text:p>95,31</text:p>
          </table:table-cell>
          <table:table-cell table:number-columns-repeated="2"/>
          <table:table-cell table:formula="of:=[.G66]+28" office:value-type="float" office:value="1792" calcext:value-type="float">
            <text:p>1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D67]*(1-[.$D$1]/100)" office:value-type="float" office:value="95.2401784774184" calcext:value-type="float">
            <text:p>95,2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67]+28" office:value-type="float" office:value="1820" calcext:value-type="float">
            <text:p>1820</text:p>
          </table:table-cell>
          <table:table-cell table:formula="of:=[.D1822]" office:value-type="float" office:value="25.5441502217608" calcext:value-type="float">
            <text:p>25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D68]*(1-[.$D$1]/100)" office:value-type="float" office:value="95.1687483435604" calcext:value-type="float">
            <text:p>95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D69]*(1-[.$D$1]/100)" office:value-type="float" office:value="95.0973717823027" calcext:value-type="float">
            <text:p>95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D70]*(1-[.$D$1]/100)" office:value-type="float" office:value="95.026048753466" calcext:value-type="float">
            <text:p>95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D71]*(1-[.$D$1]/100)" office:value-type="float" office:value="94.9547792169009" calcext:value-type="float">
            <text:p>94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D72]*(1-[.$D$1]/100)" office:value-type="float" office:value="94.8835631324882" calcext:value-type="float">
            <text:p>94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D73]*(1-[.$D$1]/100)" office:value-type="float" office:value="94.8124004601388" calcext:value-type="float">
            <text:p>94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D74]*(1-[.$D$1]/100)" office:value-type="float" office:value="94.7412911597937" calcext:value-type="float">
            <text:p>94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D75]*(1-[.$D$1]/100)" office:value-type="float" office:value="94.6702351914239" calcext:value-type="float">
            <text:p>94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76]*(1-[.$D$1]/100)" office:value-type="float" office:value="94.5992325150303" calcext:value-type="float">
            <text:p>94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D77]*(1-[.$D$1]/100)" office:value-type="float" office:value="94.528283090644" calcext:value-type="float">
            <text:p>94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D78]*(1-[.$D$1]/100)" office:value-type="float" office:value="94.457386878326" calcext:value-type="float">
            <text:p>94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D79]*(1-[.$D$1]/100)" office:value-type="float" office:value="94.3865438381673" calcext:value-type="float">
            <text:p>94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D80]*(1-[.$D$1]/100)" office:value-type="float" office:value="94.3157539302886" calcext:value-type="float">
            <text:p>94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D81]*(1-[.$D$1]/100)" office:value-type="float" office:value="94.2450171148409" calcext:value-type="float">
            <text:p>94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D82]*(1-[.$D$1]/100)" office:value-type="float" office:value="94.1743333520048" calcext:value-type="float">
            <text:p>94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D83]*(1-[.$D$1]/100)" office:value-type="float" office:value="94.1037026019908" calcext:value-type="float">
            <text:p>94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D84]*(1-[.$D$1]/100)" office:value-type="float" office:value="94.0331248250393" calcext:value-type="float">
            <text:p>94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85]*(1-[.$D$1]/100)" office:value-type="float" office:value="93.9625999814205" calcext:value-type="float">
            <text:p>93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D86]*(1-[.$D$1]/100)" office:value-type="float" office:value="93.8921280314344" calcext:value-type="float">
            <text:p>93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D87]*(1-[.$D$1]/100)" office:value-type="float" office:value="93.8217089354108" calcext:value-type="float">
            <text:p>93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[.D88]*(1-[.$D$1]/100)" office:value-type="float" office:value="93.7513426537093" calcext:value-type="float">
            <text:p>93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D89]*(1-[.$D$1]/100)" office:value-type="float" office:value="93.681029146719" calcext:value-type="float">
            <text:p>93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D90]*(1-[.$D$1]/100)" office:value-type="float" office:value="93.6107683748589" calcext:value-type="float">
            <text:p>93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D91]*(1-[.$D$1]/100)" office:value-type="float" office:value="93.5405602985778" calcext:value-type="float">
            <text:p>93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D92]*(1-[.$D$1]/100)" office:value-type="float" office:value="93.4704048783538" calcext:value-type="float">
            <text:p>93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D93]*(1-[.$D$1]/100)" office:value-type="float" office:value="93.4003020746951" calcext:value-type="float">
            <text:p>93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D94]*(1-[.$D$1]/100)" office:value-type="float" office:value="93.3302518481391" calcext:value-type="float">
            <text:p>93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D95]*(1-[.$D$1]/100)" office:value-type="float" office:value="93.260254159253" calcext:value-type="float">
            <text:p>93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D96]*(1-[.$D$1]/100)" office:value-type="float" office:value="93.1903089686335" calcext:value-type="float">
            <text:p>93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D97]*(1-[.$D$1]/100)" office:value-type="float" office:value="93.120416236907" calcext:value-type="float">
            <text:p>93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D98]*(1-[.$D$1]/100)" office:value-type="float" office:value="93.0505759247293" calcext:value-type="float">
            <text:p>93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D99]*(1-[.$D$1]/100)" office:value-type="float" office:value="92.9807879927858" calcext:value-type="float">
            <text:p>92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D100]*(1-[.$D$1]/100)" office:value-type="float" office:value="92.9110524017912" calcext:value-type="float">
            <text:p>92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101]*(1-[.$D$1]/100)" office:value-type="float" office:value="92.8413691124898" calcext:value-type="float">
            <text:p>92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D102]*(1-[.$D$1]/100)" office:value-type="float" office:value="92.7717380856555" calcext:value-type="float">
            <text:p>92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D103]*(1-[.$D$1]/100)" office:value-type="float" office:value="92.7021592820912" calcext:value-type="float">
            <text:p>92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D104]*(1-[.$D$1]/100)" office:value-type="float" office:value="92.6326326626297" calcext:value-type="float">
            <text:p>92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D105]*(1-[.$D$1]/100)" office:value-type="float" office:value="92.5631581881327" calcext:value-type="float">
            <text:p>92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D106]*(1-[.$D$1]/100)" office:value-type="float" office:value="92.4937358194916" calcext:value-type="float">
            <text:p>92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D107]*(1-[.$D$1]/100)" office:value-type="float" office:value="92.424365517627" calcext:value-type="float">
            <text:p>92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D108]*(1-[.$D$1]/100)" office:value-type="float" office:value="92.3550472434888" calcext:value-type="float">
            <text:p>92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D109]*(1-[.$D$1]/100)" office:value-type="float" office:value="92.2857809580561" calcext:value-type="float">
            <text:p>92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D110]*(1-[.$D$1]/100)" office:value-type="float" office:value="92.2165666223376" calcext:value-type="float">
            <text:p>92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D111]*(1-[.$D$1]/100)" office:value-type="float" office:value="92.1474041973708" calcext:value-type="float">
            <text:p>92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D112]*(1-[.$D$1]/100)" office:value-type="float" office:value="92.0782936442228" calcext:value-type="float">
            <text:p>92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13]*(1-[.$D$1]/100)" office:value-type="float" office:value="92.0092349239896" calcext:value-type="float">
            <text:p>92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D114]*(1-[.$D$1]/100)" office:value-type="float" office:value="91.9402279977966" calcext:value-type="float">
            <text:p>91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D115]*(1-[.$D$1]/100)" office:value-type="float" office:value="91.8712728267983" calcext:value-type="float">
            <text:p>91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[.D116]*(1-[.$D$1]/100)" office:value-type="float" office:value="91.8023693721782" calcext:value-type="float">
            <text:p>91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[.D117]*(1-[.$D$1]/100)" office:value-type="float" office:value="91.733517595149" calcext:value-type="float">
            <text:p>91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[.D118]*(1-[.$D$1]/100)" office:value-type="float" office:value="91.6647174569527" calcext:value-type="float">
            <text:p>91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[.D119]*(1-[.$D$1]/100)" office:value-type="float" office:value="91.5959689188599" calcext:value-type="float">
            <text:p>91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[.D120]*(1-[.$D$1]/100)" office:value-type="float" office:value="91.5272719421708" calcext:value-type="float">
            <text:p>91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[.D121]*(1-[.$D$1]/100)" office:value-type="float" office:value="91.4586264882142" calcext:value-type="float">
            <text:p>91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[.D122]*(1-[.$D$1]/100)" office:value-type="float" office:value="91.390032518348" calcext:value-type="float">
            <text:p>91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[.D123]*(1-[.$D$1]/100)" office:value-type="float" office:value="91.3214899939592" calcext:value-type="float">
            <text:p>91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D124]*(1-[.$D$1]/100)" office:value-type="float" office:value="91.2529988764638" calcext:value-type="float">
            <text:p>91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D125]*(1-[.$D$1]/100)" office:value-type="float" office:value="91.1845591273064" calcext:value-type="float">
            <text:p>91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D126]*(1-[.$D$1]/100)" office:value-type="float" office:value="91.1161707079609" calcext:value-type="float">
            <text:p>91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D127]*(1-[.$D$1]/100)" office:value-type="float" office:value="91.04783357993" calcext:value-type="float">
            <text:p>91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[.D128]*(1-[.$D$1]/100)" office:value-type="float" office:value="90.979547704745" calcext:value-type="float">
            <text:p>90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[.D129]*(1-[.$D$1]/100)" office:value-type="float" office:value="90.9113130439664" calcext:value-type="float">
            <text:p>90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[.D130]*(1-[.$D$1]/100)" office:value-type="float" office:value="90.8431295591835" calcext:value-type="float">
            <text:p>90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D131]*(1-[.$D$1]/100)" office:value-type="float" office:value="90.7749972120141" calcext:value-type="float">
            <text:p>90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[.D132]*(1-[.$D$1]/100)" office:value-type="float" office:value="90.7069159641051" calcext:value-type="float">
            <text:p>90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[.D133]*(1-[.$D$1]/100)" office:value-type="float" office:value="90.638885777132" calcext:value-type="float">
            <text:p>90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[.D134]*(1-[.$D$1]/100)" office:value-type="float" office:value="90.5709066127991" calcext:value-type="float">
            <text:p>90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[.D135]*(1-[.$D$1]/100)" office:value-type="float" office:value="90.5029784328395" calcext:value-type="float">
            <text:p>90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[.D136]*(1-[.$D$1]/100)" office:value-type="float" office:value="90.4351011990149" calcext:value-type="float">
            <text:p>90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[.D137]*(1-[.$D$1]/100)" office:value-type="float" office:value="90.3672748731156" calcext:value-type="float">
            <text:p>90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[.D138]*(1-[.$D$1]/100)" office:value-type="float" office:value="90.2994994169608" calcext:value-type="float">
            <text:p>90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[.D139]*(1-[.$D$1]/100)" office:value-type="float" office:value="90.2317747923981" calcext:value-type="float">
            <text:p>90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[.D140]*(1-[.$D$1]/100)" office:value-type="float" office:value="90.1641009613038" calcext:value-type="float">
            <text:p>90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[.D141]*(1-[.$D$1]/100)" office:value-type="float" office:value="90.0964778855828" calcext:value-type="float">
            <text:p>90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[.D142]*(1-[.$D$1]/100)" office:value-type="float" office:value="90.0289055271686" calcext:value-type="float">
            <text:p>90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[.D143]*(1-[.$D$1]/100)" office:value-type="float" office:value="89.9613838480232" calcext:value-type="float">
            <text:p>89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144]*(1-[.$D$1]/100)" office:value-type="float" office:value="89.8939128101372" calcext:value-type="float">
            <text:p>89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45]*(1-[.$D$1]/100)" office:value-type="float" office:value="89.8264923755296" calcext:value-type="float">
            <text:p>89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[.D146]*(1-[.$D$1]/100)" office:value-type="float" office:value="89.759122506248" calcext:value-type="float">
            <text:p>89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[.D147]*(1-[.$D$1]/100)" office:value-type="float" office:value="89.6918031643683" calcext:value-type="float">
            <text:p>89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[.D148]*(1-[.$D$1]/100)" office:value-type="float" office:value="89.624534311995" calcext:value-type="float">
            <text:p>89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[.D149]*(1-[.$D$1]/100)" office:value-type="float" office:value="89.557315911261" calcext:value-type="float">
            <text:p>89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[.D150]*(1-[.$D$1]/100)" office:value-type="float" office:value="89.4901479243275" calcext:value-type="float">
            <text:p>89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[.D151]*(1-[.$D$1]/100)" office:value-type="float" office:value="89.4230303133843" calcext:value-type="float">
            <text:p>89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[.D152]*(1-[.$D$1]/100)" office:value-type="float" office:value="89.3559630406492" calcext:value-type="float">
            <text:p>89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[.D153]*(1-[.$D$1]/100)" office:value-type="float" office:value="89.2889460683688" calcext:value-type="float">
            <text:p>89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[.D154]*(1-[.$D$1]/100)" office:value-type="float" office:value="89.2219793588175" calcext:value-type="float">
            <text:p>89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[.D155]*(1-[.$D$1]/100)" office:value-type="float" office:value="89.1550628742984" calcext:value-type="float">
            <text:p>89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[.D156]*(1-[.$D$1]/100)" office:value-type="float" office:value="89.0881965771426" calcext:value-type="float">
            <text:p>89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[.D157]*(1-[.$D$1]/100)" office:value-type="float" office:value="89.0213804297098" calcext:value-type="float">
            <text:p>89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[.D158]*(1-[.$D$1]/100)" office:value-type="float" office:value="88.9546143943875" calcext:value-type="float">
            <text:p>88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[.D159]*(1-[.$D$1]/100)" office:value-type="float" office:value="88.8878984335917" calcext:value-type="float">
            <text:p>88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[.D160]*(1-[.$D$1]/100)" office:value-type="float" office:value="88.8212325097665" calcext:value-type="float">
            <text:p>88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[.D161]*(1-[.$D$1]/100)" office:value-type="float" office:value="88.7546165853842" calcext:value-type="float">
            <text:p>88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[.D162]*(1-[.$D$1]/100)" office:value-type="float" office:value="88.6880506229451" calcext:value-type="float">
            <text:p>88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[.D163]*(1-[.$D$1]/100)" office:value-type="float" office:value="88.6215345849779" calcext:value-type="float">
            <text:p>88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[.D164]*(1-[.$D$1]/100)" office:value-type="float" office:value="88.5550684340392" calcext:value-type="float">
            <text:p>88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[.D165]*(1-[.$D$1]/100)" office:value-type="float" office:value="88.4886521327137" calcext:value-type="float">
            <text:p>88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[.D166]*(1-[.$D$1]/100)" office:value-type="float" office:value="88.4222856436141" calcext:value-type="float">
            <text:p>88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[.D167]*(1-[.$D$1]/100)" office:value-type="float" office:value="88.3559689293814" calcext:value-type="float">
            <text:p>88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[.D168]*(1-[.$D$1]/100)" office:value-type="float" office:value="88.2897019526844" calcext:value-type="float">
            <text:p>88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[.D169]*(1-[.$D$1]/100)" office:value-type="float" office:value="88.2234846762199" calcext:value-type="float">
            <text:p>88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[.D170]*(1-[.$D$1]/100)" office:value-type="float" office:value="88.1573170627127" calcext:value-type="float">
            <text:p>88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[.D171]*(1-[.$D$1]/100)" office:value-type="float" office:value="88.0911990749157" calcext:value-type="float">
            <text:p>88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[.D172]*(1-[.$D$1]/100)" office:value-type="float" office:value="88.0251306756095" calcext:value-type="float">
            <text:p>88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[.D173]*(1-[.$D$1]/100)" office:value-type="float" office:value="87.9591118276028" calcext:value-type="float">
            <text:p>87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[.D174]*(1-[.$D$1]/100)" office:value-type="float" office:value="87.893142493732" calcext:value-type="float">
            <text:p>87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[.D175]*(1-[.$D$1]/100)" office:value-type="float" office:value="87.8272226368618" calcext:value-type="float">
            <text:p>87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[.D176]*(1-[.$D$1]/100)" office:value-type="float" office:value="87.7613522198841" calcext:value-type="float">
            <text:p>87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[.D177]*(1-[.$D$1]/100)" office:value-type="float" office:value="87.6955312057192" calcext:value-type="float">
            <text:p>87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[.D178]*(1-[.$D$1]/100)" office:value-type="float" office:value="87.6297595573149" calcext:value-type="float">
            <text:p>87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[.D179]*(1-[.$D$1]/100)" office:value-type="float" office:value="87.5640372376469" calcext:value-type="float">
            <text:p>87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[.D180]*(1-[.$D$1]/100)" office:value-type="float" office:value="87.4983642097187" calcext:value-type="float">
            <text:p>87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[.D181]*(1-[.$D$1]/100)" office:value-type="float" office:value="87.4327404365614" calcext:value-type="float">
            <text:p>87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[.D182]*(1-[.$D$1]/100)" office:value-type="float" office:value="87.367165881234" calcext:value-type="float">
            <text:p>87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[.D183]*(1-[.$D$1]/100)" office:value-type="float" office:value="87.301640506823" calcext:value-type="float">
            <text:p>87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[.D184]*(1-[.$D$1]/100)" office:value-type="float" office:value="87.2361642764429" calcext:value-type="float">
            <text:p>87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[.D185]*(1-[.$D$1]/100)" office:value-type="float" office:value="87.1707371532356" calcext:value-type="float">
            <text:p>87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[.D186]*(1-[.$D$1]/100)" office:value-type="float" office:value="87.1053591003707" calcext:value-type="float">
            <text:p>87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[.D187]*(1-[.$D$1]/100)" office:value-type="float" office:value="87.0400300810454" calcext:value-type="float">
            <text:p>87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[.D188]*(1-[.$D$1]/100)" office:value-type="float" office:value="86.9747500584846" calcext:value-type="float">
            <text:p>86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[.D189]*(1-[.$D$1]/100)" office:value-type="float" office:value="86.9095189959407" calcext:value-type="float">
            <text:p>86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[.D190]*(1-[.$D$1]/100)" office:value-type="float" office:value="86.8443368566938" calcext:value-type="float">
            <text:p>8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[.D191]*(1-[.$D$1]/100)" office:value-type="float" office:value="86.7792036040513" calcext:value-type="float">
            <text:p>86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[.D192]*(1-[.$D$1]/100)" office:value-type="float" office:value="86.7141192013482" calcext:value-type="float">
            <text:p>86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[.D193]*(1-[.$D$1]/100)" office:value-type="float" office:value="86.6490836119472" calcext:value-type="float">
            <text:p>86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[.D194]*(1-[.$D$1]/100)" office:value-type="float" office:value="86.5840967992382" calcext:value-type="float">
            <text:p>86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[.D195]*(1-[.$D$1]/100)" office:value-type="float" office:value="86.5191587266388" calcext:value-type="float">
            <text:p>86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[.D196]*(1-[.$D$1]/100)" office:value-type="float" office:value="86.4542693575938" calcext:value-type="float">
            <text:p>86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[.D197]*(1-[.$D$1]/100)" office:value-type="float" office:value="86.3894286555756" calcext:value-type="float">
            <text:p>86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[.D198]*(1-[.$D$1]/100)" office:value-type="float" office:value="86.3246365840839" calcext:value-type="float">
            <text:p>86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[.D199]*(1-[.$D$1]/100)" office:value-type="float" office:value="86.2598931066459" calcext:value-type="float">
            <text:p>86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[.D200]*(1-[.$D$1]/100)" office:value-type="float" office:value="86.1951981868159" calcext:value-type="float">
            <text:p>86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D201]*(1-[.$D$1]/100)" office:value-type="float" office:value="86.1305517881758" calcext:value-type="float">
            <text:p>86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[.D202]*(1-[.$D$1]/100)" office:value-type="float" office:value="86.0659538743346" calcext:value-type="float">
            <text:p>86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[.D203]*(1-[.$D$1]/100)" office:value-type="float" office:value="86.0014044089289" calcext:value-type="float">
            <text:p>86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[.D204]*(1-[.$D$1]/100)" office:value-type="float" office:value="85.9369033556222" calcext:value-type="float">
            <text:p>85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[.D205]*(1-[.$D$1]/100)" office:value-type="float" office:value="85.8724506781055" calcext:value-type="float">
            <text:p>85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[.D206]*(1-[.$D$1]/100)" office:value-type="float" office:value="85.8080463400969" calcext:value-type="float">
            <text:p>85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[.D207]*(1-[.$D$1]/100)" office:value-type="float" office:value="85.7436903053418" calcext:value-type="float">
            <text:p>85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[.D208]*(1-[.$D$1]/100)" office:value-type="float" office:value="85.6793825376128" calcext:value-type="float">
            <text:p>85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[.D209]*(1-[.$D$1]/100)" office:value-type="float" office:value="85.6151230007096" calcext:value-type="float">
            <text:p>85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[.D210]*(1-[.$D$1]/100)" office:value-type="float" office:value="85.5509116584591" calcext:value-type="float">
            <text:p>85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[.D211]*(1-[.$D$1]/100)" office:value-type="float" office:value="85.4867484747152" calcext:value-type="float">
            <text:p>85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[.D212]*(1-[.$D$1]/100)" office:value-type="float" office:value="85.4226334133592" calcext:value-type="float">
            <text:p>85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[.D213]*(1-[.$D$1]/100)" office:value-type="float" office:value="85.3585664382992" calcext:value-type="float">
            <text:p>85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[.D214]*(1-[.$D$1]/100)" office:value-type="float" office:value="85.2945475134704" calcext:value-type="float">
            <text:p>85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[.D215]*(1-[.$D$1]/100)" office:value-type="float" office:value="85.2305766028353" calcext:value-type="float">
            <text:p>85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[.D216]*(1-[.$D$1]/100)" office:value-type="float" office:value="85.1666536703832" calcext:value-type="float">
            <text:p>85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[.D217]*(1-[.$D$1]/100)" office:value-type="float" office:value="85.1027786801304" calcext:value-type="float">
            <text:p>85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[.D218]*(1-[.$D$1]/100)" office:value-type="float" office:value="85.0389515961203" calcext:value-type="float">
            <text:p>85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[.D219]*(1-[.$D$1]/100)" office:value-type="float" office:value="84.9751723824232" calcext:value-type="float">
            <text:p>84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[.D220]*(1-[.$D$1]/100)" office:value-type="float" office:value="84.9114410031364" calcext:value-type="float">
            <text:p>84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[.D221]*(1-[.$D$1]/100)" office:value-type="float" office:value="84.8477574223841" calcext:value-type="float">
            <text:p>84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[.D222]*(1-[.$D$1]/100)" office:value-type="float" office:value="84.7841216043173" calcext:value-type="float">
            <text:p>84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[.D223]*(1-[.$D$1]/100)" office:value-type="float" office:value="84.720533513114" calcext:value-type="float">
            <text:p>84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[.D224]*(1-[.$D$1]/100)" office:value-type="float" office:value="84.6569931129792" calcext:value-type="float">
            <text:p>84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[.D225]*(1-[.$D$1]/100)" office:value-type="float" office:value="84.5935003681445" calcext:value-type="float">
            <text:p>84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[.D226]*(1-[.$D$1]/100)" office:value-type="float" office:value="84.5300552428683" calcext:value-type="float">
            <text:p>84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[.D227]*(1-[.$D$1]/100)" office:value-type="float" office:value="84.4666577014362" calcext:value-type="float">
            <text:p>84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[.D228]*(1-[.$D$1]/100)" office:value-type="float" office:value="84.4033077081601" calcext:value-type="float">
            <text:p>84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[.D229]*(1-[.$D$1]/100)" office:value-type="float" office:value="84.340005227379" calcext:value-type="float">
            <text:p>84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[.D230]*(1-[.$D$1]/100)" office:value-type="float" office:value="84.2767502234585" calcext:value-type="float">
            <text:p>84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[.D231]*(1-[.$D$1]/100)" office:value-type="float" office:value="84.2135426607909" calcext:value-type="float">
            <text:p>84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[.D232]*(1-[.$D$1]/100)" office:value-type="float" office:value="84.1503825037953" calcext:value-type="float">
            <text:p>84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[.D233]*(1-[.$D$1]/100)" office:value-type="float" office:value="84.0872697169174" calcext:value-type="float">
            <text:p>84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[.D234]*(1-[.$D$1]/100)" office:value-type="float" office:value="84.0242042646297" calcext:value-type="float">
            <text:p>84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[.D235]*(1-[.$D$1]/100)" office:value-type="float" office:value="83.9611861114313" calcext:value-type="float">
            <text:p>83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[.D236]*(1-[.$D$1]/100)" office:value-type="float" office:value="83.8982152218477" calcext:value-type="float">
            <text:p>83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[.D237]*(1-[.$D$1]/100)" office:value-type="float" office:value="83.8352915604313" calcext:value-type="float">
            <text:p>83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[.D238]*(1-[.$D$1]/100)" office:value-type="float" office:value="83.772415091761" calcext:value-type="float">
            <text:p>83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[.D239]*(1-[.$D$1]/100)" office:value-type="float" office:value="83.7095857804421" calcext:value-type="float">
            <text:p>83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[.D240]*(1-[.$D$1]/100)" office:value-type="float" office:value="83.6468035911068" calcext:value-type="float">
            <text:p>83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[.D241]*(1-[.$D$1]/100)" office:value-type="float" office:value="83.5840684884135" calcext:value-type="float">
            <text:p>83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[.D242]*(1-[.$D$1]/100)" office:value-type="float" office:value="83.5213804370472" calcext:value-type="float">
            <text:p>83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[.D243]*(1-[.$D$1]/100)" office:value-type="float" office:value="83.4587394017194" calcext:value-type="float">
            <text:p>83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[.D244]*(1-[.$D$1]/100)" office:value-type="float" office:value="83.3961453471681" calcext:value-type="float">
            <text:p>83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[.D245]*(1-[.$D$1]/100)" office:value-type="float" office:value="83.3335982381577" calcext:value-type="float">
            <text:p>83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[.D246]*(1-[.$D$1]/100)" office:value-type="float" office:value="83.2710980394791" calcext:value-type="float">
            <text:p>83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[.D247]*(1-[.$D$1]/100)" office:value-type="float" office:value="83.2086447159495" calcext:value-type="float">
            <text:p>83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[.D248]*(1-[.$D$1]/100)" office:value-type="float" office:value="83.1462382324125" calcext:value-type="float">
            <text:p>83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[.D249]*(1-[.$D$1]/100)" office:value-type="float" office:value="83.0838785537382" calcext:value-type="float">
            <text:p>83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[.D250]*(1-[.$D$1]/100)" office:value-type="float" office:value="83.0215656448229" calcext:value-type="float">
            <text:p>83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[.D251]*(1-[.$D$1]/100)" office:value-type="float" office:value="82.9592994705893" calcext:value-type="float">
            <text:p>82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[.D252]*(1-[.$D$1]/100)" office:value-type="float" office:value="82.8970799959863" calcext:value-type="float">
            <text:p>82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[.D253]*(1-[.$D$1]/100)" office:value-type="float" office:value="82.8349071859893" calcext:value-type="float">
            <text:p>82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[.D254]*(1-[.$D$1]/100)" office:value-type="float" office:value="82.7727810055998" calcext:value-type="float">
            <text:p>82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[.D255]*(1-[.$D$1]/100)" office:value-type="float" office:value="82.7107014198456" calcext:value-type="float">
            <text:p>82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[.D256]*(1-[.$D$1]/100)" office:value-type="float" office:value="82.6486683937808" calcext:value-type="float">
            <text:p>82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[.D257]*(1-[.$D$1]/100)" office:value-type="float" office:value="82.5866818924854" calcext:value-type="float">
            <text:p>82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[.D258]*(1-[.$D$1]/100)" office:value-type="float" office:value="82.5247418810661" calcext:value-type="float">
            <text:p>82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[.D259]*(1-[.$D$1]/100)" office:value-type="float" office:value="82.4628483246552" calcext:value-type="float">
            <text:p>82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[.D260]*(1-[.$D$1]/100)" office:value-type="float" office:value="82.4010011884117" calcext:value-type="float">
            <text:p>82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[.D261]*(1-[.$D$1]/100)" office:value-type="float" office:value="82.3392004375204" calcext:value-type="float">
            <text:p>82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[.D262]*(1-[.$D$1]/100)" office:value-type="float" office:value="82.2774460371923" calcext:value-type="float">
            <text:p>82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[.D263]*(1-[.$D$1]/100)" office:value-type="float" office:value="82.2157379526644" calcext:value-type="float">
            <text:p>82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[.D264]*(1-[.$D$1]/100)" office:value-type="float" office:value="82.1540761491999" calcext:value-type="float">
            <text:p>82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[.D265]*(1-[.$D$1]/100)" office:value-type="float" office:value="82.092460592088" calcext:value-type="float">
            <text:p>82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[.D266]*(1-[.$D$1]/100)" office:value-type="float" office:value="82.0308912466439" calcext:value-type="float">
            <text:p>82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[.D267]*(1-[.$D$1]/100)" office:value-type="float" office:value="81.9693680782089" calcext:value-type="float">
            <text:p>81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[.D268]*(1-[.$D$1]/100)" office:value-type="float" office:value="81.9078910521503" calcext:value-type="float">
            <text:p>81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[.D269]*(1-[.$D$1]/100)" office:value-type="float" office:value="81.8464601338612" calcext:value-type="float">
            <text:p>81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[.D270]*(1-[.$D$1]/100)" office:value-type="float" office:value="81.7850752887608" calcext:value-type="float">
            <text:p>81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[.D271]*(1-[.$D$1]/100)" office:value-type="float" office:value="81.7237364822942" calcext:value-type="float">
            <text:p>81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[.D272]*(1-[.$D$1]/100)" office:value-type="float" office:value="81.6624436799325" calcext:value-type="float">
            <text:p>81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[.D273]*(1-[.$D$1]/100)" office:value-type="float" office:value="81.6011968471725" calcext:value-type="float">
            <text:p>81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[.D274]*(1-[.$D$1]/100)" office:value-type="float" office:value="81.5399959495371" calcext:value-type="float">
            <text:p>81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[.D275]*(1-[.$D$1]/100)" office:value-type="float" office:value="81.478840952575" calcext:value-type="float">
            <text:p>81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[.D276]*(1-[.$D$1]/100)" office:value-type="float" office:value="81.4177318218605" calcext:value-type="float">
            <text:p>81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[.D277]*(1-[.$D$1]/100)" office:value-type="float" office:value="81.3566685229941" calcext:value-type="float">
            <text:p>81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[.D278]*(1-[.$D$1]/100)" office:value-type="float" office:value="81.2956510216019" calcext:value-type="float">
            <text:p>81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[.D279]*(1-[.$D$1]/100)" office:value-type="float" office:value="81.2346792833357" calcext:value-type="float">
            <text:p>81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[.D280]*(1-[.$D$1]/100)" office:value-type="float" office:value="81.1737532738732" calcext:value-type="float">
            <text:p>81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[.D281]*(1-[.$D$1]/100)" office:value-type="float" office:value="81.1128729589178" calcext:value-type="float">
            <text:p>81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[.D282]*(1-[.$D$1]/100)" office:value-type="float" office:value="81.0520383041986" calcext:value-type="float">
            <text:p>81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[.D283]*(1-[.$D$1]/100)" office:value-type="float" office:value="80.9912492754704" calcext:value-type="float">
            <text:p>80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[.D284]*(1-[.$D$1]/100)" office:value-type="float" office:value="80.9305058385138" calcext:value-type="float">
            <text:p>80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[.D285]*(1-[.$D$1]/100)" office:value-type="float" office:value="80.8698079591349" calcext:value-type="float">
            <text:p>80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[.D286]*(1-[.$D$1]/100)" office:value-type="float" office:value="80.8091556031656" calcext:value-type="float">
            <text:p>80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[.D287]*(1-[.$D$1]/100)" office:value-type="float" office:value="80.7485487364632" calcext:value-type="float">
            <text:p>80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[.D288]*(1-[.$D$1]/100)" office:value-type="float" office:value="80.6879873249109" calcext:value-type="float">
            <text:p>80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[.D289]*(1-[.$D$1]/100)" office:value-type="float" office:value="80.6274713344172" calcext:value-type="float">
            <text:p>80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[.D290]*(1-[.$D$1]/100)" office:value-type="float" office:value="80.5670007309164" calcext:value-type="float">
            <text:p>80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[.D291]*(1-[.$D$1]/100)" office:value-type="float" office:value="80.5065754803682" calcext:value-type="float">
            <text:p>80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[.D292]*(1-[.$D$1]/100)" office:value-type="float" office:value="80.4461955487579" calcext:value-type="float">
            <text:p>80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[.D293]*(1-[.$D$1]/100)" office:value-type="float" office:value="80.3858609020963" calcext:value-type="float">
            <text:p>80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[.D294]*(1-[.$D$1]/100)" office:value-type="float" office:value="80.3255715064197" calcext:value-type="float">
            <text:p>80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[.D295]*(1-[.$D$1]/100)" office:value-type="float" office:value="80.2653273277899" calcext:value-type="float">
            <text:p>80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[.D296]*(1-[.$D$1]/100)" office:value-type="float" office:value="80.2051283322941" calcext:value-type="float">
            <text:p>80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[.D297]*(1-[.$D$1]/100)" office:value-type="float" office:value="80.1449744860449" calcext:value-type="float">
            <text:p>80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[.D298]*(1-[.$D$1]/100)" office:value-type="float" office:value="80.0848657551803" calcext:value-type="float">
            <text:p>80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[.D299]*(1-[.$D$1]/100)" office:value-type="float" office:value="80.0248021058639" calcext:value-type="float">
            <text:p>80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[.D300]*(1-[.$D$1]/100)" office:value-type="float" office:value="79.9647835042845" calcext:value-type="float">
            <text:p>79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[.D301]*(1-[.$D$1]/100)" office:value-type="float" office:value="79.9048099166563" calcext:value-type="float">
            <text:p>79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[.D302]*(1-[.$D$1]/100)" office:value-type="float" office:value="79.8448813092188" calcext:value-type="float">
            <text:p>79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[.D303]*(1-[.$D$1]/100)" office:value-type="float" office:value="79.7849976482369" calcext:value-type="float">
            <text:p>79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[.D304]*(1-[.$D$1]/100)" office:value-type="float" office:value="79.7251589000007" calcext:value-type="float">
            <text:p>79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[.D305]*(1-[.$D$1]/100)" office:value-type="float" office:value="79.6653650308257" calcext:value-type="float">
            <text:p>79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[.D306]*(1-[.$D$1]/100)" office:value-type="float" office:value="79.6056160070526" calcext:value-type="float">
            <text:p>79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[.D307]*(1-[.$D$1]/100)" office:value-type="float" office:value="79.5459117950473" calcext:value-type="float">
            <text:p>79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[.D308]*(1-[.$D$1]/100)" office:value-type="float" office:value="79.486252361201" calcext:value-type="float">
            <text:p>79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[.D309]*(1-[.$D$1]/100)" office:value-type="float" office:value="79.4266376719301" calcext:value-type="float">
            <text:p>79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[.D310]*(1-[.$D$1]/100)" office:value-type="float" office:value="79.3670676936762" calcext:value-type="float">
            <text:p>79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[.D311]*(1-[.$D$1]/100)" office:value-type="float" office:value="79.3075423929059" calcext:value-type="float">
            <text:p>79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[.D312]*(1-[.$D$1]/100)" office:value-type="float" office:value="79.2480617361112" calcext:value-type="float">
            <text:p>79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[.D313]*(1-[.$D$1]/100)" office:value-type="float" office:value="79.1886256898092" calcext:value-type="float">
            <text:p>79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[.D314]*(1-[.$D$1]/100)" office:value-type="float" office:value="79.1292342205418" calcext:value-type="float">
            <text:p>79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[.D315]*(1-[.$D$1]/100)" office:value-type="float" office:value="79.0698872948764" calcext:value-type="float">
            <text:p>79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[.D316]*(1-[.$D$1]/100)" office:value-type="float" office:value="79.0105848794052" calcext:value-type="float">
            <text:p>79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[.D317]*(1-[.$D$1]/100)" office:value-type="float" office:value="78.9513269407457" calcext:value-type="float">
            <text:p>78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[.D318]*(1-[.$D$1]/100)" office:value-type="float" office:value="78.8921134455401" calcext:value-type="float">
            <text:p>78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[.D319]*(1-[.$D$1]/100)" office:value-type="float" office:value="78.832944360456" calcext:value-type="float">
            <text:p>78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[.D320]*(1-[.$D$1]/100)" office:value-type="float" office:value="78.7738196521856" calcext:value-type="float">
            <text:p>78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D321]*(1-[.$D$1]/100)" office:value-type="float" office:value="78.7147392874465" calcext:value-type="float">
            <text:p>78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[.D322]*(1-[.$D$1]/100)" office:value-type="float" office:value="78.6557032329809" calcext:value-type="float">
            <text:p>78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[.D323]*(1-[.$D$1]/100)" office:value-type="float" office:value="78.5967114555561" calcext:value-type="float">
            <text:p>78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[.D324]*(1-[.$D$1]/100)" office:value-type="float" office:value="78.5377639219645" calcext:value-type="float">
            <text:p>78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[.D325]*(1-[.$D$1]/100)" office:value-type="float" office:value="78.478860599023" calcext:value-type="float">
            <text:p>78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[.D326]*(1-[.$D$1]/100)" office:value-type="float" office:value="78.4200014535737" calcext:value-type="float">
            <text:p>78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[.D327]*(1-[.$D$1]/100)" office:value-type="float" office:value="78.3611864524835" calcext:value-type="float">
            <text:p>78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[.D328]*(1-[.$D$1]/100)" office:value-type="float" office:value="78.3024155626442" calcext:value-type="float">
            <text:p>78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[.D329]*(1-[.$D$1]/100)" office:value-type="float" office:value="78.2436887509722" calcext:value-type="float">
            <text:p>78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[.D330]*(1-[.$D$1]/100)" office:value-type="float" office:value="78.1850059844089" calcext:value-type="float">
            <text:p>78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[.D331]*(1-[.$D$1]/100)" office:value-type="float" office:value="78.1263672299206" calcext:value-type="float">
            <text:p>78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[.D332]*(1-[.$D$1]/100)" office:value-type="float" office:value="78.0677724544982" calcext:value-type="float">
            <text:p>78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[.D333]*(1-[.$D$1]/100)" office:value-type="float" office:value="78.0092216251573" calcext:value-type="float">
            <text:p>78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[.D334]*(1-[.$D$1]/100)" office:value-type="float" office:value="77.9507147089384" calcext:value-type="float">
            <text:p>77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[.D335]*(1-[.$D$1]/100)" office:value-type="float" office:value="77.8922516729067" calcext:value-type="float">
            <text:p>77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[.D336]*(1-[.$D$1]/100)" office:value-type="float" office:value="77.833832484152" calcext:value-type="float">
            <text:p>77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[.D337]*(1-[.$D$1]/100)" office:value-type="float" office:value="77.7754571097889" calcext:value-type="float">
            <text:p>77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[.D338]*(1-[.$D$1]/100)" office:value-type="float" office:value="77.7171255169566" calcext:value-type="float">
            <text:p>77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[.D339]*(1-[.$D$1]/100)" office:value-type="float" office:value="77.6588376728189" calcext:value-type="float">
            <text:p>77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[.D340]*(1-[.$D$1]/100)" office:value-type="float" office:value="77.6005935445643" calcext:value-type="float">
            <text:p>77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[.D341]*(1-[.$D$1]/100)" office:value-type="float" office:value="77.5423930994058" calcext:value-type="float">
            <text:p>77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[.D342]*(1-[.$D$1]/100)" office:value-type="float" office:value="77.4842363045813" calcext:value-type="float">
            <text:p>77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[.D343]*(1-[.$D$1]/100)" office:value-type="float" office:value="77.4261231273528" calcext:value-type="float">
            <text:p>77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[.D344]*(1-[.$D$1]/100)" office:value-type="float" office:value="77.3680535350073" calcext:value-type="float">
            <text:p>77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[.D345]*(1-[.$D$1]/100)" office:value-type="float" office:value="77.3100274948561" calcext:value-type="float">
            <text:p>77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[.D346]*(1-[.$D$1]/100)" office:value-type="float" office:value="77.2520449742349" calcext:value-type="float">
            <text:p>77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[.D347]*(1-[.$D$1]/100)" office:value-type="float" office:value="77.1941059405043" calcext:value-type="float">
            <text:p>77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[.D348]*(1-[.$D$1]/100)" office:value-type="float" office:value="77.1362103610489" calcext:value-type="float">
            <text:p>77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[.D349]*(1-[.$D$1]/100)" office:value-type="float" office:value="77.0783582032781" calcext:value-type="float">
            <text:p>77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[.D350]*(1-[.$D$1]/100)" office:value-type="float" office:value="77.0205494346256" calcext:value-type="float">
            <text:p>77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[.D351]*(1-[.$D$1]/100)" office:value-type="float" office:value="76.9627840225497" calcext:value-type="float">
            <text:p>76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[.D352]*(1-[.$D$1]/100)" office:value-type="float" office:value="76.9050619345327" calcext:value-type="float">
            <text:p>76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[.D353]*(1-[.$D$1]/100)" office:value-type="float" office:value="76.8473831380818" calcext:value-type="float">
            <text:p>76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[.D354]*(1-[.$D$1]/100)" office:value-type="float" office:value="76.7897476007283" calcext:value-type="float">
            <text:p>76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[.D355]*(1-[.$D$1]/100)" office:value-type="float" office:value="76.7321552900277" calcext:value-type="float">
            <text:p>76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[.D356]*(1-[.$D$1]/100)" office:value-type="float" office:value="76.6746061735602" calcext:value-type="float">
            <text:p>76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[.D357]*(1-[.$D$1]/100)" office:value-type="float" office:value="76.61710021893" calcext:value-type="float">
            <text:p>76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[.D358]*(1-[.$D$1]/100)" office:value-type="float" office:value="76.5596373937658" calcext:value-type="float">
            <text:p>76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[.D359]*(1-[.$D$1]/100)" office:value-type="float" office:value="76.5022176657205" calcext:value-type="float">
            <text:p>76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[.D360]*(1-[.$D$1]/100)" office:value-type="float" office:value="76.4448410024712" calcext:value-type="float">
            <text:p>76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[.D361]*(1-[.$D$1]/100)" office:value-type="float" office:value="76.3875073717194" calcext:value-type="float">
            <text:p>76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[.D362]*(1-[.$D$1]/100)" office:value-type="float" office:value="76.3302167411906" calcext:value-type="float">
            <text:p>76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[.D363]*(1-[.$D$1]/100)" office:value-type="float" office:value="76.2729690786347" calcext:value-type="float">
            <text:p>76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[.D364]*(1-[.$D$1]/100)" office:value-type="float" office:value="76.2157643518257" calcext:value-type="float">
            <text:p>76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[.D365]*(1-[.$D$1]/100)" office:value-type="float" office:value="76.1586025285618" calcext:value-type="float">
            <text:p>76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[.D366]*(1-[.$D$1]/100)" office:value-type="float" office:value="76.1014835766654" calcext:value-type="float">
            <text:p>76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[.D367]*(1-[.$D$1]/100)" office:value-type="float" office:value="76.0444074639829" calcext:value-type="float">
            <text:p>76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[.D368]*(1-[.$D$1]/100)" office:value-type="float" office:value="75.9873741583849" calcext:value-type="float">
            <text:p>75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[.D369]*(1-[.$D$1]/100)" office:value-type="float" office:value="75.9303836277661" calcext:value-type="float">
            <text:p>75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[.D370]*(1-[.$D$1]/100)" office:value-type="float" office:value="75.8734358400453" calcext:value-type="float">
            <text:p>75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[.D371]*(1-[.$D$1]/100)" office:value-type="float" office:value="75.8165307631653" calcext:value-type="float">
            <text:p>75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[.D372]*(1-[.$D$1]/100)" office:value-type="float" office:value="75.7596683650929" calcext:value-type="float">
            <text:p>75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[.D373]*(1-[.$D$1]/100)" office:value-type="float" office:value="75.7028486138191" calcext:value-type="float">
            <text:p>75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[.D374]*(1-[.$D$1]/100)" office:value-type="float" office:value="75.6460714773587" calcext:value-type="float">
            <text:p>75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[.D375]*(1-[.$D$1]/100)" office:value-type="float" office:value="75.5893369237507" calcext:value-type="float">
            <text:p>75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[.D376]*(1-[.$D$1]/100)" office:value-type="float" office:value="75.5326449210579" calcext:value-type="float">
            <text:p>75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[.D377]*(1-[.$D$1]/100)" office:value-type="float" office:value="75.4759954373671" calcext:value-type="float">
            <text:p>75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[.D378]*(1-[.$D$1]/100)" office:value-type="float" office:value="75.419388440789" calcext:value-type="float">
            <text:p>75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[.D379]*(1-[.$D$1]/100)" office:value-type="float" office:value="75.3628238994584" calcext:value-type="float">
            <text:p>75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[.D380]*(1-[.$D$1]/100)" office:value-type="float" office:value="75.3063017815339" calcext:value-type="float">
            <text:p>75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[.D381]*(1-[.$D$1]/100)" office:value-type="float" office:value="75.2498220551977" calcext:value-type="float">
            <text:p>75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[.D382]*(1-[.$D$1]/100)" office:value-type="float" office:value="75.1933846886563" calcext:value-type="float">
            <text:p>75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[.D383]*(1-[.$D$1]/100)" office:value-type="float" office:value="75.1369896501398" calcext:value-type="float">
            <text:p>75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[.D384]*(1-[.$D$1]/100)" office:value-type="float" office:value="75.0806369079022" calcext:value-type="float">
            <text:p>75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[.D385]*(1-[.$D$1]/100)" office:value-type="float" office:value="75.0243264302213" calcext:value-type="float">
            <text:p>75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[.D386]*(1-[.$D$1]/100)" office:value-type="float" office:value="74.9680581853986" calcext:value-type="float">
            <text:p>74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[.D387]*(1-[.$D$1]/100)" office:value-type="float" office:value="74.9118321417596" calcext:value-type="float">
            <text:p>74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[.D388]*(1-[.$D$1]/100)" office:value-type="float" office:value="74.8556482676532" calcext:value-type="float">
            <text:p>74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[.D389]*(1-[.$D$1]/100)" office:value-type="float" office:value="74.7995065314525" calcext:value-type="float">
            <text:p>74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[.D390]*(1-[.$D$1]/100)" office:value-type="float" office:value="74.7434069015539" calcext:value-type="float">
            <text:p>74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[.D391]*(1-[.$D$1]/100)" office:value-type="float" office:value="74.6873493463777" calcext:value-type="float">
            <text:p>74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[.D392]*(1-[.$D$1]/100)" office:value-type="float" office:value="74.6313338343679" calcext:value-type="float">
            <text:p>74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[.D393]*(1-[.$D$1]/100)" office:value-type="float" office:value="74.5753603339922" calcext:value-type="float">
            <text:p>74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[.D394]*(1-[.$D$1]/100)" office:value-type="float" office:value="74.5194288137417" calcext:value-type="float">
            <text:p>74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[.D395]*(1-[.$D$1]/100)" office:value-type="float" office:value="74.4635392421314" calcext:value-type="float">
            <text:p>74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[.D396]*(1-[.$D$1]/100)" office:value-type="float" office:value="74.4076915876997" calcext:value-type="float">
            <text:p>74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[.D397]*(1-[.$D$1]/100)" office:value-type="float" office:value="74.351885819009" calcext:value-type="float">
            <text:p>74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[.D398]*(1-[.$D$1]/100)" office:value-type="float" office:value="74.2961219046447" calcext:value-type="float">
            <text:p>74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[.D399]*(1-[.$D$1]/100)" office:value-type="float" office:value="74.2403998132162" calcext:value-type="float">
            <text:p>74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[.D400]*(1-[.$D$1]/100)" office:value-type="float" office:value="74.1847195133563" calcext:value-type="float">
            <text:p>74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[.D401]*(1-[.$D$1]/100)" office:value-type="float" office:value="74.1290809737213" calcext:value-type="float">
            <text:p>74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[.D402]*(1-[.$D$1]/100)" office:value-type="float" office:value="74.073484162991" calcext:value-type="float">
            <text:p>74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[.D403]*(1-[.$D$1]/100)" office:value-type="float" office:value="74.0179290498688" calcext:value-type="float">
            <text:p>74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[.D404]*(1-[.$D$1]/100)" office:value-type="float" office:value="73.9624156030814" calcext:value-type="float">
            <text:p>73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[.D405]*(1-[.$D$1]/100)" office:value-type="float" office:value="73.906943791379" calcext:value-type="float">
            <text:p>73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[.D406]*(1-[.$D$1]/100)" office:value-type="float" office:value="73.8515135835355" calcext:value-type="float">
            <text:p>73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[.D407]*(1-[.$D$1]/100)" office:value-type="float" office:value="73.7961249483478" calcext:value-type="float">
            <text:p>73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[.D408]*(1-[.$D$1]/100)" office:value-type="float" office:value="73.7407778546366" calcext:value-type="float">
            <text:p>73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[.D409]*(1-[.$D$1]/100)" office:value-type="float" office:value="73.6854722712456" calcext:value-type="float">
            <text:p>73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[.D410]*(1-[.$D$1]/100)" office:value-type="float" office:value="73.6302081670422" calcext:value-type="float">
            <text:p>73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[.D411]*(1-[.$D$1]/100)" office:value-type="float" office:value="73.5749855109169" calcext:value-type="float">
            <text:p>73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[.D412]*(1-[.$D$1]/100)" office:value-type="float" office:value="73.5198042717837" calcext:value-type="float">
            <text:p>73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[.D413]*(1-[.$D$1]/100)" office:value-type="float" office:value="73.4646644185799" calcext:value-type="float">
            <text:p>73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[.D414]*(1-[.$D$1]/100)" office:value-type="float" office:value="73.4095659202659" calcext:value-type="float">
            <text:p>73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[.D415]*(1-[.$D$1]/100)" office:value-type="float" office:value="73.3545087458257" calcext:value-type="float">
            <text:p>73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[.D416]*(1-[.$D$1]/100)" office:value-type="float" office:value="73.2994928642663" calcext:value-type="float">
            <text:p>73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[.D417]*(1-[.$D$1]/100)" office:value-type="float" office:value="73.2445182446181" calcext:value-type="float">
            <text:p>73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[.D418]*(1-[.$D$1]/100)" office:value-type="float" office:value="73.1895848559347" calcext:value-type="float">
            <text:p>73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[.D419]*(1-[.$D$1]/100)" office:value-type="float" office:value="73.1346926672927" calcext:value-type="float">
            <text:p>73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[.D420]*(1-[.$D$1]/100)" office:value-type="float" office:value="73.0798416477922" calcext:value-type="float">
            <text:p>73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[.D421]*(1-[.$D$1]/100)" office:value-type="float" office:value="73.0250317665564" calcext:value-type="float">
            <text:p>73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[.D422]*(1-[.$D$1]/100)" office:value-type="float" office:value="72.9702629927315" calcext:value-type="float">
            <text:p>72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[.D423]*(1-[.$D$1]/100)" office:value-type="float" office:value="72.9155352954869" calcext:value-type="float">
            <text:p>72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[.D424]*(1-[.$D$1]/100)" office:value-type="float" office:value="72.8608486440153" calcext:value-type="float">
            <text:p>72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[.D425]*(1-[.$D$1]/100)" office:value-type="float" office:value="72.8062030075323" calcext:value-type="float">
            <text:p>72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[.D426]*(1-[.$D$1]/100)" office:value-type="float" office:value="72.7515983552767" calcext:value-type="float">
            <text:p>72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[.D427]*(1-[.$D$1]/100)" office:value-type="float" office:value="72.6970346565102" calcext:value-type="float">
            <text:p>72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[.D428]*(1-[.$D$1]/100)" office:value-type="float" office:value="72.6425118805178" calcext:value-type="float">
            <text:p>72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[.D429]*(1-[.$D$1]/100)" office:value-type="float" office:value="72.5880299966074" calcext:value-type="float">
            <text:p>72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[.D430]*(1-[.$D$1]/100)" office:value-type="float" office:value="72.53358897411" calcext:value-type="float">
            <text:p>72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[.D431]*(1-[.$D$1]/100)" office:value-type="float" office:value="72.4791887823794" calcext:value-type="float">
            <text:p>72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[.D432]*(1-[.$D$1]/100)" office:value-type="float" office:value="72.4248293907926" calcext:value-type="float">
            <text:p>72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[.D433]*(1-[.$D$1]/100)" office:value-type="float" office:value="72.3705107687495" calcext:value-type="float">
            <text:p>72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[.D434]*(1-[.$D$1]/100)" office:value-type="float" office:value="72.3162328856729" calcext:value-type="float">
            <text:p>72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[.D435]*(1-[.$D$1]/100)" office:value-type="float" office:value="72.2619957110087" calcext:value-type="float">
            <text:p>72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[.D436]*(1-[.$D$1]/100)" office:value-type="float" office:value="72.2077992142254" calcext:value-type="float">
            <text:p>72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[.D437]*(1-[.$D$1]/100)" office:value-type="float" office:value="72.1536433648148" calcext:value-type="float">
            <text:p>72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[.D438]*(1-[.$D$1]/100)" office:value-type="float" office:value="72.0995281322911" calcext:value-type="float">
            <text:p>72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[.D439]*(1-[.$D$1]/100)" office:value-type="float" office:value="72.0454534861919" calcext:value-type="float">
            <text:p>72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[.D440]*(1-[.$D$1]/100)" office:value-type="float" office:value="71.9914193960773" calcext:value-type="float">
            <text:p>71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[.D441]*(1-[.$D$1]/100)" office:value-type="float" office:value="71.9374258315302" calcext:value-type="float">
            <text:p>71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[.D442]*(1-[.$D$1]/100)" office:value-type="float" office:value="71.8834727621566" calcext:value-type="float">
            <text:p>71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[.D443]*(1-[.$D$1]/100)" office:value-type="float" office:value="71.829560157585" calcext:value-type="float">
            <text:p>71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[.D444]*(1-[.$D$1]/100)" office:value-type="float" office:value="71.7756879874668" calcext:value-type="float">
            <text:p>71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[.D445]*(1-[.$D$1]/100)" office:value-type="float" office:value="71.7218562214761" calcext:value-type="float">
            <text:p>71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[.D446]*(1-[.$D$1]/100)" office:value-type="float" office:value="71.66806482931" calcext:value-type="float">
            <text:p>71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[.D447]*(1-[.$D$1]/100)" office:value-type="float" office:value="71.6143137806881" calcext:value-type="float">
            <text:p>71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[.D448]*(1-[.$D$1]/100)" office:value-type="float" office:value="71.5606030453525" calcext:value-type="float">
            <text:p>71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[.D449]*(1-[.$D$1]/100)" office:value-type="float" office:value="71.5069325930685" calcext:value-type="float">
            <text:p>71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[.D450]*(1-[.$D$1]/100)" office:value-type="float" office:value="71.4533023936237" calcext:value-type="float">
            <text:p>71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[.D451]*(1-[.$D$1]/100)" office:value-type="float" office:value="71.3997124168285" calcext:value-type="float">
            <text:p>71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[.D452]*(1-[.$D$1]/100)" office:value-type="float" office:value="71.3461626325159" calcext:value-type="float">
            <text:p>71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[.D453]*(1-[.$D$1]/100)" office:value-type="float" office:value="71.2926530105415" calcext:value-type="float">
            <text:p>71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[.D454]*(1-[.$D$1]/100)" office:value-type="float" office:value="71.2391835207836" calcext:value-type="float">
            <text:p>71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[.D455]*(1-[.$D$1]/100)" office:value-type="float" office:value="71.185754133143" calcext:value-type="float">
            <text:p>71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[.D456]*(1-[.$D$1]/100)" office:value-type="float" office:value="71.1323648175432" calcext:value-type="float">
            <text:p>71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[.D457]*(1-[.$D$1]/100)" office:value-type="float" office:value="71.07901554393" calcext:value-type="float">
            <text:p>71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[.D458]*(1-[.$D$1]/100)" office:value-type="float" office:value="71.025706282272" calcext:value-type="float">
            <text:p>71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[.D459]*(1-[.$D$1]/100)" office:value-type="float" office:value="70.9724370025603" calcext:value-type="float">
            <text:p>70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[.D460]*(1-[.$D$1]/100)" office:value-type="float" office:value="70.9192076748084" calcext:value-type="float">
            <text:p>70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[.D461]*(1-[.$D$1]/100)" office:value-type="float" office:value="70.8660182690523" calcext:value-type="float">
            <text:p>70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[.D462]*(1-[.$D$1]/100)" office:value-type="float" office:value="70.8128687553505" calcext:value-type="float">
            <text:p>70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[.D463]*(1-[.$D$1]/100)" office:value-type="float" office:value="70.759759103784" calcext:value-type="float">
            <text:p>70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[.D464]*(1-[.$D$1]/100)" office:value-type="float" office:value="70.7066892844562" calcext:value-type="float">
            <text:p>70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[.D465]*(1-[.$D$1]/100)" office:value-type="float" office:value="70.6536592674928" calcext:value-type="float">
            <text:p>70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[.D466]*(1-[.$D$1]/100)" office:value-type="float" office:value="70.6006690230422" calcext:value-type="float">
            <text:p>70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[.D467]*(1-[.$D$1]/100)" office:value-type="float" office:value="70.5477185212749" calcext:value-type="float">
            <text:p>70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[.D468]*(1-[.$D$1]/100)" office:value-type="float" office:value="70.4948077323839" calcext:value-type="float">
            <text:p>70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[.D469]*(1-[.$D$1]/100)" office:value-type="float" office:value="70.4419366265847" calcext:value-type="float">
            <text:p>70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[.D470]*(1-[.$D$1]/100)" office:value-type="float" office:value="70.3891051741147" calcext:value-type="float">
            <text:p>70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[.D471]*(1-[.$D$1]/100)" office:value-type="float" office:value="70.3363133452341" calcext:value-type="float">
            <text:p>70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[.D472]*(1-[.$D$1]/100)" office:value-type="float" office:value="70.2835611102252" calcext:value-type="float">
            <text:p>70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[.D473]*(1-[.$D$1]/100)" office:value-type="float" office:value="70.2308484393925" calcext:value-type="float">
            <text:p>70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[.D474]*(1-[.$D$1]/100)" office:value-type="float" office:value="70.178175303063" calcext:value-type="float">
            <text:p>70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[.D475]*(1-[.$D$1]/100)" office:value-type="float" office:value="70.1255416715857" calcext:value-type="float">
            <text:p>70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[.D476]*(1-[.$D$1]/100)" office:value-type="float" office:value="70.072947515332" calcext:value-type="float">
            <text:p>70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[.D477]*(1-[.$D$1]/100)" office:value-type="float" office:value="70.0203928046955" calcext:value-type="float">
            <text:p>70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[.D478]*(1-[.$D$1]/100)" office:value-type="float" office:value="69.967877510092" calcext:value-type="float">
            <text:p>69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[.D479]*(1-[.$D$1]/100)" office:value-type="float" office:value="69.9154016019594" calcext:value-type="float">
            <text:p>69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[.D480]*(1-[.$D$1]/100)" office:value-type="float" office:value="69.8629650507579" calcext:value-type="float">
            <text:p>69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[.D481]*(1-[.$D$1]/100)" office:value-type="float" office:value="69.8105678269698" calcext:value-type="float">
            <text:p>69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[.D482]*(1-[.$D$1]/100)" office:value-type="float" office:value="69.7582099010996" calcext:value-type="float">
            <text:p>69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[.D483]*(1-[.$D$1]/100)" office:value-type="float" office:value="69.7058912436738" calcext:value-type="float">
            <text:p>69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[.D484]*(1-[.$D$1]/100)" office:value-type="float" office:value="69.653611825241" calcext:value-type="float">
            <text:p>69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[.D485]*(1-[.$D$1]/100)" office:value-type="float" office:value="69.6013716163721" calcext:value-type="float">
            <text:p>69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[.D486]*(1-[.$D$1]/100)" office:value-type="float" office:value="69.5491705876598" calcext:value-type="float">
            <text:p>69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[.D487]*(1-[.$D$1]/100)" office:value-type="float" office:value="69.4970087097191" calcext:value-type="float">
            <text:p>69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[.D488]*(1-[.$D$1]/100)" office:value-type="float" office:value="69.4448859531868" calcext:value-type="float">
            <text:p>69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[.D489]*(1-[.$D$1]/100)" office:value-type="float" office:value="69.3928022887219" calcext:value-type="float">
            <text:p>69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[.D490]*(1-[.$D$1]/100)" office:value-type="float" office:value="69.3407576870054" calcext:value-type="float">
            <text:p>69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[.D491]*(1-[.$D$1]/100)" office:value-type="float" office:value="69.2887521187401" calcext:value-type="float">
            <text:p>69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[.D492]*(1-[.$D$1]/100)" office:value-type="float" office:value="69.236785554651" calcext:value-type="float">
            <text:p>69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[.D493]*(1-[.$D$1]/100)" office:value-type="float" office:value="69.1848579654851" calcext:value-type="float">
            <text:p>69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[.D494]*(1-[.$D$1]/100)" office:value-type="float" office:value="69.1329693220109" calcext:value-type="float">
            <text:p>69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[.D495]*(1-[.$D$1]/100)" office:value-type="float" office:value="69.0811195950194" calcext:value-type="float">
            <text:p>69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[.D496]*(1-[.$D$1]/100)" office:value-type="float" office:value="69.0293087553232" calcext:value-type="float">
            <text:p>69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[.D497]*(1-[.$D$1]/100)" office:value-type="float" office:value="68.9775367737567" calcext:value-type="float">
            <text:p>68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[.D498]*(1-[.$D$1]/100)" office:value-type="float" office:value="68.9258036211763" calcext:value-type="float">
            <text:p>68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[.D499]*(1-[.$D$1]/100)" office:value-type="float" office:value="68.8741092684605" calcext:value-type="float">
            <text:p>68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[.D500]*(1-[.$D$1]/100)" office:value-type="float" office:value="68.8224536865091" calcext:value-type="float">
            <text:p>68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D501]*(1-[.$D$1]/100)" office:value-type="float" office:value="68.7708368462442" calcext:value-type="float">
            <text:p>68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[.D502]*(1-[.$D$1]/100)" office:value-type="float" office:value="68.7192587186095" calcext:value-type="float">
            <text:p>68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[.D503]*(1-[.$D$1]/100)" office:value-type="float" office:value="68.6677192745706" calcext:value-type="float">
            <text:p>68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[.D504]*(1-[.$D$1]/100)" office:value-type="float" office:value="68.6162184851146" calcext:value-type="float">
            <text:p>68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[.D505]*(1-[.$D$1]/100)" office:value-type="float" office:value="68.5647563212508" calcext:value-type="float">
            <text:p>68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[.D506]*(1-[.$D$1]/100)" office:value-type="float" office:value="68.5133327540099" calcext:value-type="float">
            <text:p>68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[.D507]*(1-[.$D$1]/100)" office:value-type="float" office:value="68.4619477544444" calcext:value-type="float">
            <text:p>68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[.D508]*(1-[.$D$1]/100)" office:value-type="float" office:value="68.4106012936285" calcext:value-type="float">
            <text:p>68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[.D509]*(1-[.$D$1]/100)" office:value-type="float" office:value="68.3592933426583" calcext:value-type="float">
            <text:p>68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[.D510]*(1-[.$D$1]/100)" office:value-type="float" office:value="68.3080238726513" calcext:value-type="float">
            <text:p>68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[.D511]*(1-[.$D$1]/100)" office:value-type="float" office:value="68.2567928547468" calcext:value-type="float">
            <text:p>68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[.D512]*(1-[.$D$1]/100)" office:value-type="float" office:value="68.2056002601057" calcext:value-type="float">
            <text:p>68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[.D513]*(1-[.$D$1]/100)" office:value-type="float" office:value="68.1544460599107" calcext:value-type="float">
            <text:p>68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[.D514]*(1-[.$D$1]/100)" office:value-type="float" office:value="68.1033302253657" calcext:value-type="float">
            <text:p>68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[.D515]*(1-[.$D$1]/100)" office:value-type="float" office:value="68.0522527276967" calcext:value-type="float">
            <text:p>68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[.D516]*(1-[.$D$1]/100)" office:value-type="float" office:value="68.0012135381509" calcext:value-type="float">
            <text:p>68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[.D517]*(1-[.$D$1]/100)" office:value-type="float" office:value="67.9502126279973" calcext:value-type="float">
            <text:p>67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[.D518]*(1-[.$D$1]/100)" office:value-type="float" office:value="67.8992499685263" calcext:value-type="float">
            <text:p>67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[.D519]*(1-[.$D$1]/100)" office:value-type="float" office:value="67.8483255310499" calcext:value-type="float">
            <text:p>67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[.D520]*(1-[.$D$1]/100)" office:value-type="float" office:value="67.7974392869016" calcext:value-type="float">
            <text:p>67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[.D521]*(1-[.$D$1]/100)" office:value-type="float" office:value="67.7465912074364" calcext:value-type="float">
            <text:p>67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[.D522]*(1-[.$D$1]/100)" office:value-type="float" office:value="67.6957812640309" calcext:value-type="float">
            <text:p>67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[.D523]*(1-[.$D$1]/100)" office:value-type="float" office:value="67.6450094280828" calcext:value-type="float">
            <text:p>67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[.D524]*(1-[.$D$1]/100)" office:value-type="float" office:value="67.5942756710118" calcext:value-type="float">
            <text:p>67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[.D525]*(1-[.$D$1]/100)" office:value-type="float" office:value="67.5435799642585" calcext:value-type="float">
            <text:p>67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[.D526]*(1-[.$D$1]/100)" office:value-type="float" office:value="67.4929222792853" calcext:value-type="float">
            <text:p>67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[.D527]*(1-[.$D$1]/100)" office:value-type="float" office:value="67.4423025875758" calcext:value-type="float">
            <text:p>67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[.D528]*(1-[.$D$1]/100)" office:value-type="float" office:value="67.3917208606352" calcext:value-type="float">
            <text:p>67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[.D529]*(1-[.$D$1]/100)" office:value-type="float" office:value="67.3411770699897" calcext:value-type="float">
            <text:p>67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[.D530]*(1-[.$D$1]/100)" office:value-type="float" office:value="67.2906711871872" calcext:value-type="float">
            <text:p>67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[.D531]*(1-[.$D$1]/100)" office:value-type="float" office:value="67.2402031837968" calcext:value-type="float">
            <text:p>67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[.D532]*(1-[.$D$1]/100)" office:value-type="float" office:value="67.1897730314089" calcext:value-type="float">
            <text:p>67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[.D533]*(1-[.$D$1]/100)" office:value-type="float" office:value="67.1393807016354" calcext:value-type="float">
            <text:p>67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[.D534]*(1-[.$D$1]/100)" office:value-type="float" office:value="67.0890261661092" calcext:value-type="float">
            <text:p>67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[.D535]*(1-[.$D$1]/100)" office:value-type="float" office:value="67.0387093964846" calcext:value-type="float">
            <text:p>67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[.D536]*(1-[.$D$1]/100)" office:value-type="float" office:value="66.9884303644372" calcext:value-type="float">
            <text:p>66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[.D537]*(1-[.$D$1]/100)" office:value-type="float" office:value="66.9381890416639" calcext:value-type="float">
            <text:p>66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[.D538]*(1-[.$D$1]/100)" office:value-type="float" office:value="66.8879853998826" calcext:value-type="float">
            <text:p>66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[.D539]*(1-[.$D$1]/100)" office:value-type="float" office:value="66.8378194108327" calcext:value-type="float">
            <text:p>6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[.D540]*(1-[.$D$1]/100)" office:value-type="float" office:value="66.7876910462746" calcext:value-type="float">
            <text:p>66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[.D541]*(1-[.$D$1]/100)" office:value-type="float" office:value="66.7376002779899" calcext:value-type="float">
            <text:p>66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[.D542]*(1-[.$D$1]/100)" office:value-type="float" office:value="66.6875470777814" calcext:value-type="float">
            <text:p>66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[.D543]*(1-[.$D$1]/100)" office:value-type="float" office:value="66.6375314174731" calcext:value-type="float">
            <text:p>66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[.D544]*(1-[.$D$1]/100)" office:value-type="float" office:value="66.5875532689099" calcext:value-type="float">
            <text:p>66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[.D545]*(1-[.$D$1]/100)" office:value-type="float" office:value="66.5376126039583" calcext:value-type="float">
            <text:p>66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[.D546]*(1-[.$D$1]/100)" office:value-type="float" office:value="66.4877093945053" calcext:value-type="float">
            <text:p>66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[.D547]*(1-[.$D$1]/100)" office:value-type="float" office:value="66.4378436124594" calcext:value-type="float">
            <text:p>66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[.D548]*(1-[.$D$1]/100)" office:value-type="float" office:value="66.3880152297501" calcext:value-type="float">
            <text:p>66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[.D549]*(1-[.$D$1]/100)" office:value-type="float" office:value="66.3382242183277" calcext:value-type="float">
            <text:p>66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[.D550]*(1-[.$D$1]/100)" office:value-type="float" office:value="66.288470550164" calcext:value-type="float">
            <text:p>66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[.D551]*(1-[.$D$1]/100)" office:value-type="float" office:value="66.2387541972514" calcext:value-type="float">
            <text:p>66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[.D552]*(1-[.$D$1]/100)" office:value-type="float" office:value="66.1890751316034" calcext:value-type="float">
            <text:p>66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[.D553]*(1-[.$D$1]/100)" office:value-type="float" office:value="66.1394333252547" calcext:value-type="float">
            <text:p>66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[.D554]*(1-[.$D$1]/100)" office:value-type="float" office:value="66.0898287502608" calcext:value-type="float">
            <text:p>66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[.D555]*(1-[.$D$1]/100)" office:value-type="float" office:value="66.0402613786981" calcext:value-type="float">
            <text:p>66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[.D556]*(1-[.$D$1]/100)" office:value-type="float" office:value="65.9907311826641" calcext:value-type="float">
            <text:p>65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[.D557]*(1-[.$D$1]/100)" office:value-type="float" office:value="65.941238134277" calcext:value-type="float">
            <text:p>65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[.D558]*(1-[.$D$1]/100)" office:value-type="float" office:value="65.8917822056763" calcext:value-type="float">
            <text:p>65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[.D559]*(1-[.$D$1]/100)" office:value-type="float" office:value="65.8423633690221" calcext:value-type="float">
            <text:p>65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[.D560]*(1-[.$D$1]/100)" office:value-type="float" office:value="65.7929815964953" calcext:value-type="float">
            <text:p>65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[.D561]*(1-[.$D$1]/100)" office:value-type="float" office:value="65.7436368602979" calcext:value-type="float">
            <text:p>65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[.D562]*(1-[.$D$1]/100)" office:value-type="float" office:value="65.6943291326527" calcext:value-type="float">
            <text:p>65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[.D563]*(1-[.$D$1]/100)" office:value-type="float" office:value="65.6450583858032" calcext:value-type="float">
            <text:p>65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[.D564]*(1-[.$D$1]/100)" office:value-type="float" office:value="65.5958245920139" calcext:value-type="float">
            <text:p>65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[.D565]*(1-[.$D$1]/100)" office:value-type="float" office:value="65.5466277235699" calcext:value-type="float">
            <text:p>65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[.D566]*(1-[.$D$1]/100)" office:value-type="float" office:value="65.4974677527772" calcext:value-type="float">
            <text:p>65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[.D567]*(1-[.$D$1]/100)" office:value-type="float" office:value="65.4483446519626" calcext:value-type="float">
            <text:p>65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[.D568]*(1-[.$D$1]/100)" office:value-type="float" office:value="65.3992583934736" calcext:value-type="float">
            <text:p>65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[.D569]*(1-[.$D$1]/100)" office:value-type="float" office:value="65.3502089496785" calcext:value-type="float">
            <text:p>65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[.D570]*(1-[.$D$1]/100)" office:value-type="float" office:value="65.3011962929663" calcext:value-type="float">
            <text:p>65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[.D571]*(1-[.$D$1]/100)" office:value-type="float" office:value="65.2522203957465" calcext:value-type="float">
            <text:p>65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[.D572]*(1-[.$D$1]/100)" office:value-type="float" office:value="65.2032812304497" calcext:value-type="float">
            <text:p>65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[.D573]*(1-[.$D$1]/100)" office:value-type="float" office:value="65.1543787695269" calcext:value-type="float">
            <text:p>65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[.D574]*(1-[.$D$1]/100)" office:value-type="float" office:value="65.1055129854497" calcext:value-type="float">
            <text:p>65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[.D575]*(1-[.$D$1]/100)" office:value-type="float" office:value="65.0566838507106" calcext:value-type="float">
            <text:p>65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[.D576]*(1-[.$D$1]/100)" office:value-type="float" office:value="65.0078913378226" calcext:value-type="float">
            <text:p>65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[.D577]*(1-[.$D$1]/100)" office:value-type="float" office:value="64.9591354193192" calcext:value-type="float">
            <text:p>64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[.D578]*(1-[.$D$1]/100)" office:value-type="float" office:value="64.9104160677547" calcext:value-type="float">
            <text:p>64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[.D579]*(1-[.$D$1]/100)" office:value-type="float" office:value="64.8617332557039" calcext:value-type="float">
            <text:p>64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[.D580]*(1-[.$D$1]/100)" office:value-type="float" office:value="64.8130869557622" calcext:value-type="float">
            <text:p>64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[.D581]*(1-[.$D$1]/100)" office:value-type="float" office:value="64.7644771405453" calcext:value-type="float">
            <text:p>64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[.D582]*(1-[.$D$1]/100)" office:value-type="float" office:value="64.7159037826899" calcext:value-type="float">
            <text:p>64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[.D583]*(1-[.$D$1]/100)" office:value-type="float" office:value="64.6673668548529" calcext:value-type="float">
            <text:p>64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[.D584]*(1-[.$D$1]/100)" office:value-type="float" office:value="64.6188663297118" calcext:value-type="float">
            <text:p>64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[.D585]*(1-[.$D$1]/100)" office:value-type="float" office:value="64.5704021799645" calcext:value-type="float">
            <text:p>64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[.D586]*(1-[.$D$1]/100)" office:value-type="float" office:value="64.5219743783295" calcext:value-type="float">
            <text:p>64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[.D587]*(1-[.$D$1]/100)" office:value-type="float" office:value="64.4735828975457" calcext:value-type="float">
            <text:p>64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[.D588]*(1-[.$D$1]/100)" office:value-type="float" office:value="64.4252277103726" calcext:value-type="float">
            <text:p>64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[.D589]*(1-[.$D$1]/100)" office:value-type="float" office:value="64.3769087895898" calcext:value-type="float">
            <text:p>64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[.D590]*(1-[.$D$1]/100)" office:value-type="float" office:value="64.3286261079976" calcext:value-type="float">
            <text:p>64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[.D591]*(1-[.$D$1]/100)" office:value-type="float" office:value="64.2803796384166" calcext:value-type="float">
            <text:p>64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[.D592]*(1-[.$D$1]/100)" office:value-type="float" office:value="64.2321693536878" calcext:value-type="float">
            <text:p>64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[.D593]*(1-[.$D$1]/100)" office:value-type="float" office:value="64.1839952266725" calcext:value-type="float">
            <text:p>64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[.D594]*(1-[.$D$1]/100)" office:value-type="float" office:value="64.1358572302525" calcext:value-type="float">
            <text:p>64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[.D595]*(1-[.$D$1]/100)" office:value-type="float" office:value="64.0877553373298" calcext:value-type="float">
            <text:p>64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[.D596]*(1-[.$D$1]/100)" office:value-type="float" office:value="64.0396895208268" calcext:value-type="float">
            <text:p>64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[.D597]*(1-[.$D$1]/100)" office:value-type="float" office:value="63.9916597536862" calcext:value-type="float">
            <text:p>63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[.D598]*(1-[.$D$1]/100)" office:value-type="float" office:value="63.9436660088709" calcext:value-type="float">
            <text:p>63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[.D599]*(1-[.$D$1]/100)" office:value-type="float" office:value="63.8957082593643" calcext:value-type="float">
            <text:p>63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[.D600]*(1-[.$D$1]/100)" office:value-type="float" office:value="63.8477864781698" calcext:value-type="float">
            <text:p>63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[.D601]*(1-[.$D$1]/100)" office:value-type="float" office:value="63.7999006383111" calcext:value-type="float">
            <text:p>63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[.D602]*(1-[.$D$1]/100)" office:value-type="float" office:value="63.7520507128324" calcext:value-type="float">
            <text:p>63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[.D603]*(1-[.$D$1]/100)" office:value-type="float" office:value="63.7042366747978" calcext:value-type="float">
            <text:p>63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[.D604]*(1-[.$D$1]/100)" office:value-type="float" office:value="63.6564584972917" calcext:value-type="float">
            <text:p>63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[.D605]*(1-[.$D$1]/100)" office:value-type="float" office:value="63.6087161534187" calcext:value-type="float">
            <text:p>63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[.D606]*(1-[.$D$1]/100)" office:value-type="float" office:value="63.5610096163036" calcext:value-type="float">
            <text:p>63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[.D607]*(1-[.$D$1]/100)" office:value-type="float" office:value="63.5133388590914" calcext:value-type="float">
            <text:p>63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[.D608]*(1-[.$D$1]/100)" office:value-type="float" office:value="63.4657038549471" calcext:value-type="float">
            <text:p>63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[.D609]*(1-[.$D$1]/100)" office:value-type="float" office:value="63.4181045770559" calcext:value-type="float">
            <text:p>63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[.D610]*(1-[.$D$1]/100)" office:value-type="float" office:value="63.3705409986231" calcext:value-type="float">
            <text:p>63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[.D611]*(1-[.$D$1]/100)" office:value-type="float" office:value="63.3230130928741" calcext:value-type="float">
            <text:p>63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[.D612]*(1-[.$D$1]/100)" office:value-type="float" office:value="63.2755208330545" calcext:value-type="float">
            <text:p>63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[.D613]*(1-[.$D$1]/100)" office:value-type="float" office:value="63.2280641924297" calcext:value-type="float">
            <text:p>63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[.D614]*(1-[.$D$1]/100)" office:value-type="float" office:value="63.1806431442853" calcext:value-type="float">
            <text:p>63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[.D615]*(1-[.$D$1]/100)" office:value-type="float" office:value="63.1332576619271" calcext:value-type="float">
            <text:p>63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[.D616]*(1-[.$D$1]/100)" office:value-type="float" office:value="63.0859077186807" calcext:value-type="float">
            <text:p>63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[.D617]*(1-[.$D$1]/100)" office:value-type="float" office:value="63.0385932878917" calcext:value-type="float">
            <text:p>63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[.D618]*(1-[.$D$1]/100)" office:value-type="float" office:value="62.9913143429257" calcext:value-type="float">
            <text:p>62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[.D619]*(1-[.$D$1]/100)" office:value-type="float" office:value="62.9440708571685" calcext:value-type="float">
            <text:p>62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[.D620]*(1-[.$D$1]/100)" office:value-type="float" office:value="62.8968628040257" calcext:value-type="float">
            <text:p>62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[.D621]*(1-[.$D$1]/100)" office:value-type="float" office:value="62.8496901569226" calcext:value-type="float">
            <text:p>62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[.D622]*(1-[.$D$1]/100)" office:value-type="float" office:value="62.802552889305" calcext:value-type="float">
            <text:p>62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[.D623]*(1-[.$D$1]/100)" office:value-type="float" office:value="62.755450974638" calcext:value-type="float">
            <text:p>62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[.D624]*(1-[.$D$1]/100)" office:value-type="float" office:value="62.708384386407" calcext:value-type="float">
            <text:p>62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[.D625]*(1-[.$D$1]/100)" office:value-type="float" office:value="62.6613530981172" calcext:value-type="float">
            <text:p>62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[.D626]*(1-[.$D$1]/100)" office:value-type="float" office:value="62.6143570832936" calcext:value-type="float">
            <text:p>62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[.D627]*(1-[.$D$1]/100)" office:value-type="float" office:value="62.5673963154811" calcext:value-type="float">
            <text:p>62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[.D628]*(1-[.$D$1]/100)" office:value-type="float" office:value="62.5204707682445" calcext:value-type="float">
            <text:p>62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[.D629]*(1-[.$D$1]/100)" office:value-type="float" office:value="62.4735804151683" calcext:value-type="float">
            <text:p>62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[.D630]*(1-[.$D$1]/100)" office:value-type="float" office:value="62.4267252298569" calcext:value-type="float">
            <text:p>62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[.D631]*(1-[.$D$1]/100)" office:value-type="float" office:value="62.3799051859345" calcext:value-type="float">
            <text:p>62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[.D632]*(1-[.$D$1]/100)" office:value-type="float" office:value="62.3331202570451" calcext:value-type="float">
            <text:p>62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[.D633]*(1-[.$D$1]/100)" office:value-type="float" office:value="62.2863704168523" calcext:value-type="float">
            <text:p>62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[.D634]*(1-[.$D$1]/100)" office:value-type="float" office:value="62.2396556390397" calcext:value-type="float">
            <text:p>62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[.D635]*(1-[.$D$1]/100)" office:value-type="float" office:value="62.1929758973104" calcext:value-type="float">
            <text:p>62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[.D636]*(1-[.$D$1]/100)" office:value-type="float" office:value="62.1463311653874" calcext:value-type="float">
            <text:p>62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[.D637]*(1-[.$D$1]/100)" office:value-type="float" office:value="62.0997214170134" calcext:value-type="float">
            <text:p>62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[.D638]*(1-[.$D$1]/100)" office:value-type="float" office:value="62.0531466259506" calcext:value-type="float">
            <text:p>62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[.D639]*(1-[.$D$1]/100)" office:value-type="float" office:value="62.0066067659811" calcext:value-type="float">
            <text:p>62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[.D640]*(1-[.$D$1]/100)" office:value-type="float" office:value="61.9601018109067" calcext:value-type="float">
            <text:p>61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[.D641]*(1-[.$D$1]/100)" office:value-type="float" office:value="61.9136317345485" calcext:value-type="float">
            <text:p>61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[.D642]*(1-[.$D$1]/100)" office:value-type="float" office:value="61.8671965107476" calcext:value-type="float">
            <text:p>61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[.D643]*(1-[.$D$1]/100)" office:value-type="float" office:value="61.8207961133645" calcext:value-type="float">
            <text:p>61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[.D644]*(1-[.$D$1]/100)" office:value-type="float" office:value="61.7744305162795" calcext:value-type="float">
            <text:p>61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[.D645]*(1-[.$D$1]/100)" office:value-type="float" office:value="61.7280996933923" calcext:value-type="float">
            <text:p>61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[.D646]*(1-[.$D$1]/100)" office:value-type="float" office:value="61.6818036186222" calcext:value-type="float">
            <text:p>61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[.D647]*(1-[.$D$1]/100)" office:value-type="float" office:value="61.6355422659082" calcext:value-type="float">
            <text:p>61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[.D648]*(1-[.$D$1]/100)" office:value-type="float" office:value="61.5893156092088" calcext:value-type="float">
            <text:p>61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[.D649]*(1-[.$D$1]/100)" office:value-type="float" office:value="61.5431236225019" calcext:value-type="float">
            <text:p>61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[.D650]*(1-[.$D$1]/100)" office:value-type="float" office:value="61.496966279785" calcext:value-type="float">
            <text:p>61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[.D651]*(1-[.$D$1]/100)" office:value-type="float" office:value="61.4508435550752" calcext:value-type="float">
            <text:p>61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[.D652]*(1-[.$D$1]/100)" office:value-type="float" office:value="61.4047554224089" calcext:value-type="float">
            <text:p>61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[.D653]*(1-[.$D$1]/100)" office:value-type="float" office:value="61.3587018558421" calcext:value-type="float">
            <text:p>61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[.D654]*(1-[.$D$1]/100)" office:value-type="float" office:value="61.3126828294502" calcext:value-type="float">
            <text:p>61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[.D655]*(1-[.$D$1]/100)" office:value-type="float" office:value="61.2666983173281" calcext:value-type="float">
            <text:p>61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[.D656]*(1-[.$D$1]/100)" office:value-type="float" office:value="61.2207482935901" calcext:value-type="float">
            <text:p>61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[.D657]*(1-[.$D$1]/100)" office:value-type="float" office:value="61.1748327323699" calcext:value-type="float">
            <text:p>61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[.D658]*(1-[.$D$1]/100)" office:value-type="float" office:value="61.1289516078206" calcext:value-type="float">
            <text:p>61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[.D659]*(1-[.$D$1]/100)" office:value-type="float" office:value="61.0831048941147" calcext:value-type="float">
            <text:p>61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[.D660]*(1-[.$D$1]/100)" office:value-type="float" office:value="61.0372925654442" calcext:value-type="float">
            <text:p>61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[.D661]*(1-[.$D$1]/100)" office:value-type="float" office:value="60.9915145960201" calcext:value-type="float">
            <text:p>60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[.D662]*(1-[.$D$1]/100)" office:value-type="float" office:value="60.945770960073" calcext:value-type="float">
            <text:p>60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[.D663]*(1-[.$D$1]/100)" office:value-type="float" office:value="60.900061631853" calcext:value-type="float">
            <text:p>60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[.D664]*(1-[.$D$1]/100)" office:value-type="float" office:value="60.8543865856291" calcext:value-type="float">
            <text:p>60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[.D665]*(1-[.$D$1]/100)" office:value-type="float" office:value="60.8087457956899" calcext:value-type="float">
            <text:p>60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[.D666]*(1-[.$D$1]/100)" office:value-type="float" office:value="60.7631392363431" calcext:value-type="float">
            <text:p>60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[.D667]*(1-[.$D$1]/100)" office:value-type="float" office:value="60.7175668819159" calcext:value-type="float">
            <text:p>60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[.D668]*(1-[.$D$1]/100)" office:value-type="float" office:value="60.6720287067544" calcext:value-type="float">
            <text:p>60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[.D669]*(1-[.$D$1]/100)" office:value-type="float" office:value="60.6265246852244" calcext:value-type="float">
            <text:p>60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[.D670]*(1-[.$D$1]/100)" office:value-type="float" office:value="60.5810547917104" calcext:value-type="float">
            <text:p>60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[.D671]*(1-[.$D$1]/100)" office:value-type="float" office:value="60.5356190006166" calcext:value-type="float">
            <text:p>60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[.D672]*(1-[.$D$1]/100)" office:value-type="float" office:value="60.4902172863662" calcext:value-type="float">
            <text:p>60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[.D673]*(1-[.$D$1]/100)" office:value-type="float" office:value="60.4448496234014" calcext:value-type="float">
            <text:p>60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[.D674]*(1-[.$D$1]/100)" office:value-type="float" office:value="60.3995159861839" calcext:value-type="float">
            <text:p>60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[.D675]*(1-[.$D$1]/100)" office:value-type="float" office:value="60.3542163491942" calcext:value-type="float">
            <text:p>60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[.D676]*(1-[.$D$1]/100)" office:value-type="float" office:value="60.3089506869323" calcext:value-type="float">
            <text:p>60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[.D677]*(1-[.$D$1]/100)" office:value-type="float" office:value="60.2637189739171" calcext:value-type="float">
            <text:p>60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[.D678]*(1-[.$D$1]/100)" office:value-type="float" office:value="60.2185211846867" calcext:value-type="float">
            <text:p>60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[.D679]*(1-[.$D$1]/100)" office:value-type="float" office:value="60.1733572937982" calcext:value-type="float">
            <text:p>60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[.D680]*(1-[.$D$1]/100)" office:value-type="float" office:value="60.1282272758278" calcext:value-type="float">
            <text:p>60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[.D681]*(1-[.$D$1]/100)" office:value-type="float" office:value="60.0831311053709" calcext:value-type="float">
            <text:p>60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[.D682]*(1-[.$D$1]/100)" office:value-type="float" office:value="60.0380687570419" calcext:value-type="float">
            <text:p>60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[.D683]*(1-[.$D$1]/100)" office:value-type="float" office:value="59.9930402054741" calcext:value-type="float">
            <text:p>59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[.D684]*(1-[.$D$1]/100)" office:value-type="float" office:value="59.94804542532" calcext:value-type="float">
            <text:p>59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[.D685]*(1-[.$D$1]/100)" office:value-type="float" office:value="59.903084391251" calcext:value-type="float">
            <text:p>59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[.D686]*(1-[.$D$1]/100)" office:value-type="float" office:value="59.8581570779576" calcext:value-type="float">
            <text:p>59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[.D687]*(1-[.$D$1]/100)" office:value-type="float" office:value="59.8132634601491" calcext:value-type="float">
            <text:p>59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[.D688]*(1-[.$D$1]/100)" office:value-type="float" office:value="59.768403512554" calcext:value-type="float">
            <text:p>59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[.D689]*(1-[.$D$1]/100)" office:value-type="float" office:value="59.7235772099196" calcext:value-type="float">
            <text:p>59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[.D690]*(1-[.$D$1]/100)" office:value-type="float" office:value="59.6787845270121" calcext:value-type="float">
            <text:p>59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[.D691]*(1-[.$D$1]/100)" office:value-type="float" office:value="59.6340254386169" calcext:value-type="float">
            <text:p>59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[.D692]*(1-[.$D$1]/100)" office:value-type="float" office:value="59.5892999195379" calcext:value-type="float">
            <text:p>59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[.D693]*(1-[.$D$1]/100)" office:value-type="float" office:value="59.5446079445983" calcext:value-type="float">
            <text:p>59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[.D694]*(1-[.$D$1]/100)" office:value-type="float" office:value="59.4999494886398" calcext:value-type="float">
            <text:p>59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[.D695]*(1-[.$D$1]/100)" office:value-type="float" office:value="59.4553245265233" calcext:value-type="float">
            <text:p>59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[.D696]*(1-[.$D$1]/100)" office:value-type="float" office:value="59.4107330331284" calcext:value-type="float">
            <text:p>59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[.D697]*(1-[.$D$1]/100)" office:value-type="float" office:value="59.3661749833536" calcext:value-type="float">
            <text:p>59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[.D698]*(1-[.$D$1]/100)" office:value-type="float" office:value="59.3216503521161" calcext:value-type="float">
            <text:p>59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[.D699]*(1-[.$D$1]/100)" office:value-type="float" office:value="59.277159114352" calcext:value-type="float">
            <text:p>59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[.D700]*(1-[.$D$1]/100)" office:value-type="float" office:value="59.2327012450162" calcext:value-type="float">
            <text:p>59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[.D701]*(1-[.$D$1]/100)" office:value-type="float" office:value="59.1882767190825" calcext:value-type="float">
            <text:p>59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[.D702]*(1-[.$D$1]/100)" office:value-type="float" office:value="59.1438855115431" calcext:value-type="float">
            <text:p>59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[.D703]*(1-[.$D$1]/100)" office:value-type="float" office:value="59.0995275974095" calcext:value-type="float">
            <text:p>59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[.D704]*(1-[.$D$1]/100)" office:value-type="float" office:value="59.0552029517114" calcext:value-type="float">
            <text:p>59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[.D705]*(1-[.$D$1]/100)" office:value-type="float" office:value="59.0109115494976" calcext:value-type="float">
            <text:p>59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[.D706]*(1-[.$D$1]/100)" office:value-type="float" office:value="58.9666533658355" calcext:value-type="float">
            <text:p>58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[.D707]*(1-[.$D$1]/100)" office:value-type="float" office:value="58.9224283758111" calcext:value-type="float">
            <text:p>58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[.D708]*(1-[.$D$1]/100)" office:value-type="float" office:value="58.8782365545293" calcext:value-type="float">
            <text:p>58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[.D709]*(1-[.$D$1]/100)" office:value-type="float" office:value="58.8340778771134" calcext:value-type="float">
            <text:p>58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[.D710]*(1-[.$D$1]/100)" office:value-type="float" office:value="58.7899523187055" calcext:value-type="float">
            <text:p>58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[.D711]*(1-[.$D$1]/100)" office:value-type="float" office:value="58.7458598544665" calcext:value-type="float">
            <text:p>58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[.D712]*(1-[.$D$1]/100)" office:value-type="float" office:value="58.7018004595757" calcext:value-type="float">
            <text:p>58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[.D713]*(1-[.$D$1]/100)" office:value-type="float" office:value="58.657774109231" calcext:value-type="float">
            <text:p>58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[.D714]*(1-[.$D$1]/100)" office:value-type="float" office:value="58.613780778649" calcext:value-type="float">
            <text:p>58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[.D715]*(1-[.$D$1]/100)" office:value-type="float" office:value="58.5698204430651" calcext:value-type="float">
            <text:p>58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[.D716]*(1-[.$D$1]/100)" office:value-type="float" office:value="58.5258930777328" calcext:value-type="float">
            <text:p>58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[.D717]*(1-[.$D$1]/100)" office:value-type="float" office:value="58.4819986579245" calcext:value-type="float">
            <text:p>58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[.D718]*(1-[.$D$1]/100)" office:value-type="float" office:value="58.438137158931" calcext:value-type="float">
            <text:p>58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[.D719]*(1-[.$D$1]/100)" office:value-type="float" office:value="58.3943085560618" calcext:value-type="float">
            <text:p>58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[.D720]*(1-[.$D$1]/100)" office:value-type="float" office:value="58.3505128246448" calcext:value-type="float">
            <text:p>58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[.D721]*(1-[.$D$1]/100)" office:value-type="float" office:value="58.3067499400263" calcext:value-type="float">
            <text:p>58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[.D722]*(1-[.$D$1]/100)" office:value-type="float" office:value="58.2630198775713" calcext:value-type="float">
            <text:p>58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[.D723]*(1-[.$D$1]/100)" office:value-type="float" office:value="58.2193226126631" calcext:value-type="float">
            <text:p>58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[.D724]*(1-[.$D$1]/100)" office:value-type="float" office:value="58.1756581207036" calcext:value-type="float">
            <text:p>58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[.D725]*(1-[.$D$1]/100)" office:value-type="float" office:value="58.132026377113" calcext:value-type="float">
            <text:p>58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[.D726]*(1-[.$D$1]/100)" office:value-type="float" office:value="58.0884273573302" calcext:value-type="float">
            <text:p>58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[.D727]*(1-[.$D$1]/100)" office:value-type="float" office:value="58.0448610368122" calcext:value-type="float">
            <text:p>58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[.D728]*(1-[.$D$1]/100)" office:value-type="float" office:value="58.0013273910346" calcext:value-type="float">
            <text:p>58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[.D729]*(1-[.$D$1]/100)" office:value-type="float" office:value="57.9578263954913" calcext:value-type="float">
            <text:p>57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[.D730]*(1-[.$D$1]/100)" office:value-type="float" office:value="57.9143580256947" calcext:value-type="float">
            <text:p>57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[.D731]*(1-[.$D$1]/100)" office:value-type="float" office:value="57.8709222571754" calcext:value-type="float">
            <text:p>57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[.D732]*(1-[.$D$1]/100)" office:value-type="float" office:value="57.8275190654825" calcext:value-type="float">
            <text:p>57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[.D733]*(1-[.$D$1]/100)" office:value-type="float" office:value="57.7841484261834" calcext:value-type="float">
            <text:p>57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[.D734]*(1-[.$D$1]/100)" office:value-type="float" office:value="57.7408103148638" calcext:value-type="float">
            <text:p>57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[.D735]*(1-[.$D$1]/100)" office:value-type="float" office:value="57.6975047071276" calcext:value-type="float">
            <text:p>57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[.D736]*(1-[.$D$1]/100)" office:value-type="float" office:value="57.6542315785973" calcext:value-type="float">
            <text:p>57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[.D737]*(1-[.$D$1]/100)" office:value-type="float" office:value="57.6109909049134" calcext:value-type="float">
            <text:p>57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[.D738]*(1-[.$D$1]/100)" office:value-type="float" office:value="57.5677826617347" calcext:value-type="float">
            <text:p>57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[.D739]*(1-[.$D$1]/100)" office:value-type="float" office:value="57.5246068247384" calcext:value-type="float">
            <text:p>57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[.D740]*(1-[.$D$1]/100)" office:value-type="float" office:value="57.4814633696198" calcext:value-type="float">
            <text:p>57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[.D741]*(1-[.$D$1]/100)" office:value-type="float" office:value="57.4383522720926" calcext:value-type="float">
            <text:p>57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[.D742]*(1-[.$D$1]/100)" office:value-type="float" office:value="57.3952735078885" calcext:value-type="float">
            <text:p>57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[.D743]*(1-[.$D$1]/100)" office:value-type="float" office:value="57.3522270527576" calcext:value-type="float">
            <text:p>57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[.D744]*(1-[.$D$1]/100)" office:value-type="float" office:value="57.309212882468" calcext:value-type="float">
            <text:p>57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[.D745]*(1-[.$D$1]/100)" office:value-type="float" office:value="57.2662309728062" calcext:value-type="float">
            <text:p>57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[.D746]*(1-[.$D$1]/100)" office:value-type="float" office:value="57.2232812995766" calcext:value-type="float">
            <text:p>57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[.D747]*(1-[.$D$1]/100)" office:value-type="float" office:value="57.1803638386019" calcext:value-type="float">
            <text:p>57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[.D748]*(1-[.$D$1]/100)" office:value-type="float" office:value="57.1374785657229" calcext:value-type="float">
            <text:p>57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[.D749]*(1-[.$D$1]/100)" office:value-type="float" office:value="57.0946254567986" calcext:value-type="float">
            <text:p>57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[.D750]*(1-[.$D$1]/100)" office:value-type="float" office:value="57.051804487706" calcext:value-type="float">
            <text:p>57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[.D751]*(1-[.$D$1]/100)" office:value-type="float" office:value="57.0090156343403" calcext:value-type="float">
            <text:p>57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[.D752]*(1-[.$D$1]/100)" office:value-type="float" office:value="56.9662588726145" calcext:value-type="float">
            <text:p>56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[.D753]*(1-[.$D$1]/100)" office:value-type="float" office:value="56.92353417846" calcext:value-type="float">
            <text:p>56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[.D754]*(1-[.$D$1]/100)" office:value-type="float" office:value="56.8808415278262" calcext:value-type="float">
            <text:p>56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[.D755]*(1-[.$D$1]/100)" office:value-type="float" office:value="56.8381808966803" calcext:value-type="float">
            <text:p>5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[.D756]*(1-[.$D$1]/100)" office:value-type="float" office:value="56.7955522610078" calcext:value-type="float">
            <text:p>56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[.D757]*(1-[.$D$1]/100)" office:value-type="float" office:value="56.7529555968121" calcext:value-type="float">
            <text:p>56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[.D758]*(1-[.$D$1]/100)" office:value-type="float" office:value="56.7103908801144" calcext:value-type="float">
            <text:p>56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[.D759]*(1-[.$D$1]/100)" office:value-type="float" office:value="56.6678580869544" calcext:value-type="float">
            <text:p>56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[.D760]*(1-[.$D$1]/100)" office:value-type="float" office:value="56.6253571933891" calcext:value-type="float">
            <text:p>56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[.D761]*(1-[.$D$1]/100)" office:value-type="float" office:value="56.5828881754941" calcext:value-type="float">
            <text:p>56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[.D762]*(1-[.$D$1]/100)" office:value-type="float" office:value="56.5404510093625" calcext:value-type="float">
            <text:p>56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[.D763]*(1-[.$D$1]/100)" office:value-type="float" office:value="56.4980456711055" calcext:value-type="float">
            <text:p>56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[.D764]*(1-[.$D$1]/100)" office:value-type="float" office:value="56.4556721368521" calcext:value-type="float">
            <text:p>56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[.D765]*(1-[.$D$1]/100)" office:value-type="float" office:value="56.4133303827495" calcext:value-type="float">
            <text:p>56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[.D766]*(1-[.$D$1]/100)" office:value-type="float" office:value="56.3710203849624" calcext:value-type="float">
            <text:p>56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[.D767]*(1-[.$D$1]/100)" office:value-type="float" office:value="56.3287421196737" calcext:value-type="float">
            <text:p>56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[.D768]*(1-[.$D$1]/100)" office:value-type="float" office:value="56.2864955630839" calcext:value-type="float">
            <text:p>56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[.D769]*(1-[.$D$1]/100)" office:value-type="float" office:value="56.2442806914116" calcext:value-type="float">
            <text:p>56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[.D770]*(1-[.$D$1]/100)" office:value-type="float" office:value="56.2020974808931" calcext:value-type="float">
            <text:p>56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[.D771]*(1-[.$D$1]/100)" office:value-type="float" office:value="56.1599459077824" calcext:value-type="float">
            <text:p>56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[.D772]*(1-[.$D$1]/100)" office:value-type="float" office:value="56.1178259483515" calcext:value-type="float">
            <text:p>56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[.D773]*(1-[.$D$1]/100)" office:value-type="float" office:value="56.0757375788903" calcext:value-type="float">
            <text:p>56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[.D774]*(1-[.$D$1]/100)" office:value-type="float" office:value="56.0336807757061" calcext:value-type="float">
            <text:p>56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[.D775]*(1-[.$D$1]/100)" office:value-type="float" office:value="55.9916555151243" calcext:value-type="float">
            <text:p>55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[.D776]*(1-[.$D$1]/100)" office:value-type="float" office:value="55.949661773488" calcext:value-type="float">
            <text:p>55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[.D777]*(1-[.$D$1]/100)" office:value-type="float" office:value="55.9076995271579" calcext:value-type="float">
            <text:p>55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[.D778]*(1-[.$D$1]/100)" office:value-type="float" office:value="55.8657687525125" calcext:value-type="float">
            <text:p>55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[.D779]*(1-[.$D$1]/100)" office:value-type="float" office:value="55.8238694259481" calcext:value-type="float">
            <text:p>55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[.D780]*(1-[.$D$1]/100)" office:value-type="float" office:value="55.7820015238786" calcext:value-type="float">
            <text:p>55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[.D781]*(1-[.$D$1]/100)" office:value-type="float" office:value="55.7401650227357" calcext:value-type="float">
            <text:p>55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[.D782]*(1-[.$D$1]/100)" office:value-type="float" office:value="55.6983598989687" calcext:value-type="float">
            <text:p>55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[.D783]*(1-[.$D$1]/100)" office:value-type="float" office:value="55.6565861290444" calcext:value-type="float">
            <text:p>55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[.D784]*(1-[.$D$1]/100)" office:value-type="float" office:value="55.6148436894477" calcext:value-type="float">
            <text:p>55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[.D785]*(1-[.$D$1]/100)" office:value-type="float" office:value="55.5731325566806" calcext:value-type="float">
            <text:p>55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[.D786]*(1-[.$D$1]/100)" office:value-type="float" office:value="55.5314527072631" calcext:value-type="float">
            <text:p>55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[.D787]*(1-[.$D$1]/100)" office:value-type="float" office:value="55.4898041177326" calcext:value-type="float">
            <text:p>55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[.D788]*(1-[.$D$1]/100)" office:value-type="float" office:value="55.4481867646443" calcext:value-type="float">
            <text:p>55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[.D789]*(1-[.$D$1]/100)" office:value-type="float" office:value="55.4066006245708" calcext:value-type="float">
            <text:p>55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[.D790]*(1-[.$D$1]/100)" office:value-type="float" office:value="55.3650456741024" calcext:value-type="float">
            <text:p>55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[.D791]*(1-[.$D$1]/100)" office:value-type="float" office:value="55.3235218898468" calcext:value-type="float">
            <text:p>55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[.D792]*(1-[.$D$1]/100)" office:value-type="float" office:value="55.2820292484295" calcext:value-type="float">
            <text:p>55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[.D793]*(1-[.$D$1]/100)" office:value-type="float" office:value="55.2405677264931" calcext:value-type="float">
            <text:p>55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[.D794]*(1-[.$D$1]/100)" office:value-type="float" office:value="55.1991373006983" calcext:value-type="float">
            <text:p>55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[.D795]*(1-[.$D$1]/100)" office:value-type="float" office:value="55.1577379477227" calcext:value-type="float">
            <text:p>55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[.D796]*(1-[.$D$1]/100)" office:value-type="float" office:value="55.1163696442619" calcext:value-type="float">
            <text:p>55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[.D797]*(1-[.$D$1]/100)" office:value-type="float" office:value="55.0750323670287" calcext:value-type="float">
            <text:p>55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[.D798]*(1-[.$D$1]/100)" office:value-type="float" office:value="55.0337260927535" calcext:value-type="float">
            <text:p>55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[.D799]*(1-[.$D$1]/100)" office:value-type="float" office:value="54.9924507981839" calcext:value-type="float">
            <text:p>54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[.D800]*(1-[.$D$1]/100)" office:value-type="float" office:value="54.9512064600853" calcext:value-type="float">
            <text:p>54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[.D801]*(1-[.$D$1]/100)" office:value-type="float" office:value="54.9099930552402" calcext:value-type="float">
            <text:p>54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[.D802]*(1-[.$D$1]/100)" office:value-type="float" office:value="54.8688105604488" calcext:value-type="float">
            <text:p>54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[.D803]*(1-[.$D$1]/100)" office:value-type="float" office:value="54.8276589525284" calcext:value-type="float">
            <text:p>54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[.D804]*(1-[.$D$1]/100)" office:value-type="float" office:value="54.786538208314" calcext:value-type="float">
            <text:p>54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[.D805]*(1-[.$D$1]/100)" office:value-type="float" office:value="54.7454483046578" calcext:value-type="float">
            <text:p>54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[.D806]*(1-[.$D$1]/100)" office:value-type="float" office:value="54.7043892184293" calcext:value-type="float">
            <text:p>54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[.D807]*(1-[.$D$1]/100)" office:value-type="float" office:value="54.6633609265155" calcext:value-type="float">
            <text:p>54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[.D808]*(1-[.$D$1]/100)" office:value-type="float" office:value="54.6223634058206" calcext:value-type="float">
            <text:p>54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[.D809]*(1-[.$D$1]/100)" office:value-type="float" office:value="54.5813966332662" calcext:value-type="float">
            <text:p>54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[.D810]*(1-[.$D$1]/100)" office:value-type="float" office:value="54.5404605857913" calcext:value-type="float">
            <text:p>54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[.D811]*(1-[.$D$1]/100)" office:value-type="float" office:value="54.4995552403519" calcext:value-type="float">
            <text:p>54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[.D812]*(1-[.$D$1]/100)" office:value-type="float" office:value="54.4586805739217" calcext:value-type="float">
            <text:p>54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[.D813]*(1-[.$D$1]/100)" office:value-type="float" office:value="54.4178365634912" calcext:value-type="float">
            <text:p>54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[.D814]*(1-[.$D$1]/100)" office:value-type="float" office:value="54.3770231860686" calcext:value-type="float">
            <text:p>54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[.D815]*(1-[.$D$1]/100)" office:value-type="float" office:value="54.3362404186791" calcext:value-type="float">
            <text:p>54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[.D816]*(1-[.$D$1]/100)" office:value-type="float" office:value="54.295488238365" calcext:value-type="float">
            <text:p>54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[.D817]*(1-[.$D$1]/100)" office:value-type="float" office:value="54.2547666221863" calcext:value-type="float">
            <text:p>54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[.D818]*(1-[.$D$1]/100)" office:value-type="float" office:value="54.2140755472196" calcext:value-type="float">
            <text:p>54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[.D819]*(1-[.$D$1]/100)" office:value-type="float" office:value="54.1734149905592" calcext:value-type="float">
            <text:p>54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[.D820]*(1-[.$D$1]/100)" office:value-type="float" office:value="54.1327849293163" calcext:value-type="float">
            <text:p>54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[.D821]*(1-[.$D$1]/100)" office:value-type="float" office:value="54.0921853406193" calcext:value-type="float">
            <text:p>54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[.D822]*(1-[.$D$1]/100)" office:value-type="float" office:value="54.0516162016138" calcext:value-type="float">
            <text:p>54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[.D823]*(1-[.$D$1]/100)" office:value-type="float" office:value="54.0110774894626" calcext:value-type="float">
            <text:p>54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[.D824]*(1-[.$D$1]/100)" office:value-type="float" office:value="53.9705691813455" calcext:value-type="float">
            <text:p>53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[.D825]*(1-[.$D$1]/100)" office:value-type="float" office:value="53.9300912544595" calcext:value-type="float">
            <text:p>53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[.D826]*(1-[.$D$1]/100)" office:value-type="float" office:value="53.8896436860187" calcext:value-type="float">
            <text:p>53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[.D827]*(1-[.$D$1]/100)" office:value-type="float" office:value="53.8492264532542" calcext:value-type="float">
            <text:p>53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[.D828]*(1-[.$D$1]/100)" office:value-type="float" office:value="53.8088395334142" calcext:value-type="float">
            <text:p>53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[.D829]*(1-[.$D$1]/100)" office:value-type="float" office:value="53.7684829037641" calcext:value-type="float">
            <text:p>53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[.D830]*(1-[.$D$1]/100)" office:value-type="float" office:value="53.7281565415863" calcext:value-type="float">
            <text:p>53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[.D831]*(1-[.$D$1]/100)" office:value-type="float" office:value="53.6878604241801" calcext:value-type="float">
            <text:p>53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[.D832]*(1-[.$D$1]/100)" office:value-type="float" office:value="53.647594528862" calcext:value-type="float">
            <text:p>53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[.D833]*(1-[.$D$1]/100)" office:value-type="float" office:value="53.6073588329653" calcext:value-type="float">
            <text:p>53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[.D834]*(1-[.$D$1]/100)" office:value-type="float" office:value="53.5671533138406" calcext:value-type="float">
            <text:p>53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[.D835]*(1-[.$D$1]/100)" office:value-type="float" office:value="53.5269779488552" calcext:value-type="float">
            <text:p>53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[.D836]*(1-[.$D$1]/100)" office:value-type="float" office:value="53.4868327153936" calcext:value-type="float">
            <text:p>53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[.D837]*(1-[.$D$1]/100)" office:value-type="float" office:value="53.446717590857" calcext:value-type="float">
            <text:p>53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[.D838]*(1-[.$D$1]/100)" office:value-type="float" office:value="53.4066325526639" calcext:value-type="float">
            <text:p>53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[.D839]*(1-[.$D$1]/100)" office:value-type="float" office:value="53.3665775782494" calcext:value-type="float">
            <text:p>53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[.D840]*(1-[.$D$1]/100)" office:value-type="float" office:value="53.3265526450657" calcext:value-type="float">
            <text:p>53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[.D841]*(1-[.$D$1]/100)" office:value-type="float" office:value="53.2865577305819" calcext:value-type="float">
            <text:p>53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[.D842]*(1-[.$D$1]/100)" office:value-type="float" office:value="53.246592812284" calcext:value-type="float">
            <text:p>53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[.D843]*(1-[.$D$1]/100)" office:value-type="float" office:value="53.2066578676748" calcext:value-type="float">
            <text:p>53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[.D844]*(1-[.$D$1]/100)" office:value-type="float" office:value="53.166752874274" calcext:value-type="float">
            <text:p>53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[.D845]*(1-[.$D$1]/100)" office:value-type="float" office:value="53.1268778096183" calcext:value-type="float">
            <text:p>53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[.D846]*(1-[.$D$1]/100)" office:value-type="float" office:value="53.0870326512611" calcext:value-type="float">
            <text:p>53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[.D847]*(1-[.$D$1]/100)" office:value-type="float" office:value="53.0472173767726" calcext:value-type="float">
            <text:p>53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[.D848]*(1-[.$D$1]/100)" office:value-type="float" office:value="53.00743196374" calcext:value-type="float">
            <text:p>53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[.D849]*(1-[.$D$1]/100)" office:value-type="float" office:value="52.9676763897672" calcext:value-type="float">
            <text:p>52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[.D850]*(1-[.$D$1]/100)" office:value-type="float" office:value="52.9279506324749" calcext:value-type="float">
            <text:p>52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[.D851]*(1-[.$D$1]/100)" office:value-type="float" office:value="52.8882546695006" calcext:value-type="float">
            <text:p>52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[.D852]*(1-[.$D$1]/100)" office:value-type="float" office:value="52.8485884784984" calcext:value-type="float">
            <text:p>52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[.D853]*(1-[.$D$1]/100)" office:value-type="float" office:value="52.8089520371396" calcext:value-type="float">
            <text:p>52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[.D854]*(1-[.$D$1]/100)" office:value-type="float" office:value="52.7693453231117" calcext:value-type="float">
            <text:p>52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[.D855]*(1-[.$D$1]/100)" office:value-type="float" office:value="52.7297683141194" calcext:value-type="float">
            <text:p>52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[.D856]*(1-[.$D$1]/100)" office:value-type="float" office:value="52.6902209878838" calcext:value-type="float">
            <text:p>52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[.D857]*(1-[.$D$1]/100)" office:value-type="float" office:value="52.6507033221429" calcext:value-type="float">
            <text:p>52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[.D858]*(1-[.$D$1]/100)" office:value-type="float" office:value="52.6112152946513" calcext:value-type="float">
            <text:p>52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[.D859]*(1-[.$D$1]/100)" office:value-type="float" office:value="52.5717568831803" calcext:value-type="float">
            <text:p>52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[.D860]*(1-[.$D$1]/100)" office:value-type="float" office:value="52.5323280655179" calcext:value-type="float">
            <text:p>52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[.D861]*(1-[.$D$1]/100)" office:value-type="float" office:value="52.4929288194687" calcext:value-type="float">
            <text:p>52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[.D862]*(1-[.$D$1]/100)" office:value-type="float" office:value="52.4535591228541" calcext:value-type="float">
            <text:p>52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[.D863]*(1-[.$D$1]/100)" office:value-type="float" office:value="52.414218953512" calcext:value-type="float">
            <text:p>52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[.D864]*(1-[.$D$1]/100)" office:value-type="float" office:value="52.3749082892969" calcext:value-type="float">
            <text:p>52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[.D865]*(1-[.$D$1]/100)" office:value-type="float" office:value="52.3356271080799" calcext:value-type="float">
            <text:p>52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[.D866]*(1-[.$D$1]/100)" office:value-type="float" office:value="52.2963753877488" calcext:value-type="float">
            <text:p>52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[.D867]*(1-[.$D$1]/100)" office:value-type="float" office:value="52.257153106208" calcext:value-type="float">
            <text:p>52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[.D868]*(1-[.$D$1]/100)" office:value-type="float" office:value="52.2179602413784" calcext:value-type="float">
            <text:p>52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[.D869]*(1-[.$D$1]/100)" office:value-type="float" office:value="52.1787967711973" calcext:value-type="float">
            <text:p>52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[.D870]*(1-[.$D$1]/100)" office:value-type="float" office:value="52.1396626736189" calcext:value-type="float">
            <text:p>52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[.D871]*(1-[.$D$1]/100)" office:value-type="float" office:value="52.1005579266137" calcext:value-type="float">
            <text:p>52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[.D872]*(1-[.$D$1]/100)" office:value-type="float" office:value="52.0614825081687" calcext:value-type="float">
            <text:p>52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[.D873]*(1-[.$D$1]/100)" office:value-type="float" office:value="52.0224363962876" calcext:value-type="float">
            <text:p>52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[.D874]*(1-[.$D$1]/100)" office:value-type="float" office:value="51.9834195689904" calcext:value-type="float">
            <text:p>51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[.D875]*(1-[.$D$1]/100)" office:value-type="float" office:value="51.9444320043137" calcext:value-type="float">
            <text:p>51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[.D876]*(1-[.$D$1]/100)" office:value-type="float" office:value="51.9054736803104" calcext:value-type="float">
            <text:p>51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[.D877]*(1-[.$D$1]/100)" office:value-type="float" office:value="51.8665445750502" calcext:value-type="float">
            <text:p>51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[.D878]*(1-[.$D$1]/100)" office:value-type="float" office:value="51.8276446666189" calcext:value-type="float">
            <text:p>51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[.D879]*(1-[.$D$1]/100)" office:value-type="float" office:value="51.7887739331189" calcext:value-type="float">
            <text:p>51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[.D880]*(1-[.$D$1]/100)" office:value-type="float" office:value="51.7499323526691" calcext:value-type="float">
            <text:p>51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[.D881]*(1-[.$D$1]/100)" office:value-type="float" office:value="51.7111199034046" calcext:value-type="float">
            <text:p>51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[.D882]*(1-[.$D$1]/100)" office:value-type="float" office:value="51.672336563477" calcext:value-type="float">
            <text:p>51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[.D883]*(1-[.$D$1]/100)" office:value-type="float" office:value="51.6335823110544" calcext:value-type="float">
            <text:p>51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[.D884]*(1-[.$D$1]/100)" office:value-type="float" office:value="51.5948571243211" calcext:value-type="float">
            <text:p>51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[.D885]*(1-[.$D$1]/100)" office:value-type="float" office:value="51.5561609814779" calcext:value-type="float">
            <text:p>51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[.D886]*(1-[.$D$1]/100)" office:value-type="float" office:value="51.5174938607418" calcext:value-type="float">
            <text:p>51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[.D887]*(1-[.$D$1]/100)" office:value-type="float" office:value="51.4788557403462" calcext:value-type="float">
            <text:p>51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[.D888]*(1-[.$D$1]/100)" office:value-type="float" office:value="51.440246598541" calcext:value-type="float">
            <text:p>51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[.D889]*(1-[.$D$1]/100)" office:value-type="float" office:value="51.401666413592" calcext:value-type="float">
            <text:p>51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[.D890]*(1-[.$D$1]/100)" office:value-type="float" office:value="51.3631151637819" calcext:value-type="float">
            <text:p>51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[.D891]*(1-[.$D$1]/100)" office:value-type="float" office:value="51.324592827409" calcext:value-type="float">
            <text:p>51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[.D892]*(1-[.$D$1]/100)" office:value-type="float" office:value="51.2860993827885" calcext:value-type="float">
            <text:p>51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[.D893]*(1-[.$D$1]/100)" office:value-type="float" office:value="51.2476348082514" calcext:value-type="float">
            <text:p>51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[.D894]*(1-[.$D$1]/100)" office:value-type="float" office:value="51.2091990821452" calcext:value-type="float">
            <text:p>51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[.D895]*(1-[.$D$1]/100)" office:value-type="float" office:value="51.1707921828336" calcext:value-type="float">
            <text:p>51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[.D896]*(1-[.$D$1]/100)" office:value-type="float" office:value="51.1324140886964" calcext:value-type="float">
            <text:p>51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[.D897]*(1-[.$D$1]/100)" office:value-type="float" office:value="51.0940647781299" calcext:value-type="float">
            <text:p>51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[.D898]*(1-[.$D$1]/100)" office:value-type="float" office:value="51.0557442295463" calcext:value-type="float">
            <text:p>51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[.D899]*(1-[.$D$1]/100)" office:value-type="float" office:value="51.0174524213742" calcext:value-type="float">
            <text:p>51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[.D900]*(1-[.$D$1]/100)" office:value-type="float" office:value="50.9791893320581" calcext:value-type="float">
            <text:p>50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[.D901]*(1-[.$D$1]/100)" office:value-type="float" office:value="50.9409549400591" calcext:value-type="float">
            <text:p>50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[.D902]*(1-[.$D$1]/100)" office:value-type="float" office:value="50.902749223854" calcext:value-type="float">
            <text:p>50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[.D903]*(1-[.$D$1]/100)" office:value-type="float" office:value="50.8645721619361" calcext:value-type="float">
            <text:p>50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[.D904]*(1-[.$D$1]/100)" office:value-type="float" office:value="50.8264237328147" calcext:value-type="float">
            <text:p>50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[.D905]*(1-[.$D$1]/100)" office:value-type="float" office:value="50.7883039150151" calcext:value-type="float">
            <text:p>50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[.D906]*(1-[.$D$1]/100)" office:value-type="float" office:value="50.7502126870788" calcext:value-type="float">
            <text:p>50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[.D907]*(1-[.$D$1]/100)" office:value-type="float" office:value="50.7121500275635" calcext:value-type="float">
            <text:p>50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[.D908]*(1-[.$D$1]/100)" office:value-type="float" office:value="50.6741159150428" calcext:value-type="float">
            <text:p>50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[.D909]*(1-[.$D$1]/100)" office:value-type="float" office:value="50.6361103281065" calcext:value-type="float">
            <text:p>50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[.D910]*(1-[.$D$1]/100)" office:value-type="float" office:value="50.5981332453604" calcext:value-type="float">
            <text:p>50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[.D911]*(1-[.$D$1]/100)" office:value-type="float" office:value="50.5601846454264" calcext:value-type="float">
            <text:p>50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[.D912]*(1-[.$D$1]/100)" office:value-type="float" office:value="50.5222645069424" calcext:value-type="float">
            <text:p>50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[.D913]*(1-[.$D$1]/100)" office:value-type="float" office:value="50.4843728085621" calcext:value-type="float">
            <text:p>50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[.D914]*(1-[.$D$1]/100)" office:value-type="float" office:value="50.4465095289557" calcext:value-type="float">
            <text:p>50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[.D915]*(1-[.$D$1]/100)" office:value-type="float" office:value="50.408674646809" calcext:value-type="float">
            <text:p>50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[.D916]*(1-[.$D$1]/100)" office:value-type="float" office:value="50.3708681408239" calcext:value-type="float">
            <text:p>50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[.D917]*(1-[.$D$1]/100)" office:value-type="float" office:value="50.3330899897183" calcext:value-type="float">
            <text:p>50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[.D918]*(1-[.$D$1]/100)" office:value-type="float" office:value="50.295340172226" calcext:value-type="float">
            <text:p>50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[.D919]*(1-[.$D$1]/100)" office:value-type="float" office:value="50.2576186670968" calcext:value-type="float">
            <text:p>50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[.D920]*(1-[.$D$1]/100)" office:value-type="float" office:value="50.2199254530965" calcext:value-type="float">
            <text:p>50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[.D921]*(1-[.$D$1]/100)" office:value-type="float" office:value="50.1822605090067" calcext:value-type="float">
            <text:p>50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[.D922]*(1-[.$D$1]/100)" office:value-type="float" office:value="50.1446238136249" calcext:value-type="float">
            <text:p>50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[.D923]*(1-[.$D$1]/100)" office:value-type="float" office:value="50.1070153457647" calcext:value-type="float">
            <text:p>50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[.D924]*(1-[.$D$1]/100)" office:value-type="float" office:value="50.0694350842554" calcext:value-type="float">
            <text:p>50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[.D925]*(1-[.$D$1]/100)" office:value-type="float" office:value="50.0318830079422" calcext:value-type="float">
            <text:p>50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[.D926]*(1-[.$D$1]/100)" office:value-type="float" office:value="49.9943590956862" calcext:value-type="float">
            <text:p>49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[.D927]*(1-[.$D$1]/100)" office:value-type="float" office:value="49.9568633263645" calcext:value-type="float">
            <text:p>49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[.D928]*(1-[.$D$1]/100)" office:value-type="float" office:value="49.9193956788697" calcext:value-type="float">
            <text:p>49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[.D929]*(1-[.$D$1]/100)" office:value-type="float" office:value="49.8819561321105" calcext:value-type="float">
            <text:p>49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[.D930]*(1-[.$D$1]/100)" office:value-type="float" office:value="49.8445446650115" calcext:value-type="float">
            <text:p>49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[.D931]*(1-[.$D$1]/100)" office:value-type="float" office:value="49.8071612565127" calcext:value-type="float">
            <text:p>49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[.D932]*(1-[.$D$1]/100)" office:value-type="float" office:value="49.7698058855703" calcext:value-type="float">
            <text:p>49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[.D933]*(1-[.$D$1]/100)" office:value-type="float" office:value="49.7324785311561" calcext:value-type="float">
            <text:p>49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[.D934]*(1-[.$D$1]/100)" office:value-type="float" office:value="49.6951791722578" calcext:value-type="float">
            <text:p>49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[.D935]*(1-[.$D$1]/100)" office:value-type="float" office:value="49.6579077878786" calcext:value-type="float">
            <text:p>49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[.D936]*(1-[.$D$1]/100)" office:value-type="float" office:value="49.6206643570377" calcext:value-type="float">
            <text:p>49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[.D937]*(1-[.$D$1]/100)" office:value-type="float" office:value="49.5834488587699" calcext:value-type="float">
            <text:p>49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[.D938]*(1-[.$D$1]/100)" office:value-type="float" office:value="49.5462612721258" calcext:value-type="float">
            <text:p>49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[.D939]*(1-[.$D$1]/100)" office:value-type="float" office:value="49.5091015761717" calcext:value-type="float">
            <text:p>49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[.D940]*(1-[.$D$1]/100)" office:value-type="float" office:value="49.4719697499896" calcext:value-type="float">
            <text:p>49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[.D941]*(1-[.$D$1]/100)" office:value-type="float" office:value="49.4348657726771" calcext:value-type="float">
            <text:p>49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[.D942]*(1-[.$D$1]/100)" office:value-type="float" office:value="49.3977896233476" calcext:value-type="float">
            <text:p>49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[.D943]*(1-[.$D$1]/100)" office:value-type="float" office:value="49.3607412811301" calcext:value-type="float">
            <text:p>49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[.D944]*(1-[.$D$1]/100)" office:value-type="float" office:value="49.3237207251692" calcext:value-type="float">
            <text:p>49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[.D945]*(1-[.$D$1]/100)" office:value-type="float" office:value="49.2867279346253" calcext:value-type="float">
            <text:p>49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[.D946]*(1-[.$D$1]/100)" office:value-type="float" office:value="49.2497628886744" calcext:value-type="float">
            <text:p>49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[.D947]*(1-[.$D$1]/100)" office:value-type="float" office:value="49.2128255665079" calcext:value-type="float">
            <text:p>49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[.D948]*(1-[.$D$1]/100)" office:value-type="float" office:value="49.175915947333" calcext:value-type="float">
            <text:p>49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[.D949]*(1-[.$D$1]/100)" office:value-type="float" office:value="49.1390340103725" calcext:value-type="float">
            <text:p>49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[.D950]*(1-[.$D$1]/100)" office:value-type="float" office:value="49.1021797348647" calcext:value-type="float">
            <text:p>49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[.D951]*(1-[.$D$1]/100)" office:value-type="float" office:value="49.0653531000635" calcext:value-type="float">
            <text:p>49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[.D952]*(1-[.$D$1]/100)" office:value-type="float" office:value="49.0285540852385" calcext:value-type="float">
            <text:p>49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[.D953]*(1-[.$D$1]/100)" office:value-type="float" office:value="48.9917826696746" calcext:value-type="float">
            <text:p>48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[.D954]*(1-[.$D$1]/100)" office:value-type="float" office:value="48.9550388326723" calcext:value-type="float">
            <text:p>48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[.D955]*(1-[.$D$1]/100)" office:value-type="float" office:value="48.9183225535478" calcext:value-type="float">
            <text:p>48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[.D956]*(1-[.$D$1]/100)" office:value-type="float" office:value="48.8816338116326" calcext:value-type="float">
            <text:p>48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[.D957]*(1-[.$D$1]/100)" office:value-type="float" office:value="48.8449725862739" calcext:value-type="float">
            <text:p>48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[.D958]*(1-[.$D$1]/100)" office:value-type="float" office:value="48.8083388568342" calcext:value-type="float">
            <text:p>48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D959]*(1-[.$D$1]/100)" office:value-type="float" office:value="48.7717326026916" calcext:value-type="float">
            <text:p>48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[.D960]*(1-[.$D$1]/100)" office:value-type="float" office:value="48.7351538032396" calcext:value-type="float">
            <text:p>48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[.D961]*(1-[.$D$1]/100)" office:value-type="float" office:value="48.6986024378871" calcext:value-type="float">
            <text:p>48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[.D962]*(1-[.$D$1]/100)" office:value-type="float" office:value="48.6620784860587" calcext:value-type="float">
            <text:p>48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[.D963]*(1-[.$D$1]/100)" office:value-type="float" office:value="48.6255819271942" calcext:value-type="float">
            <text:p>48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[.D964]*(1-[.$D$1]/100)" office:value-type="float" office:value="48.5891127407488" calcext:value-type="float">
            <text:p>48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[.D965]*(1-[.$D$1]/100)" office:value-type="float" office:value="48.5526709061932" calcext:value-type="float">
            <text:p>48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[.D966]*(1-[.$D$1]/100)" office:value-type="float" office:value="48.5162564030136" calcext:value-type="float">
            <text:p>48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[.D967]*(1-[.$D$1]/100)" office:value-type="float" office:value="48.4798692107113" calcext:value-type="float">
            <text:p>48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[.D968]*(1-[.$D$1]/100)" office:value-type="float" office:value="48.4435093088033" calcext:value-type="float">
            <text:p>48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[.D969]*(1-[.$D$1]/100)" office:value-type="float" office:value="48.4071766768217" calcext:value-type="float">
            <text:p>48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[.D970]*(1-[.$D$1]/100)" office:value-type="float" office:value="48.370871294314" calcext:value-type="float">
            <text:p>48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D971]*(1-[.$D$1]/100)" office:value-type="float" office:value="48.3345931408433" calcext:value-type="float">
            <text:p>48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[.D972]*(1-[.$D$1]/100)" office:value-type="float" office:value="48.2983421959877" calcext:value-type="float">
            <text:p>48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[.D973]*(1-[.$D$1]/100)" office:value-type="float" office:value="48.2621184393407" calcext:value-type="float">
            <text:p>48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[.D974]*(1-[.$D$1]/100)" office:value-type="float" office:value="48.2259218505112" calcext:value-type="float">
            <text:p>48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[.D975]*(1-[.$D$1]/100)" office:value-type="float" office:value="48.1897524091233" calcext:value-type="float">
            <text:p>48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[.D976]*(1-[.$D$1]/100)" office:value-type="float" office:value="48.1536100948164" calcext:value-type="float">
            <text:p>48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[.D977]*(1-[.$D$1]/100)" office:value-type="float" office:value="48.1174948872453" calcext:value-type="float">
            <text:p>48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[.D978]*(1-[.$D$1]/100)" office:value-type="float" office:value="48.0814067660799" calcext:value-type="float">
            <text:p>48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[.D979]*(1-[.$D$1]/100)" office:value-type="float" office:value="48.0453457110053" calcext:value-type="float">
            <text:p>48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[.D980]*(1-[.$D$1]/100)" office:value-type="float" office:value="48.0093117017221" calcext:value-type="float">
            <text:p>48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[.D981]*(1-[.$D$1]/100)" office:value-type="float" office:value="47.9733047179458" calcext:value-type="float">
            <text:p>47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[.D982]*(1-[.$D$1]/100)" office:value-type="float" office:value="47.9373247394073" calcext:value-type="float">
            <text:p>47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[.D983]*(1-[.$D$1]/100)" office:value-type="float" office:value="47.9013717458528" calcext:value-type="float">
            <text:p>47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[.D984]*(1-[.$D$1]/100)" office:value-type="float" office:value="47.8654457170434" calcext:value-type="float">
            <text:p>47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[.D985]*(1-[.$D$1]/100)" office:value-type="float" office:value="47.8295466327556" calcext:value-type="float">
            <text:p>47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[.D986]*(1-[.$D$1]/100)" office:value-type="float" office:value="47.793674472781" calcext:value-type="float">
            <text:p>47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[.D987]*(1-[.$D$1]/100)" office:value-type="float" office:value="47.7578292169264" calcext:value-type="float">
            <text:p>47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[.D988]*(1-[.$D$1]/100)" office:value-type="float" office:value="47.7220108450137" calcext:value-type="float">
            <text:p>47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[.D989]*(1-[.$D$1]/100)" office:value-type="float" office:value="47.68621933688" calcext:value-type="float">
            <text:p>47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[.D990]*(1-[.$D$1]/100)" office:value-type="float" office:value="47.6504546723773" calcext:value-type="float">
            <text:p>47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[.D991]*(1-[.$D$1]/100)" office:value-type="float" office:value="47.614716831373" calcext:value-type="float">
            <text:p>47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[.D992]*(1-[.$D$1]/100)" office:value-type="float" office:value="47.5790057937495" calcext:value-type="float">
            <text:p>47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[.D993]*(1-[.$D$1]/100)" office:value-type="float" office:value="47.5433215394042" calcext:value-type="float">
            <text:p>47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[.D994]*(1-[.$D$1]/100)" office:value-type="float" office:value="47.5076640482496" calcext:value-type="float">
            <text:p>47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[.D995]*(1-[.$D$1]/100)" office:value-type="float" office:value="47.4720333002134" calcext:value-type="float">
            <text:p>47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[.D996]*(1-[.$D$1]/100)" office:value-type="float" office:value="47.4364292752383" calcext:value-type="float">
            <text:p>47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[.D997]*(1-[.$D$1]/100)" office:value-type="float" office:value="47.4008519532818" calcext:value-type="float">
            <text:p>47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[.D998]*(1-[.$D$1]/100)" office:value-type="float" office:value="47.3653013143169" calcext:value-type="float">
            <text:p>47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[.D999]*(1-[.$D$1]/100)" office:value-type="float" office:value="47.3297773383311" calcext:value-type="float">
            <text:p>47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[.D1000]*(1-[.$D$1]/100)" office:value-type="float" office:value="47.2942800053274" calcext:value-type="float">
            <text:p>47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D1001]*(1-[.$D$1]/100)" office:value-type="float" office:value="47.2588092953234" calcext:value-type="float">
            <text:p>47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[.D1002]*(1-[.$D$1]/100)" office:value-type="float" office:value="47.2233651883519" calcext:value-type="float">
            <text:p>47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[.D1003]*(1-[.$D$1]/100)" office:value-type="float" office:value="47.1879476644606" calcext:value-type="float">
            <text:p>47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[.D1004]*(1-[.$D$1]/100)" office:value-type="float" office:value="47.1525567037123" calcext:value-type="float">
            <text:p>47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[.D1005]*(1-[.$D$1]/100)" office:value-type="float" office:value="47.1171922861845" calcext:value-type="float">
            <text:p>47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[.D1006]*(1-[.$D$1]/100)" office:value-type="float" office:value="47.0818543919699" calcext:value-type="float">
            <text:p>47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[.D1007]*(1-[.$D$1]/100)" office:value-type="float" office:value="47.0465430011759" calcext:value-type="float">
            <text:p>47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[.D1008]*(1-[.$D$1]/100)" office:value-type="float" office:value="47.011258093925" calcext:value-type="float">
            <text:p>47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[.D1009]*(1-[.$D$1]/100)" office:value-type="float" office:value="46.9759996503545" calcext:value-type="float">
            <text:p>46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[.D1010]*(1-[.$D$1]/100)" office:value-type="float" office:value="46.9407676506168" calcext:value-type="float">
            <text:p>46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[.D1011]*(1-[.$D$1]/100)" office:value-type="float" office:value="46.9055620748788" calcext:value-type="float">
            <text:p>46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[.D1012]*(1-[.$D$1]/100)" office:value-type="float" office:value="46.8703829033227" calcext:value-type="float">
            <text:p>46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[.D1013]*(1-[.$D$1]/100)" office:value-type="float" office:value="46.8352301161452" calcext:value-type="float">
            <text:p>4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[.D1014]*(1-[.$D$1]/100)" office:value-type="float" office:value="46.800103693558" calcext:value-type="float">
            <text:p>46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[.D1015]*(1-[.$D$1]/100)" office:value-type="float" office:value="46.7650036157879" calcext:value-type="float">
            <text:p>46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[.D1016]*(1-[.$D$1]/100)" office:value-type="float" office:value="46.729929863076" calcext:value-type="float">
            <text:p>46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[.D1017]*(1-[.$D$1]/100)" office:value-type="float" office:value="46.6948824156787" calcext:value-type="float">
            <text:p>46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[.D1018]*(1-[.$D$1]/100)" office:value-type="float" office:value="46.659861253867" calcext:value-type="float">
            <text:p>46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[.D1019]*(1-[.$D$1]/100)" office:value-type="float" office:value="46.6248663579266" calcext:value-type="float">
            <text:p>46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[.D1020]*(1-[.$D$1]/100)" office:value-type="float" office:value="46.5898977081581" calcext:value-type="float">
            <text:p>46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[.D1021]*(1-[.$D$1]/100)" office:value-type="float" office:value="46.554955284877" calcext:value-type="float">
            <text:p>46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[.D1022]*(1-[.$D$1]/100)" office:value-type="float" office:value="46.5200390684133" calcext:value-type="float">
            <text:p>46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[.D1023]*(1-[.$D$1]/100)" office:value-type="float" office:value="46.485149039112" calcext:value-type="float">
            <text:p>46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[.D1024]*(1-[.$D$1]/100)" office:value-type="float" office:value="46.4502851773327" calcext:value-type="float">
            <text:p>46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D1025]*(1-[.$D$1]/100)" office:value-type="float" office:value="46.4154474634497" calcext:value-type="float">
            <text:p>46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5" calcext:value-type="float">
            <text:p>1025</text:p>
          </table:table-cell>
          <table:table-cell table:formula="of:=[.D1026]*(1-[.$D$1]/100)" office:value-type="float" office:value="46.3806358778521" calcext:value-type="float">
            <text:p>46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6" calcext:value-type="float">
            <text:p>1026</text:p>
          </table:table-cell>
          <table:table-cell table:formula="of:=[.D1027]*(1-[.$D$1]/100)" office:value-type="float" office:value="46.3458504009437" calcext:value-type="float">
            <text:p>46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7" calcext:value-type="float">
            <text:p>1027</text:p>
          </table:table-cell>
          <table:table-cell table:formula="of:=[.D1028]*(1-[.$D$1]/100)" office:value-type="float" office:value="46.311091013143" calcext:value-type="float">
            <text:p>46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8" calcext:value-type="float">
            <text:p>1028</text:p>
          </table:table-cell>
          <table:table-cell table:formula="of:=[.D1029]*(1-[.$D$1]/100)" office:value-type="float" office:value="46.2763576948831" calcext:value-type="float">
            <text:p>46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9" calcext:value-type="float">
            <text:p>1029</text:p>
          </table:table-cell>
          <table:table-cell table:formula="of:=[.D1030]*(1-[.$D$1]/100)" office:value-type="float" office:value="46.241650426612" calcext:value-type="float">
            <text:p>46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0" calcext:value-type="float">
            <text:p>1030</text:p>
          </table:table-cell>
          <table:table-cell table:formula="of:=[.D1031]*(1-[.$D$1]/100)" office:value-type="float" office:value="46.206969188792" calcext:value-type="float">
            <text:p>46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1" calcext:value-type="float">
            <text:p>1031</text:p>
          </table:table-cell>
          <table:table-cell table:formula="of:=[.D1032]*(1-[.$D$1]/100)" office:value-type="float" office:value="46.1723139619004" calcext:value-type="float">
            <text:p>46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2" calcext:value-type="float">
            <text:p>1032</text:p>
          </table:table-cell>
          <table:table-cell table:formula="of:=[.D1033]*(1-[.$D$1]/100)" office:value-type="float" office:value="46.137684726429" calcext:value-type="float">
            <text:p>46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3" calcext:value-type="float">
            <text:p>1033</text:p>
          </table:table-cell>
          <table:table-cell table:formula="of:=[.D1034]*(1-[.$D$1]/100)" office:value-type="float" office:value="46.1030814628842" calcext:value-type="float">
            <text:p>46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4" calcext:value-type="float">
            <text:p>1034</text:p>
          </table:table-cell>
          <table:table-cell table:formula="of:=[.D1035]*(1-[.$D$1]/100)" office:value-type="float" office:value="46.068504151787" calcext:value-type="float">
            <text:p>46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5" calcext:value-type="float">
            <text:p>1035</text:p>
          </table:table-cell>
          <table:table-cell table:formula="of:=[.D1036]*(1-[.$D$1]/100)" office:value-type="float" office:value="46.0339527736732" calcext:value-type="float">
            <text:p>46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6" calcext:value-type="float">
            <text:p>1036</text:p>
          </table:table-cell>
          <table:table-cell table:formula="of:=[.D1037]*(1-[.$D$1]/100)" office:value-type="float" office:value="45.9994273090929" calcext:value-type="float">
            <text:p>46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7" calcext:value-type="float">
            <text:p>1037</text:p>
          </table:table-cell>
          <table:table-cell table:formula="of:=[.D1038]*(1-[.$D$1]/100)" office:value-type="float" office:value="45.9649277386111" calcext:value-type="float">
            <text:p>45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8" calcext:value-type="float">
            <text:p>1038</text:p>
          </table:table-cell>
          <table:table-cell table:formula="of:=[.D1039]*(1-[.$D$1]/100)" office:value-type="float" office:value="45.9304540428071" calcext:value-type="float">
            <text:p>45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39" calcext:value-type="float">
            <text:p>1039</text:p>
          </table:table-cell>
          <table:table-cell table:formula="of:=[.D1040]*(1-[.$D$1]/100)" office:value-type="float" office:value="45.896006202275" calcext:value-type="float">
            <text:p>45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0" calcext:value-type="float">
            <text:p>1040</text:p>
          </table:table-cell>
          <table:table-cell table:formula="of:=[.D1041]*(1-[.$D$1]/100)" office:value-type="float" office:value="45.8615841976233" calcext:value-type="float">
            <text:p>45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1" calcext:value-type="float">
            <text:p>1041</text:p>
          </table:table-cell>
          <table:table-cell table:formula="of:=[.D1042]*(1-[.$D$1]/100)" office:value-type="float" office:value="45.8271880094751" calcext:value-type="float">
            <text:p>45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2" calcext:value-type="float">
            <text:p>1042</text:p>
          </table:table-cell>
          <table:table-cell table:formula="of:=[.D1043]*(1-[.$D$1]/100)" office:value-type="float" office:value="45.792817618468" calcext:value-type="float">
            <text:p>45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3" calcext:value-type="float">
            <text:p>1043</text:p>
          </table:table-cell>
          <table:table-cell table:formula="of:=[.D1044]*(1-[.$D$1]/100)" office:value-type="float" office:value="45.7584730052541" calcext:value-type="float">
            <text:p>45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4" calcext:value-type="float">
            <text:p>1044</text:p>
          </table:table-cell>
          <table:table-cell table:formula="of:=[.D1045]*(1-[.$D$1]/100)" office:value-type="float" office:value="45.7241541505002" calcext:value-type="float">
            <text:p>45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5" calcext:value-type="float">
            <text:p>1045</text:p>
          </table:table-cell>
          <table:table-cell table:formula="of:=[.D1046]*(1-[.$D$1]/100)" office:value-type="float" office:value="45.6898610348873" calcext:value-type="float">
            <text:p>45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6" calcext:value-type="float">
            <text:p>1046</text:p>
          </table:table-cell>
          <table:table-cell table:formula="of:=[.D1047]*(1-[.$D$1]/100)" office:value-type="float" office:value="45.6555936391111" calcext:value-type="float">
            <text:p>45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7" calcext:value-type="float">
            <text:p>1047</text:p>
          </table:table-cell>
          <table:table-cell table:formula="of:=[.D1048]*(1-[.$D$1]/100)" office:value-type="float" office:value="45.6213519438818" calcext:value-type="float">
            <text:p>45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8" calcext:value-type="float">
            <text:p>1048</text:p>
          </table:table-cell>
          <table:table-cell table:formula="of:=[.D1049]*(1-[.$D$1]/100)" office:value-type="float" office:value="45.5871359299239" calcext:value-type="float">
            <text:p>45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49" calcext:value-type="float">
            <text:p>1049</text:p>
          </table:table-cell>
          <table:table-cell table:formula="of:=[.D1050]*(1-[.$D$1]/100)" office:value-type="float" office:value="45.5529455779765" calcext:value-type="float">
            <text:p>45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0" calcext:value-type="float">
            <text:p>1050</text:p>
          </table:table-cell>
          <table:table-cell table:formula="of:=[.D1051]*(1-[.$D$1]/100)" office:value-type="float" office:value="45.518780868793" calcext:value-type="float">
            <text:p>45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1" calcext:value-type="float">
            <text:p>1051</text:p>
          </table:table-cell>
          <table:table-cell table:formula="of:=[.D1052]*(1-[.$D$1]/100)" office:value-type="float" office:value="45.4846417831414" calcext:value-type="float">
            <text:p>45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2" calcext:value-type="float">
            <text:p>1052</text:p>
          </table:table-cell>
          <table:table-cell table:formula="of:=[.D1053]*(1-[.$D$1]/100)" office:value-type="float" office:value="45.450528301804" calcext:value-type="float">
            <text:p>45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3" calcext:value-type="float">
            <text:p>1053</text:p>
          </table:table-cell>
          <table:table-cell table:formula="of:=[.D1054]*(1-[.$D$1]/100)" office:value-type="float" office:value="45.4164404055777" calcext:value-type="float">
            <text:p>45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4" calcext:value-type="float">
            <text:p>1054</text:p>
          </table:table-cell>
          <table:table-cell table:formula="of:=[.D1055]*(1-[.$D$1]/100)" office:value-type="float" office:value="45.3823780752735" calcext:value-type="float">
            <text:p>45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5" calcext:value-type="float">
            <text:p>1055</text:p>
          </table:table-cell>
          <table:table-cell table:formula="of:=[.D1056]*(1-[.$D$1]/100)" office:value-type="float" office:value="45.348341291717" calcext:value-type="float">
            <text:p>45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6" calcext:value-type="float">
            <text:p>1056</text:p>
          </table:table-cell>
          <table:table-cell table:formula="of:=[.D1057]*(1-[.$D$1]/100)" office:value-type="float" office:value="45.3143300357482" calcext:value-type="float">
            <text:p>45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7" calcext:value-type="float">
            <text:p>1057</text:p>
          </table:table-cell>
          <table:table-cell table:formula="of:=[.D1058]*(1-[.$D$1]/100)" office:value-type="float" office:value="45.2803442882214" calcext:value-type="float">
            <text:p>45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8" calcext:value-type="float">
            <text:p>1058</text:p>
          </table:table-cell>
          <table:table-cell table:formula="of:=[.D1059]*(1-[.$D$1]/100)" office:value-type="float" office:value="45.2463840300052" calcext:value-type="float">
            <text:p>45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59" calcext:value-type="float">
            <text:p>1059</text:p>
          </table:table-cell>
          <table:table-cell table:formula="of:=[.D1060]*(1-[.$D$1]/100)" office:value-type="float" office:value="45.2124492419827" calcext:value-type="float">
            <text:p>45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0" calcext:value-type="float">
            <text:p>1060</text:p>
          </table:table-cell>
          <table:table-cell table:formula="of:=[.D1061]*(1-[.$D$1]/100)" office:value-type="float" office:value="45.1785399050513" calcext:value-type="float">
            <text:p>45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1" calcext:value-type="float">
            <text:p>1061</text:p>
          </table:table-cell>
          <table:table-cell table:formula="of:=[.D1062]*(1-[.$D$1]/100)" office:value-type="float" office:value="45.1446560001225" calcext:value-type="float">
            <text:p>45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2" calcext:value-type="float">
            <text:p>1062</text:p>
          </table:table-cell>
          <table:table-cell table:formula="of:=[.D1063]*(1-[.$D$1]/100)" office:value-type="float" office:value="45.1107975081224" calcext:value-type="float">
            <text:p>45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3" calcext:value-type="float">
            <text:p>1063</text:p>
          </table:table-cell>
          <table:table-cell table:formula="of:=[.D1064]*(1-[.$D$1]/100)" office:value-type="float" office:value="45.0769644099913" calcext:value-type="float">
            <text:p>45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4" calcext:value-type="float">
            <text:p>1064</text:p>
          </table:table-cell>
          <table:table-cell table:formula="of:=[.D1065]*(1-[.$D$1]/100)" office:value-type="float" office:value="45.0431566866838" calcext:value-type="float">
            <text:p>45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5" calcext:value-type="float">
            <text:p>1065</text:p>
          </table:table-cell>
          <table:table-cell table:formula="of:=[.D1066]*(1-[.$D$1]/100)" office:value-type="float" office:value="45.0093743191688" calcext:value-type="float">
            <text:p>45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6" calcext:value-type="float">
            <text:p>1066</text:p>
          </table:table-cell>
          <table:table-cell table:formula="of:=[.D1067]*(1-[.$D$1]/100)" office:value-type="float" office:value="44.9756172884294" calcext:value-type="float">
            <text:p>44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7" calcext:value-type="float">
            <text:p>1067</text:p>
          </table:table-cell>
          <table:table-cell table:formula="of:=[.D1068]*(1-[.$D$1]/100)" office:value-type="float" office:value="44.9418855754631" calcext:value-type="float">
            <text:p>44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 table:formula="of:=[.D1069]*(1-[.$D$1]/100)" office:value-type="float" office:value="44.9081791612815" calcext:value-type="float">
            <text:p>44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69" calcext:value-type="float">
            <text:p>1069</text:p>
          </table:table-cell>
          <table:table-cell table:formula="of:=[.D1070]*(1-[.$D$1]/100)" office:value-type="float" office:value="44.8744980269105" calcext:value-type="float">
            <text:p>44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 table:formula="of:=[.D1071]*(1-[.$D$1]/100)" office:value-type="float" office:value="44.8408421533903" calcext:value-type="float">
            <text:p>44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1" calcext:value-type="float">
            <text:p>1071</text:p>
          </table:table-cell>
          <table:table-cell table:formula="of:=[.D1072]*(1-[.$D$1]/100)" office:value-type="float" office:value="44.8072115217753" calcext:value-type="float">
            <text:p>44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2" calcext:value-type="float">
            <text:p>1072</text:p>
          </table:table-cell>
          <table:table-cell table:formula="of:=[.D1073]*(1-[.$D$1]/100)" office:value-type="float" office:value="44.7736061131339" calcext:value-type="float">
            <text:p>44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3" calcext:value-type="float">
            <text:p>1073</text:p>
          </table:table-cell>
          <table:table-cell table:formula="of:=[.D1074]*(1-[.$D$1]/100)" office:value-type="float" office:value="44.7400259085491" calcext:value-type="float">
            <text:p>44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4" calcext:value-type="float">
            <text:p>1074</text:p>
          </table:table-cell>
          <table:table-cell table:formula="of:=[.D1075]*(1-[.$D$1]/100)" office:value-type="float" office:value="44.7064708891177" calcext:value-type="float">
            <text:p>44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5" calcext:value-type="float">
            <text:p>1075</text:p>
          </table:table-cell>
          <table:table-cell table:formula="of:=[.D1076]*(1-[.$D$1]/100)" office:value-type="float" office:value="44.6729410359508" calcext:value-type="float">
            <text:p>44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 table:formula="of:=[.D1077]*(1-[.$D$1]/100)" office:value-type="float" office:value="44.6394363301739" calcext:value-type="float">
            <text:p>44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7" calcext:value-type="float">
            <text:p>1077</text:p>
          </table:table-cell>
          <table:table-cell table:formula="of:=[.D1078]*(1-[.$D$1]/100)" office:value-type="float" office:value="44.6059567529262" calcext:value-type="float">
            <text:p>44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8" calcext:value-type="float">
            <text:p>1078</text:p>
          </table:table-cell>
          <table:table-cell table:formula="of:=[.D1079]*(1-[.$D$1]/100)" office:value-type="float" office:value="44.5725022853615" calcext:value-type="float">
            <text:p>44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79" calcext:value-type="float">
            <text:p>1079</text:p>
          </table:table-cell>
          <table:table-cell table:formula="of:=[.D1080]*(1-[.$D$1]/100)" office:value-type="float" office:value="44.5390729086475" calcext:value-type="float">
            <text:p>44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0" calcext:value-type="float">
            <text:p>1080</text:p>
          </table:table-cell>
          <table:table-cell table:formula="of:=[.D1081]*(1-[.$D$1]/100)" office:value-type="float" office:value="44.505668603966" calcext:value-type="float">
            <text:p>44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1" calcext:value-type="float">
            <text:p>1081</text:p>
          </table:table-cell>
          <table:table-cell table:formula="of:=[.D1082]*(1-[.$D$1]/100)" office:value-type="float" office:value="44.472289352513" calcext:value-type="float">
            <text:p>44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2" calcext:value-type="float">
            <text:p>1082</text:p>
          </table:table-cell>
          <table:table-cell table:formula="of:=[.D1083]*(1-[.$D$1]/100)" office:value-type="float" office:value="44.4389351354987" calcext:value-type="float">
            <text:p>44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3" calcext:value-type="float">
            <text:p>1083</text:p>
          </table:table-cell>
          <table:table-cell table:formula="of:=[.D1084]*(1-[.$D$1]/100)" office:value-type="float" office:value="44.405605934147" calcext:value-type="float">
            <text:p>44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4" calcext:value-type="float">
            <text:p>1084</text:p>
          </table:table-cell>
          <table:table-cell table:formula="of:=[.D1085]*(1-[.$D$1]/100)" office:value-type="float" office:value="44.3723017296964" calcext:value-type="float">
            <text:p>44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5" calcext:value-type="float">
            <text:p>1085</text:p>
          </table:table-cell>
          <table:table-cell table:formula="of:=[.D1086]*(1-[.$D$1]/100)" office:value-type="float" office:value="44.3390225033991" calcext:value-type="float">
            <text:p>44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6" calcext:value-type="float">
            <text:p>1086</text:p>
          </table:table-cell>
          <table:table-cell table:formula="of:=[.D1087]*(1-[.$D$1]/100)" office:value-type="float" office:value="44.3057682365216" calcext:value-type="float">
            <text:p>44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7" calcext:value-type="float">
            <text:p>1087</text:p>
          </table:table-cell>
          <table:table-cell table:formula="of:=[.D1088]*(1-[.$D$1]/100)" office:value-type="float" office:value="44.2725389103442" calcext:value-type="float">
            <text:p>44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8" calcext:value-type="float">
            <text:p>1088</text:p>
          </table:table-cell>
          <table:table-cell table:formula="of:=[.D1089]*(1-[.$D$1]/100)" office:value-type="float" office:value="44.2393345061614" calcext:value-type="float">
            <text:p>44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9" calcext:value-type="float">
            <text:p>1089</text:p>
          </table:table-cell>
          <table:table-cell table:formula="of:=[.D1090]*(1-[.$D$1]/100)" office:value-type="float" office:value="44.2061550052818" calcext:value-type="float">
            <text:p>44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0" calcext:value-type="float">
            <text:p>1090</text:p>
          </table:table-cell>
          <table:table-cell table:formula="of:=[.D1091]*(1-[.$D$1]/100)" office:value-type="float" office:value="44.1730003890279" calcext:value-type="float">
            <text:p>44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1" calcext:value-type="float">
            <text:p>1091</text:p>
          </table:table-cell>
          <table:table-cell table:formula="of:=[.D1092]*(1-[.$D$1]/100)" office:value-type="float" office:value="44.1398706387361" calcext:value-type="float">
            <text:p>44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2" calcext:value-type="float">
            <text:p>1092</text:p>
          </table:table-cell>
          <table:table-cell table:formula="of:=[.D1093]*(1-[.$D$1]/100)" office:value-type="float" office:value="44.106765735757" calcext:value-type="float">
            <text:p>44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3" calcext:value-type="float">
            <text:p>1093</text:p>
          </table:table-cell>
          <table:table-cell table:formula="of:=[.D1094]*(1-[.$D$1]/100)" office:value-type="float" office:value="44.0736856614552" calcext:value-type="float">
            <text:p>44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4" calcext:value-type="float">
            <text:p>1094</text:p>
          </table:table-cell>
          <table:table-cell table:formula="of:=[.D1095]*(1-[.$D$1]/100)" office:value-type="float" office:value="44.0406303972091" calcext:value-type="float">
            <text:p>44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5" calcext:value-type="float">
            <text:p>1095</text:p>
          </table:table-cell>
          <table:table-cell table:formula="of:=[.D1096]*(1-[.$D$1]/100)" office:value-type="float" office:value="44.0075999244112" calcext:value-type="float">
            <text:p>44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6" calcext:value-type="float">
            <text:p>1096</text:p>
          </table:table-cell>
          <table:table-cell table:formula="of:=[.D1097]*(1-[.$D$1]/100)" office:value-type="float" office:value="43.9745942244679" calcext:value-type="float">
            <text:p>43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7" calcext:value-type="float">
            <text:p>1097</text:p>
          </table:table-cell>
          <table:table-cell table:formula="of:=[.D1098]*(1-[.$D$1]/100)" office:value-type="float" office:value="43.9416132787996" calcext:value-type="float">
            <text:p>43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8" calcext:value-type="float">
            <text:p>1098</text:p>
          </table:table-cell>
          <table:table-cell table:formula="of:=[.D1099]*(1-[.$D$1]/100)" office:value-type="float" office:value="43.9086570688404" calcext:value-type="float">
            <text:p>43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99" calcext:value-type="float">
            <text:p>1099</text:p>
          </table:table-cell>
          <table:table-cell table:formula="of:=[.D1100]*(1-[.$D$1]/100)" office:value-type="float" office:value="43.8757255760388" calcext:value-type="float">
            <text:p>43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0" calcext:value-type="float">
            <text:p>1100</text:p>
          </table:table-cell>
          <table:table-cell table:formula="of:=[.D1101]*(1-[.$D$1]/100)" office:value-type="float" office:value="43.8428187818568" calcext:value-type="float">
            <text:p>43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1" calcext:value-type="float">
            <text:p>1101</text:p>
          </table:table-cell>
          <table:table-cell table:formula="of:=[.D1102]*(1-[.$D$1]/100)" office:value-type="float" office:value="43.8099366677704" calcext:value-type="float">
            <text:p>43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table:formula="of:=[.D1103]*(1-[.$D$1]/100)" office:value-type="float" office:value="43.7770792152696" calcext:value-type="float">
            <text:p>43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3" calcext:value-type="float">
            <text:p>1103</text:p>
          </table:table-cell>
          <table:table-cell table:formula="of:=[.D1104]*(1-[.$D$1]/100)" office:value-type="float" office:value="43.7442464058581" calcext:value-type="float">
            <text:p>43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4" calcext:value-type="float">
            <text:p>1104</text:p>
          </table:table-cell>
          <table:table-cell table:formula="of:=[.D1105]*(1-[.$D$1]/100)" office:value-type="float" office:value="43.7114382210537" calcext:value-type="float">
            <text:p>43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5" calcext:value-type="float">
            <text:p>1105</text:p>
          </table:table-cell>
          <table:table-cell table:formula="of:=[.D1106]*(1-[.$D$1]/100)" office:value-type="float" office:value="43.6786546423879" calcext:value-type="float">
            <text:p>43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6" calcext:value-type="float">
            <text:p>1106</text:p>
          </table:table-cell>
          <table:table-cell table:formula="of:=[.D1107]*(1-[.$D$1]/100)" office:value-type="float" office:value="43.6458956514061" calcext:value-type="float">
            <text:p>43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7" calcext:value-type="float">
            <text:p>1107</text:p>
          </table:table-cell>
          <table:table-cell table:formula="of:=[.D1108]*(1-[.$D$1]/100)" office:value-type="float" office:value="43.6131612296676" calcext:value-type="float">
            <text:p>43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8" calcext:value-type="float">
            <text:p>1108</text:p>
          </table:table-cell>
          <table:table-cell table:formula="of:=[.D1109]*(1-[.$D$1]/100)" office:value-type="float" office:value="43.5804513587453" calcext:value-type="float">
            <text:p>43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09" calcext:value-type="float">
            <text:p>1109</text:p>
          </table:table-cell>
          <table:table-cell table:formula="of:=[.D1110]*(1-[.$D$1]/100)" office:value-type="float" office:value="43.5477660202263" calcext:value-type="float">
            <text:p>43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0" calcext:value-type="float">
            <text:p>1110</text:p>
          </table:table-cell>
          <table:table-cell table:formula="of:=[.D1111]*(1-[.$D$1]/100)" office:value-type="float" office:value="43.5151051957111" calcext:value-type="float">
            <text:p>43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1" calcext:value-type="float">
            <text:p>1111</text:p>
          </table:table-cell>
          <table:table-cell table:formula="of:=[.D1112]*(1-[.$D$1]/100)" office:value-type="float" office:value="43.4824688668143" calcext:value-type="float">
            <text:p>43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2" calcext:value-type="float">
            <text:p>1112</text:p>
          </table:table-cell>
          <table:table-cell table:formula="of:=[.D1113]*(1-[.$D$1]/100)" office:value-type="float" office:value="43.4498570151642" calcext:value-type="float">
            <text:p>43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3" calcext:value-type="float">
            <text:p>1113</text:p>
          </table:table-cell>
          <table:table-cell table:formula="of:=[.D1114]*(1-[.$D$1]/100)" office:value-type="float" office:value="43.4172696224028" calcext:value-type="float">
            <text:p>43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4" calcext:value-type="float">
            <text:p>1114</text:p>
          </table:table-cell>
          <table:table-cell table:formula="of:=[.D1115]*(1-[.$D$1]/100)" office:value-type="float" office:value="43.384706670186" calcext:value-type="float">
            <text:p>43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5" calcext:value-type="float">
            <text:p>1115</text:p>
          </table:table-cell>
          <table:table-cell table:formula="of:=[.D1116]*(1-[.$D$1]/100)" office:value-type="float" office:value="43.3521681401834" calcext:value-type="float">
            <text:p>43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6" calcext:value-type="float">
            <text:p>1116</text:p>
          </table:table-cell>
          <table:table-cell table:formula="of:=[.D1117]*(1-[.$D$1]/100)" office:value-type="float" office:value="43.3196540140783" calcext:value-type="float">
            <text:p>43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7" calcext:value-type="float">
            <text:p>1117</text:p>
          </table:table-cell>
          <table:table-cell table:formula="of:=[.D1118]*(1-[.$D$1]/100)" office:value-type="float" office:value="43.2871642735677" calcext:value-type="float">
            <text:p>43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8" calcext:value-type="float">
            <text:p>1118</text:p>
          </table:table-cell>
          <table:table-cell table:formula="of:=[.D1119]*(1-[.$D$1]/100)" office:value-type="float" office:value="43.2546989003625" calcext:value-type="float">
            <text:p>43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19" calcext:value-type="float">
            <text:p>1119</text:p>
          </table:table-cell>
          <table:table-cell table:formula="of:=[.D1120]*(1-[.$D$1]/100)" office:value-type="float" office:value="43.2222578761872" calcext:value-type="float">
            <text:p>43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0" calcext:value-type="float">
            <text:p>1120</text:p>
          </table:table-cell>
          <table:table-cell table:formula="of:=[.D1121]*(1-[.$D$1]/100)" office:value-type="float" office:value="43.1898411827801" calcext:value-type="float">
            <text:p>43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1" calcext:value-type="float">
            <text:p>1121</text:p>
          </table:table-cell>
          <table:table-cell table:formula="of:=[.D1122]*(1-[.$D$1]/100)" office:value-type="float" office:value="43.157448801893" calcext:value-type="float">
            <text:p>43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table:formula="of:=[.D1123]*(1-[.$D$1]/100)" office:value-type="float" office:value="43.1250807152916" calcext:value-type="float">
            <text:p>43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formula="of:=[.D1124]*(1-[.$D$1]/100)" office:value-type="float" office:value="43.0927369047551" calcext:value-type="float">
            <text:p>43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4" calcext:value-type="float">
            <text:p>1124</text:p>
          </table:table-cell>
          <table:table-cell table:formula="of:=[.D1125]*(1-[.$D$1]/100)" office:value-type="float" office:value="43.0604173520766" calcext:value-type="float">
            <text:p>43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5" calcext:value-type="float">
            <text:p>1125</text:p>
          </table:table-cell>
          <table:table-cell table:formula="of:=[.D1126]*(1-[.$D$1]/100)" office:value-type="float" office:value="43.0281220390625" calcext:value-type="float">
            <text:p>43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6" calcext:value-type="float">
            <text:p>1126</text:p>
          </table:table-cell>
          <table:table-cell table:formula="of:=[.D1127]*(1-[.$D$1]/100)" office:value-type="float" office:value="42.9958509475332" calcext:value-type="float">
            <text:p>43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7" calcext:value-type="float">
            <text:p>1127</text:p>
          </table:table-cell>
          <table:table-cell table:formula="of:=[.D1128]*(1-[.$D$1]/100)" office:value-type="float" office:value="42.9636040593226" calcext:value-type="float">
            <text:p>42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8" calcext:value-type="float">
            <text:p>1128</text:p>
          </table:table-cell>
          <table:table-cell table:formula="of:=[.D1129]*(1-[.$D$1]/100)" office:value-type="float" office:value="42.9313813562781" calcext:value-type="float">
            <text:p>42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29" calcext:value-type="float">
            <text:p>1129</text:p>
          </table:table-cell>
          <table:table-cell table:formula="of:=[.D1130]*(1-[.$D$1]/100)" office:value-type="float" office:value="42.8991828202608" calcext:value-type="float">
            <text:p>42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0" calcext:value-type="float">
            <text:p>1130</text:p>
          </table:table-cell>
          <table:table-cell table:formula="of:=[.D1131]*(1-[.$D$1]/100)" office:value-type="float" office:value="42.8670084331456" calcext:value-type="float">
            <text:p>42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1" calcext:value-type="float">
            <text:p>1131</text:p>
          </table:table-cell>
          <table:table-cell table:formula="of:=[.D1132]*(1-[.$D$1]/100)" office:value-type="float" office:value="42.8348581768208" calcext:value-type="float">
            <text:p>42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2" calcext:value-type="float">
            <text:p>1132</text:p>
          </table:table-cell>
          <table:table-cell table:formula="of:=[.D1133]*(1-[.$D$1]/100)" office:value-type="float" office:value="42.8027320331882" calcext:value-type="float">
            <text:p>42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3" calcext:value-type="float">
            <text:p>1133</text:p>
          </table:table-cell>
          <table:table-cell table:formula="of:=[.D1134]*(1-[.$D$1]/100)" office:value-type="float" office:value="42.7706299841633" calcext:value-type="float">
            <text:p>42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4" calcext:value-type="float">
            <text:p>1134</text:p>
          </table:table-cell>
          <table:table-cell table:formula="of:=[.D1135]*(1-[.$D$1]/100)" office:value-type="float" office:value="42.7385520116752" calcext:value-type="float">
            <text:p>42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5" calcext:value-type="float">
            <text:p>1135</text:p>
          </table:table-cell>
          <table:table-cell table:formula="of:=[.D1136]*(1-[.$D$1]/100)" office:value-type="float" office:value="42.7064980976664" calcext:value-type="float">
            <text:p>42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6" calcext:value-type="float">
            <text:p>1136</text:p>
          </table:table-cell>
          <table:table-cell table:formula="of:=[.D1137]*(1-[.$D$1]/100)" office:value-type="float" office:value="42.6744682240931" calcext:value-type="float">
            <text:p>42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7" calcext:value-type="float">
            <text:p>1137</text:p>
          </table:table-cell>
          <table:table-cell table:formula="of:=[.D1138]*(1-[.$D$1]/100)" office:value-type="float" office:value="42.6424623729251" calcext:value-type="float">
            <text:p>42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8" calcext:value-type="float">
            <text:p>1138</text:p>
          </table:table-cell>
          <table:table-cell table:formula="of:=[.D1139]*(1-[.$D$1]/100)" office:value-type="float" office:value="42.6104805261454" calcext:value-type="float">
            <text:p>42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39" calcext:value-type="float">
            <text:p>1139</text:p>
          </table:table-cell>
          <table:table-cell table:formula="of:=[.D1140]*(1-[.$D$1]/100)" office:value-type="float" office:value="42.5785226657508" calcext:value-type="float">
            <text:p>42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0" calcext:value-type="float">
            <text:p>1140</text:p>
          </table:table-cell>
          <table:table-cell table:formula="of:=[.D1141]*(1-[.$D$1]/100)" office:value-type="float" office:value="42.5465887737514" calcext:value-type="float">
            <text:p>42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1" calcext:value-type="float">
            <text:p>1141</text:p>
          </table:table-cell>
          <table:table-cell table:formula="of:=[.D1142]*(1-[.$D$1]/100)" office:value-type="float" office:value="42.5146788321711" calcext:value-type="float">
            <text:p>42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table:formula="of:=[.D1143]*(1-[.$D$1]/100)" office:value-type="float" office:value="42.482792823047" calcext:value-type="float">
            <text:p>42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3" calcext:value-type="float">
            <text:p>1143</text:p>
          </table:table-cell>
          <table:table-cell table:formula="of:=[.D1144]*(1-[.$D$1]/100)" office:value-type="float" office:value="42.4509307284297" calcext:value-type="float">
            <text:p>42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4" calcext:value-type="float">
            <text:p>1144</text:p>
          </table:table-cell>
          <table:table-cell table:formula="of:=[.D1145]*(1-[.$D$1]/100)" office:value-type="float" office:value="42.4190925303834" calcext:value-type="float">
            <text:p>42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5" calcext:value-type="float">
            <text:p>1145</text:p>
          </table:table-cell>
          <table:table-cell table:formula="of:=[.D1146]*(1-[.$D$1]/100)" office:value-type="float" office:value="42.3872782109856" calcext:value-type="float">
            <text:p>42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6" calcext:value-type="float">
            <text:p>1146</text:p>
          </table:table-cell>
          <table:table-cell table:formula="of:=[.D1147]*(1-[.$D$1]/100)" office:value-type="float" office:value="42.3554877523274" calcext:value-type="float">
            <text:p>42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7" calcext:value-type="float">
            <text:p>1147</text:p>
          </table:table-cell>
          <table:table-cell table:formula="of:=[.D1148]*(1-[.$D$1]/100)" office:value-type="float" office:value="42.3237211365131" calcext:value-type="float">
            <text:p>42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8" calcext:value-type="float">
            <text:p>1148</text:p>
          </table:table-cell>
          <table:table-cell table:formula="of:=[.D1149]*(1-[.$D$1]/100)" office:value-type="float" office:value="42.2919783456607" calcext:value-type="float">
            <text:p>42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9" calcext:value-type="float">
            <text:p>1149</text:p>
          </table:table-cell>
          <table:table-cell table:formula="of:=[.D1150]*(1-[.$D$1]/100)" office:value-type="float" office:value="42.2602593619015" calcext:value-type="float">
            <text:p>42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 table:formula="of:=[.D1151]*(1-[.$D$1]/100)" office:value-type="float" office:value="42.2285641673801" calcext:value-type="float">
            <text:p>42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1" calcext:value-type="float">
            <text:p>1151</text:p>
          </table:table-cell>
          <table:table-cell table:formula="of:=[.D1152]*(1-[.$D$1]/100)" office:value-type="float" office:value="42.1968927442545" calcext:value-type="float">
            <text:p>42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2" calcext:value-type="float">
            <text:p>1152</text:p>
          </table:table-cell>
          <table:table-cell table:formula="of:=[.D1153]*(1-[.$D$1]/100)" office:value-type="float" office:value="42.1652450746963" calcext:value-type="float">
            <text:p>42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3" calcext:value-type="float">
            <text:p>1153</text:p>
          </table:table-cell>
          <table:table-cell table:formula="of:=[.D1154]*(1-[.$D$1]/100)" office:value-type="float" office:value="42.1336211408903" calcext:value-type="float">
            <text:p>42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4" calcext:value-type="float">
            <text:p>1154</text:p>
          </table:table-cell>
          <table:table-cell table:formula="of:=[.D1155]*(1-[.$D$1]/100)" office:value-type="float" office:value="42.1020209250346" calcext:value-type="float">
            <text:p>42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5" calcext:value-type="float">
            <text:p>1155</text:p>
          </table:table-cell>
          <table:table-cell table:formula="of:=[.D1156]*(1-[.$D$1]/100)" office:value-type="float" office:value="42.0704444093409" calcext:value-type="float">
            <text:p>42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6" calcext:value-type="float">
            <text:p>1156</text:p>
          </table:table-cell>
          <table:table-cell table:formula="of:=[.D1157]*(1-[.$D$1]/100)" office:value-type="float" office:value="42.0388915760339" calcext:value-type="float">
            <text:p>42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7" calcext:value-type="float">
            <text:p>1157</text:p>
          </table:table-cell>
          <table:table-cell table:formula="of:=[.D1158]*(1-[.$D$1]/100)" office:value-type="float" office:value="42.0073624073518" calcext:value-type="float">
            <text:p>42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table:formula="of:=[.D1159]*(1-[.$D$1]/100)" office:value-type="float" office:value="41.9758568855463" calcext:value-type="float">
            <text:p>41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9" calcext:value-type="float">
            <text:p>1159</text:p>
          </table:table-cell>
          <table:table-cell table:formula="of:=[.D1160]*(1-[.$D$1]/100)" office:value-type="float" office:value="41.9443749928822" calcext:value-type="float">
            <text:p>41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0" calcext:value-type="float">
            <text:p>1160</text:p>
          </table:table-cell>
          <table:table-cell table:formula="of:=[.D1161]*(1-[.$D$1]/100)" office:value-type="float" office:value="41.9129167116375" calcext:value-type="float">
            <text:p>41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1" calcext:value-type="float">
            <text:p>1161</text:p>
          </table:table-cell>
          <table:table-cell table:formula="of:=[.D1162]*(1-[.$D$1]/100)" office:value-type="float" office:value="41.8814820241038" calcext:value-type="float">
            <text:p>41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table:formula="of:=[.D1163]*(1-[.$D$1]/100)" office:value-type="float" office:value="41.8500709125857" calcext:value-type="float">
            <text:p>41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3" calcext:value-type="float">
            <text:p>1163</text:p>
          </table:table-cell>
          <table:table-cell table:formula="of:=[.D1164]*(1-[.$D$1]/100)" office:value-type="float" office:value="41.8186833594012" calcext:value-type="float">
            <text:p>41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4" calcext:value-type="float">
            <text:p>1164</text:p>
          </table:table-cell>
          <table:table-cell table:formula="of:=[.D1165]*(1-[.$D$1]/100)" office:value-type="float" office:value="41.7873193468817" calcext:value-type="float">
            <text:p>41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5" calcext:value-type="float">
            <text:p>1165</text:p>
          </table:table-cell>
          <table:table-cell table:formula="of:=[.D1166]*(1-[.$D$1]/100)" office:value-type="float" office:value="41.7559788573715" calcext:value-type="float">
            <text:p>41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6" calcext:value-type="float">
            <text:p>1166</text:p>
          </table:table-cell>
          <table:table-cell table:formula="of:=[.D1167]*(1-[.$D$1]/100)" office:value-type="float" office:value="41.7246618732285" calcext:value-type="float">
            <text:p>41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7" calcext:value-type="float">
            <text:p>1167</text:p>
          </table:table-cell>
          <table:table-cell table:formula="of:=[.D1168]*(1-[.$D$1]/100)" office:value-type="float" office:value="41.6933683768236" calcext:value-type="float">
            <text:p>41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8" calcext:value-type="float">
            <text:p>1168</text:p>
          </table:table-cell>
          <table:table-cell table:formula="of:=[.D1169]*(1-[.$D$1]/100)" office:value-type="float" office:value="41.6620983505409" calcext:value-type="float">
            <text:p>41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69" calcext:value-type="float">
            <text:p>1169</text:p>
          </table:table-cell>
          <table:table-cell table:formula="of:=[.D1170]*(1-[.$D$1]/100)" office:value-type="float" office:value="41.630851776778" calcext:value-type="float">
            <text:p>41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0" calcext:value-type="float">
            <text:p>1170</text:p>
          </table:table-cell>
          <table:table-cell table:formula="of:=[.D1171]*(1-[.$D$1]/100)" office:value-type="float" office:value="41.5996286379455" calcext:value-type="float">
            <text:p>41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1" calcext:value-type="float">
            <text:p>1171</text:p>
          </table:table-cell>
          <table:table-cell table:formula="of:=[.D1172]*(1-[.$D$1]/100)" office:value-type="float" office:value="41.568428916467" calcext:value-type="float">
            <text:p>41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2" calcext:value-type="float">
            <text:p>1172</text:p>
          </table:table-cell>
          <table:table-cell table:formula="of:=[.D1173]*(1-[.$D$1]/100)" office:value-type="float" office:value="41.5372525947796" calcext:value-type="float">
            <text:p>41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3" calcext:value-type="float">
            <text:p>1173</text:p>
          </table:table-cell>
          <table:table-cell table:formula="of:=[.D1174]*(1-[.$D$1]/100)" office:value-type="float" office:value="41.5060996553336" calcext:value-type="float">
            <text:p>41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4" calcext:value-type="float">
            <text:p>1174</text:p>
          </table:table-cell>
          <table:table-cell table:formula="of:=[.D1175]*(1-[.$D$1]/100)" office:value-type="float" office:value="41.4749700805921" calcext:value-type="float">
            <text:p>41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table:formula="of:=[.D1176]*(1-[.$D$1]/100)" office:value-type="float" office:value="41.4438638530316" calcext:value-type="float">
            <text:p>41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6" calcext:value-type="float">
            <text:p>1176</text:p>
          </table:table-cell>
          <table:table-cell table:formula="of:=[.D1177]*(1-[.$D$1]/100)" office:value-type="float" office:value="41.4127809551418" calcext:value-type="float">
            <text:p>41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7" calcext:value-type="float">
            <text:p>1177</text:p>
          </table:table-cell>
          <table:table-cell table:formula="of:=[.D1178]*(1-[.$D$1]/100)" office:value-type="float" office:value="41.3817213694255" calcext:value-type="float">
            <text:p>41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8" calcext:value-type="float">
            <text:p>1178</text:p>
          </table:table-cell>
          <table:table-cell table:formula="of:=[.D1179]*(1-[.$D$1]/100)" office:value-type="float" office:value="41.3506850783984" calcext:value-type="float">
            <text:p>41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79" calcext:value-type="float">
            <text:p>1179</text:p>
          </table:table-cell>
          <table:table-cell table:formula="of:=[.D1180]*(1-[.$D$1]/100)" office:value-type="float" office:value="41.3196720645896" calcext:value-type="float">
            <text:p>41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0" calcext:value-type="float">
            <text:p>1180</text:p>
          </table:table-cell>
          <table:table-cell table:formula="of:=[.D1181]*(1-[.$D$1]/100)" office:value-type="float" office:value="41.2886823105412" calcext:value-type="float">
            <text:p>41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1" calcext:value-type="float">
            <text:p>1181</text:p>
          </table:table-cell>
          <table:table-cell table:formula="of:=[.D1182]*(1-[.$D$1]/100)" office:value-type="float" office:value="41.2577157988083" calcext:value-type="float">
            <text:p>41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table:formula="of:=[.D1183]*(1-[.$D$1]/100)" office:value-type="float" office:value="41.2267725119592" calcext:value-type="float">
            <text:p>41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3" calcext:value-type="float">
            <text:p>1183</text:p>
          </table:table-cell>
          <table:table-cell table:formula="of:=[.D1184]*(1-[.$D$1]/100)" office:value-type="float" office:value="41.1958524325752" calcext:value-type="float">
            <text:p>41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4" calcext:value-type="float">
            <text:p>1184</text:p>
          </table:table-cell>
          <table:table-cell table:formula="of:=[.D1185]*(1-[.$D$1]/100)" office:value-type="float" office:value="41.1649555432508" calcext:value-type="float">
            <text:p>41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5" calcext:value-type="float">
            <text:p>1185</text:p>
          </table:table-cell>
          <table:table-cell table:formula="of:=[.D1186]*(1-[.$D$1]/100)" office:value-type="float" office:value="41.1340818265933" calcext:value-type="float">
            <text:p>41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6" calcext:value-type="float">
            <text:p>1186</text:p>
          </table:table-cell>
          <table:table-cell table:formula="of:=[.D1187]*(1-[.$D$1]/100)" office:value-type="float" office:value="41.1032312652234" calcext:value-type="float">
            <text:p>41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7" calcext:value-type="float">
            <text:p>1187</text:p>
          </table:table-cell>
          <table:table-cell table:formula="of:=[.D1188]*(1-[.$D$1]/100)" office:value-type="float" office:value="41.0724038417744" calcext:value-type="float">
            <text:p>41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8" calcext:value-type="float">
            <text:p>1188</text:p>
          </table:table-cell>
          <table:table-cell table:formula="of:=[.D1189]*(1-[.$D$1]/100)" office:value-type="float" office:value="41.0415995388931" calcext:value-type="float">
            <text:p>41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89" calcext:value-type="float">
            <text:p>1189</text:p>
          </table:table-cell>
          <table:table-cell table:formula="of:=[.D1190]*(1-[.$D$1]/100)" office:value-type="float" office:value="41.0108183392389" calcext:value-type="float">
            <text:p>41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0" calcext:value-type="float">
            <text:p>1190</text:p>
          </table:table-cell>
          <table:table-cell table:formula="of:=[.D1191]*(1-[.$D$1]/100)" office:value-type="float" office:value="40.9800602254845" calcext:value-type="float">
            <text:p>40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1" calcext:value-type="float">
            <text:p>1191</text:p>
          </table:table-cell>
          <table:table-cell table:formula="of:=[.D1192]*(1-[.$D$1]/100)" office:value-type="float" office:value="40.9493251803154" calcext:value-type="float">
            <text:p>40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2" calcext:value-type="float">
            <text:p>1192</text:p>
          </table:table-cell>
          <table:table-cell table:formula="of:=[.D1193]*(1-[.$D$1]/100)" office:value-type="float" office:value="40.9186131864302" calcext:value-type="float">
            <text:p>40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3" calcext:value-type="float">
            <text:p>1193</text:p>
          </table:table-cell>
          <table:table-cell table:formula="of:=[.D1194]*(1-[.$D$1]/100)" office:value-type="float" office:value="40.8879242265403" calcext:value-type="float">
            <text:p>40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4" calcext:value-type="float">
            <text:p>1194</text:p>
          </table:table-cell>
          <table:table-cell table:formula="of:=[.D1195]*(1-[.$D$1]/100)" office:value-type="float" office:value="40.8572582833704" calcext:value-type="float">
            <text:p>40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5" calcext:value-type="float">
            <text:p>1195</text:p>
          </table:table-cell>
          <table:table-cell table:formula="of:=[.D1196]*(1-[.$D$1]/100)" office:value-type="float" office:value="40.8266153396579" calcext:value-type="float">
            <text:p>40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6" calcext:value-type="float">
            <text:p>1196</text:p>
          </table:table-cell>
          <table:table-cell table:formula="of:=[.D1197]*(1-[.$D$1]/100)" office:value-type="float" office:value="40.7959953781532" calcext:value-type="float">
            <text:p>40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7" calcext:value-type="float">
            <text:p>1197</text:p>
          </table:table-cell>
          <table:table-cell table:formula="of:=[.D1198]*(1-[.$D$1]/100)" office:value-type="float" office:value="40.7653983816195" calcext:value-type="float">
            <text:p>40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8" calcext:value-type="float">
            <text:p>1198</text:p>
          </table:table-cell>
          <table:table-cell table:formula="of:=[.D1199]*(1-[.$D$1]/100)" office:value-type="float" office:value="40.7348243328333" calcext:value-type="float">
            <text:p>40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99" calcext:value-type="float">
            <text:p>1199</text:p>
          </table:table-cell>
          <table:table-cell table:formula="of:=[.D1200]*(1-[.$D$1]/100)" office:value-type="float" office:value="40.7042732145837" calcext:value-type="float">
            <text:p>40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0" calcext:value-type="float">
            <text:p>1200</text:p>
          </table:table-cell>
          <table:table-cell table:formula="of:=[.D1201]*(1-[.$D$1]/100)" office:value-type="float" office:value="40.6737450096728" calcext:value-type="float">
            <text:p>40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1" calcext:value-type="float">
            <text:p>1201</text:p>
          </table:table-cell>
          <table:table-cell table:formula="of:=[.D1202]*(1-[.$D$1]/100)" office:value-type="float" office:value="40.6432397009155" calcext:value-type="float">
            <text:p>40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table:formula="of:=[.D1203]*(1-[.$D$1]/100)" office:value-type="float" office:value="40.6127572711398" calcext:value-type="float">
            <text:p>40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3" calcext:value-type="float">
            <text:p>1203</text:p>
          </table:table-cell>
          <table:table-cell table:formula="of:=[.D1204]*(1-[.$D$1]/100)" office:value-type="float" office:value="40.5822977031865" calcext:value-type="float">
            <text:p>40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4" calcext:value-type="float">
            <text:p>1204</text:p>
          </table:table-cell>
          <table:table-cell table:formula="of:=[.D1205]*(1-[.$D$1]/100)" office:value-type="float" office:value="40.5518609799091" calcext:value-type="float">
            <text:p>40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5" calcext:value-type="float">
            <text:p>1205</text:p>
          </table:table-cell>
          <table:table-cell table:formula="of:=[.D1206]*(1-[.$D$1]/100)" office:value-type="float" office:value="40.5214470841741" calcext:value-type="float">
            <text:p>40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6" calcext:value-type="float">
            <text:p>1206</text:p>
          </table:table-cell>
          <table:table-cell table:formula="of:=[.D1207]*(1-[.$D$1]/100)" office:value-type="float" office:value="40.491055998861" calcext:value-type="float">
            <text:p>40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7" calcext:value-type="float">
            <text:p>1207</text:p>
          </table:table-cell>
          <table:table-cell table:formula="of:=[.D1208]*(1-[.$D$1]/100)" office:value-type="float" office:value="40.4606877068619" calcext:value-type="float">
            <text:p>40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8" calcext:value-type="float">
            <text:p>1208</text:p>
          </table:table-cell>
          <table:table-cell table:formula="of:=[.D1209]*(1-[.$D$1]/100)" office:value-type="float" office:value="40.4303421910817" calcext:value-type="float">
            <text:p>40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9" calcext:value-type="float">
            <text:p>1209</text:p>
          </table:table-cell>
          <table:table-cell table:formula="of:=[.D1210]*(1-[.$D$1]/100)" office:value-type="float" office:value="40.4000194344384" calcext:value-type="float">
            <text:p>40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0" calcext:value-type="float">
            <text:p>1210</text:p>
          </table:table-cell>
          <table:table-cell table:formula="of:=[.D1211]*(1-[.$D$1]/100)" office:value-type="float" office:value="40.3697194198626" calcext:value-type="float">
            <text:p>40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1" calcext:value-type="float">
            <text:p>1211</text:p>
          </table:table-cell>
          <table:table-cell table:formula="of:=[.D1212]*(1-[.$D$1]/100)" office:value-type="float" office:value="40.3394421302977" calcext:value-type="float">
            <text:p>40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  <table:table-cell table:formula="of:=[.D1213]*(1-[.$D$1]/100)" office:value-type="float" office:value="40.3091875486999" calcext:value-type="float">
            <text:p>40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3" calcext:value-type="float">
            <text:p>1213</text:p>
          </table:table-cell>
          <table:table-cell table:formula="of:=[.D1214]*(1-[.$D$1]/100)" office:value-type="float" office:value="40.2789556580384" calcext:value-type="float">
            <text:p>40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4" calcext:value-type="float">
            <text:p>1214</text:p>
          </table:table-cell>
          <table:table-cell table:formula="of:=[.D1215]*(1-[.$D$1]/100)" office:value-type="float" office:value="40.2487464412949" calcext:value-type="float">
            <text:p>40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5" calcext:value-type="float">
            <text:p>1215</text:p>
          </table:table-cell>
          <table:table-cell table:formula="of:=[.D1216]*(1-[.$D$1]/100)" office:value-type="float" office:value="40.2185598814639" calcext:value-type="float">
            <text:p>40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6" calcext:value-type="float">
            <text:p>1216</text:p>
          </table:table-cell>
          <table:table-cell table:formula="of:=[.D1217]*(1-[.$D$1]/100)" office:value-type="float" office:value="40.1883959615528" calcext:value-type="float">
            <text:p>40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7" calcext:value-type="float">
            <text:p>1217</text:p>
          </table:table-cell>
          <table:table-cell table:formula="of:=[.D1218]*(1-[.$D$1]/100)" office:value-type="float" office:value="40.1582546645817" calcext:value-type="float">
            <text:p>40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8" calcext:value-type="float">
            <text:p>1218</text:p>
          </table:table-cell>
          <table:table-cell table:formula="of:=[.D1219]*(1-[.$D$1]/100)" office:value-type="float" office:value="40.1281359735832" calcext:value-type="float">
            <text:p>40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19" calcext:value-type="float">
            <text:p>1219</text:p>
          </table:table-cell>
          <table:table-cell table:formula="of:=[.D1220]*(1-[.$D$1]/100)" office:value-type="float" office:value="40.098039871603" calcext:value-type="float">
            <text:p>40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0" calcext:value-type="float">
            <text:p>1220</text:p>
          </table:table-cell>
          <table:table-cell table:formula="of:=[.D1221]*(1-[.$D$1]/100)" office:value-type="float" office:value="40.0679663416993" calcext:value-type="float">
            <text:p>40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1" calcext:value-type="float">
            <text:p>1221</text:p>
          </table:table-cell>
          <table:table-cell table:formula="of:=[.D1222]*(1-[.$D$1]/100)" office:value-type="float" office:value="40.037915366943" calcext:value-type="float">
            <text:p>40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2" calcext:value-type="float">
            <text:p>1222</text:p>
          </table:table-cell>
          <table:table-cell table:formula="of:=[.D1223]*(1-[.$D$1]/100)" office:value-type="float" office:value="40.0078869304178" calcext:value-type="float">
            <text:p>40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3" calcext:value-type="float">
            <text:p>1223</text:p>
          </table:table-cell>
          <table:table-cell table:formula="of:=[.D1224]*(1-[.$D$1]/100)" office:value-type="float" office:value="39.97788101522" calcext:value-type="float">
            <text:p>39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4" calcext:value-type="float">
            <text:p>1224</text:p>
          </table:table-cell>
          <table:table-cell table:formula="of:=[.D1225]*(1-[.$D$1]/100)" office:value-type="float" office:value="39.9478976044586" calcext:value-type="float">
            <text:p>39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5" calcext:value-type="float">
            <text:p>1225</text:p>
          </table:table-cell>
          <table:table-cell table:formula="of:=[.D1226]*(1-[.$D$1]/100)" office:value-type="float" office:value="39.9179366812553" calcext:value-type="float">
            <text:p>39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6" calcext:value-type="float">
            <text:p>1226</text:p>
          </table:table-cell>
          <table:table-cell table:formula="of:=[.D1227]*(1-[.$D$1]/100)" office:value-type="float" office:value="39.8879982287443" calcext:value-type="float">
            <text:p>39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table:formula="of:=[.D1228]*(1-[.$D$1]/100)" office:value-type="float" office:value="39.8580822300728" calcext:value-type="float">
            <text:p>39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8" calcext:value-type="float">
            <text:p>1228</text:p>
          </table:table-cell>
          <table:table-cell table:formula="of:=[.D1229]*(1-[.$D$1]/100)" office:value-type="float" office:value="39.8281886684002" calcext:value-type="float">
            <text:p>39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29" calcext:value-type="float">
            <text:p>1229</text:p>
          </table:table-cell>
          <table:table-cell table:formula="of:=[.D1230]*(1-[.$D$1]/100)" office:value-type="float" office:value="39.7983175268989" calcext:value-type="float">
            <text:p>39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0" calcext:value-type="float">
            <text:p>1230</text:p>
          </table:table-cell>
          <table:table-cell table:formula="of:=[.D1231]*(1-[.$D$1]/100)" office:value-type="float" office:value="39.7684687887537" calcext:value-type="float">
            <text:p>39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1" calcext:value-type="float">
            <text:p>1231</text:p>
          </table:table-cell>
          <table:table-cell table:formula="of:=[.D1232]*(1-[.$D$1]/100)" office:value-type="float" office:value="39.7386424371621" calcext:value-type="float">
            <text:p>39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2" calcext:value-type="float">
            <text:p>1232</text:p>
          </table:table-cell>
          <table:table-cell table:formula="of:=[.D1233]*(1-[.$D$1]/100)" office:value-type="float" office:value="39.7088384553343" calcext:value-type="float">
            <text:p>39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3" calcext:value-type="float">
            <text:p>1233</text:p>
          </table:table-cell>
          <table:table-cell table:formula="of:=[.D1234]*(1-[.$D$1]/100)" office:value-type="float" office:value="39.6790568264928" calcext:value-type="float">
            <text:p>39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4" calcext:value-type="float">
            <text:p>1234</text:p>
          </table:table-cell>
          <table:table-cell table:formula="of:=[.D1235]*(1-[.$D$1]/100)" office:value-type="float" office:value="39.6492975338729" calcext:value-type="float">
            <text:p>39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5" calcext:value-type="float">
            <text:p>1235</text:p>
          </table:table-cell>
          <table:table-cell table:formula="of:=[.D1236]*(1-[.$D$1]/100)" office:value-type="float" office:value="39.6195605607225" calcext:value-type="float">
            <text:p>39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6" calcext:value-type="float">
            <text:p>1236</text:p>
          </table:table-cell>
          <table:table-cell table:formula="of:=[.D1237]*(1-[.$D$1]/100)" office:value-type="float" office:value="39.5898458903019" calcext:value-type="float">
            <text:p>39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7" calcext:value-type="float">
            <text:p>1237</text:p>
          </table:table-cell>
          <table:table-cell table:formula="of:=[.D1238]*(1-[.$D$1]/100)" office:value-type="float" office:value="39.5601535058842" calcext:value-type="float">
            <text:p>39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table:formula="of:=[.D1239]*(1-[.$D$1]/100)" office:value-type="float" office:value="39.5304833907548" calcext:value-type="float">
            <text:p>39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9" calcext:value-type="float">
            <text:p>1239</text:p>
          </table:table-cell>
          <table:table-cell table:formula="of:=[.D1240]*(1-[.$D$1]/100)" office:value-type="float" office:value="39.5008355282117" calcext:value-type="float">
            <text:p>39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0" calcext:value-type="float">
            <text:p>1240</text:p>
          </table:table-cell>
          <table:table-cell table:formula="of:=[.D1241]*(1-[.$D$1]/100)" office:value-type="float" office:value="39.4712099015656" calcext:value-type="float">
            <text:p>39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1" calcext:value-type="float">
            <text:p>1241</text:p>
          </table:table-cell>
          <table:table-cell table:formula="of:=[.D1242]*(1-[.$D$1]/100)" office:value-type="float" office:value="39.4416064941394" calcext:value-type="float">
            <text:p>39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table:formula="of:=[.D1243]*(1-[.$D$1]/100)" office:value-type="float" office:value="39.4120252892688" calcext:value-type="float">
            <text:p>39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3" calcext:value-type="float">
            <text:p>1243</text:p>
          </table:table-cell>
          <table:table-cell table:formula="of:=[.D1244]*(1-[.$D$1]/100)" office:value-type="float" office:value="39.3824662703019" calcext:value-type="float">
            <text:p>39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4" calcext:value-type="float">
            <text:p>1244</text:p>
          </table:table-cell>
          <table:table-cell table:formula="of:=[.D1245]*(1-[.$D$1]/100)" office:value-type="float" office:value="39.3529294205991" calcext:value-type="float">
            <text:p>39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5" calcext:value-type="float">
            <text:p>1245</text:p>
          </table:table-cell>
          <table:table-cell table:formula="of:=[.D1246]*(1-[.$D$1]/100)" office:value-type="float" office:value="39.3234147235337" calcext:value-type="float">
            <text:p>39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6" calcext:value-type="float">
            <text:p>1246</text:p>
          </table:table-cell>
          <table:table-cell table:formula="of:=[.D1247]*(1-[.$D$1]/100)" office:value-type="float" office:value="39.293922162491" calcext:value-type="float">
            <text:p>39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7" calcext:value-type="float">
            <text:p>1247</text:p>
          </table:table-cell>
          <table:table-cell table:formula="of:=[.D1248]*(1-[.$D$1]/100)" office:value-type="float" office:value="39.2644517208692" calcext:value-type="float">
            <text:p>39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8" calcext:value-type="float">
            <text:p>1248</text:p>
          </table:table-cell>
          <table:table-cell table:formula="of:=[.D1249]*(1-[.$D$1]/100)" office:value-type="float" office:value="39.2350033820785" calcext:value-type="float">
            <text:p>39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9" calcext:value-type="float">
            <text:p>1249</text:p>
          </table:table-cell>
          <table:table-cell table:formula="of:=[.D1250]*(1-[.$D$1]/100)" office:value-type="float" office:value="39.2055771295419" calcext:value-type="float">
            <text:p>39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0" calcext:value-type="float">
            <text:p>1250</text:p>
          </table:table-cell>
          <table:table-cell table:formula="of:=[.D1251]*(1-[.$D$1]/100)" office:value-type="float" office:value="39.1761729466948" calcext:value-type="float">
            <text:p>39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1" calcext:value-type="float">
            <text:p>1251</text:p>
          </table:table-cell>
          <table:table-cell table:formula="of:=[.D1252]*(1-[.$D$1]/100)" office:value-type="float" office:value="39.1467908169848" calcext:value-type="float">
            <text:p>39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2" calcext:value-type="float">
            <text:p>1252</text:p>
          </table:table-cell>
          <table:table-cell table:formula="of:=[.D1253]*(1-[.$D$1]/100)" office:value-type="float" office:value="39.117430723872" calcext:value-type="float">
            <text:p>39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3" calcext:value-type="float">
            <text:p>1253</text:p>
          </table:table-cell>
          <table:table-cell table:formula="of:=[.D1254]*(1-[.$D$1]/100)" office:value-type="float" office:value="39.0880926508291" calcext:value-type="float">
            <text:p>39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4" calcext:value-type="float">
            <text:p>1254</text:p>
          </table:table-cell>
          <table:table-cell table:formula="of:=[.D1255]*(1-[.$D$1]/100)" office:value-type="float" office:value="39.058776581341" calcext:value-type="float">
            <text:p>39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5" calcext:value-type="float">
            <text:p>1255</text:p>
          </table:table-cell>
          <table:table-cell table:formula="of:=[.D1256]*(1-[.$D$1]/100)" office:value-type="float" office:value="39.029482498905" calcext:value-type="float">
            <text:p>39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6" calcext:value-type="float">
            <text:p>1256</text:p>
          </table:table-cell>
          <table:table-cell table:formula="of:=[.D1257]*(1-[.$D$1]/100)" office:value-type="float" office:value="39.0002103870308" calcext:value-type="float">
            <text:p>39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7" calcext:value-type="float">
            <text:p>1257</text:p>
          </table:table-cell>
          <table:table-cell table:formula="of:=[.D1258]*(1-[.$D$1]/100)" office:value-type="float" office:value="38.9709602292405" calcext:value-type="float">
            <text:p>38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  <table:table-cell table:formula="of:=[.D1259]*(1-[.$D$1]/100)" office:value-type="float" office:value="38.9417320090686" calcext:value-type="float">
            <text:p>38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9" calcext:value-type="float">
            <text:p>1259</text:p>
          </table:table-cell>
          <table:table-cell table:formula="of:=[.D1260]*(1-[.$D$1]/100)" office:value-type="float" office:value="38.9125257100618" calcext:value-type="float">
            <text:p>38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0" calcext:value-type="float">
            <text:p>1260</text:p>
          </table:table-cell>
          <table:table-cell table:formula="of:=[.D1261]*(1-[.$D$1]/100)" office:value-type="float" office:value="38.8833413157792" calcext:value-type="float">
            <text:p>38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1" calcext:value-type="float">
            <text:p>1261</text:p>
          </table:table-cell>
          <table:table-cell table:formula="of:=[.D1262]*(1-[.$D$1]/100)" office:value-type="float" office:value="38.8541788097924" calcext:value-type="float">
            <text:p>38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2" calcext:value-type="float">
            <text:p>1262</text:p>
          </table:table-cell>
          <table:table-cell table:formula="of:=[.D1263]*(1-[.$D$1]/100)" office:value-type="float" office:value="38.8250381756851" calcext:value-type="float">
            <text:p>38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3" calcext:value-type="float">
            <text:p>1263</text:p>
          </table:table-cell>
          <table:table-cell table:formula="of:=[.D1264]*(1-[.$D$1]/100)" office:value-type="float" office:value="38.7959193970533" calcext:value-type="float">
            <text:p>38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4" calcext:value-type="float">
            <text:p>1264</text:p>
          </table:table-cell>
          <table:table-cell table:formula="of:=[.D1265]*(1-[.$D$1]/100)" office:value-type="float" office:value="38.7668224575055" calcext:value-type="float">
            <text:p>38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5" calcext:value-type="float">
            <text:p>1265</text:p>
          </table:table-cell>
          <table:table-cell table:formula="of:=[.D1266]*(1-[.$D$1]/100)" office:value-type="float" office:value="38.7377473406624" calcext:value-type="float">
            <text:p>38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6" calcext:value-type="float">
            <text:p>1266</text:p>
          </table:table-cell>
          <table:table-cell table:formula="of:=[.D1267]*(1-[.$D$1]/100)" office:value-type="float" office:value="38.7086940301569" calcext:value-type="float">
            <text:p>38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7" calcext:value-type="float">
            <text:p>1267</text:p>
          </table:table-cell>
          <table:table-cell table:formula="of:=[.D1268]*(1-[.$D$1]/100)" office:value-type="float" office:value="38.6796625096343" calcext:value-type="float">
            <text:p>38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8" calcext:value-type="float">
            <text:p>1268</text:p>
          </table:table-cell>
          <table:table-cell table:formula="of:=[.D1269]*(1-[.$D$1]/100)" office:value-type="float" office:value="38.650652762752" calcext:value-type="float">
            <text:p>38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9" calcext:value-type="float">
            <text:p>1269</text:p>
          </table:table-cell>
          <table:table-cell table:formula="of:=[.D1270]*(1-[.$D$1]/100)" office:value-type="float" office:value="38.62166477318" calcext:value-type="float">
            <text:p>38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0" calcext:value-type="float">
            <text:p>1270</text:p>
          </table:table-cell>
          <table:table-cell table:formula="of:=[.D1271]*(1-[.$D$1]/100)" office:value-type="float" office:value="38.5926985246001" calcext:value-type="float">
            <text:p>38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1" calcext:value-type="float">
            <text:p>1271</text:p>
          </table:table-cell>
          <table:table-cell table:formula="of:=[.D1272]*(1-[.$D$1]/100)" office:value-type="float" office:value="38.5637540007066" calcext:value-type="float">
            <text:p>38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2" calcext:value-type="float">
            <text:p>1272</text:p>
          </table:table-cell>
          <table:table-cell table:formula="of:=[.D1273]*(1-[.$D$1]/100)" office:value-type="float" office:value="38.5348311852061" calcext:value-type="float">
            <text:p>38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3" calcext:value-type="float">
            <text:p>1273</text:p>
          </table:table-cell>
          <table:table-cell table:formula="of:=[.D1274]*(1-[.$D$1]/100)" office:value-type="float" office:value="38.5059300618172" calcext:value-type="float">
            <text:p>38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4" calcext:value-type="float">
            <text:p>1274</text:p>
          </table:table-cell>
          <table:table-cell table:formula="of:=[.D1275]*(1-[.$D$1]/100)" office:value-type="float" office:value="38.4770506142708" calcext:value-type="float">
            <text:p>38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5" calcext:value-type="float">
            <text:p>1275</text:p>
          </table:table-cell>
          <table:table-cell table:formula="of:=[.D1276]*(1-[.$D$1]/100)" office:value-type="float" office:value="38.4481928263101" calcext:value-type="float">
            <text:p>38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6" calcext:value-type="float">
            <text:p>1276</text:p>
          </table:table-cell>
          <table:table-cell table:formula="of:=[.D1277]*(1-[.$D$1]/100)" office:value-type="float" office:value="38.4193566816904" calcext:value-type="float">
            <text:p>38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7" calcext:value-type="float">
            <text:p>1277</text:p>
          </table:table-cell>
          <table:table-cell table:formula="of:=[.D1278]*(1-[.$D$1]/100)" office:value-type="float" office:value="38.3905421641791" calcext:value-type="float">
            <text:p>38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8" calcext:value-type="float">
            <text:p>1278</text:p>
          </table:table-cell>
          <table:table-cell table:formula="of:=[.D1279]*(1-[.$D$1]/100)" office:value-type="float" office:value="38.361749257556" calcext:value-type="float">
            <text:p>38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79" calcext:value-type="float">
            <text:p>1279</text:p>
          </table:table-cell>
          <table:table-cell table:formula="of:=[.D1280]*(1-[.$D$1]/100)" office:value-type="float" office:value="38.3329779456128" calcext:value-type="float">
            <text:p>38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0" calcext:value-type="float">
            <text:p>1280</text:p>
          </table:table-cell>
          <table:table-cell table:formula="of:=[.D1281]*(1-[.$D$1]/100)" office:value-type="float" office:value="38.3042282121536" calcext:value-type="float">
            <text:p>38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1" calcext:value-type="float">
            <text:p>1281</text:p>
          </table:table-cell>
          <table:table-cell table:formula="of:=[.D1282]*(1-[.$D$1]/100)" office:value-type="float" office:value="38.2755000409945" calcext:value-type="float">
            <text:p>38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2" calcext:value-type="float">
            <text:p>1282</text:p>
          </table:table-cell>
          <table:table-cell table:formula="of:=[.D1283]*(1-[.$D$1]/100)" office:value-type="float" office:value="38.2467934159638" calcext:value-type="float">
            <text:p>38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 table:formula="of:=[.D1284]*(1-[.$D$1]/100)" office:value-type="float" office:value="38.2181083209018" calcext:value-type="float">
            <text:p>38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4" calcext:value-type="float">
            <text:p>1284</text:p>
          </table:table-cell>
          <table:table-cell table:formula="of:=[.D1285]*(1-[.$D$1]/100)" office:value-type="float" office:value="38.1894447396611" calcext:value-type="float">
            <text:p>38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5" calcext:value-type="float">
            <text:p>1285</text:p>
          </table:table-cell>
          <table:table-cell table:formula="of:=[.D1286]*(1-[.$D$1]/100)" office:value-type="float" office:value="38.1608026561064" calcext:value-type="float">
            <text:p>38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6" calcext:value-type="float">
            <text:p>1286</text:p>
          </table:table-cell>
          <table:table-cell table:formula="of:=[.D1287]*(1-[.$D$1]/100)" office:value-type="float" office:value="38.1321820541143" calcext:value-type="float">
            <text:p>38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7" calcext:value-type="float">
            <text:p>1287</text:p>
          </table:table-cell>
          <table:table-cell table:formula="of:=[.D1288]*(1-[.$D$1]/100)" office:value-type="float" office:value="38.1035829175737" calcext:value-type="float">
            <text:p>38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8" calcext:value-type="float">
            <text:p>1288</text:p>
          </table:table-cell>
          <table:table-cell table:formula="of:=[.D1289]*(1-[.$D$1]/100)" office:value-type="float" office:value="38.0750052303855" calcext:value-type="float">
            <text:p>38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89" calcext:value-type="float">
            <text:p>1289</text:p>
          </table:table-cell>
          <table:table-cell table:formula="of:=[.D1290]*(1-[.$D$1]/100)" office:value-type="float" office:value="38.0464489764627" calcext:value-type="float">
            <text:p>38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0" calcext:value-type="float">
            <text:p>1290</text:p>
          </table:table-cell>
          <table:table-cell table:formula="of:=[.D1291]*(1-[.$D$1]/100)" office:value-type="float" office:value="38.0179141397304" calcext:value-type="float">
            <text:p>38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1" calcext:value-type="float">
            <text:p>1291</text:p>
          </table:table-cell>
          <table:table-cell table:formula="of:=[.D1292]*(1-[.$D$1]/100)" office:value-type="float" office:value="37.9894007041256" calcext:value-type="float">
            <text:p>37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2" calcext:value-type="float">
            <text:p>1292</text:p>
          </table:table-cell>
          <table:table-cell table:formula="of:=[.D1293]*(1-[.$D$1]/100)" office:value-type="float" office:value="37.9609086535975" calcext:value-type="float">
            <text:p>37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3" calcext:value-type="float">
            <text:p>1293</text:p>
          </table:table-cell>
          <table:table-cell table:formula="of:=[.D1294]*(1-[.$D$1]/100)" office:value-type="float" office:value="37.9324379721073" calcext:value-type="float">
            <text:p>37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4" calcext:value-type="float">
            <text:p>1294</text:p>
          </table:table-cell>
          <table:table-cell table:formula="of:=[.D1295]*(1-[.$D$1]/100)" office:value-type="float" office:value="37.9039886436282" calcext:value-type="float">
            <text:p>37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5" calcext:value-type="float">
            <text:p>1295</text:p>
          </table:table-cell>
          <table:table-cell table:formula="of:=[.D1296]*(1-[.$D$1]/100)" office:value-type="float" office:value="37.8755606521455" calcext:value-type="float">
            <text:p>37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6" calcext:value-type="float">
            <text:p>1296</text:p>
          </table:table-cell>
          <table:table-cell table:formula="of:=[.D1297]*(1-[.$D$1]/100)" office:value-type="float" office:value="37.8471539816564" calcext:value-type="float">
            <text:p>37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7" calcext:value-type="float">
            <text:p>1297</text:p>
          </table:table-cell>
          <table:table-cell table:formula="of:=[.D1298]*(1-[.$D$1]/100)" office:value-type="float" office:value="37.8187686161701" calcext:value-type="float">
            <text:p>37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8" calcext:value-type="float">
            <text:p>1298</text:p>
          </table:table-cell>
          <table:table-cell table:formula="of:=[.D1299]*(1-[.$D$1]/100)" office:value-type="float" office:value="37.790404539708" calcext:value-type="float">
            <text:p>37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99" calcext:value-type="float">
            <text:p>1299</text:p>
          </table:table-cell>
          <table:table-cell table:formula="of:=[.D1300]*(1-[.$D$1]/100)" office:value-type="float" office:value="37.7620617363032" calcext:value-type="float">
            <text:p>37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table:formula="of:=[.D1301]*(1-[.$D$1]/100)" office:value-type="float" office:value="37.733740190001" calcext:value-type="float">
            <text:p>37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1" calcext:value-type="float">
            <text:p>1301</text:p>
          </table:table-cell>
          <table:table-cell table:formula="of:=[.D1302]*(1-[.$D$1]/100)" office:value-type="float" office:value="37.7054398848585" calcext:value-type="float">
            <text:p>37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2" calcext:value-type="float">
            <text:p>1302</text:p>
          </table:table-cell>
          <table:table-cell table:formula="of:=[.D1303]*(1-[.$D$1]/100)" office:value-type="float" office:value="37.6771608049448" calcext:value-type="float">
            <text:p>37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3" calcext:value-type="float">
            <text:p>1303</text:p>
          </table:table-cell>
          <table:table-cell table:formula="of:=[.D1304]*(1-[.$D$1]/100)" office:value-type="float" office:value="37.6489029343411" calcext:value-type="float">
            <text:p>37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4" calcext:value-type="float">
            <text:p>1304</text:p>
          </table:table-cell>
          <table:table-cell table:formula="of:=[.D1305]*(1-[.$D$1]/100)" office:value-type="float" office:value="37.6206662571404" calcext:value-type="float">
            <text:p>37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5" calcext:value-type="float">
            <text:p>1305</text:p>
          </table:table-cell>
          <table:table-cell table:formula="of:=[.D1306]*(1-[.$D$1]/100)" office:value-type="float" office:value="37.5924507574475" calcext:value-type="float">
            <text:p>37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6" calcext:value-type="float">
            <text:p>1306</text:p>
          </table:table-cell>
          <table:table-cell table:formula="of:=[.D1307]*(1-[.$D$1]/100)" office:value-type="float" office:value="37.5642564193794" calcext:value-type="float">
            <text:p>37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7" calcext:value-type="float">
            <text:p>1307</text:p>
          </table:table-cell>
          <table:table-cell table:formula="of:=[.D1308]*(1-[.$D$1]/100)" office:value-type="float" office:value="37.5360832270649" calcext:value-type="float">
            <text:p>37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8" calcext:value-type="float">
            <text:p>1308</text:p>
          </table:table-cell>
          <table:table-cell table:formula="of:=[.D1309]*(1-[.$D$1]/100)" office:value-type="float" office:value="37.5079311646446" calcext:value-type="float">
            <text:p>37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09" calcext:value-type="float">
            <text:p>1309</text:p>
          </table:table-cell>
          <table:table-cell table:formula="of:=[.D1310]*(1-[.$D$1]/100)" office:value-type="float" office:value="37.4798002162711" calcext:value-type="float">
            <text:p>37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0" calcext:value-type="float">
            <text:p>1310</text:p>
          </table:table-cell>
          <table:table-cell table:formula="of:=[.D1311]*(1-[.$D$1]/100)" office:value-type="float" office:value="37.4516903661089" calcext:value-type="float">
            <text:p>37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1" calcext:value-type="float">
            <text:p>1311</text:p>
          </table:table-cell>
          <table:table-cell table:formula="of:=[.D1312]*(1-[.$D$1]/100)" office:value-type="float" office:value="37.4236015983343" calcext:value-type="float">
            <text:p>37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2" calcext:value-type="float">
            <text:p>1312</text:p>
          </table:table-cell>
          <table:table-cell table:formula="of:=[.D1313]*(1-[.$D$1]/100)" office:value-type="float" office:value="37.3955338971356" calcext:value-type="float">
            <text:p>37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3" calcext:value-type="float">
            <text:p>1313</text:p>
          </table:table-cell>
          <table:table-cell table:formula="of:=[.D1314]*(1-[.$D$1]/100)" office:value-type="float" office:value="37.3674872467127" calcext:value-type="float">
            <text:p>37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4" calcext:value-type="float">
            <text:p>1314</text:p>
          </table:table-cell>
          <table:table-cell table:formula="of:=[.D1315]*(1-[.$D$1]/100)" office:value-type="float" office:value="37.3394616312777" calcext:value-type="float">
            <text:p>37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  <table:table-cell table:formula="of:=[.D1316]*(1-[.$D$1]/100)" office:value-type="float" office:value="37.3114570350542" calcext:value-type="float">
            <text:p>37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6" calcext:value-type="float">
            <text:p>1316</text:p>
          </table:table-cell>
          <table:table-cell table:formula="of:=[.D1317]*(1-[.$D$1]/100)" office:value-type="float" office:value="37.2834734422779" calcext:value-type="float">
            <text:p>37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7" calcext:value-type="float">
            <text:p>1317</text:p>
          </table:table-cell>
          <table:table-cell table:formula="of:=[.D1318]*(1-[.$D$1]/100)" office:value-type="float" office:value="37.2555108371962" calcext:value-type="float">
            <text:p>37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8" calcext:value-type="float">
            <text:p>1318</text:p>
          </table:table-cell>
          <table:table-cell table:formula="of:=[.D1319]*(1-[.$D$1]/100)" office:value-type="float" office:value="37.2275692040683" calcext:value-type="float">
            <text:p>37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19" calcext:value-type="float">
            <text:p>1319</text:p>
          </table:table-cell>
          <table:table-cell table:formula="of:=[.D1320]*(1-[.$D$1]/100)" office:value-type="float" office:value="37.1996485271653" calcext:value-type="float">
            <text:p>37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0" calcext:value-type="float">
            <text:p>1320</text:p>
          </table:table-cell>
          <table:table-cell table:formula="of:=[.D1321]*(1-[.$D$1]/100)" office:value-type="float" office:value="37.1717487907699" calcext:value-type="float">
            <text:p>37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1" calcext:value-type="float">
            <text:p>1321</text:p>
          </table:table-cell>
          <table:table-cell table:formula="of:=[.D1322]*(1-[.$D$1]/100)" office:value-type="float" office:value="37.1438699791768" calcext:value-type="float">
            <text:p>37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2" calcext:value-type="float">
            <text:p>1322</text:p>
          </table:table-cell>
          <table:table-cell table:formula="of:=[.D1323]*(1-[.$D$1]/100)" office:value-type="float" office:value="37.1160120766924" calcext:value-type="float">
            <text:p>37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3" calcext:value-type="float">
            <text:p>1323</text:p>
          </table:table-cell>
          <table:table-cell table:formula="of:=[.D1324]*(1-[.$D$1]/100)" office:value-type="float" office:value="37.0881750676349" calcext:value-type="float">
            <text:p>37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4" calcext:value-type="float">
            <text:p>1324</text:p>
          </table:table-cell>
          <table:table-cell table:formula="of:=[.D1325]*(1-[.$D$1]/100)" office:value-type="float" office:value="37.0603589363342" calcext:value-type="float">
            <text:p>37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5" calcext:value-type="float">
            <text:p>1325</text:p>
          </table:table-cell>
          <table:table-cell table:formula="of:=[.D1326]*(1-[.$D$1]/100)" office:value-type="float" office:value="37.0325636671319" calcext:value-type="float">
            <text:p>37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6" calcext:value-type="float">
            <text:p>1326</text:p>
          </table:table-cell>
          <table:table-cell table:formula="of:=[.D1327]*(1-[.$D$1]/100)" office:value-type="float" office:value="37.0047892443816" calcext:value-type="float">
            <text:p>37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7" calcext:value-type="float">
            <text:p>1327</text:p>
          </table:table-cell>
          <table:table-cell table:formula="of:=[.D1328]*(1-[.$D$1]/100)" office:value-type="float" office:value="36.9770356524483" calcext:value-type="float">
            <text:p>36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8" calcext:value-type="float">
            <text:p>1328</text:p>
          </table:table-cell>
          <table:table-cell table:formula="of:=[.D1329]*(1-[.$D$1]/100)" office:value-type="float" office:value="36.949302875709" calcext:value-type="float">
            <text:p>36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table:formula="of:=[.D1330]*(1-[.$D$1]/100)" office:value-type="float" office:value="36.9215908985522" calcext:value-type="float">
            <text:p>36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0" calcext:value-type="float">
            <text:p>1330</text:p>
          </table:table-cell>
          <table:table-cell table:formula="of:=[.D1331]*(1-[.$D$1]/100)" office:value-type="float" office:value="36.8938997053783" calcext:value-type="float">
            <text:p>36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1" calcext:value-type="float">
            <text:p>1331</text:p>
          </table:table-cell>
          <table:table-cell table:formula="of:=[.D1332]*(1-[.$D$1]/100)" office:value-type="float" office:value="36.8662292805992" calcext:value-type="float">
            <text:p>36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2" calcext:value-type="float">
            <text:p>1332</text:p>
          </table:table-cell>
          <table:table-cell table:formula="of:=[.D1333]*(1-[.$D$1]/100)" office:value-type="float" office:value="36.8385796086388" calcext:value-type="float">
            <text:p>3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3" calcext:value-type="float">
            <text:p>1333</text:p>
          </table:table-cell>
          <table:table-cell table:formula="of:=[.D1334]*(1-[.$D$1]/100)" office:value-type="float" office:value="36.8109506739323" calcext:value-type="float">
            <text:p>36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4" calcext:value-type="float">
            <text:p>1334</text:p>
          </table:table-cell>
          <table:table-cell table:formula="of:=[.D1335]*(1-[.$D$1]/100)" office:value-type="float" office:value="36.7833424609268" calcext:value-type="float">
            <text:p>36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5" calcext:value-type="float">
            <text:p>1335</text:p>
          </table:table-cell>
          <table:table-cell table:formula="of:=[.D1336]*(1-[.$D$1]/100)" office:value-type="float" office:value="36.7557549540811" calcext:value-type="float">
            <text:p>36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6" calcext:value-type="float">
            <text:p>1336</text:p>
          </table:table-cell>
          <table:table-cell table:formula="of:=[.D1337]*(1-[.$D$1]/100)" office:value-type="float" office:value="36.7281881378656" calcext:value-type="float">
            <text:p>36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7" calcext:value-type="float">
            <text:p>1337</text:p>
          </table:table-cell>
          <table:table-cell table:formula="of:=[.D1338]*(1-[.$D$1]/100)" office:value-type="float" office:value="36.7006419967622" calcext:value-type="float">
            <text:p>36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8" calcext:value-type="float">
            <text:p>1338</text:p>
          </table:table-cell>
          <table:table-cell table:formula="of:=[.D1339]*(1-[.$D$1]/100)" office:value-type="float" office:value="36.6731165152646" calcext:value-type="float">
            <text:p>36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39" calcext:value-type="float">
            <text:p>1339</text:p>
          </table:table-cell>
          <table:table-cell table:formula="of:=[.D1340]*(1-[.$D$1]/100)" office:value-type="float" office:value="36.6456116778782" calcext:value-type="float">
            <text:p>36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0" calcext:value-type="float">
            <text:p>1340</text:p>
          </table:table-cell>
          <table:table-cell table:formula="of:=[.D1341]*(1-[.$D$1]/100)" office:value-type="float" office:value="36.6181274691198" calcext:value-type="float">
            <text:p>36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1" calcext:value-type="float">
            <text:p>1341</text:p>
          </table:table-cell>
          <table:table-cell table:formula="of:=[.D1342]*(1-[.$D$1]/100)" office:value-type="float" office:value="36.5906638735179" calcext:value-type="float">
            <text:p>36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2" calcext:value-type="float">
            <text:p>1342</text:p>
          </table:table-cell>
          <table:table-cell table:formula="of:=[.D1343]*(1-[.$D$1]/100)" office:value-type="float" office:value="36.5632208756128" calcext:value-type="float">
            <text:p>36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3" calcext:value-type="float">
            <text:p>1343</text:p>
          </table:table-cell>
          <table:table-cell table:formula="of:=[.D1344]*(1-[.$D$1]/100)" office:value-type="float" office:value="36.5357984599561" calcext:value-type="float">
            <text:p>36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4" calcext:value-type="float">
            <text:p>1344</text:p>
          </table:table-cell>
          <table:table-cell table:formula="of:=[.D1345]*(1-[.$D$1]/100)" office:value-type="float" office:value="36.5083966111111" calcext:value-type="float">
            <text:p>36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5" calcext:value-type="float">
            <text:p>1345</text:p>
          </table:table-cell>
          <table:table-cell table:formula="of:=[.D1346]*(1-[.$D$1]/100)" office:value-type="float" office:value="36.4810153136528" calcext:value-type="float">
            <text:p>36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6" calcext:value-type="float">
            <text:p>1346</text:p>
          </table:table-cell>
          <table:table-cell table:formula="of:=[.D1347]*(1-[.$D$1]/100)" office:value-type="float" office:value="36.4536545521675" calcext:value-type="float">
            <text:p>36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7" calcext:value-type="float">
            <text:p>1347</text:p>
          </table:table-cell>
          <table:table-cell table:formula="of:=[.D1348]*(1-[.$D$1]/100)" office:value-type="float" office:value="36.4263143112534" calcext:value-type="float">
            <text:p>36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8" calcext:value-type="float">
            <text:p>1348</text:p>
          </table:table-cell>
          <table:table-cell table:formula="of:=[.D1349]*(1-[.$D$1]/100)" office:value-type="float" office:value="36.39899457552" calcext:value-type="float">
            <text:p>36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49" calcext:value-type="float">
            <text:p>1349</text:p>
          </table:table-cell>
          <table:table-cell table:formula="of:=[.D1350]*(1-[.$D$1]/100)" office:value-type="float" office:value="36.3716953295883" calcext:value-type="float">
            <text:p>36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0" calcext:value-type="float">
            <text:p>1350</text:p>
          </table:table-cell>
          <table:table-cell table:formula="of:=[.D1351]*(1-[.$D$1]/100)" office:value-type="float" office:value="36.3444165580911" calcext:value-type="float">
            <text:p>36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1" calcext:value-type="float">
            <text:p>1351</text:p>
          </table:table-cell>
          <table:table-cell table:formula="of:=[.D1352]*(1-[.$D$1]/100)" office:value-type="float" office:value="36.3171582456725" calcext:value-type="float">
            <text:p>36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2" calcext:value-type="float">
            <text:p>1352</text:p>
          </table:table-cell>
          <table:table-cell table:formula="of:=[.D1353]*(1-[.$D$1]/100)" office:value-type="float" office:value="36.2899203769883" calcext:value-type="float">
            <text:p>36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3" calcext:value-type="float">
            <text:p>1353</text:p>
          </table:table-cell>
          <table:table-cell table:formula="of:=[.D1354]*(1-[.$D$1]/100)" office:value-type="float" office:value="36.2627029367056" calcext:value-type="float">
            <text:p>36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4" calcext:value-type="float">
            <text:p>1354</text:p>
          </table:table-cell>
          <table:table-cell table:formula="of:=[.D1355]*(1-[.$D$1]/100)" office:value-type="float" office:value="36.235505909503" calcext:value-type="float">
            <text:p>36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5" calcext:value-type="float">
            <text:p>1355</text:p>
          </table:table-cell>
          <table:table-cell table:formula="of:=[.D1356]*(1-[.$D$1]/100)" office:value-type="float" office:value="36.2083292800709" calcext:value-type="float">
            <text:p>36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6" calcext:value-type="float">
            <text:p>1356</text:p>
          </table:table-cell>
          <table:table-cell table:formula="of:=[.D1357]*(1-[.$D$1]/100)" office:value-type="float" office:value="36.1811730331108" calcext:value-type="float">
            <text:p>36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7" calcext:value-type="float">
            <text:p>1357</text:p>
          </table:table-cell>
          <table:table-cell table:formula="of:=[.D1358]*(1-[.$D$1]/100)" office:value-type="float" office:value="36.154037153336" calcext:value-type="float">
            <text:p>36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8" calcext:value-type="float">
            <text:p>1358</text:p>
          </table:table-cell>
          <table:table-cell table:formula="of:=[.D1359]*(1-[.$D$1]/100)" office:value-type="float" office:value="36.126921625471" calcext:value-type="float">
            <text:p>36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59" calcext:value-type="float">
            <text:p>1359</text:p>
          </table:table-cell>
          <table:table-cell table:formula="of:=[.D1360]*(1-[.$D$1]/100)" office:value-type="float" office:value="36.0998264342519" calcext:value-type="float">
            <text:p>36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0" calcext:value-type="float">
            <text:p>1360</text:p>
          </table:table-cell>
          <table:table-cell table:formula="of:=[.D1361]*(1-[.$D$1]/100)" office:value-type="float" office:value="36.0727515644262" calcext:value-type="float">
            <text:p>36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1" calcext:value-type="float">
            <text:p>1361</text:p>
          </table:table-cell>
          <table:table-cell table:formula="of:=[.D1362]*(1-[.$D$1]/100)" office:value-type="float" office:value="36.0456970007529" calcext:value-type="float">
            <text:p>36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2" calcext:value-type="float">
            <text:p>1362</text:p>
          </table:table-cell>
          <table:table-cell table:formula="of:=[.D1363]*(1-[.$D$1]/100)" office:value-type="float" office:value="36.0186627280023" calcext:value-type="float">
            <text:p>36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3" calcext:value-type="float">
            <text:p>1363</text:p>
          </table:table-cell>
          <table:table-cell table:formula="of:=[.D1364]*(1-[.$D$1]/100)" office:value-type="float" office:value="35.9916487309563" calcext:value-type="float">
            <text:p>35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4" calcext:value-type="float">
            <text:p>1364</text:p>
          </table:table-cell>
          <table:table-cell table:formula="of:=[.D1365]*(1-[.$D$1]/100)" office:value-type="float" office:value="35.9646549944081" calcext:value-type="float">
            <text:p>35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5" calcext:value-type="float">
            <text:p>1365</text:p>
          </table:table-cell>
          <table:table-cell table:formula="of:=[.D1366]*(1-[.$D$1]/100)" office:value-type="float" office:value="35.9376815031623" calcext:value-type="float">
            <text:p>35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6" calcext:value-type="float">
            <text:p>1366</text:p>
          </table:table-cell>
          <table:table-cell table:formula="of:=[.D1367]*(1-[.$D$1]/100)" office:value-type="float" office:value="35.9107282420349" calcext:value-type="float">
            <text:p>35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7" calcext:value-type="float">
            <text:p>1367</text:p>
          </table:table-cell>
          <table:table-cell table:formula="of:=[.D1368]*(1-[.$D$1]/100)" office:value-type="float" office:value="35.8837951958534" calcext:value-type="float">
            <text:p>35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8" calcext:value-type="float">
            <text:p>1368</text:p>
          </table:table-cell>
          <table:table-cell table:formula="of:=[.D1369]*(1-[.$D$1]/100)" office:value-type="float" office:value="35.8568823494565" calcext:value-type="float">
            <text:p>35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69" calcext:value-type="float">
            <text:p>1369</text:p>
          </table:table-cell>
          <table:table-cell table:formula="of:=[.D1370]*(1-[.$D$1]/100)" office:value-type="float" office:value="35.8299896876944" calcext:value-type="float">
            <text:p>35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0" calcext:value-type="float">
            <text:p>1370</text:p>
          </table:table-cell>
          <table:table-cell table:formula="of:=[.D1371]*(1-[.$D$1]/100)" office:value-type="float" office:value="35.8031171954286" calcext:value-type="float">
            <text:p>35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1" calcext:value-type="float">
            <text:p>1371</text:p>
          </table:table-cell>
          <table:table-cell table:formula="of:=[.D1372]*(1-[.$D$1]/100)" office:value-type="float" office:value="35.7762648575321" calcext:value-type="float">
            <text:p>35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2" calcext:value-type="float">
            <text:p>1372</text:p>
          </table:table-cell>
          <table:table-cell table:formula="of:=[.D1373]*(1-[.$D$1]/100)" office:value-type="float" office:value="35.7494326588889" calcext:value-type="float">
            <text:p>35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3" calcext:value-type="float">
            <text:p>1373</text:p>
          </table:table-cell>
          <table:table-cell table:formula="of:=[.D1374]*(1-[.$D$1]/100)" office:value-type="float" office:value="35.7226205843948" calcext:value-type="float">
            <text:p>35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4" calcext:value-type="float">
            <text:p>1374</text:p>
          </table:table-cell>
          <table:table-cell table:formula="of:=[.D1375]*(1-[.$D$1]/100)" office:value-type="float" office:value="35.6958286189565" calcext:value-type="float">
            <text:p>35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5" calcext:value-type="float">
            <text:p>1375</text:p>
          </table:table-cell>
          <table:table-cell table:formula="of:=[.D1376]*(1-[.$D$1]/100)" office:value-type="float" office:value="35.6690567474922" calcext:value-type="float">
            <text:p>35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6" calcext:value-type="float">
            <text:p>1376</text:p>
          </table:table-cell>
          <table:table-cell table:formula="of:=[.D1377]*(1-[.$D$1]/100)" office:value-type="float" office:value="35.6423049549316" calcext:value-type="float">
            <text:p>35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7" calcext:value-type="float">
            <text:p>1377</text:p>
          </table:table-cell>
          <table:table-cell table:formula="of:=[.D1378]*(1-[.$D$1]/100)" office:value-type="float" office:value="35.6155732262154" calcext:value-type="float">
            <text:p>35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8" calcext:value-type="float">
            <text:p>1378</text:p>
          </table:table-cell>
          <table:table-cell table:formula="of:=[.D1379]*(1-[.$D$1]/100)" office:value-type="float" office:value="35.5888615462958" calcext:value-type="float">
            <text:p>35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79" calcext:value-type="float">
            <text:p>1379</text:p>
          </table:table-cell>
          <table:table-cell table:formula="of:=[.D1380]*(1-[.$D$1]/100)" office:value-type="float" office:value="35.562169900136" calcext:value-type="float">
            <text:p>35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0" calcext:value-type="float">
            <text:p>1380</text:p>
          </table:table-cell>
          <table:table-cell table:formula="of:=[.D1381]*(1-[.$D$1]/100)" office:value-type="float" office:value="35.5354982727109" calcext:value-type="float">
            <text:p>35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1" calcext:value-type="float">
            <text:p>1381</text:p>
          </table:table-cell>
          <table:table-cell table:formula="of:=[.D1382]*(1-[.$D$1]/100)" office:value-type="float" office:value="35.5088466490064" calcext:value-type="float">
            <text:p>35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2" calcext:value-type="float">
            <text:p>1382</text:p>
          </table:table-cell>
          <table:table-cell table:formula="of:=[.D1383]*(1-[.$D$1]/100)" office:value-type="float" office:value="35.4822150140196" calcext:value-type="float">
            <text:p>35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3" calcext:value-type="float">
            <text:p>1383</text:p>
          </table:table-cell>
          <table:table-cell table:formula="of:=[.D1384]*(1-[.$D$1]/100)" office:value-type="float" office:value="35.4556033527591" calcext:value-type="float">
            <text:p>35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4" calcext:value-type="float">
            <text:p>1384</text:p>
          </table:table-cell>
          <table:table-cell table:formula="of:=[.D1385]*(1-[.$D$1]/100)" office:value-type="float" office:value="35.4290116502445" calcext:value-type="float">
            <text:p>35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5" calcext:value-type="float">
            <text:p>1385</text:p>
          </table:table-cell>
          <table:table-cell table:formula="of:=[.D1386]*(1-[.$D$1]/100)" office:value-type="float" office:value="35.4024398915069" calcext:value-type="float">
            <text:p>35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6" calcext:value-type="float">
            <text:p>1386</text:p>
          </table:table-cell>
          <table:table-cell table:formula="of:=[.D1387]*(1-[.$D$1]/100)" office:value-type="float" office:value="35.3758880615882" calcext:value-type="float">
            <text:p>35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7" calcext:value-type="float">
            <text:p>1387</text:p>
          </table:table-cell>
          <table:table-cell table:formula="of:=[.D1388]*(1-[.$D$1]/100)" office:value-type="float" office:value="35.349356145542" calcext:value-type="float">
            <text:p>35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8" calcext:value-type="float">
            <text:p>1388</text:p>
          </table:table-cell>
          <table:table-cell table:formula="of:=[.D1389]*(1-[.$D$1]/100)" office:value-type="float" office:value="35.3228441284329" calcext:value-type="float">
            <text:p>35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9" calcext:value-type="float">
            <text:p>1389</text:p>
          </table:table-cell>
          <table:table-cell table:formula="of:=[.D1390]*(1-[.$D$1]/100)" office:value-type="float" office:value="35.2963519953366" calcext:value-type="float">
            <text:p>35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0" calcext:value-type="float">
            <text:p>1390</text:p>
          </table:table-cell>
          <table:table-cell table:formula="of:=[.D1391]*(1-[.$D$1]/100)" office:value-type="float" office:value="35.2698797313401" calcext:value-type="float">
            <text:p>35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1" calcext:value-type="float">
            <text:p>1391</text:p>
          </table:table-cell>
          <table:table-cell table:formula="of:=[.D1392]*(1-[.$D$1]/100)" office:value-type="float" office:value="35.2434273215415" calcext:value-type="float">
            <text:p>35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2" calcext:value-type="float">
            <text:p>1392</text:p>
          </table:table-cell>
          <table:table-cell table:formula="of:=[.D1393]*(1-[.$D$1]/100)" office:value-type="float" office:value="35.2169947510504" calcext:value-type="float">
            <text:p>35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3" calcext:value-type="float">
            <text:p>1393</text:p>
          </table:table-cell>
          <table:table-cell table:formula="of:=[.D1394]*(1-[.$D$1]/100)" office:value-type="float" office:value="35.1905820049871" calcext:value-type="float">
            <text:p>35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4" calcext:value-type="float">
            <text:p>1394</text:p>
          </table:table-cell>
          <table:table-cell table:formula="of:=[.D1395]*(1-[.$D$1]/100)" office:value-type="float" office:value="35.1641890684834" calcext:value-type="float">
            <text:p>35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5" calcext:value-type="float">
            <text:p>1395</text:p>
          </table:table-cell>
          <table:table-cell table:formula="of:=[.D1396]*(1-[.$D$1]/100)" office:value-type="float" office:value="35.137815926682" calcext:value-type="float">
            <text:p>35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6" calcext:value-type="float">
            <text:p>1396</text:p>
          </table:table-cell>
          <table:table-cell table:formula="of:=[.D1397]*(1-[.$D$1]/100)" office:value-type="float" office:value="35.111462564737" calcext:value-type="float">
            <text:p>35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7" calcext:value-type="float">
            <text:p>1397</text:p>
          </table:table-cell>
          <table:table-cell table:formula="of:=[.D1398]*(1-[.$D$1]/100)" office:value-type="float" office:value="35.0851289678134" calcext:value-type="float">
            <text:p>35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8" calcext:value-type="float">
            <text:p>1398</text:p>
          </table:table-cell>
          <table:table-cell table:formula="of:=[.D1399]*(1-[.$D$1]/100)" office:value-type="float" office:value="35.0588151210876" calcext:value-type="float">
            <text:p>35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99" calcext:value-type="float">
            <text:p>1399</text:p>
          </table:table-cell>
          <table:table-cell table:formula="of:=[.D1400]*(1-[.$D$1]/100)" office:value-type="float" office:value="35.0325210097467" calcext:value-type="float">
            <text:p>35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0" calcext:value-type="float">
            <text:p>1400</text:p>
          </table:table-cell>
          <table:table-cell table:formula="of:=[.D1401]*(1-[.$D$1]/100)" office:value-type="float" office:value="35.0062466189894" calcext:value-type="float">
            <text:p>35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1" calcext:value-type="float">
            <text:p>1401</text:p>
          </table:table-cell>
          <table:table-cell table:formula="of:=[.D1402]*(1-[.$D$1]/100)" office:value-type="float" office:value="34.9799919340252" calcext:value-type="float">
            <text:p>34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2" calcext:value-type="float">
            <text:p>1402</text:p>
          </table:table-cell>
          <table:table-cell table:formula="of:=[.D1403]*(1-[.$D$1]/100)" office:value-type="float" office:value="34.9537569400747" calcext:value-type="float">
            <text:p>34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3" calcext:value-type="float">
            <text:p>1403</text:p>
          </table:table-cell>
          <table:table-cell table:formula="of:=[.D1404]*(1-[.$D$1]/100)" office:value-type="float" office:value="34.9275416223696" calcext:value-type="float">
            <text:p>34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4" calcext:value-type="float">
            <text:p>1404</text:p>
          </table:table-cell>
          <table:table-cell table:formula="of:=[.D1405]*(1-[.$D$1]/100)" office:value-type="float" office:value="34.9013459661528" calcext:value-type="float">
            <text:p>34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5" calcext:value-type="float">
            <text:p>1405</text:p>
          </table:table-cell>
          <table:table-cell table:formula="of:=[.D1406]*(1-[.$D$1]/100)" office:value-type="float" office:value="34.8751699566782" calcext:value-type="float">
            <text:p>34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6" calcext:value-type="float">
            <text:p>1406</text:p>
          </table:table-cell>
          <table:table-cell table:formula="of:=[.D1407]*(1-[.$D$1]/100)" office:value-type="float" office:value="34.8490135792107" calcext:value-type="float">
            <text:p>34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7" calcext:value-type="float">
            <text:p>1407</text:p>
          </table:table-cell>
          <table:table-cell table:formula="of:=[.D1408]*(1-[.$D$1]/100)" office:value-type="float" office:value="34.8228768190263" calcext:value-type="float">
            <text:p>34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8" calcext:value-type="float">
            <text:p>1408</text:p>
          </table:table-cell>
          <table:table-cell table:formula="of:=[.D1409]*(1-[.$D$1]/100)" office:value-type="float" office:value="34.796759661412" calcext:value-type="float">
            <text:p>34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09" calcext:value-type="float">
            <text:p>1409</text:p>
          </table:table-cell>
          <table:table-cell table:formula="of:=[.D1410]*(1-[.$D$1]/100)" office:value-type="float" office:value="34.770662091666" calcext:value-type="float">
            <text:p>34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0" calcext:value-type="float">
            <text:p>1410</text:p>
          </table:table-cell>
          <table:table-cell table:formula="of:=[.D1411]*(1-[.$D$1]/100)" office:value-type="float" office:value="34.7445840950972" calcext:value-type="float">
            <text:p>34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1" calcext:value-type="float">
            <text:p>1411</text:p>
          </table:table-cell>
          <table:table-cell table:formula="of:=[.D1412]*(1-[.$D$1]/100)" office:value-type="float" office:value="34.7185256570259" calcext:value-type="float">
            <text:p>34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2" calcext:value-type="float">
            <text:p>1412</text:p>
          </table:table-cell>
          <table:table-cell table:formula="of:=[.D1413]*(1-[.$D$1]/100)" office:value-type="float" office:value="34.6924867627831" calcext:value-type="float">
            <text:p>34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3" calcext:value-type="float">
            <text:p>1413</text:p>
          </table:table-cell>
          <table:table-cell table:formula="of:=[.D1414]*(1-[.$D$1]/100)" office:value-type="float" office:value="34.666467397711" calcext:value-type="float">
            <text:p>34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4" calcext:value-type="float">
            <text:p>1414</text:p>
          </table:table-cell>
          <table:table-cell table:formula="of:=[.D1415]*(1-[.$D$1]/100)" office:value-type="float" office:value="34.6404675471628" calcext:value-type="float">
            <text:p>34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5" calcext:value-type="float">
            <text:p>1415</text:p>
          </table:table-cell>
          <table:table-cell table:formula="of:=[.D1416]*(1-[.$D$1]/100)" office:value-type="float" office:value="34.6144871965024" calcext:value-type="float">
            <text:p>34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6" calcext:value-type="float">
            <text:p>1416</text:p>
          </table:table-cell>
          <table:table-cell table:formula="of:=[.D1417]*(1-[.$D$1]/100)" office:value-type="float" office:value="34.588526331105" calcext:value-type="float">
            <text:p>34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7" calcext:value-type="float">
            <text:p>1417</text:p>
          </table:table-cell>
          <table:table-cell table:formula="of:=[.D1418]*(1-[.$D$1]/100)" office:value-type="float" office:value="34.5625849363567" calcext:value-type="float">
            <text:p>34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8" calcext:value-type="float">
            <text:p>1418</text:p>
          </table:table-cell>
          <table:table-cell table:formula="of:=[.D1419]*(1-[.$D$1]/100)" office:value-type="float" office:value="34.5366629976544" calcext:value-type="float">
            <text:p>34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19" calcext:value-type="float">
            <text:p>1419</text:p>
          </table:table-cell>
          <table:table-cell table:formula="of:=[.D1420]*(1-[.$D$1]/100)" office:value-type="float" office:value="34.5107605004062" calcext:value-type="float">
            <text:p>34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formula="of:=[.D1421]*(1-[.$D$1]/100)" office:value-type="float" office:value="34.4848774300309" calcext:value-type="float">
            <text:p>34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1" calcext:value-type="float">
            <text:p>1421</text:p>
          </table:table-cell>
          <table:table-cell table:formula="of:=[.D1422]*(1-[.$D$1]/100)" office:value-type="float" office:value="34.4590137719583" calcext:value-type="float">
            <text:p>34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formula="of:=[.D1423]*(1-[.$D$1]/100)" office:value-type="float" office:value="34.4331695116294" calcext:value-type="float">
            <text:p>34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3" calcext:value-type="float">
            <text:p>1423</text:p>
          </table:table-cell>
          <table:table-cell table:formula="of:=[.D1424]*(1-[.$D$1]/100)" office:value-type="float" office:value="34.4073446344956" calcext:value-type="float">
            <text:p>34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4" calcext:value-type="float">
            <text:p>1424</text:p>
          </table:table-cell>
          <table:table-cell table:formula="of:=[.D1425]*(1-[.$D$1]/100)" office:value-type="float" office:value="34.3815391260198" calcext:value-type="float">
            <text:p>34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5" calcext:value-type="float">
            <text:p>1425</text:p>
          </table:table-cell>
          <table:table-cell table:formula="of:=[.D1426]*(1-[.$D$1]/100)" office:value-type="float" office:value="34.3557529716753" calcext:value-type="float">
            <text:p>34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6" calcext:value-type="float">
            <text:p>1426</text:p>
          </table:table-cell>
          <table:table-cell table:formula="of:=[.D1427]*(1-[.$D$1]/100)" office:value-type="float" office:value="34.3299861569465" calcext:value-type="float">
            <text:p>34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7" calcext:value-type="float">
            <text:p>1427</text:p>
          </table:table-cell>
          <table:table-cell table:formula="of:=[.D1428]*(1-[.$D$1]/100)" office:value-type="float" office:value="34.3042386673288" calcext:value-type="float">
            <text:p>34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table:formula="of:=[.D1429]*(1-[.$D$1]/100)" office:value-type="float" office:value="34.2785104883283" calcext:value-type="float">
            <text:p>34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29" calcext:value-type="float">
            <text:p>1429</text:p>
          </table:table-cell>
          <table:table-cell table:formula="of:=[.D1430]*(1-[.$D$1]/100)" office:value-type="float" office:value="34.252801605462" calcext:value-type="float">
            <text:p>34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0" calcext:value-type="float">
            <text:p>1430</text:p>
          </table:table-cell>
          <table:table-cell table:formula="of:=[.D1431]*(1-[.$D$1]/100)" office:value-type="float" office:value="34.2271120042579" calcext:value-type="float">
            <text:p>34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1" calcext:value-type="float">
            <text:p>1431</text:p>
          </table:table-cell>
          <table:table-cell table:formula="of:=[.D1432]*(1-[.$D$1]/100)" office:value-type="float" office:value="34.2014416702548" calcext:value-type="float">
            <text:p>34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2" calcext:value-type="float">
            <text:p>1432</text:p>
          </table:table-cell>
          <table:table-cell table:formula="of:=[.D1433]*(1-[.$D$1]/100)" office:value-type="float" office:value="34.1757905890021" calcext:value-type="float">
            <text:p>34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3" calcext:value-type="float">
            <text:p>1433</text:p>
          </table:table-cell>
          <table:table-cell table:formula="of:=[.D1434]*(1-[.$D$1]/100)" office:value-type="float" office:value="34.1501587460603" calcext:value-type="float">
            <text:p>34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4" calcext:value-type="float">
            <text:p>1434</text:p>
          </table:table-cell>
          <table:table-cell table:formula="of:=[.D1435]*(1-[.$D$1]/100)" office:value-type="float" office:value="34.1245461270008" calcext:value-type="float">
            <text:p>34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5" calcext:value-type="float">
            <text:p>1435</text:p>
          </table:table-cell>
          <table:table-cell table:formula="of:=[.D1436]*(1-[.$D$1]/100)" office:value-type="float" office:value="34.0989527174055" calcext:value-type="float">
            <text:p>34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6" calcext:value-type="float">
            <text:p>1436</text:p>
          </table:table-cell>
          <table:table-cell table:formula="of:=[.D1437]*(1-[.$D$1]/100)" office:value-type="float" office:value="34.0733785028675" calcext:value-type="float">
            <text:p>34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7" calcext:value-type="float">
            <text:p>1437</text:p>
          </table:table-cell>
          <table:table-cell table:formula="of:=[.D1438]*(1-[.$D$1]/100)" office:value-type="float" office:value="34.0478234689903" calcext:value-type="float">
            <text:p>34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8" calcext:value-type="float">
            <text:p>1438</text:p>
          </table:table-cell>
          <table:table-cell table:formula="of:=[.D1439]*(1-[.$D$1]/100)" office:value-type="float" office:value="34.0222876013886" calcext:value-type="float">
            <text:p>34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39" calcext:value-type="float">
            <text:p>1439</text:p>
          </table:table-cell>
          <table:table-cell table:formula="of:=[.D1440]*(1-[.$D$1]/100)" office:value-type="float" office:value="33.9967708856875" calcext:value-type="float">
            <text:p>34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0" calcext:value-type="float">
            <text:p>1440</text:p>
          </table:table-cell>
          <table:table-cell table:formula="of:=[.D1441]*(1-[.$D$1]/100)" office:value-type="float" office:value="33.9712733075232" calcext:value-type="float">
            <text:p>33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1" calcext:value-type="float">
            <text:p>1441</text:p>
          </table:table-cell>
          <table:table-cell table:formula="of:=[.D1442]*(1-[.$D$1]/100)" office:value-type="float" office:value="33.9457948525426" calcext:value-type="float">
            <text:p>33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2" calcext:value-type="float">
            <text:p>1442</text:p>
          </table:table-cell>
          <table:table-cell table:formula="of:=[.D1443]*(1-[.$D$1]/100)" office:value-type="float" office:value="33.9203355064032" calcext:value-type="float">
            <text:p>33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3" calcext:value-type="float">
            <text:p>1443</text:p>
          </table:table-cell>
          <table:table-cell table:formula="of:=[.D1444]*(1-[.$D$1]/100)" office:value-type="float" office:value="33.8948952547734" calcext:value-type="float">
            <text:p>33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4" calcext:value-type="float">
            <text:p>1444</text:p>
          </table:table-cell>
          <table:table-cell table:formula="of:=[.D1445]*(1-[.$D$1]/100)" office:value-type="float" office:value="33.8694740833323" calcext:value-type="float">
            <text:p>33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5" calcext:value-type="float">
            <text:p>1445</text:p>
          </table:table-cell>
          <table:table-cell table:formula="of:=[.D1446]*(1-[.$D$1]/100)" office:value-type="float" office:value="33.8440719777698" calcext:value-type="float">
            <text:p>33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6" calcext:value-type="float">
            <text:p>1446</text:p>
          </table:table-cell>
          <table:table-cell table:formula="of:=[.D1447]*(1-[.$D$1]/100)" office:value-type="float" office:value="33.8186889237865" calcext:value-type="float">
            <text:p>33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7" calcext:value-type="float">
            <text:p>1447</text:p>
          </table:table-cell>
          <table:table-cell table:formula="of:=[.D1448]*(1-[.$D$1]/100)" office:value-type="float" office:value="33.7933249070936" calcext:value-type="float">
            <text:p>33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8" calcext:value-type="float">
            <text:p>1448</text:p>
          </table:table-cell>
          <table:table-cell table:formula="of:=[.D1449]*(1-[.$D$1]/100)" office:value-type="float" office:value="33.7679799134133" calcext:value-type="float">
            <text:p>33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9" calcext:value-type="float">
            <text:p>1449</text:p>
          </table:table-cell>
          <table:table-cell table:formula="of:=[.D1450]*(1-[.$D$1]/100)" office:value-type="float" office:value="33.7426539284783" calcext:value-type="float">
            <text:p>33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0" calcext:value-type="float">
            <text:p>1450</text:p>
          </table:table-cell>
          <table:table-cell table:formula="of:=[.D1451]*(1-[.$D$1]/100)" office:value-type="float" office:value="33.7173469380319" calcext:value-type="float">
            <text:p>33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1" calcext:value-type="float">
            <text:p>1451</text:p>
          </table:table-cell>
          <table:table-cell table:formula="of:=[.D1452]*(1-[.$D$1]/100)" office:value-type="float" office:value="33.6920589278284" calcext:value-type="float">
            <text:p>33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2" calcext:value-type="float">
            <text:p>1452</text:p>
          </table:table-cell>
          <table:table-cell table:formula="of:=[.D1453]*(1-[.$D$1]/100)" office:value-type="float" office:value="33.6667898836325" calcext:value-type="float">
            <text:p>33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3" calcext:value-type="float">
            <text:p>1453</text:p>
          </table:table-cell>
          <table:table-cell table:formula="of:=[.D1454]*(1-[.$D$1]/100)" office:value-type="float" office:value="33.6415397912198" calcext:value-type="float">
            <text:p>33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4" calcext:value-type="float">
            <text:p>1454</text:p>
          </table:table-cell>
          <table:table-cell table:formula="of:=[.D1455]*(1-[.$D$1]/100)" office:value-type="float" office:value="33.6163086363764" calcext:value-type="float">
            <text:p>33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5" calcext:value-type="float">
            <text:p>1455</text:p>
          </table:table-cell>
          <table:table-cell table:formula="of:=[.D1456]*(1-[.$D$1]/100)" office:value-type="float" office:value="33.5910964048991" calcext:value-type="float">
            <text:p>33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6" calcext:value-type="float">
            <text:p>1456</text:p>
          </table:table-cell>
          <table:table-cell table:formula="of:=[.D1457]*(1-[.$D$1]/100)" office:value-type="float" office:value="33.5659030825954" calcext:value-type="float">
            <text:p>33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7" calcext:value-type="float">
            <text:p>1457</text:p>
          </table:table-cell>
          <table:table-cell table:formula="of:=[.D1458]*(1-[.$D$1]/100)" office:value-type="float" office:value="33.5407286552835" calcext:value-type="float">
            <text:p>33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8" calcext:value-type="float">
            <text:p>1458</text:p>
          </table:table-cell>
          <table:table-cell table:formula="of:=[.D1459]*(1-[.$D$1]/100)" office:value-type="float" office:value="33.515573108792" calcext:value-type="float">
            <text:p>33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59" calcext:value-type="float">
            <text:p>1459</text:p>
          </table:table-cell>
          <table:table-cell table:formula="of:=[.D1460]*(1-[.$D$1]/100)" office:value-type="float" office:value="33.4904364289604" calcext:value-type="float">
            <text:p>33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0" calcext:value-type="float">
            <text:p>1460</text:p>
          </table:table-cell>
          <table:table-cell table:formula="of:=[.D1461]*(1-[.$D$1]/100)" office:value-type="float" office:value="33.4653186016387" calcext:value-type="float">
            <text:p>33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1" calcext:value-type="float">
            <text:p>1461</text:p>
          </table:table-cell>
          <table:table-cell table:formula="of:=[.D1462]*(1-[.$D$1]/100)" office:value-type="float" office:value="33.4402196126875" calcext:value-type="float">
            <text:p>33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formula="of:=[.D1463]*(1-[.$D$1]/100)" office:value-type="float" office:value="33.4151394479779" calcext:value-type="float">
            <text:p>33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3" calcext:value-type="float">
            <text:p>1463</text:p>
          </table:table-cell>
          <table:table-cell table:formula="of:=[.D1464]*(1-[.$D$1]/100)" office:value-type="float" office:value="33.3900780933919" calcext:value-type="float">
            <text:p>33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4" calcext:value-type="float">
            <text:p>1464</text:p>
          </table:table-cell>
          <table:table-cell table:formula="of:=[.D1465]*(1-[.$D$1]/100)" office:value-type="float" office:value="33.3650355348219" calcext:value-type="float">
            <text:p>33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5" calcext:value-type="float">
            <text:p>1465</text:p>
          </table:table-cell>
          <table:table-cell table:formula="of:=[.D1466]*(1-[.$D$1]/100)" office:value-type="float" office:value="33.3400117581708" calcext:value-type="float">
            <text:p>33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6" calcext:value-type="float">
            <text:p>1466</text:p>
          </table:table-cell>
          <table:table-cell table:formula="of:=[.D1467]*(1-[.$D$1]/100)" office:value-type="float" office:value="33.3150067493522" calcext:value-type="float">
            <text:p>33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7" calcext:value-type="float">
            <text:p>1467</text:p>
          </table:table-cell>
          <table:table-cell table:formula="of:=[.D1468]*(1-[.$D$1]/100)" office:value-type="float" office:value="33.2900204942901" calcext:value-type="float">
            <text:p>33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8" calcext:value-type="float">
            <text:p>1468</text:p>
          </table:table-cell>
          <table:table-cell table:formula="of:=[.D1469]*(1-[.$D$1]/100)" office:value-type="float" office:value="33.2650529789194" calcext:value-type="float">
            <text:p>33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69" calcext:value-type="float">
            <text:p>1469</text:p>
          </table:table-cell>
          <table:table-cell table:formula="of:=[.D1470]*(1-[.$D$1]/100)" office:value-type="float" office:value="33.2401041891852" calcext:value-type="float">
            <text:p>33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0" calcext:value-type="float">
            <text:p>1470</text:p>
          </table:table-cell>
          <table:table-cell table:formula="of:=[.D1471]*(1-[.$D$1]/100)" office:value-type="float" office:value="33.2151741110433" calcext:value-type="float">
            <text:p>33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 table:formula="of:=[.D1472]*(1-[.$D$1]/100)" office:value-type="float" office:value="33.1902627304601" calcext:value-type="float">
            <text:p>33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2" calcext:value-type="float">
            <text:p>1472</text:p>
          </table:table-cell>
          <table:table-cell table:formula="of:=[.D1473]*(1-[.$D$1]/100)" office:value-type="float" office:value="33.1653700334122" calcext:value-type="float">
            <text:p>33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3" calcext:value-type="float">
            <text:p>1473</text:p>
          </table:table-cell>
          <table:table-cell table:formula="of:=[.D1474]*(1-[.$D$1]/100)" office:value-type="float" office:value="33.1404960058871" calcext:value-type="float">
            <text:p>33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4" calcext:value-type="float">
            <text:p>1474</text:p>
          </table:table-cell>
          <table:table-cell table:formula="of:=[.D1475]*(1-[.$D$1]/100)" office:value-type="float" office:value="33.1156406338827" calcext:value-type="float">
            <text:p>33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5" calcext:value-type="float">
            <text:p>1475</text:p>
          </table:table-cell>
          <table:table-cell table:formula="of:=[.D1476]*(1-[.$D$1]/100)" office:value-type="float" office:value="33.0908039034073" calcext:value-type="float">
            <text:p>33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6" calcext:value-type="float">
            <text:p>1476</text:p>
          </table:table-cell>
          <table:table-cell table:formula="of:=[.D1477]*(1-[.$D$1]/100)" office:value-type="float" office:value="33.0659858004798" calcext:value-type="float">
            <text:p>33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7" calcext:value-type="float">
            <text:p>1477</text:p>
          </table:table-cell>
          <table:table-cell table:formula="of:=[.D1478]*(1-[.$D$1]/100)" office:value-type="float" office:value="33.0411863111294" calcext:value-type="float">
            <text:p>33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 table:formula="of:=[.D1479]*(1-[.$D$1]/100)" office:value-type="float" office:value="33.0164054213961" calcext:value-type="float">
            <text:p>33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79" calcext:value-type="float">
            <text:p>1479</text:p>
          </table:table-cell>
          <table:table-cell table:formula="of:=[.D1480]*(1-[.$D$1]/100)" office:value-type="float" office:value="32.99164311733" calcext:value-type="float">
            <text:p>32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0" calcext:value-type="float">
            <text:p>1480</text:p>
          </table:table-cell>
          <table:table-cell table:formula="of:=[.D1481]*(1-[.$D$1]/100)" office:value-type="float" office:value="32.966899384992" calcext:value-type="float">
            <text:p>32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1" calcext:value-type="float">
            <text:p>1481</text:p>
          </table:table-cell>
          <table:table-cell table:formula="of:=[.D1482]*(1-[.$D$1]/100)" office:value-type="float" office:value="32.9421742104533" calcext:value-type="float">
            <text:p>32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2" calcext:value-type="float">
            <text:p>1482</text:p>
          </table:table-cell>
          <table:table-cell table:formula="of:=[.D1483]*(1-[.$D$1]/100)" office:value-type="float" office:value="32.9174675797954" calcext:value-type="float">
            <text:p>32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3" calcext:value-type="float">
            <text:p>1483</text:p>
          </table:table-cell>
          <table:table-cell table:formula="of:=[.D1484]*(1-[.$D$1]/100)" office:value-type="float" office:value="32.8927794791106" calcext:value-type="float">
            <text:p>32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4" calcext:value-type="float">
            <text:p>1484</text:p>
          </table:table-cell>
          <table:table-cell table:formula="of:=[.D1485]*(1-[.$D$1]/100)" office:value-type="float" office:value="32.8681098945012" calcext:value-type="float">
            <text:p>32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5" calcext:value-type="float">
            <text:p>1485</text:p>
          </table:table-cell>
          <table:table-cell table:formula="of:=[.D1486]*(1-[.$D$1]/100)" office:value-type="float" office:value="32.8434588120804" calcext:value-type="float">
            <text:p>32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6" calcext:value-type="float">
            <text:p>1486</text:p>
          </table:table-cell>
          <table:table-cell table:formula="of:=[.D1487]*(1-[.$D$1]/100)" office:value-type="float" office:value="32.8188262179713" calcext:value-type="float">
            <text:p>32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7" calcext:value-type="float">
            <text:p>1487</text:p>
          </table:table-cell>
          <table:table-cell table:formula="of:=[.D1488]*(1-[.$D$1]/100)" office:value-type="float" office:value="32.7942120983078" calcext:value-type="float">
            <text:p>32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8" calcext:value-type="float">
            <text:p>1488</text:p>
          </table:table-cell>
          <table:table-cell table:formula="of:=[.D1489]*(1-[.$D$1]/100)" office:value-type="float" office:value="32.7696164392341" calcext:value-type="float">
            <text:p>32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89" calcext:value-type="float">
            <text:p>1489</text:p>
          </table:table-cell>
          <table:table-cell table:formula="of:=[.D1490]*(1-[.$D$1]/100)" office:value-type="float" office:value="32.7450392269047" calcext:value-type="float">
            <text:p>32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 table:formula="of:=[.D1491]*(1-[.$D$1]/100)" office:value-type="float" office:value="32.7204804474845" calcext:value-type="float">
            <text:p>32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1" calcext:value-type="float">
            <text:p>1491</text:p>
          </table:table-cell>
          <table:table-cell table:formula="of:=[.D1492]*(1-[.$D$1]/100)" office:value-type="float" office:value="32.6959400871489" calcext:value-type="float">
            <text:p>32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2" calcext:value-type="float">
            <text:p>1492</text:p>
          </table:table-cell>
          <table:table-cell table:formula="of:=[.D1493]*(1-[.$D$1]/100)" office:value-type="float" office:value="32.6714181320835" calcext:value-type="float">
            <text:p>32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3" calcext:value-type="float">
            <text:p>1493</text:p>
          </table:table-cell>
          <table:table-cell table:formula="of:=[.D1494]*(1-[.$D$1]/100)" office:value-type="float" office:value="32.6469145684844" calcext:value-type="float">
            <text:p>32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formula="of:=[.D1495]*(1-[.$D$1]/100)" office:value-type="float" office:value="32.6224293825581" calcext:value-type="float">
            <text:p>32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5" calcext:value-type="float">
            <text:p>1495</text:p>
          </table:table-cell>
          <table:table-cell table:formula="of:=[.D1496]*(1-[.$D$1]/100)" office:value-type="float" office:value="32.5979625605212" calcext:value-type="float">
            <text:p>32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6" calcext:value-type="float">
            <text:p>1496</text:p>
          </table:table-cell>
          <table:table-cell table:formula="of:=[.D1497]*(1-[.$D$1]/100)" office:value-type="float" office:value="32.5735140886008" calcext:value-type="float">
            <text:p>32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7" calcext:value-type="float">
            <text:p>1497</text:p>
          </table:table-cell>
          <table:table-cell table:formula="of:=[.D1498]*(1-[.$D$1]/100)" office:value-type="float" office:value="32.5490839530343" calcext:value-type="float">
            <text:p>32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8" calcext:value-type="float">
            <text:p>1498</text:p>
          </table:table-cell>
          <table:table-cell table:formula="of:=[.D1499]*(1-[.$D$1]/100)" office:value-type="float" office:value="32.5246721400695" calcext:value-type="float">
            <text:p>32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99" calcext:value-type="float">
            <text:p>1499</text:p>
          </table:table-cell>
          <table:table-cell table:formula="of:=[.D1500]*(1-[.$D$1]/100)" office:value-type="float" office:value="32.5002786359645" calcext:value-type="float">
            <text:p>32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D1501]*(1-[.$D$1]/100)" office:value-type="float" office:value="32.4759034269875" calcext:value-type="float">
            <text:p>32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1" calcext:value-type="float">
            <text:p>1501</text:p>
          </table:table-cell>
          <table:table-cell table:formula="of:=[.D1502]*(1-[.$D$1]/100)" office:value-type="float" office:value="32.4515464994173" calcext:value-type="float">
            <text:p>32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2" calcext:value-type="float">
            <text:p>1502</text:p>
          </table:table-cell>
          <table:table-cell table:formula="of:=[.D1503]*(1-[.$D$1]/100)" office:value-type="float" office:value="32.4272078395427" calcext:value-type="float">
            <text:p>32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3" calcext:value-type="float">
            <text:p>1503</text:p>
          </table:table-cell>
          <table:table-cell table:formula="of:=[.D1504]*(1-[.$D$1]/100)" office:value-type="float" office:value="32.402887433663" calcext:value-type="float">
            <text:p>32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4" calcext:value-type="float">
            <text:p>1504</text:p>
          </table:table-cell>
          <table:table-cell table:formula="of:=[.D1505]*(1-[.$D$1]/100)" office:value-type="float" office:value="32.3785852680878" calcext:value-type="float">
            <text:p>32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5" calcext:value-type="float">
            <text:p>1505</text:p>
          </table:table-cell>
          <table:table-cell table:formula="of:=[.D1506]*(1-[.$D$1]/100)" office:value-type="float" office:value="32.3543013291367" calcext:value-type="float">
            <text:p>32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6" calcext:value-type="float">
            <text:p>1506</text:p>
          </table:table-cell>
          <table:table-cell table:formula="of:=[.D1507]*(1-[.$D$1]/100)" office:value-type="float" office:value="32.3300356031399" calcext:value-type="float">
            <text:p>32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7" calcext:value-type="float">
            <text:p>1507</text:p>
          </table:table-cell>
          <table:table-cell table:formula="of:=[.D1508]*(1-[.$D$1]/100)" office:value-type="float" office:value="32.3057880764375" calcext:value-type="float">
            <text:p>32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8" calcext:value-type="float">
            <text:p>1508</text:p>
          </table:table-cell>
          <table:table-cell table:formula="of:=[.D1509]*(1-[.$D$1]/100)" office:value-type="float" office:value="32.2815587353802" calcext:value-type="float">
            <text:p>32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9" calcext:value-type="float">
            <text:p>1509</text:p>
          </table:table-cell>
          <table:table-cell table:formula="of:=[.D1510]*(1-[.$D$1]/100)" office:value-type="float" office:value="32.2573475663287" calcext:value-type="float">
            <text:p>32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0" calcext:value-type="float">
            <text:p>1510</text:p>
          </table:table-cell>
          <table:table-cell table:formula="of:=[.D1511]*(1-[.$D$1]/100)" office:value-type="float" office:value="32.2331545556539" calcext:value-type="float">
            <text:p>32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1" calcext:value-type="float">
            <text:p>1511</text:p>
          </table:table-cell>
          <table:table-cell table:formula="of:=[.D1512]*(1-[.$D$1]/100)" office:value-type="float" office:value="32.2089796897372" calcext:value-type="float">
            <text:p>32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2" calcext:value-type="float">
            <text:p>1512</text:p>
          </table:table-cell>
          <table:table-cell table:formula="of:=[.D1513]*(1-[.$D$1]/100)" office:value-type="float" office:value="32.1848229549699" calcext:value-type="float">
            <text:p>32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3" calcext:value-type="float">
            <text:p>1513</text:p>
          </table:table-cell>
          <table:table-cell table:formula="of:=[.D1514]*(1-[.$D$1]/100)" office:value-type="float" office:value="32.1606843377536" calcext:value-type="float">
            <text:p>32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4" calcext:value-type="float">
            <text:p>1514</text:p>
          </table:table-cell>
          <table:table-cell table:formula="of:=[.D1515]*(1-[.$D$1]/100)" office:value-type="float" office:value="32.1365638245003" calcext:value-type="float">
            <text:p>32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5" calcext:value-type="float">
            <text:p>1515</text:p>
          </table:table-cell>
          <table:table-cell table:formula="of:=[.D1516]*(1-[.$D$1]/100)" office:value-type="float" office:value="32.1124614016319" calcext:value-type="float">
            <text:p>32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6" calcext:value-type="float">
            <text:p>1516</text:p>
          </table:table-cell>
          <table:table-cell table:formula="of:=[.D1517]*(1-[.$D$1]/100)" office:value-type="float" office:value="32.0883770555807" calcext:value-type="float">
            <text:p>32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7" calcext:value-type="float">
            <text:p>1517</text:p>
          </table:table-cell>
          <table:table-cell table:formula="of:=[.D1518]*(1-[.$D$1]/100)" office:value-type="float" office:value="32.064310772789" calcext:value-type="float">
            <text:p>32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8" calcext:value-type="float">
            <text:p>1518</text:p>
          </table:table-cell>
          <table:table-cell table:formula="of:=[.D1519]*(1-[.$D$1]/100)" office:value-type="float" office:value="32.0402625397094" calcext:value-type="float">
            <text:p>32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19" calcext:value-type="float">
            <text:p>1519</text:p>
          </table:table-cell>
          <table:table-cell table:formula="of:=[.D1520]*(1-[.$D$1]/100)" office:value-type="float" office:value="32.0162323428047" calcext:value-type="float">
            <text:p>32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0" calcext:value-type="float">
            <text:p>1520</text:p>
          </table:table-cell>
          <table:table-cell table:formula="of:=[.D1521]*(1-[.$D$1]/100)" office:value-type="float" office:value="31.9922201685476" calcext:value-type="float">
            <text:p>31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1" calcext:value-type="float">
            <text:p>1521</text:p>
          </table:table-cell>
          <table:table-cell table:formula="of:=[.D1522]*(1-[.$D$1]/100)" office:value-type="float" office:value="31.9682260034211" calcext:value-type="float">
            <text:p>31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2" calcext:value-type="float">
            <text:p>1522</text:p>
          </table:table-cell>
          <table:table-cell table:formula="of:=[.D1523]*(1-[.$D$1]/100)" office:value-type="float" office:value="31.9442498339186" calcext:value-type="float">
            <text:p>31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3" calcext:value-type="float">
            <text:p>1523</text:p>
          </table:table-cell>
          <table:table-cell table:formula="of:=[.D1524]*(1-[.$D$1]/100)" office:value-type="float" office:value="31.9202916465431" calcext:value-type="float">
            <text:p>31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4" calcext:value-type="float">
            <text:p>1524</text:p>
          </table:table-cell>
          <table:table-cell table:formula="of:=[.D1525]*(1-[.$D$1]/100)" office:value-type="float" office:value="31.8963514278082" calcext:value-type="float">
            <text:p>31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5" calcext:value-type="float">
            <text:p>1525</text:p>
          </table:table-cell>
          <table:table-cell table:formula="of:=[.D1526]*(1-[.$D$1]/100)" office:value-type="float" office:value="31.8724291642374" calcext:value-type="float">
            <text:p>31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6" calcext:value-type="float">
            <text:p>1526</text:p>
          </table:table-cell>
          <table:table-cell table:formula="of:=[.D1527]*(1-[.$D$1]/100)" office:value-type="float" office:value="31.8485248423642" calcext:value-type="float">
            <text:p>31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7" calcext:value-type="float">
            <text:p>1527</text:p>
          </table:table-cell>
          <table:table-cell table:formula="of:=[.D1528]*(1-[.$D$1]/100)" office:value-type="float" office:value="31.8246384487324" calcext:value-type="float">
            <text:p>31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8" calcext:value-type="float">
            <text:p>1528</text:p>
          </table:table-cell>
          <table:table-cell table:formula="of:=[.D1529]*(1-[.$D$1]/100)" office:value-type="float" office:value="31.8007699698959" calcext:value-type="float">
            <text:p>31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29" calcext:value-type="float">
            <text:p>1529</text:p>
          </table:table-cell>
          <table:table-cell table:formula="of:=[.D1530]*(1-[.$D$1]/100)" office:value-type="float" office:value="31.7769193924184" calcext:value-type="float">
            <text:p>31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0" calcext:value-type="float">
            <text:p>1530</text:p>
          </table:table-cell>
          <table:table-cell table:formula="of:=[.D1531]*(1-[.$D$1]/100)" office:value-type="float" office:value="31.7530867028741" calcext:value-type="float">
            <text:p>31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1" calcext:value-type="float">
            <text:p>1531</text:p>
          </table:table-cell>
          <table:table-cell table:formula="of:=[.D1532]*(1-[.$D$1]/100)" office:value-type="float" office:value="31.729271887847" calcext:value-type="float">
            <text:p>31,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2" calcext:value-type="float">
            <text:p>1532</text:p>
          </table:table-cell>
          <table:table-cell table:formula="of:=[.D1533]*(1-[.$D$1]/100)" office:value-type="float" office:value="31.7054749339311" calcext:value-type="float">
            <text:p>31,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3" calcext:value-type="float">
            <text:p>1533</text:p>
          </table:table-cell>
          <table:table-cell table:formula="of:=[.D1534]*(1-[.$D$1]/100)" office:value-type="float" office:value="31.6816958277306" calcext:value-type="float">
            <text:p>31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4" calcext:value-type="float">
            <text:p>1534</text:p>
          </table:table-cell>
          <table:table-cell table:formula="of:=[.D1535]*(1-[.$D$1]/100)" office:value-type="float" office:value="31.6579345558598" calcext:value-type="float">
            <text:p>31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5" calcext:value-type="float">
            <text:p>1535</text:p>
          </table:table-cell>
          <table:table-cell table:formula="of:=[.D1536]*(1-[.$D$1]/100)" office:value-type="float" office:value="31.6341911049429" calcext:value-type="float">
            <text:p>31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6" calcext:value-type="float">
            <text:p>1536</text:p>
          </table:table-cell>
          <table:table-cell table:formula="of:=[.D1537]*(1-[.$D$1]/100)" office:value-type="float" office:value="31.6104654616142" calcext:value-type="float">
            <text:p>31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7" calcext:value-type="float">
            <text:p>1537</text:p>
          </table:table-cell>
          <table:table-cell table:formula="of:=[.D1538]*(1-[.$D$1]/100)" office:value-type="float" office:value="31.586757612518" calcext:value-type="float">
            <text:p>31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8" calcext:value-type="float">
            <text:p>1538</text:p>
          </table:table-cell>
          <table:table-cell table:formula="of:=[.D1539]*(1-[.$D$1]/100)" office:value-type="float" office:value="31.5630675443086" calcext:value-type="float">
            <text:p>31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39" calcext:value-type="float">
            <text:p>1539</text:p>
          </table:table-cell>
          <table:table-cell table:formula="of:=[.D1540]*(1-[.$D$1]/100)" office:value-type="float" office:value="31.5393952436504" calcext:value-type="float">
            <text:p>31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0" calcext:value-type="float">
            <text:p>1540</text:p>
          </table:table-cell>
          <table:table-cell table:formula="of:=[.D1541]*(1-[.$D$1]/100)" office:value-type="float" office:value="31.5157406972177" calcext:value-type="float">
            <text:p>31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1" calcext:value-type="float">
            <text:p>1541</text:p>
          </table:table-cell>
          <table:table-cell table:formula="of:=[.D1542]*(1-[.$D$1]/100)" office:value-type="float" office:value="31.4921038916947" calcext:value-type="float">
            <text:p>31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2" calcext:value-type="float">
            <text:p>1542</text:p>
          </table:table-cell>
          <table:table-cell table:formula="of:=[.D1543]*(1-[.$D$1]/100)" office:value-type="float" office:value="31.468484813776" calcext:value-type="float">
            <text:p>31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3" calcext:value-type="float">
            <text:p>1543</text:p>
          </table:table-cell>
          <table:table-cell table:formula="of:=[.D1544]*(1-[.$D$1]/100)" office:value-type="float" office:value="31.4448834501656" calcext:value-type="float">
            <text:p>31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4" calcext:value-type="float">
            <text:p>1544</text:p>
          </table:table-cell>
          <table:table-cell table:formula="of:=[.D1545]*(1-[.$D$1]/100)" office:value-type="float" office:value="31.421299787578" calcext:value-type="float">
            <text:p>31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5" calcext:value-type="float">
            <text:p>1545</text:p>
          </table:table-cell>
          <table:table-cell table:formula="of:=[.D1546]*(1-[.$D$1]/100)" office:value-type="float" office:value="31.3977338127373" calcext:value-type="float">
            <text:p>31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6" calcext:value-type="float">
            <text:p>1546</text:p>
          </table:table-cell>
          <table:table-cell table:formula="of:=[.D1547]*(1-[.$D$1]/100)" office:value-type="float" office:value="31.3741855123778" calcext:value-type="float">
            <text:p>31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7" calcext:value-type="float">
            <text:p>1547</text:p>
          </table:table-cell>
          <table:table-cell table:formula="of:=[.D1548]*(1-[.$D$1]/100)" office:value-type="float" office:value="31.3506548732435" calcext:value-type="float">
            <text:p>31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8" calcext:value-type="float">
            <text:p>1548</text:p>
          </table:table-cell>
          <table:table-cell table:formula="of:=[.D1549]*(1-[.$D$1]/100)" office:value-type="float" office:value="31.3271418820886" calcext:value-type="float">
            <text:p>31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9" calcext:value-type="float">
            <text:p>1549</text:p>
          </table:table-cell>
          <table:table-cell table:formula="of:=[.D1550]*(1-[.$D$1]/100)" office:value-type="float" office:value="31.303646525677" calcext:value-type="float">
            <text:p>31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0" calcext:value-type="float">
            <text:p>1550</text:p>
          </table:table-cell>
          <table:table-cell table:formula="of:=[.D1551]*(1-[.$D$1]/100)" office:value-type="float" office:value="31.2801687907827" calcext:value-type="float">
            <text:p>31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1" calcext:value-type="float">
            <text:p>1551</text:p>
          </table:table-cell>
          <table:table-cell table:formula="of:=[.D1552]*(1-[.$D$1]/100)" office:value-type="float" office:value="31.2567086641896" calcext:value-type="float">
            <text:p>31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2" calcext:value-type="float">
            <text:p>1552</text:p>
          </table:table-cell>
          <table:table-cell table:formula="of:=[.D1553]*(1-[.$D$1]/100)" office:value-type="float" office:value="31.2332661326915" calcext:value-type="float">
            <text:p>31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3" calcext:value-type="float">
            <text:p>1553</text:p>
          </table:table-cell>
          <table:table-cell table:formula="of:=[.D1554]*(1-[.$D$1]/100)" office:value-type="float" office:value="31.209841183092" calcext:value-type="float">
            <text:p>31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4" calcext:value-type="float">
            <text:p>1554</text:p>
          </table:table-cell>
          <table:table-cell table:formula="of:=[.D1555]*(1-[.$D$1]/100)" office:value-type="float" office:value="31.1864338022047" calcext:value-type="float">
            <text:p>31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5" calcext:value-type="float">
            <text:p>1555</text:p>
          </table:table-cell>
          <table:table-cell table:formula="of:=[.D1556]*(1-[.$D$1]/100)" office:value-type="float" office:value="31.163043976853" calcext:value-type="float">
            <text:p>31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6" calcext:value-type="float">
            <text:p>1556</text:p>
          </table:table-cell>
          <table:table-cell table:formula="of:=[.D1557]*(1-[.$D$1]/100)" office:value-type="float" office:value="31.1396716938704" calcext:value-type="float">
            <text:p>31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7" calcext:value-type="float">
            <text:p>1557</text:p>
          </table:table-cell>
          <table:table-cell table:formula="of:=[.D1558]*(1-[.$D$1]/100)" office:value-type="float" office:value="31.1163169401" calcext:value-type="float">
            <text:p>31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8" calcext:value-type="float">
            <text:p>1558</text:p>
          </table:table-cell>
          <table:table-cell table:formula="of:=[.D1559]*(1-[.$D$1]/100)" office:value-type="float" office:value="31.0929797023949" calcext:value-type="float">
            <text:p>31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9" calcext:value-type="float">
            <text:p>1559</text:p>
          </table:table-cell>
          <table:table-cell table:formula="of:=[.D1560]*(1-[.$D$1]/100)" office:value-type="float" office:value="31.0696599676181" calcext:value-type="float">
            <text:p>31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0" calcext:value-type="float">
            <text:p>1560</text:p>
          </table:table-cell>
          <table:table-cell table:formula="of:=[.D1561]*(1-[.$D$1]/100)" office:value-type="float" office:value="31.0463577226424" calcext:value-type="float">
            <text:p>31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1" calcext:value-type="float">
            <text:p>1561</text:p>
          </table:table-cell>
          <table:table-cell table:formula="of:=[.D1562]*(1-[.$D$1]/100)" office:value-type="float" office:value="31.0230729543504" calcext:value-type="float">
            <text:p>31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2" calcext:value-type="float">
            <text:p>1562</text:p>
          </table:table-cell>
          <table:table-cell table:formula="of:=[.D1563]*(1-[.$D$1]/100)" office:value-type="float" office:value="30.9998056496346" calcext:value-type="float">
            <text:p>31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3" calcext:value-type="float">
            <text:p>1563</text:p>
          </table:table-cell>
          <table:table-cell table:formula="of:=[.D1564]*(1-[.$D$1]/100)" office:value-type="float" office:value="30.9765557953974" calcext:value-type="float">
            <text:p>30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4" calcext:value-type="float">
            <text:p>1564</text:p>
          </table:table-cell>
          <table:table-cell table:formula="of:=[.D1565]*(1-[.$D$1]/100)" office:value-type="float" office:value="30.9533233785509" calcext:value-type="float">
            <text:p>30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5" calcext:value-type="float">
            <text:p>1565</text:p>
          </table:table-cell>
          <table:table-cell table:formula="of:=[.D1566]*(1-[.$D$1]/100)" office:value-type="float" office:value="30.9301083860169" calcext:value-type="float">
            <text:p>30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6" calcext:value-type="float">
            <text:p>1566</text:p>
          </table:table-cell>
          <table:table-cell table:formula="of:=[.D1567]*(1-[.$D$1]/100)" office:value-type="float" office:value="30.9069108047274" calcext:value-type="float">
            <text:p>30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7" calcext:value-type="float">
            <text:p>1567</text:p>
          </table:table-cell>
          <table:table-cell table:formula="of:=[.D1568]*(1-[.$D$1]/100)" office:value-type="float" office:value="30.8837306216239" calcext:value-type="float">
            <text:p>30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8" calcext:value-type="float">
            <text:p>1568</text:p>
          </table:table-cell>
          <table:table-cell table:formula="of:=[.D1569]*(1-[.$D$1]/100)" office:value-type="float" office:value="30.8605678236577" calcext:value-type="float">
            <text:p>30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9" calcext:value-type="float">
            <text:p>1569</text:p>
          </table:table-cell>
          <table:table-cell table:formula="of:=[.D1570]*(1-[.$D$1]/100)" office:value-type="float" office:value="30.8374223977899" calcext:value-type="float">
            <text:p>30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0" calcext:value-type="float">
            <text:p>1570</text:p>
          </table:table-cell>
          <table:table-cell table:formula="of:=[.D1571]*(1-[.$D$1]/100)" office:value-type="float" office:value="30.8142943309916" calcext:value-type="float">
            <text:p>30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1" calcext:value-type="float">
            <text:p>1571</text:p>
          </table:table-cell>
          <table:table-cell table:formula="of:=[.D1572]*(1-[.$D$1]/100)" office:value-type="float" office:value="30.7911836102433" calcext:value-type="float">
            <text:p>30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2" calcext:value-type="float">
            <text:p>1572</text:p>
          </table:table-cell>
          <table:table-cell table:formula="of:=[.D1573]*(1-[.$D$1]/100)" office:value-type="float" office:value="30.7680902225356" calcext:value-type="float">
            <text:p>30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3" calcext:value-type="float">
            <text:p>1573</text:p>
          </table:table-cell>
          <table:table-cell table:formula="of:=[.D1574]*(1-[.$D$1]/100)" office:value-type="float" office:value="30.7450141548687" calcext:value-type="float">
            <text:p>30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4" calcext:value-type="float">
            <text:p>1574</text:p>
          </table:table-cell>
          <table:table-cell table:formula="of:=[.D1575]*(1-[.$D$1]/100)" office:value-type="float" office:value="30.7219553942526" calcext:value-type="float">
            <text:p>30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5" calcext:value-type="float">
            <text:p>1575</text:p>
          </table:table-cell>
          <table:table-cell table:formula="of:=[.D1576]*(1-[.$D$1]/100)" office:value-type="float" office:value="30.6989139277069" calcext:value-type="float">
            <text:p>30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6" calcext:value-type="float">
            <text:p>1576</text:p>
          </table:table-cell>
          <table:table-cell table:formula="of:=[.D1577]*(1-[.$D$1]/100)" office:value-type="float" office:value="30.6758897422611" calcext:value-type="float">
            <text:p>30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7" calcext:value-type="float">
            <text:p>1577</text:p>
          </table:table-cell>
          <table:table-cell table:formula="of:=[.D1578]*(1-[.$D$1]/100)" office:value-type="float" office:value="30.6528828249544" calcext:value-type="float">
            <text:p>30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8" calcext:value-type="float">
            <text:p>1578</text:p>
          </table:table-cell>
          <table:table-cell table:formula="of:=[.D1579]*(1-[.$D$1]/100)" office:value-type="float" office:value="30.6298931628357" calcext:value-type="float">
            <text:p>30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79" calcext:value-type="float">
            <text:p>1579</text:p>
          </table:table-cell>
          <table:table-cell table:formula="of:=[.D1580]*(1-[.$D$1]/100)" office:value-type="float" office:value="30.6069207429636" calcext:value-type="float">
            <text:p>30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0" calcext:value-type="float">
            <text:p>1580</text:p>
          </table:table-cell>
          <table:table-cell table:formula="of:=[.D1581]*(1-[.$D$1]/100)" office:value-type="float" office:value="30.5839655524064" calcext:value-type="float">
            <text:p>30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1" calcext:value-type="float">
            <text:p>1581</text:p>
          </table:table-cell>
          <table:table-cell table:formula="of:=[.D1582]*(1-[.$D$1]/100)" office:value-type="float" office:value="30.561027578242" calcext:value-type="float">
            <text:p>30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2" calcext:value-type="float">
            <text:p>1582</text:p>
          </table:table-cell>
          <table:table-cell table:formula="of:=[.D1583]*(1-[.$D$1]/100)" office:value-type="float" office:value="30.5381068075584" calcext:value-type="float">
            <text:p>30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3" calcext:value-type="float">
            <text:p>1583</text:p>
          </table:table-cell>
          <table:table-cell table:formula="of:=[.D1584]*(1-[.$D$1]/100)" office:value-type="float" office:value="30.5152032274527" calcext:value-type="float">
            <text:p>30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4" calcext:value-type="float">
            <text:p>1584</text:p>
          </table:table-cell>
          <table:table-cell table:formula="of:=[.D1585]*(1-[.$D$1]/100)" office:value-type="float" office:value="30.4923168250321" calcext:value-type="float">
            <text:p>30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5" calcext:value-type="float">
            <text:p>1585</text:p>
          </table:table-cell>
          <table:table-cell table:formula="of:=[.D1586]*(1-[.$D$1]/100)" office:value-type="float" office:value="30.4694475874133" calcext:value-type="float">
            <text:p>30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6" calcext:value-type="float">
            <text:p>1586</text:p>
          </table:table-cell>
          <table:table-cell table:formula="of:=[.D1587]*(1-[.$D$1]/100)" office:value-type="float" office:value="30.4465955017228" calcext:value-type="float">
            <text:p>30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7" calcext:value-type="float">
            <text:p>1587</text:p>
          </table:table-cell>
          <table:table-cell table:formula="of:=[.D1588]*(1-[.$D$1]/100)" office:value-type="float" office:value="30.4237605550965" calcext:value-type="float">
            <text:p>30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8" calcext:value-type="float">
            <text:p>1588</text:p>
          </table:table-cell>
          <table:table-cell table:formula="of:=[.D1589]*(1-[.$D$1]/100)" office:value-type="float" office:value="30.4009427346802" calcext:value-type="float">
            <text:p>30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89" calcext:value-type="float">
            <text:p>1589</text:p>
          </table:table-cell>
          <table:table-cell table:formula="of:=[.D1590]*(1-[.$D$1]/100)" office:value-type="float" office:value="30.3781420276291" calcext:value-type="float">
            <text:p>30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0" calcext:value-type="float">
            <text:p>1590</text:p>
          </table:table-cell>
          <table:table-cell table:formula="of:=[.D1591]*(1-[.$D$1]/100)" office:value-type="float" office:value="30.3553584211084" calcext:value-type="float">
            <text:p>30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1" calcext:value-type="float">
            <text:p>1591</text:p>
          </table:table-cell>
          <table:table-cell table:formula="of:=[.D1592]*(1-[.$D$1]/100)" office:value-type="float" office:value="30.3325919022926" calcext:value-type="float">
            <text:p>30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2" calcext:value-type="float">
            <text:p>1592</text:p>
          </table:table-cell>
          <table:table-cell table:formula="of:=[.D1593]*(1-[.$D$1]/100)" office:value-type="float" office:value="30.3098424583659" calcext:value-type="float">
            <text:p>30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3" calcext:value-type="float">
            <text:p>1593</text:p>
          </table:table-cell>
          <table:table-cell table:formula="of:=[.D1594]*(1-[.$D$1]/100)" office:value-type="float" office:value="30.2871100765221" calcext:value-type="float">
            <text:p>30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4" calcext:value-type="float">
            <text:p>1594</text:p>
          </table:table-cell>
          <table:table-cell table:formula="of:=[.D1595]*(1-[.$D$1]/100)" office:value-type="float" office:value="30.2643947439647" calcext:value-type="float">
            <text:p>30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5" calcext:value-type="float">
            <text:p>1595</text:p>
          </table:table-cell>
          <table:table-cell table:formula="of:=[.D1596]*(1-[.$D$1]/100)" office:value-type="float" office:value="30.2416964479067" calcext:value-type="float">
            <text:p>30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6" calcext:value-type="float">
            <text:p>1596</text:p>
          </table:table-cell>
          <table:table-cell table:formula="of:=[.D1597]*(1-[.$D$1]/100)" office:value-type="float" office:value="30.2190151755708" calcext:value-type="float">
            <text:p>30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7" calcext:value-type="float">
            <text:p>1597</text:p>
          </table:table-cell>
          <table:table-cell table:formula="of:=[.D1598]*(1-[.$D$1]/100)" office:value-type="float" office:value="30.1963509141891" calcext:value-type="float">
            <text:p>30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8" calcext:value-type="float">
            <text:p>1598</text:p>
          </table:table-cell>
          <table:table-cell table:formula="of:=[.D1599]*(1-[.$D$1]/100)" office:value-type="float" office:value="30.1737036510035" calcext:value-type="float">
            <text:p>30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99" calcext:value-type="float">
            <text:p>1599</text:p>
          </table:table-cell>
          <table:table-cell table:formula="of:=[.D1600]*(1-[.$D$1]/100)" office:value-type="float" office:value="30.1510733732652" calcext:value-type="float">
            <text:p>30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D1601]*(1-[.$D$1]/100)" office:value-type="float" office:value="30.1284600682353" calcext:value-type="float">
            <text:p>30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1" calcext:value-type="float">
            <text:p>1601</text:p>
          </table:table-cell>
          <table:table-cell table:formula="of:=[.D1602]*(1-[.$D$1]/100)" office:value-type="float" office:value="30.1058637231841" calcext:value-type="float">
            <text:p>30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table:formula="of:=[.D1603]*(1-[.$D$1]/100)" office:value-type="float" office:value="30.0832843253917" calcext:value-type="float">
            <text:p>30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3" calcext:value-type="float">
            <text:p>1603</text:p>
          </table:table-cell>
          <table:table-cell table:formula="of:=[.D1604]*(1-[.$D$1]/100)" office:value-type="float" office:value="30.0607218621477" calcext:value-type="float">
            <text:p>30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 table:formula="of:=[.D1605]*(1-[.$D$1]/100)" office:value-type="float" office:value="30.038176320751" calcext:value-type="float">
            <text:p>30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5" calcext:value-type="float">
            <text:p>1605</text:p>
          </table:table-cell>
          <table:table-cell table:formula="of:=[.D1606]*(1-[.$D$1]/100)" office:value-type="float" office:value="30.0156476885105" calcext:value-type="float">
            <text:p>30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6" calcext:value-type="float">
            <text:p>1606</text:p>
          </table:table-cell>
          <table:table-cell table:formula="of:=[.D1607]*(1-[.$D$1]/100)" office:value-type="float" office:value="29.9931359527441" calcext:value-type="float">
            <text:p>29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7" calcext:value-type="float">
            <text:p>1607</text:p>
          </table:table-cell>
          <table:table-cell table:formula="of:=[.D1608]*(1-[.$D$1]/100)" office:value-type="float" office:value="29.9706411007795" calcext:value-type="float">
            <text:p>29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8" calcext:value-type="float">
            <text:p>1608</text:p>
          </table:table-cell>
          <table:table-cell table:formula="of:=[.D1609]*(1-[.$D$1]/100)" office:value-type="float" office:value="29.948163119954" calcext:value-type="float">
            <text:p>29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09" calcext:value-type="float">
            <text:p>1609</text:p>
          </table:table-cell>
          <table:table-cell table:formula="of:=[.D1610]*(1-[.$D$1]/100)" office:value-type="float" office:value="29.925701997614" calcext:value-type="float">
            <text:p>29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0" calcext:value-type="float">
            <text:p>1610</text:p>
          </table:table-cell>
          <table:table-cell table:formula="of:=[.D1611]*(1-[.$D$1]/100)" office:value-type="float" office:value="29.9032577211158" calcext:value-type="float">
            <text:p>29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1" calcext:value-type="float">
            <text:p>1611</text:p>
          </table:table-cell>
          <table:table-cell table:formula="of:=[.D1612]*(1-[.$D$1]/100)" office:value-type="float" office:value="29.8808302778249" calcext:value-type="float">
            <text:p>29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2" calcext:value-type="float">
            <text:p>1612</text:p>
          </table:table-cell>
          <table:table-cell table:formula="of:=[.D1613]*(1-[.$D$1]/100)" office:value-type="float" office:value="29.8584196551166" calcext:value-type="float">
            <text:p>29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3" calcext:value-type="float">
            <text:p>1613</text:p>
          </table:table-cell>
          <table:table-cell table:formula="of:=[.D1614]*(1-[.$D$1]/100)" office:value-type="float" office:value="29.8360258403752" calcext:value-type="float">
            <text:p>29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4" calcext:value-type="float">
            <text:p>1614</text:p>
          </table:table-cell>
          <table:table-cell table:formula="of:=[.D1615]*(1-[.$D$1]/100)" office:value-type="float" office:value="29.8136488209949" calcext:value-type="float">
            <text:p>29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5" calcext:value-type="float">
            <text:p>1615</text:p>
          </table:table-cell>
          <table:table-cell table:formula="of:=[.D1616]*(1-[.$D$1]/100)" office:value-type="float" office:value="29.7912885843792" calcext:value-type="float">
            <text:p>29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6" calcext:value-type="float">
            <text:p>1616</text:p>
          </table:table-cell>
          <table:table-cell table:formula="of:=[.D1617]*(1-[.$D$1]/100)" office:value-type="float" office:value="29.7689451179409" calcext:value-type="float">
            <text:p>29,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7" calcext:value-type="float">
            <text:p>1617</text:p>
          </table:table-cell>
          <table:table-cell table:formula="of:=[.D1618]*(1-[.$D$1]/100)" office:value-type="float" office:value="29.7466184091025" calcext:value-type="float">
            <text:p>29,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8" calcext:value-type="float">
            <text:p>1618</text:p>
          </table:table-cell>
          <table:table-cell table:formula="of:=[.D1619]*(1-[.$D$1]/100)" office:value-type="float" office:value="29.7243084452956" calcext:value-type="float">
            <text:p>29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19" calcext:value-type="float">
            <text:p>1619</text:p>
          </table:table-cell>
          <table:table-cell table:formula="of:=[.D1620]*(1-[.$D$1]/100)" office:value-type="float" office:value="29.7020152139617" calcext:value-type="float">
            <text:p>29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0" calcext:value-type="float">
            <text:p>1620</text:p>
          </table:table-cell>
          <table:table-cell table:formula="of:=[.D1621]*(1-[.$D$1]/100)" office:value-type="float" office:value="29.6797387025512" calcext:value-type="float">
            <text:p>29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1" calcext:value-type="float">
            <text:p>1621</text:p>
          </table:table-cell>
          <table:table-cell table:formula="of:=[.D1622]*(1-[.$D$1]/100)" office:value-type="float" office:value="29.6574788985243" calcext:value-type="float">
            <text:p>29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2" calcext:value-type="float">
            <text:p>1622</text:p>
          </table:table-cell>
          <table:table-cell table:formula="of:=[.D1623]*(1-[.$D$1]/100)" office:value-type="float" office:value="29.6352357893504" calcext:value-type="float">
            <text:p>29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3" calcext:value-type="float">
            <text:p>1623</text:p>
          </table:table-cell>
          <table:table-cell table:formula="of:=[.D1624]*(1-[.$D$1]/100)" office:value-type="float" office:value="29.6130093625084" calcext:value-type="float">
            <text:p>29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4" calcext:value-type="float">
            <text:p>1624</text:p>
          </table:table-cell>
          <table:table-cell table:formula="of:=[.D1625]*(1-[.$D$1]/100)" office:value-type="float" office:value="29.5907996054865" calcext:value-type="float">
            <text:p>29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5" calcext:value-type="float">
            <text:p>1625</text:p>
          </table:table-cell>
          <table:table-cell table:formula="of:=[.D1626]*(1-[.$D$1]/100)" office:value-type="float" office:value="29.5686065057824" calcext:value-type="float">
            <text:p>29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6" calcext:value-type="float">
            <text:p>1626</text:p>
          </table:table-cell>
          <table:table-cell table:formula="of:=[.D1627]*(1-[.$D$1]/100)" office:value-type="float" office:value="29.546430050903" calcext:value-type="float">
            <text:p>29,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7" calcext:value-type="float">
            <text:p>1627</text:p>
          </table:table-cell>
          <table:table-cell table:formula="of:=[.D1628]*(1-[.$D$1]/100)" office:value-type="float" office:value="29.5242702283649" calcext:value-type="float">
            <text:p>29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8" calcext:value-type="float">
            <text:p>1628</text:p>
          </table:table-cell>
          <table:table-cell table:formula="of:=[.D1629]*(1-[.$D$1]/100)" office:value-type="float" office:value="29.5021270256936" calcext:value-type="float">
            <text:p>29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9" calcext:value-type="float">
            <text:p>1629</text:p>
          </table:table-cell>
          <table:table-cell table:formula="of:=[.D1630]*(1-[.$D$1]/100)" office:value-type="float" office:value="29.4800004304243" calcext:value-type="float">
            <text:p>29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0" calcext:value-type="float">
            <text:p>1630</text:p>
          </table:table-cell>
          <table:table-cell table:formula="of:=[.D1631]*(1-[.$D$1]/100)" office:value-type="float" office:value="29.4578904301015" calcext:value-type="float">
            <text:p>29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1" calcext:value-type="float">
            <text:p>1631</text:p>
          </table:table-cell>
          <table:table-cell table:formula="of:=[.D1632]*(1-[.$D$1]/100)" office:value-type="float" office:value="29.4357970122789" calcext:value-type="float">
            <text:p>29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2" calcext:value-type="float">
            <text:p>1632</text:p>
          </table:table-cell>
          <table:table-cell table:formula="of:=[.D1633]*(1-[.$D$1]/100)" office:value-type="float" office:value="29.4137201645197" calcext:value-type="float">
            <text:p>29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3" calcext:value-type="float">
            <text:p>1633</text:p>
          </table:table-cell>
          <table:table-cell table:formula="of:=[.D1634]*(1-[.$D$1]/100)" office:value-type="float" office:value="29.3916598743963" calcext:value-type="float">
            <text:p>29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4" calcext:value-type="float">
            <text:p>1634</text:p>
          </table:table-cell>
          <table:table-cell table:formula="of:=[.D1635]*(1-[.$D$1]/100)" office:value-type="float" office:value="29.3696161294905" calcext:value-type="float">
            <text:p>29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5" calcext:value-type="float">
            <text:p>1635</text:p>
          </table:table-cell>
          <table:table-cell table:formula="of:=[.D1636]*(1-[.$D$1]/100)" office:value-type="float" office:value="29.3475889173934" calcext:value-type="float">
            <text:p>29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6" calcext:value-type="float">
            <text:p>1636</text:p>
          </table:table-cell>
          <table:table-cell table:formula="of:=[.D1637]*(1-[.$D$1]/100)" office:value-type="float" office:value="29.3255782257054" calcext:value-type="float">
            <text:p>29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7" calcext:value-type="float">
            <text:p>1637</text:p>
          </table:table-cell>
          <table:table-cell table:formula="of:=[.D1638]*(1-[.$D$1]/100)" office:value-type="float" office:value="29.3035840420361" calcext:value-type="float">
            <text:p>29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8" calcext:value-type="float">
            <text:p>1638</text:p>
          </table:table-cell>
          <table:table-cell table:formula="of:=[.D1639]*(1-[.$D$1]/100)" office:value-type="float" office:value="29.2816063540045" calcext:value-type="float">
            <text:p>29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39" calcext:value-type="float">
            <text:p>1639</text:p>
          </table:table-cell>
          <table:table-cell table:formula="of:=[.D1640]*(1-[.$D$1]/100)" office:value-type="float" office:value="29.259645149239" calcext:value-type="float">
            <text:p>29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0" calcext:value-type="float">
            <text:p>1640</text:p>
          </table:table-cell>
          <table:table-cell table:formula="of:=[.D1641]*(1-[.$D$1]/100)" office:value-type="float" office:value="29.2377004153771" calcext:value-type="float">
            <text:p>29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1" calcext:value-type="float">
            <text:p>1641</text:p>
          </table:table-cell>
          <table:table-cell table:formula="of:=[.D1642]*(1-[.$D$1]/100)" office:value-type="float" office:value="29.2157721400656" calcext:value-type="float">
            <text:p>29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2" calcext:value-type="float">
            <text:p>1642</text:p>
          </table:table-cell>
          <table:table-cell table:formula="of:=[.D1643]*(1-[.$D$1]/100)" office:value-type="float" office:value="29.1938603109605" calcext:value-type="float">
            <text:p>29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3" calcext:value-type="float">
            <text:p>1643</text:p>
          </table:table-cell>
          <table:table-cell table:formula="of:=[.D1644]*(1-[.$D$1]/100)" office:value-type="float" office:value="29.1719649157273" calcext:value-type="float">
            <text:p>29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4" calcext:value-type="float">
            <text:p>1644</text:p>
          </table:table-cell>
          <table:table-cell table:formula="of:=[.D1645]*(1-[.$D$1]/100)" office:value-type="float" office:value="29.1500859420405" calcext:value-type="float">
            <text:p>29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5" calcext:value-type="float">
            <text:p>1645</text:p>
          </table:table-cell>
          <table:table-cell table:formula="of:=[.D1646]*(1-[.$D$1]/100)" office:value-type="float" office:value="29.128223377584" calcext:value-type="float">
            <text:p>29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6" calcext:value-type="float">
            <text:p>1646</text:p>
          </table:table-cell>
          <table:table-cell table:formula="of:=[.D1647]*(1-[.$D$1]/100)" office:value-type="float" office:value="29.1063772100508" calcext:value-type="float">
            <text:p>29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7" calcext:value-type="float">
            <text:p>1647</text:p>
          </table:table-cell>
          <table:table-cell table:formula="of:=[.D1648]*(1-[.$D$1]/100)" office:value-type="float" office:value="29.0845474271433" calcext:value-type="float">
            <text:p>29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8" calcext:value-type="float">
            <text:p>1648</text:p>
          </table:table-cell>
          <table:table-cell table:formula="of:=[.D1649]*(1-[.$D$1]/100)" office:value-type="float" office:value="29.0627340165729" calcext:value-type="float">
            <text:p>29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49" calcext:value-type="float">
            <text:p>1649</text:p>
          </table:table-cell>
          <table:table-cell table:formula="of:=[.D1650]*(1-[.$D$1]/100)" office:value-type="float" office:value="29.0409369660605" calcext:value-type="float">
            <text:p>29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0" calcext:value-type="float">
            <text:p>1650</text:p>
          </table:table-cell>
          <table:table-cell table:formula="of:=[.D1651]*(1-[.$D$1]/100)" office:value-type="float" office:value="29.0191562633359" calcext:value-type="float">
            <text:p>29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1" calcext:value-type="float">
            <text:p>1651</text:p>
          </table:table-cell>
          <table:table-cell table:formula="of:=[.D1652]*(1-[.$D$1]/100)" office:value-type="float" office:value="28.9973918961384" calcext:value-type="float">
            <text:p>29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2" calcext:value-type="float">
            <text:p>1652</text:p>
          </table:table-cell>
          <table:table-cell table:formula="of:=[.D1653]*(1-[.$D$1]/100)" office:value-type="float" office:value="28.9756438522163" calcext:value-type="float">
            <text:p>28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3" calcext:value-type="float">
            <text:p>1653</text:p>
          </table:table-cell>
          <table:table-cell table:formula="of:=[.D1654]*(1-[.$D$1]/100)" office:value-type="float" office:value="28.9539121193272" calcext:value-type="float">
            <text:p>28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4" calcext:value-type="float">
            <text:p>1654</text:p>
          </table:table-cell>
          <table:table-cell table:formula="of:=[.D1655]*(1-[.$D$1]/100)" office:value-type="float" office:value="28.9321966852377" calcext:value-type="float">
            <text:p>28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5" calcext:value-type="float">
            <text:p>1655</text:p>
          </table:table-cell>
          <table:table-cell table:formula="of:=[.D1656]*(1-[.$D$1]/100)" office:value-type="float" office:value="28.9104975377237" calcext:value-type="float">
            <text:p>28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6" calcext:value-type="float">
            <text:p>1656</text:p>
          </table:table-cell>
          <table:table-cell table:formula="of:=[.D1657]*(1-[.$D$1]/100)" office:value-type="float" office:value="28.8888146645704" calcext:value-type="float">
            <text:p>28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7" calcext:value-type="float">
            <text:p>1657</text:p>
          </table:table-cell>
          <table:table-cell table:formula="of:=[.D1658]*(1-[.$D$1]/100)" office:value-type="float" office:value="28.867148053572" calcext:value-type="float">
            <text:p>28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8" calcext:value-type="float">
            <text:p>1658</text:p>
          </table:table-cell>
          <table:table-cell table:formula="of:=[.D1659]*(1-[.$D$1]/100)" office:value-type="float" office:value="28.8454976925318" calcext:value-type="float">
            <text:p>28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59" calcext:value-type="float">
            <text:p>1659</text:p>
          </table:table-cell>
          <table:table-cell table:formula="of:=[.D1660]*(1-[.$D$1]/100)" office:value-type="float" office:value="28.8238635692624" calcext:value-type="float">
            <text:p>28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0" calcext:value-type="float">
            <text:p>1660</text:p>
          </table:table-cell>
          <table:table-cell table:formula="of:=[.D1661]*(1-[.$D$1]/100)" office:value-type="float" office:value="28.8022456715855" calcext:value-type="float">
            <text:p>28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1" calcext:value-type="float">
            <text:p>1661</text:p>
          </table:table-cell>
          <table:table-cell table:formula="of:=[.D1662]*(1-[.$D$1]/100)" office:value-type="float" office:value="28.7806439873318" calcext:value-type="float">
            <text:p>28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2" calcext:value-type="float">
            <text:p>1662</text:p>
          </table:table-cell>
          <table:table-cell table:formula="of:=[.D1663]*(1-[.$D$1]/100)" office:value-type="float" office:value="28.7590585043413" calcext:value-type="float">
            <text:p>28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3" calcext:value-type="float">
            <text:p>1663</text:p>
          </table:table-cell>
          <table:table-cell table:formula="of:=[.D1664]*(1-[.$D$1]/100)" office:value-type="float" office:value="28.737489210463" calcext:value-type="float">
            <text:p>28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4" calcext:value-type="float">
            <text:p>1664</text:p>
          </table:table-cell>
          <table:table-cell table:formula="of:=[.D1665]*(1-[.$D$1]/100)" office:value-type="float" office:value="28.7159360935552" calcext:value-type="float">
            <text:p>28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5" calcext:value-type="float">
            <text:p>1665</text:p>
          </table:table-cell>
          <table:table-cell table:formula="of:=[.D1666]*(1-[.$D$1]/100)" office:value-type="float" office:value="28.694399141485" calcext:value-type="float">
            <text:p>28,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6" calcext:value-type="float">
            <text:p>1666</text:p>
          </table:table-cell>
          <table:table-cell table:formula="of:=[.D1667]*(1-[.$D$1]/100)" office:value-type="float" office:value="28.6728783421289" calcext:value-type="float">
            <text:p>28,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7" calcext:value-type="float">
            <text:p>1667</text:p>
          </table:table-cell>
          <table:table-cell table:formula="of:=[.D1668]*(1-[.$D$1]/100)" office:value-type="float" office:value="28.6513736833723" calcext:value-type="float">
            <text:p>28,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8" calcext:value-type="float">
            <text:p>1668</text:p>
          </table:table-cell>
          <table:table-cell table:formula="of:=[.D1669]*(1-[.$D$1]/100)" office:value-type="float" office:value="28.6298851531098" calcext:value-type="float">
            <text:p>28,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69" calcext:value-type="float">
            <text:p>1669</text:p>
          </table:table-cell>
          <table:table-cell table:formula="of:=[.D1670]*(1-[.$D$1]/100)" office:value-type="float" office:value="28.6084127392449" calcext:value-type="float">
            <text:p>28,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0" calcext:value-type="float">
            <text:p>1670</text:p>
          </table:table-cell>
          <table:table-cell table:formula="of:=[.D1671]*(1-[.$D$1]/100)" office:value-type="float" office:value="28.5869564296905" calcext:value-type="float">
            <text:p>28,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1" calcext:value-type="float">
            <text:p>1671</text:p>
          </table:table-cell>
          <table:table-cell table:formula="of:=[.D1672]*(1-[.$D$1]/100)" office:value-type="float" office:value="28.5655162123682" calcext:value-type="float">
            <text:p>28,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2" calcext:value-type="float">
            <text:p>1672</text:p>
          </table:table-cell>
          <table:table-cell table:formula="of:=[.D1673]*(1-[.$D$1]/100)" office:value-type="float" office:value="28.544092075209" calcext:value-type="float">
            <text:p>28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3" calcext:value-type="float">
            <text:p>1673</text:p>
          </table:table-cell>
          <table:table-cell table:formula="of:=[.D1674]*(1-[.$D$1]/100)" office:value-type="float" office:value="28.5226840061526" calcext:value-type="float">
            <text:p>28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4" calcext:value-type="float">
            <text:p>1674</text:p>
          </table:table-cell>
          <table:table-cell table:formula="of:=[.D1675]*(1-[.$D$1]/100)" office:value-type="float" office:value="28.5012919931479" calcext:value-type="float">
            <text:p>28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5" calcext:value-type="float">
            <text:p>1675</text:p>
          </table:table-cell>
          <table:table-cell table:formula="of:=[.D1676]*(1-[.$D$1]/100)" office:value-type="float" office:value="28.4799160241531" calcext:value-type="float">
            <text:p>28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6" calcext:value-type="float">
            <text:p>1676</text:p>
          </table:table-cell>
          <table:table-cell table:formula="of:=[.D1677]*(1-[.$D$1]/100)" office:value-type="float" office:value="28.458556087135" calcext:value-type="float">
            <text:p>28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7" calcext:value-type="float">
            <text:p>1677</text:p>
          </table:table-cell>
          <table:table-cell table:formula="of:=[.D1678]*(1-[.$D$1]/100)" office:value-type="float" office:value="28.4372121700696" calcext:value-type="float">
            <text:p>28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8" calcext:value-type="float">
            <text:p>1678</text:p>
          </table:table-cell>
          <table:table-cell table:formula="of:=[.D1679]*(1-[.$D$1]/100)" office:value-type="float" office:value="28.4158842609421" calcext:value-type="float">
            <text:p>28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79" calcext:value-type="float">
            <text:p>1679</text:p>
          </table:table-cell>
          <table:table-cell table:formula="of:=[.D1680]*(1-[.$D$1]/100)" office:value-type="float" office:value="28.3945723477464" calcext:value-type="float">
            <text:p>28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0" calcext:value-type="float">
            <text:p>1680</text:p>
          </table:table-cell>
          <table:table-cell table:formula="of:=[.D1681]*(1-[.$D$1]/100)" office:value-type="float" office:value="28.3732764184855" calcext:value-type="float">
            <text:p>28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1" calcext:value-type="float">
            <text:p>1681</text:p>
          </table:table-cell>
          <table:table-cell table:formula="of:=[.D1682]*(1-[.$D$1]/100)" office:value-type="float" office:value="28.3519964611717" calcext:value-type="float">
            <text:p>28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table:formula="of:=[.D1683]*(1-[.$D$1]/100)" office:value-type="float" office:value="28.3307324638258" calcext:value-type="float">
            <text:p>28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3" calcext:value-type="float">
            <text:p>1683</text:p>
          </table:table-cell>
          <table:table-cell table:formula="of:=[.D1684]*(1-[.$D$1]/100)" office:value-type="float" office:value="28.3094844144779" calcext:value-type="float">
            <text:p>28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4" calcext:value-type="float">
            <text:p>1684</text:p>
          </table:table-cell>
          <table:table-cell table:formula="of:=[.D1685]*(1-[.$D$1]/100)" office:value-type="float" office:value="28.2882523011671" calcext:value-type="float">
            <text:p>28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5" calcext:value-type="float">
            <text:p>1685</text:p>
          </table:table-cell>
          <table:table-cell table:formula="of:=[.D1686]*(1-[.$D$1]/100)" office:value-type="float" office:value="28.2670361119412" calcext:value-type="float">
            <text:p>28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6" calcext:value-type="float">
            <text:p>1686</text:p>
          </table:table-cell>
          <table:table-cell table:formula="of:=[.D1687]*(1-[.$D$1]/100)" office:value-type="float" office:value="28.2458358348572" calcext:value-type="float">
            <text:p>28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7" calcext:value-type="float">
            <text:p>1687</text:p>
          </table:table-cell>
          <table:table-cell table:formula="of:=[.D1688]*(1-[.$D$1]/100)" office:value-type="float" office:value="28.2246514579811" calcext:value-type="float">
            <text:p>28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8" calcext:value-type="float">
            <text:p>1688</text:p>
          </table:table-cell>
          <table:table-cell table:formula="of:=[.D1689]*(1-[.$D$1]/100)" office:value-type="float" office:value="28.2034829693876" calcext:value-type="float">
            <text:p>28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9" calcext:value-type="float">
            <text:p>1689</text:p>
          </table:table-cell>
          <table:table-cell table:formula="of:=[.D1690]*(1-[.$D$1]/100)" office:value-type="float" office:value="28.1823303571606" calcext:value-type="float">
            <text:p>28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0" calcext:value-type="float">
            <text:p>1690</text:p>
          </table:table-cell>
          <table:table-cell table:formula="of:=[.D1691]*(1-[.$D$1]/100)" office:value-type="float" office:value="28.1611936093927" calcext:value-type="float">
            <text:p>28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1" calcext:value-type="float">
            <text:p>1691</text:p>
          </table:table-cell>
          <table:table-cell table:formula="of:=[.D1692]*(1-[.$D$1]/100)" office:value-type="float" office:value="28.1400727141857" calcext:value-type="float">
            <text:p>28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2" calcext:value-type="float">
            <text:p>1692</text:p>
          </table:table-cell>
          <table:table-cell table:formula="of:=[.D1693]*(1-[.$D$1]/100)" office:value-type="float" office:value="28.11896765965" calcext:value-type="float">
            <text:p>28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3" calcext:value-type="float">
            <text:p>1693</text:p>
          </table:table-cell>
          <table:table-cell table:formula="of:=[.D1694]*(1-[.$D$1]/100)" office:value-type="float" office:value="28.0978784339053" calcext:value-type="float">
            <text:p>28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4" calcext:value-type="float">
            <text:p>1694</text:p>
          </table:table-cell>
          <table:table-cell table:formula="of:=[.D1695]*(1-[.$D$1]/100)" office:value-type="float" office:value="28.0768050250798" calcext:value-type="float">
            <text:p>28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5" calcext:value-type="float">
            <text:p>1695</text:p>
          </table:table-cell>
          <table:table-cell table:formula="of:=[.D1696]*(1-[.$D$1]/100)" office:value-type="float" office:value="28.055747421311" calcext:value-type="float">
            <text:p>28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6" calcext:value-type="float">
            <text:p>1696</text:p>
          </table:table-cell>
          <table:table-cell table:formula="of:=[.D1697]*(1-[.$D$1]/100)" office:value-type="float" office:value="28.0347056107451" calcext:value-type="float">
            <text:p>28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7" calcext:value-type="float">
            <text:p>1697</text:p>
          </table:table-cell>
          <table:table-cell table:formula="of:=[.D1698]*(1-[.$D$1]/100)" office:value-type="float" office:value="28.013679581537" calcext:value-type="float">
            <text:p>28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8" calcext:value-type="float">
            <text:p>1698</text:p>
          </table:table-cell>
          <table:table-cell table:formula="of:=[.D1699]*(1-[.$D$1]/100)" office:value-type="float" office:value="27.9926693218508" calcext:value-type="float">
            <text:p>27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99" calcext:value-type="float">
            <text:p>1699</text:p>
          </table:table-cell>
          <table:table-cell table:formula="of:=[.D1700]*(1-[.$D$1]/100)" office:value-type="float" office:value="27.9716748198595" calcext:value-type="float">
            <text:p>27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0" calcext:value-type="float">
            <text:p>1700</text:p>
          </table:table-cell>
          <table:table-cell table:formula="of:=[.D1701]*(1-[.$D$1]/100)" office:value-type="float" office:value="27.9506960637446" calcext:value-type="float">
            <text:p>27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1" calcext:value-type="float">
            <text:p>1701</text:p>
          </table:table-cell>
          <table:table-cell table:formula="of:=[.D1702]*(1-[.$D$1]/100)" office:value-type="float" office:value="27.9297330416968" calcext:value-type="float">
            <text:p>27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table:formula="of:=[.D1703]*(1-[.$D$1]/100)" office:value-type="float" office:value="27.9087857419155" calcext:value-type="float">
            <text:p>27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3" calcext:value-type="float">
            <text:p>1703</text:p>
          </table:table-cell>
          <table:table-cell table:formula="of:=[.D1704]*(1-[.$D$1]/100)" office:value-type="float" office:value="27.887854152609" calcext:value-type="float">
            <text:p>27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4" calcext:value-type="float">
            <text:p>1704</text:p>
          </table:table-cell>
          <table:table-cell table:formula="of:=[.D1705]*(1-[.$D$1]/100)" office:value-type="float" office:value="27.8669382619946" calcext:value-type="float">
            <text:p>27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5" calcext:value-type="float">
            <text:p>1705</text:p>
          </table:table-cell>
          <table:table-cell table:formula="of:=[.D1706]*(1-[.$D$1]/100)" office:value-type="float" office:value="27.8460380582981" calcext:value-type="float">
            <text:p>27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6" calcext:value-type="float">
            <text:p>1706</text:p>
          </table:table-cell>
          <table:table-cell table:formula="of:=[.D1707]*(1-[.$D$1]/100)" office:value-type="float" office:value="27.8251535297544" calcext:value-type="float">
            <text:p>27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7" calcext:value-type="float">
            <text:p>1707</text:p>
          </table:table-cell>
          <table:table-cell table:formula="of:=[.D1708]*(1-[.$D$1]/100)" office:value-type="float" office:value="27.804284664607" calcext:value-type="float">
            <text:p>27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8" calcext:value-type="float">
            <text:p>1708</text:p>
          </table:table-cell>
          <table:table-cell table:formula="of:=[.D1709]*(1-[.$D$1]/100)" office:value-type="float" office:value="27.7834314511086" calcext:value-type="float">
            <text:p>27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09" calcext:value-type="float">
            <text:p>1709</text:p>
          </table:table-cell>
          <table:table-cell table:formula="of:=[.D1710]*(1-[.$D$1]/100)" office:value-type="float" office:value="27.7625938775203" calcext:value-type="float">
            <text:p>27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0" calcext:value-type="float">
            <text:p>1710</text:p>
          </table:table-cell>
          <table:table-cell table:formula="of:=[.D1711]*(1-[.$D$1]/100)" office:value-type="float" office:value="27.7417719321121" calcext:value-type="float">
            <text:p>27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1" calcext:value-type="float">
            <text:p>1711</text:p>
          </table:table-cell>
          <table:table-cell table:formula="of:=[.D1712]*(1-[.$D$1]/100)" office:value-type="float" office:value="27.720965603163" calcext:value-type="float">
            <text:p>27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2" calcext:value-type="float">
            <text:p>1712</text:p>
          </table:table-cell>
          <table:table-cell table:formula="of:=[.D1713]*(1-[.$D$1]/100)" office:value-type="float" office:value="27.7001748789607" calcext:value-type="float">
            <text:p>27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3" calcext:value-type="float">
            <text:p>1713</text:p>
          </table:table-cell>
          <table:table-cell table:formula="of:=[.D1714]*(1-[.$D$1]/100)" office:value-type="float" office:value="27.6793997478014" calcext:value-type="float">
            <text:p>27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4" calcext:value-type="float">
            <text:p>1714</text:p>
          </table:table-cell>
          <table:table-cell table:formula="of:=[.D1715]*(1-[.$D$1]/100)" office:value-type="float" office:value="27.6586401979906" calcext:value-type="float">
            <text:p>27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5" calcext:value-type="float">
            <text:p>1715</text:p>
          </table:table-cell>
          <table:table-cell table:formula="of:=[.D1716]*(1-[.$D$1]/100)" office:value-type="float" office:value="27.6378962178421" calcext:value-type="float">
            <text:p>27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6" calcext:value-type="float">
            <text:p>1716</text:p>
          </table:table-cell>
          <table:table-cell table:formula="of:=[.D1717]*(1-[.$D$1]/100)" office:value-type="float" office:value="27.6171677956787" calcext:value-type="float">
            <text:p>27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7" calcext:value-type="float">
            <text:p>1717</text:p>
          </table:table-cell>
          <table:table-cell table:formula="of:=[.D1718]*(1-[.$D$1]/100)" office:value-type="float" office:value="27.5964549198319" calcext:value-type="float">
            <text:p>27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8" calcext:value-type="float">
            <text:p>1718</text:p>
          </table:table-cell>
          <table:table-cell table:formula="of:=[.D1719]*(1-[.$D$1]/100)" office:value-type="float" office:value="27.5757575786421" calcext:value-type="float">
            <text:p>27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19" calcext:value-type="float">
            <text:p>1719</text:p>
          </table:table-cell>
          <table:table-cell table:formula="of:=[.D1720]*(1-[.$D$1]/100)" office:value-type="float" office:value="27.5550757604581" calcext:value-type="float">
            <text:p>27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0" calcext:value-type="float">
            <text:p>1720</text:p>
          </table:table-cell>
          <table:table-cell table:formula="of:=[.D1721]*(1-[.$D$1]/100)" office:value-type="float" office:value="27.5344094536378" calcext:value-type="float">
            <text:p>27,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1" calcext:value-type="float">
            <text:p>1721</text:p>
          </table:table-cell>
          <table:table-cell table:formula="of:=[.D1722]*(1-[.$D$1]/100)" office:value-type="float" office:value="27.5137586465475" calcext:value-type="float">
            <text:p>27,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2" calcext:value-type="float">
            <text:p>1722</text:p>
          </table:table-cell>
          <table:table-cell table:formula="of:=[.D1723]*(1-[.$D$1]/100)" office:value-type="float" office:value="27.4931233275626" calcext:value-type="float">
            <text:p>27,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3" calcext:value-type="float">
            <text:p>1723</text:p>
          </table:table-cell>
          <table:table-cell table:formula="of:=[.D1724]*(1-[.$D$1]/100)" office:value-type="float" office:value="27.4725034850669" calcext:value-type="float">
            <text:p>27,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4" calcext:value-type="float">
            <text:p>1724</text:p>
          </table:table-cell>
          <table:table-cell table:formula="of:=[.D1725]*(1-[.$D$1]/100)" office:value-type="float" office:value="27.4518991074531" calcext:value-type="float">
            <text:p>27,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5" calcext:value-type="float">
            <text:p>1725</text:p>
          </table:table-cell>
          <table:table-cell table:formula="of:=[.D1726]*(1-[.$D$1]/100)" office:value-type="float" office:value="27.4313101831225" calcext:value-type="float">
            <text:p>27,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6" calcext:value-type="float">
            <text:p>1726</text:p>
          </table:table-cell>
          <table:table-cell table:formula="of:=[.D1727]*(1-[.$D$1]/100)" office:value-type="float" office:value="27.4107367004852" calcext:value-type="float">
            <text:p>27,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7" calcext:value-type="float">
            <text:p>1727</text:p>
          </table:table-cell>
          <table:table-cell table:formula="of:=[.D1728]*(1-[.$D$1]/100)" office:value-type="float" office:value="27.3901786479598" calcext:value-type="float">
            <text:p>27,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8" calcext:value-type="float">
            <text:p>1728</text:p>
          </table:table-cell>
          <table:table-cell table:formula="of:=[.D1729]*(1-[.$D$1]/100)" office:value-type="float" office:value="27.3696360139739" calcext:value-type="float">
            <text:p>27,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29" calcext:value-type="float">
            <text:p>1729</text:p>
          </table:table-cell>
          <table:table-cell table:formula="of:=[.D1730]*(1-[.$D$1]/100)" office:value-type="float" office:value="27.3491087869634" calcext:value-type="float">
            <text:p>27,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0" calcext:value-type="float">
            <text:p>1730</text:p>
          </table:table-cell>
          <table:table-cell table:formula="of:=[.D1731]*(1-[.$D$1]/100)" office:value-type="float" office:value="27.3285969553732" calcext:value-type="float">
            <text:p>27,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1" calcext:value-type="float">
            <text:p>1731</text:p>
          </table:table-cell>
          <table:table-cell table:formula="of:=[.D1732]*(1-[.$D$1]/100)" office:value-type="float" office:value="27.3081005076566" calcext:value-type="float">
            <text:p>27,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2" calcext:value-type="float">
            <text:p>1732</text:p>
          </table:table-cell>
          <table:table-cell table:formula="of:=[.D1733]*(1-[.$D$1]/100)" office:value-type="float" office:value="27.2876194322759" calcext:value-type="float">
            <text:p>27,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3" calcext:value-type="float">
            <text:p>1733</text:p>
          </table:table-cell>
          <table:table-cell table:formula="of:=[.D1734]*(1-[.$D$1]/100)" office:value-type="float" office:value="27.2671537177017" calcext:value-type="float">
            <text:p>27,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4" calcext:value-type="float">
            <text:p>1734</text:p>
          </table:table-cell>
          <table:table-cell table:formula="of:=[.D1735]*(1-[.$D$1]/100)" office:value-type="float" office:value="27.2467033524134" calcext:value-type="float">
            <text:p>27,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5" calcext:value-type="float">
            <text:p>1735</text:p>
          </table:table-cell>
          <table:table-cell table:formula="of:=[.D1736]*(1-[.$D$1]/100)" office:value-type="float" office:value="27.2262683248991" calcext:value-type="float">
            <text:p>27,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6" calcext:value-type="float">
            <text:p>1736</text:p>
          </table:table-cell>
          <table:table-cell table:formula="of:=[.D1737]*(1-[.$D$1]/100)" office:value-type="float" office:value="27.2058486236554" calcext:value-type="float">
            <text:p>27,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7" calcext:value-type="float">
            <text:p>1737</text:p>
          </table:table-cell>
          <table:table-cell table:formula="of:=[.D1738]*(1-[.$D$1]/100)" office:value-type="float" office:value="27.1854442371877" calcext:value-type="float">
            <text:p>27,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8" calcext:value-type="float">
            <text:p>1738</text:p>
          </table:table-cell>
          <table:table-cell table:formula="of:=[.D1739]*(1-[.$D$1]/100)" office:value-type="float" office:value="27.1650551540098" calcext:value-type="float">
            <text:p>27,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39" calcext:value-type="float">
            <text:p>1739</text:p>
          </table:table-cell>
          <table:table-cell table:formula="of:=[.D1740]*(1-[.$D$1]/100)" office:value-type="float" office:value="27.1446813626443" calcext:value-type="float">
            <text:p>27,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0" calcext:value-type="float">
            <text:p>1740</text:p>
          </table:table-cell>
          <table:table-cell table:formula="of:=[.D1741]*(1-[.$D$1]/100)" office:value-type="float" office:value="27.1243228516223" calcext:value-type="float">
            <text:p>27,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1" calcext:value-type="float">
            <text:p>1741</text:p>
          </table:table-cell>
          <table:table-cell table:formula="of:=[.D1742]*(1-[.$D$1]/100)" office:value-type="float" office:value="27.1039796094836" calcext:value-type="float">
            <text:p>27,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2" calcext:value-type="float">
            <text:p>1742</text:p>
          </table:table-cell>
          <table:table-cell table:formula="of:=[.D1743]*(1-[.$D$1]/100)" office:value-type="float" office:value="27.0836516247765" calcext:value-type="float">
            <text:p>27,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3" calcext:value-type="float">
            <text:p>1743</text:p>
          </table:table-cell>
          <table:table-cell table:formula="of:=[.D1744]*(1-[.$D$1]/100)" office:value-type="float" office:value="27.0633388860579" calcext:value-type="float">
            <text:p>27,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4" calcext:value-type="float">
            <text:p>1744</text:p>
          </table:table-cell>
          <table:table-cell table:formula="of:=[.D1745]*(1-[.$D$1]/100)" office:value-type="float" office:value="27.0430413818933" calcext:value-type="float">
            <text:p>27,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5" calcext:value-type="float">
            <text:p>1745</text:p>
          </table:table-cell>
          <table:table-cell table:formula="of:=[.D1746]*(1-[.$D$1]/100)" office:value-type="float" office:value="27.0227591008569" calcext:value-type="float">
            <text:p>27,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6" calcext:value-type="float">
            <text:p>1746</text:p>
          </table:table-cell>
          <table:table-cell table:formula="of:=[.D1747]*(1-[.$D$1]/100)" office:value-type="float" office:value="27.0024920315313" calcext:value-type="float">
            <text:p>27,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7" calcext:value-type="float">
            <text:p>1747</text:p>
          </table:table-cell>
          <table:table-cell table:formula="of:=[.D1748]*(1-[.$D$1]/100)" office:value-type="float" office:value="26.9822401625076" calcext:value-type="float">
            <text:p>26,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8" calcext:value-type="float">
            <text:p>1748</text:p>
          </table:table-cell>
          <table:table-cell table:formula="of:=[.D1749]*(1-[.$D$1]/100)" office:value-type="float" office:value="26.9620034823857" calcext:value-type="float">
            <text:p>26,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9" calcext:value-type="float">
            <text:p>1749</text:p>
          </table:table-cell>
          <table:table-cell table:formula="of:=[.D1750]*(1-[.$D$1]/100)" office:value-type="float" office:value="26.9417819797739" calcext:value-type="float">
            <text:p>26,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0" calcext:value-type="float">
            <text:p>1750</text:p>
          </table:table-cell>
          <table:table-cell table:formula="of:=[.D1751]*(1-[.$D$1]/100)" office:value-type="float" office:value="26.9215756432891" calcext:value-type="float">
            <text:p>26,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1" calcext:value-type="float">
            <text:p>1751</text:p>
          </table:table-cell>
          <table:table-cell table:formula="of:=[.D1752]*(1-[.$D$1]/100)" office:value-type="float" office:value="26.9013844615566" calcext:value-type="float">
            <text:p>26,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2" calcext:value-type="float">
            <text:p>1752</text:p>
          </table:table-cell>
          <table:table-cell table:formula="of:=[.D1753]*(1-[.$D$1]/100)" office:value-type="float" office:value="26.8812084232105" calcext:value-type="float">
            <text:p>26,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3" calcext:value-type="float">
            <text:p>1753</text:p>
          </table:table-cell>
          <table:table-cell table:formula="of:=[.D1754]*(1-[.$D$1]/100)" office:value-type="float" office:value="26.8610475168931" calcext:value-type="float">
            <text:p>26,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4" calcext:value-type="float">
            <text:p>1754</text:p>
          </table:table-cell>
          <table:table-cell table:formula="of:=[.D1755]*(1-[.$D$1]/100)" office:value-type="float" office:value="26.8409017312554" calcext:value-type="float">
            <text:p>26,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5" calcext:value-type="float">
            <text:p>1755</text:p>
          </table:table-cell>
          <table:table-cell table:formula="of:=[.D1756]*(1-[.$D$1]/100)" office:value-type="float" office:value="26.820771054957" calcext:value-type="float">
            <text:p>26,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6" calcext:value-type="float">
            <text:p>1756</text:p>
          </table:table-cell>
          <table:table-cell table:formula="of:=[.D1757]*(1-[.$D$1]/100)" office:value-type="float" office:value="26.8006554766657" calcext:value-type="float">
            <text:p>26,8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7" calcext:value-type="float">
            <text:p>1757</text:p>
          </table:table-cell>
          <table:table-cell table:formula="of:=[.D1758]*(1-[.$D$1]/100)" office:value-type="float" office:value="26.7805549850582" calcext:value-type="float">
            <text:p>26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8" calcext:value-type="float">
            <text:p>1758</text:p>
          </table:table-cell>
          <table:table-cell table:formula="of:=[.D1759]*(1-[.$D$1]/100)" office:value-type="float" office:value="26.7604695688194" calcext:value-type="float">
            <text:p>26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59" calcext:value-type="float">
            <text:p>1759</text:p>
          </table:table-cell>
          <table:table-cell table:formula="of:=[.D1760]*(1-[.$D$1]/100)" office:value-type="float" office:value="26.7403992166428" calcext:value-type="float">
            <text:p>26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0" calcext:value-type="float">
            <text:p>1760</text:p>
          </table:table-cell>
          <table:table-cell table:formula="of:=[.D1761]*(1-[.$D$1]/100)" office:value-type="float" office:value="26.7203439172303" calcext:value-type="float">
            <text:p>26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1" calcext:value-type="float">
            <text:p>1761</text:p>
          </table:table-cell>
          <table:table-cell table:formula="of:=[.D1762]*(1-[.$D$1]/100)" office:value-type="float" office:value="26.7003036592924" calcext:value-type="float">
            <text:p>26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2" calcext:value-type="float">
            <text:p>1762</text:p>
          </table:table-cell>
          <table:table-cell table:formula="of:=[.D1763]*(1-[.$D$1]/100)" office:value-type="float" office:value="26.680278431548" calcext:value-type="float">
            <text:p>26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3" calcext:value-type="float">
            <text:p>1763</text:p>
          </table:table-cell>
          <table:table-cell table:formula="of:=[.D1764]*(1-[.$D$1]/100)" office:value-type="float" office:value="26.6602682227243" calcext:value-type="float">
            <text:p>26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4" calcext:value-type="float">
            <text:p>1764</text:p>
          </table:table-cell>
          <table:table-cell table:formula="of:=[.D1765]*(1-[.$D$1]/100)" office:value-type="float" office:value="26.6402730215572" calcext:value-type="float">
            <text:p>26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5" calcext:value-type="float">
            <text:p>1765</text:p>
          </table:table-cell>
          <table:table-cell table:formula="of:=[.D1766]*(1-[.$D$1]/100)" office:value-type="float" office:value="26.6202928167911" calcext:value-type="float">
            <text:p>26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6" calcext:value-type="float">
            <text:p>1766</text:p>
          </table:table-cell>
          <table:table-cell table:formula="of:=[.D1767]*(1-[.$D$1]/100)" office:value-type="float" office:value="26.6003275971785" calcext:value-type="float">
            <text:p>26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7" calcext:value-type="float">
            <text:p>1767</text:p>
          </table:table-cell>
          <table:table-cell table:formula="of:=[.D1768]*(1-[.$D$1]/100)" office:value-type="float" office:value="26.5803773514806" calcext:value-type="float">
            <text:p>26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8" calcext:value-type="float">
            <text:p>1768</text:p>
          </table:table-cell>
          <table:table-cell table:formula="of:=[.D1769]*(1-[.$D$1]/100)" office:value-type="float" office:value="26.560442068467" calcext:value-type="float">
            <text:p>26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69" calcext:value-type="float">
            <text:p>1769</text:p>
          </table:table-cell>
          <table:table-cell table:formula="of:=[.D1770]*(1-[.$D$1]/100)" office:value-type="float" office:value="26.5405217369156" calcext:value-type="float">
            <text:p>26,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0" calcext:value-type="float">
            <text:p>1770</text:p>
          </table:table-cell>
          <table:table-cell table:formula="of:=[.D1771]*(1-[.$D$1]/100)" office:value-type="float" office:value="26.5206163456129" calcext:value-type="float">
            <text:p>26,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1" calcext:value-type="float">
            <text:p>1771</text:p>
          </table:table-cell>
          <table:table-cell table:formula="of:=[.D1772]*(1-[.$D$1]/100)" office:value-type="float" office:value="26.5007258833537" calcext:value-type="float">
            <text:p>26,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2" calcext:value-type="float">
            <text:p>1772</text:p>
          </table:table-cell>
          <table:table-cell table:formula="of:=[.D1773]*(1-[.$D$1]/100)" office:value-type="float" office:value="26.4808503389412" calcext:value-type="float">
            <text:p>26,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3" calcext:value-type="float">
            <text:p>1773</text:p>
          </table:table-cell>
          <table:table-cell table:formula="of:=[.D1774]*(1-[.$D$1]/100)" office:value-type="float" office:value="26.460989701187" calcext:value-type="float">
            <text:p>26,4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4" calcext:value-type="float">
            <text:p>1774</text:p>
          </table:table-cell>
          <table:table-cell table:formula="of:=[.D1775]*(1-[.$D$1]/100)" office:value-type="float" office:value="26.4411439589111" calcext:value-type="float">
            <text:p>26,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5" calcext:value-type="float">
            <text:p>1775</text:p>
          </table:table-cell>
          <table:table-cell table:formula="of:=[.D1776]*(1-[.$D$1]/100)" office:value-type="float" office:value="26.4213131009419" calcext:value-type="float">
            <text:p>26,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6" calcext:value-type="float">
            <text:p>1776</text:p>
          </table:table-cell>
          <table:table-cell table:formula="of:=[.D1777]*(1-[.$D$1]/100)" office:value-type="float" office:value="26.4014971161162" calcext:value-type="float">
            <text:p>26,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7" calcext:value-type="float">
            <text:p>1777</text:p>
          </table:table-cell>
          <table:table-cell table:formula="of:=[.D1778]*(1-[.$D$1]/100)" office:value-type="float" office:value="26.3816959932791" calcext:value-type="float">
            <text:p>26,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8" calcext:value-type="float">
            <text:p>1778</text:p>
          </table:table-cell>
          <table:table-cell table:formula="of:=[.D1779]*(1-[.$D$1]/100)" office:value-type="float" office:value="26.3619097212842" calcext:value-type="float">
            <text:p>26,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79" calcext:value-type="float">
            <text:p>1779</text:p>
          </table:table-cell>
          <table:table-cell table:formula="of:=[.D1780]*(1-[.$D$1]/100)" office:value-type="float" office:value="26.3421382889932" calcext:value-type="float">
            <text:p>26,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0" calcext:value-type="float">
            <text:p>1780</text:p>
          </table:table-cell>
          <table:table-cell table:formula="of:=[.D1781]*(1-[.$D$1]/100)" office:value-type="float" office:value="26.3223816852765" calcext:value-type="float">
            <text:p>26,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1" calcext:value-type="float">
            <text:p>1781</text:p>
          </table:table-cell>
          <table:table-cell table:formula="of:=[.D1782]*(1-[.$D$1]/100)" office:value-type="float" office:value="26.3026398990125" calcext:value-type="float">
            <text:p>26,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2" calcext:value-type="float">
            <text:p>1782</text:p>
          </table:table-cell>
          <table:table-cell table:formula="of:=[.D1783]*(1-[.$D$1]/100)" office:value-type="float" office:value="26.2829129190883" calcext:value-type="float">
            <text:p>26,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3" calcext:value-type="float">
            <text:p>1783</text:p>
          </table:table-cell>
          <table:table-cell table:formula="of:=[.D1784]*(1-[.$D$1]/100)" office:value-type="float" office:value="26.2632007343989" calcext:value-type="float">
            <text:p>26,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4" calcext:value-type="float">
            <text:p>1784</text:p>
          </table:table-cell>
          <table:table-cell table:formula="of:=[.D1785]*(1-[.$D$1]/100)" office:value-type="float" office:value="26.2435033338481" calcext:value-type="float">
            <text:p>26,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5" calcext:value-type="float">
            <text:p>1785</text:p>
          </table:table-cell>
          <table:table-cell table:formula="of:=[.D1786]*(1-[.$D$1]/100)" office:value-type="float" office:value="26.2238207063478" calcext:value-type="float">
            <text:p>26,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6" calcext:value-type="float">
            <text:p>1786</text:p>
          </table:table-cell>
          <table:table-cell table:formula="of:=[.D1787]*(1-[.$D$1]/100)" office:value-type="float" office:value="26.204152840818" calcext:value-type="float">
            <text:p>26,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7" calcext:value-type="float">
            <text:p>1787</text:p>
          </table:table-cell>
          <table:table-cell table:formula="of:=[.D1788]*(1-[.$D$1]/100)" office:value-type="float" office:value="26.1844997261874" calcext:value-type="float">
            <text:p>26,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8" calcext:value-type="float">
            <text:p>1788</text:p>
          </table:table-cell>
          <table:table-cell table:formula="of:=[.D1789]*(1-[.$D$1]/100)" office:value-type="float" office:value="26.1648613513927" calcext:value-type="float">
            <text:p>26,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89" calcext:value-type="float">
            <text:p>1789</text:p>
          </table:table-cell>
          <table:table-cell table:formula="of:=[.D1790]*(1-[.$D$1]/100)" office:value-type="float" office:value="26.1452377053792" calcext:value-type="float">
            <text:p>26,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0" calcext:value-type="float">
            <text:p>1790</text:p>
          </table:table-cell>
          <table:table-cell table:formula="of:=[.D1791]*(1-[.$D$1]/100)" office:value-type="float" office:value="26.1256287771002" calcext:value-type="float">
            <text:p>26,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1" calcext:value-type="float">
            <text:p>1791</text:p>
          </table:table-cell>
          <table:table-cell table:formula="of:=[.D1792]*(1-[.$D$1]/100)" office:value-type="float" office:value="26.1060345555173" calcext:value-type="float">
            <text:p>26,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2" calcext:value-type="float">
            <text:p>1792</text:p>
          </table:table-cell>
          <table:table-cell table:formula="of:=[.D1793]*(1-[.$D$1]/100)" office:value-type="float" office:value="26.0864550296007" calcext:value-type="float">
            <text:p>26,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3" calcext:value-type="float">
            <text:p>1793</text:p>
          </table:table-cell>
          <table:table-cell table:formula="of:=[.D1794]*(1-[.$D$1]/100)" office:value-type="float" office:value="26.0668901883285" calcext:value-type="float">
            <text:p>26,0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4" calcext:value-type="float">
            <text:p>1794</text:p>
          </table:table-cell>
          <table:table-cell table:formula="of:=[.D1795]*(1-[.$D$1]/100)" office:value-type="float" office:value="26.0473400206872" calcext:value-type="float">
            <text:p>26,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5" calcext:value-type="float">
            <text:p>1795</text:p>
          </table:table-cell>
          <table:table-cell table:formula="of:=[.D1796]*(1-[.$D$1]/100)" office:value-type="float" office:value="26.0278045156717" calcext:value-type="float">
            <text:p>26,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6" calcext:value-type="float">
            <text:p>1796</text:p>
          </table:table-cell>
          <table:table-cell table:formula="of:=[.D1797]*(1-[.$D$1]/100)" office:value-type="float" office:value="26.008283662285" calcext:value-type="float">
            <text:p>26,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7" calcext:value-type="float">
            <text:p>1797</text:p>
          </table:table-cell>
          <table:table-cell table:formula="of:=[.D1798]*(1-[.$D$1]/100)" office:value-type="float" office:value="25.9887774495383" calcext:value-type="float">
            <text:p>25,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8" calcext:value-type="float">
            <text:p>1798</text:p>
          </table:table-cell>
          <table:table-cell table:formula="of:=[.D1799]*(1-[.$D$1]/100)" office:value-type="float" office:value="25.9692858664511" calcext:value-type="float">
            <text:p>25,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99" calcext:value-type="float">
            <text:p>1799</text:p>
          </table:table-cell>
          <table:table-cell table:formula="of:=[.D1800]*(1-[.$D$1]/100)" office:value-type="float" office:value="25.9498089020513" calcext:value-type="float">
            <text:p>25,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table:formula="of:=[.D1801]*(1-[.$D$1]/100)" office:value-type="float" office:value="25.9303465453747" calcext:value-type="float">
            <text:p>25,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1" calcext:value-type="float">
            <text:p>1801</text:p>
          </table:table-cell>
          <table:table-cell table:formula="of:=[.D1802]*(1-[.$D$1]/100)" office:value-type="float" office:value="25.9108987854657" calcext:value-type="float">
            <text:p>25,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2" calcext:value-type="float">
            <text:p>1802</text:p>
          </table:table-cell>
          <table:table-cell table:formula="of:=[.D1803]*(1-[.$D$1]/100)" office:value-type="float" office:value="25.8914656113766" calcext:value-type="float">
            <text:p>25,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3" calcext:value-type="float">
            <text:p>1803</text:p>
          </table:table-cell>
          <table:table-cell table:formula="of:=[.D1804]*(1-[.$D$1]/100)" office:value-type="float" office:value="25.8720470121681" calcext:value-type="float">
            <text:p>25,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4" calcext:value-type="float">
            <text:p>1804</text:p>
          </table:table-cell>
          <table:table-cell table:formula="of:=[.D1805]*(1-[.$D$1]/100)" office:value-type="float" office:value="25.8526429769089" calcext:value-type="float">
            <text:p>25,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5" calcext:value-type="float">
            <text:p>1805</text:p>
          </table:table-cell>
          <table:table-cell table:formula="of:=[.D1806]*(1-[.$D$1]/100)" office:value-type="float" office:value="25.8332534946762" calcext:value-type="float">
            <text:p>25,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6" calcext:value-type="float">
            <text:p>1806</text:p>
          </table:table-cell>
          <table:table-cell table:formula="of:=[.D1807]*(1-[.$D$1]/100)" office:value-type="float" office:value="25.8138785545552" calcext:value-type="float">
            <text:p>25,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7" calcext:value-type="float">
            <text:p>1807</text:p>
          </table:table-cell>
          <table:table-cell table:formula="of:=[.D1808]*(1-[.$D$1]/100)" office:value-type="float" office:value="25.7945181456393" calcext:value-type="float">
            <text:p>25,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8" calcext:value-type="float">
            <text:p>1808</text:p>
          </table:table-cell>
          <table:table-cell table:formula="of:=[.D1809]*(1-[.$D$1]/100)" office:value-type="float" office:value="25.7751722570301" calcext:value-type="float">
            <text:p>25,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9" calcext:value-type="float">
            <text:p>1809</text:p>
          </table:table-cell>
          <table:table-cell table:formula="of:=[.D1810]*(1-[.$D$1]/100)" office:value-type="float" office:value="25.7558408778373" calcext:value-type="float">
            <text:p>25,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0" calcext:value-type="float">
            <text:p>1810</text:p>
          </table:table-cell>
          <table:table-cell table:formula="of:=[.D1811]*(1-[.$D$1]/100)" office:value-type="float" office:value="25.7365239971789" calcext:value-type="float">
            <text:p>25,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1" calcext:value-type="float">
            <text:p>1811</text:p>
          </table:table-cell>
          <table:table-cell table:formula="of:=[.D1812]*(1-[.$D$1]/100)" office:value-type="float" office:value="25.7172216041811" calcext:value-type="float">
            <text:p>25,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2" calcext:value-type="float">
            <text:p>1812</text:p>
          </table:table-cell>
          <table:table-cell table:formula="of:=[.D1813]*(1-[.$D$1]/100)" office:value-type="float" office:value="25.6979336879779" calcext:value-type="float">
            <text:p>25,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3" calcext:value-type="float">
            <text:p>1813</text:p>
          </table:table-cell>
          <table:table-cell table:formula="of:=[.D1814]*(1-[.$D$1]/100)" office:value-type="float" office:value="25.6786602377119" calcext:value-type="float">
            <text:p>25,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4" calcext:value-type="float">
            <text:p>1814</text:p>
          </table:table-cell>
          <table:table-cell table:formula="of:=[.D1815]*(1-[.$D$1]/100)" office:value-type="float" office:value="25.6594012425336" calcext:value-type="float">
            <text:p>25,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5" calcext:value-type="float">
            <text:p>1815</text:p>
          </table:table-cell>
          <table:table-cell table:formula="of:=[.D1816]*(1-[.$D$1]/100)" office:value-type="float" office:value="25.6401566916017" calcext:value-type="float">
            <text:p>25,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6" calcext:value-type="float">
            <text:p>1816</text:p>
          </table:table-cell>
          <table:table-cell table:formula="of:=[.D1817]*(1-[.$D$1]/100)" office:value-type="float" office:value="25.620926574083" calcext:value-type="float">
            <text:p>25,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7" calcext:value-type="float">
            <text:p>1817</text:p>
          </table:table-cell>
          <table:table-cell table:formula="of:=[.D1818]*(1-[.$D$1]/100)" office:value-type="float" office:value="25.6017108791525" calcext:value-type="float">
            <text:p>25,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8" calcext:value-type="float">
            <text:p>1818</text:p>
          </table:table-cell>
          <table:table-cell table:formula="of:=[.D1819]*(1-[.$D$1]/100)" office:value-type="float" office:value="25.5825095959931" calcext:value-type="float">
            <text:p>25,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19" calcext:value-type="float">
            <text:p>1819</text:p>
          </table:table-cell>
          <table:table-cell table:formula="of:=[.D1820]*(1-[.$D$1]/100)" office:value-type="float" office:value="25.5633227137961" calcext:value-type="float">
            <text:p>25,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20" calcext:value-type="float">
            <text:p>1820</text:p>
          </table:table-cell>
          <table:table-cell table:formula="of:=[.D1821]*(1-[.$D$1]/100)" office:value-type="float" office:value="25.5441502217608" calcext:value-type="float">
            <text:p>25,54</text:p>
          </table:table-cell>
          <table:table-cell table:number-columns-repeated="8"/>
        </table:table-row>
        <table:table-row table:style-name="ro1" table:number-rows-repeated="10467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23:12:52.9634257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 </meta:initial-creator>
    <meta:creation-date>2015-05-17T15:26:50.374343811</meta:creation-date>
    <dc:date>2015-06-24T23:17:17.199890250</dc:date>
    <dc:creator>prof1983  </dc:creator>
    <meta:editing-duration>PT9H5M11S</meta:editing-duration>
    <meta:editing-cycles>4</meta:editing-cycles>
    <meta:generator>LibreOffice/4.2.8.2$Linux_X86_64 LibreOffice_project/420m0$Build-2</meta:generator>
    <meta:document-statistic meta:table-count="2" meta:cell-count="39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47cm" svg:height="13.946cm" xlink:href=".." xlink:type="simple" chart:class="chart:line" chart:style-name="ch1">
        <chart:subtitle svg:x="0cm" svg:y="0cm" chart:style-name="ch2">
          <text:p/>
        </chart:subtitle>
        <chart:legend chart:legend-position="end" svg:x="23.731cm" svg:y="6.398cm" style:legend-expansion="high" chart:style-name="ch3"/>
        <chart:plot-area chart:style-name="ch4" table:cell-range-address="Лист1.A3:Лист1.C53" chart:data-source-has-labels="both" svg:x="0.512cm" svg:y="0.278cm" svg:width="22.707cm" svg:height="13.39cm">
          <chartooo:coordinate-region svg:x="1.335cm" svg:y="0.491cm" svg:width="21.693cm" svg:height="12.503cm"/>
          <chart:axis chart:dimension="x" chart:name="primary-x" chart:style-name="ch5" chartooo:axis-type="auto">
            <chartooo:date-scale/>
            <chart:categories table:cell-range-address="Лист1.A4:Лист1.A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4:Лист1.B53" chart:label-cell-address="Лист1.B3:Лист1.B3" chart:class="chart:line">
            <chart:data-point chart:repeated="50"/>
          </chart:series>
          <chart:series chart:style-name="ch9" chart:values-cell-range-address="Лист1.C4:Лист1.C53" chart:label-cell-address="Лист1.C3:Лист1.C3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Лист1.B3:Лист1.B3</svg:desc>
                </draw:g>
              </table:table-cell>
              <table:table-cell office:value-type="string">
                <text:p>100</text:p>
                <draw:g>
                  <svg:desc>Лист1.C3:Лист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A4:Лист1.A53</svg:desc>
                </draw:g>
              </table:table-cell>
              <table:table-cell office:value-type="float" office:value="98">
                <text:p>98</text:p>
                <draw:g>
                  <svg:desc>Лист1.B4:Лист1.B53</svg:desc>
                </draw:g>
              </table:table-cell>
              <table:table-cell office:value-type="float" office:value="97.3">
                <text:p>97.3</text:p>
                <draw:g>
                  <svg:desc>Лист1.C4:Лист1.C5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94.6729">
                <text:p>94.67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92.1167317">
                <text:p>92.11673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89.6295799441">
                <text:p>89.629579944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7.2095812856093">
                <text:p>87.20958128560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84.8549225908979">
                <text:p>84.85492259089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82.5638396809436">
                <text:p>82.563839680943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80.3346160095581">
                <text:p>80.33461600955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78.1655813773001">
                <text:p>78.1655813773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76.055110680113">
                <text:p>76.05511068011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74.0016226917499">
                <text:p>74.00162269174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72.0035788790727">
                <text:p>72.003578879072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70.0594822493377">
                <text:p>70.059482249337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8.1678762286056">
                <text:p>68.167876228605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6.3273435704332">
                <text:p>66.327343570433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64.5365052940315">
                <text:p>64.53650529403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62.7940196510927">
                <text:p>62.794019651092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61.0985811205132">
                <text:p>61.098581120513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59.4489194302593">
                <text:p>59.44891943025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57.8437986056423">
                <text:p>57.84379860564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56.28201604329">
                <text:p>56.2820160432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54.7624016101211">
                <text:p>54.76240161012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3.2838167666479">
                <text:p>53.283816766647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1.8451537139484">
                <text:p>51.845153713948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50.4453345636718">
                <text:p>50.445334563671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49.0833105304526">
                <text:p>49.08331053045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47.7580611461304">
                <text:p>47.758061146130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46.4685934951849">
                <text:p>46.468593495184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45.2139414708149">
                <text:p>45.213941470814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3.9931650511029">
                <text:p>43.993165051102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2.8053495947231">
                <text:p>42.805349594723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1.6496051556656">
                <text:p>41.649605155665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0.5250658164626">
                <text:p>40.525065816462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9.4308890394181">
                <text:p>39.430889039418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8.3662550353538">
                <text:p>38.366255035353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37.3303661493993">
                <text:p>37.330366149399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6">
                <text:p>26</text:p>
              </table:table-cell>
              <table:table-cell office:value-type="float" office:value="36.3224462633655">
                <text:p>36.32244626336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35.3417402142546">
                <text:p>35.34174021425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2">
                <text:p>22</text:p>
              </table:table-cell>
              <table:table-cell office:value-type="float" office:value="34.3875132284697">
                <text:p>34.387513228469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33.4590503713011">
                <text:p>33.459050371301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32.5556560112759">
                <text:p>32.555656011275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31.6766532989715">
                <text:p>31.676653298971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30.8213836598993">
                <text:p>30.821383659899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29.989206301082">
                <text:p>29.98920630108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1794977309528">
                <text:p>29.179497730952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8.391651292217">
                <text:p>28.39165129221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7.6250767073272">
                <text:p>27.62507670732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6.8791996362293">
                <text:p>26.879199636229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6.1534612460511">
                <text:p>26.15346124605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.4473177924078">
                <text:p>25.4473177924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minimum="0" chart:maximum="100" chart:interval-major="1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1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Лист2.K3:Лист2.L8" chart:data-source-has-labels="column" svg:x="0.319cm" svg:y="0.179cm" svg:width="15.36cm" svg:height="8.623cm">
          <chartooo:coordinate-region svg:x="1.438cm" svg:y="0.392cm" svg:width="14.144cm" svg:height="7.736cm"/>
          <chart:axis chart:dimension="x" chart:name="primary-x" chart:style-name="ch4" chartooo:axis-type="auto">
            <chartooo:date-scale/>
            <chart:categories table:cell-range-address="Лист2.K3:Лист2.K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2.L3:Лист2.L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Лист2.K3:Лист2.K8</svg:desc>
                </draw:g>
              </table:table-cell>
              <table:table-cell office:value-type="float" office:value="100">
                <text:p>100</text:p>
                <draw:g>
                  <svg:desc>Лист2.L3:Лист2.L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6.1586025285618">
                <text:p>76.15860252856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7.9578263954913">
                <text:p>57.957826395491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4.106765735757">
                <text:p>44.1067657357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.5659030825954">
                <text:p>33.56590308259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5441502217608">
                <text:p>25.5441502217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